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11.589cm"/>
    </style:style>
    <style:style style:name="co6" style:family="table-column">
      <style:table-column-properties fo:break-before="auto" style:column-width="24.112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9.70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ados_20_Polos_20_UAB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 Polos U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id_polo</text:p>
          </table:table-cell>
          <table:table-cell table:style-name="ce1" office:value-type="string" calcext:value-type="string">
            <text:p>municipio_polo</text:p>
          </table:table-cell>
          <table:table-cell table:style-name="ce1" office:value-type="string" calcext:value-type="string">
            <text:p>uf_pol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table:style-name="ce1" office:value-type="string" calcext:value-type="string">
            <text:p>nome_polo</text:p>
          </table:table-cell>
          <table:table-cell table:style-name="ce1" office:value-type="string" calcext:value-type="string">
            <text:p>nome_fantasia</text:p>
          </table:table-cell>
          <table:table-cell table:style-name="ce1" office:value-type="string" calcext:value-type="string">
            <text:p>polo_logradouro</text:p>
          </table:table-cell>
          <table:table-cell table:style-name="ce1" office:value-type="string" calcext:value-type="string">
            <text:p>polo_numero</text:p>
          </table:table-cell>
          <table:table-cell table:style-name="ce1" office:value-type="string" calcext:value-type="string">
            <text:p>polo_bairro</text:p>
          </table:table-cell>
          <table:table-cell table:style-name="ce1" office:value-type="string" calcext:value-type="string">
            <text:p>polo_cep</text:p>
          </table:table-cell>
          <table:table-cell table:style-name="ce1" office:value-type="string" calcext:value-type="string">
            <text:p>polo_complemento</text:p>
          </table:table-cell>
          <table:table-cell table:style-name="ce3" office:value-type="string" calcext:value-type="string">
            <text:p>conceit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relând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9140854</text:p>
          </table:table-cell>
          <table:table-cell office:value-type="string" calcext:value-type="string">
            <text:p>-66.9511459</text:p>
          </table:table-cell>
          <table:table-cell office:value-type="string" calcext:value-type="string">
            <text:p>ACRELANDIA - CENTRO</text:p>
          </table:table-cell>
          <table:table-cell office:value-type="string" calcext:value-type="string">
            <text:p>CEDUP (CENTRO ESTADUAL DE EDUCACAO PERMANENTE)</text:p>
          </table:table-cell>
          <table:table-cell office:value-type="string" calcext:value-type="string">
            <text:p>RUA ADNILSON ROGÉRIO DE OLIVEIRA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ENTRO </text:p>
          </table:table-cell>
          <table:table-cell office:value-type="float" office:value="69945000" calcext:value-type="float">
            <text:p>69945000</text:p>
          </table:table-cell>
          <table:table-cell office:value-type="string" calcext:value-type="string">
            <text:p>CENTRO DE EDUCAÇÂO A DISTANCI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é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705993</text:p>
          </table:table-cell>
          <table:table-cell office:value-type="string" calcext:value-type="string">
            <text:p>-69.1923916</text:p>
          </table:table-cell>
          <table:table-cell office:value-type="string" calcext:value-type="string">
            <text:p>BRASILEIA - CENTRO</text:p>
          </table:table-cell>
          <table:table-cell office:value-type="string" calcext:value-type="string">
            <text:p>POLO UAB - BRASILEIA</text:p>
          </table:table-cell>
          <table:table-cell office:value-type="string" calcext:value-type="string">
            <text:p>AVENIDA PREFEITO ROLANDO MOREIR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ENTRO</text:p>
          </table:table-cell>
          <table:table-cell office:value-type="float" office:value="69932000" calcext:value-type="float">
            <text:p>69932000</text:p>
          </table:table-cell>
          <table:table-cell office:value-type="string" calcext:value-type="string">
            <text:p>CENTRO ESTADUAL DE EDUCAÇÃO PERMANENTE - CEDU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uzeiro do Su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026176999999999</text:p>
          </table:table-cell>
          <table:table-cell office:value-type="string" calcext:value-type="string">
            <text:p>-72.8042797</text:p>
          </table:table-cell>
          <table:table-cell office:value-type="string" calcext:value-type="string">
            <text:p>CRUZEIRO DO SUL - CENTRO</text:p>
          </table:table-cell>
          <table:table-cell office:value-type="string" calcext:value-type="string">
            <text:p>CENTRO ESTADUAL DE EDUCACAO <text:s/>PERMANENTE-CEDUP/UAB</text:p>
          </table:table-cell>
          <table:table-cell office:value-type="string" calcext:value-type="string">
            <text:p>RUA RUI BARBOSA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ENTRO</text:p>
          </table:table-cell>
          <table:table-cell office:value-type="float" office:value="69980000" calcext:value-type="float">
            <text:p>699800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ijó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2029689</text:p>
          </table:table-cell>
          <table:table-cell office:value-type="string" calcext:value-type="string">
            <text:p>-71.0022311</text:p>
          </table:table-cell>
          <table:table-cell office:value-type="string" calcext:value-type="string">
            <text:p>FEIJO - CIDADE NOVA</text:p>
          </table:table-cell>
          <table:table-cell office:value-type="string" calcext:value-type="string">
            <text:p>CENTRO ESTADUAL DE EDUCACAO A DISTANCIA - FEIJO - UAB</text:p>
          </table:table-cell>
          <table:table-cell office:value-type="string" calcext:value-type="string">
            <text:p>TV. EDMUNDO RIBEIRO DO CARM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IDADE NOVA</text:p>
          </table:table-cell>
          <table:table-cell office:value-type="float" office:value="69960000" calcext:value-type="float">
            <text:p>69960000</text:p>
          </table:table-cell>
          <table:table-cell office:value-type="string" calcext:value-type="string">
            <text:p>CENTRO DE EDUCAÇÃO A DISTÂNCIA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RIO BRANCO - VILA IVONETE</text:p>
          </table:table-cell>
          <table:table-cell office:value-type="string" calcext:value-type="string">
            <text:p>CENTRO <text:s/>DE EDUCACAO PERMANENTE DE RIO BRANCO -CEDUP</text:p>
          </table:table-cell>
          <table:table-cell office:value-type="string" calcext:value-type="string">
            <text:p>Getúlio Varga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Vila Ivonete</text:p>
          </table:table-cell>
          <table:table-cell office:value-type="float" office:value="69914000" calcext:value-type="float">
            <text:p>699140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a Madureir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6096717</text:p>
          </table:table-cell>
          <table:table-cell office:value-type="string" calcext:value-type="string">
            <text:p>-69.2877535</text:p>
          </table:table-cell>
          <table:table-cell office:value-type="string" calcext:value-type="string">
            <text:p>SENA MADUREIRA - CSU</text:p>
          </table:table-cell>
          <table:table-cell office:value-type="string" calcext:value-type="string">
            <text:p>CENTRO DE EDUCACAO PERMANENTE -CEDUP - "HEDY RIBEIRO DE QUEIROZ" - SENA MADUREIRA - UAB</text:p>
          </table:table-cell>
          <table:table-cell office:value-type="string" calcext:value-type="string">
            <text:p>RUA JOÃO MARÇ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SU</text:p>
          </table:table-cell>
          <table:table-cell office:value-type="float" office:value="69940000" calcext:value-type="float">
            <text:p>69940000</text:p>
          </table:table-cell>
          <table:table-cell office:value-type="string" calcext:value-type="string">
            <text:p>ESQUINA COM A RUA MARANHÃO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2132323</text:p>
          </table:table-cell>
          <table:table-cell office:value-type="string" calcext:value-type="string">
            <text:p>-71.3824374</text:p>
          </table:table-cell>
          <table:table-cell office:value-type="string" calcext:value-type="string">
            <text:p>TARAUACA - CENTRO</text:p>
          </table:table-cell>
          <table:table-cell office:value-type="string" calcext:value-type="string">
            <text:p>POLO UAB - CENTRO ESTADUAL DE EDUCACAO PERMANENTE (CEDUP)</text:p>
          </table:table-cell>
          <table:table-cell office:value-type="string" calcext:value-type="string">
            <text:p>RUA BENJAMIN CONSTANT 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ENTRO</text:p>
          </table:table-cell>
          <table:table-cell office:value-type="float" office:value="69970000" calcext:value-type="float">
            <text:p>69970000</text:p>
          </table:table-cell>
          <table:table-cell office:value-type="string" calcext:value-type="string">
            <text:p>CENTRO DE ENSINO SUPERIOR A DISTÂNCIA DE TARAUAC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apur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5349391</text:p>
          </table:table-cell>
          <table:table-cell office:value-type="string" calcext:value-type="string">
            <text:p>-68.57241119999999</text:p>
          </table:table-cell>
          <table:table-cell office:value-type="string" calcext:value-type="string">
            <text:p>XAPURI - CENTRO</text:p>
          </table:table-cell>
          <table:table-cell office:value-type="string" calcext:value-type="string">
            <text:p>CENTRO ESTADUAL DE EDUCACAO A DISTANCIA - XAPURI - UAB</text:p>
          </table:table-cell>
          <table:table-cell office:value-type="string" calcext:value-type="string">
            <text:p>Rua Banjamin Constan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930000" calcext:value-type="float">
            <text:p>699300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MACEIO - TABULEIRO DO MARTINS</text:p>
          </table:table-cell>
          <table:table-cell office:value-type="string" calcext:value-type="string">
            <text:p>CAMPUS A. C. SIMOES - MACEIO - UAB</text:p>
          </table:table-cell>
          <table:table-cell office:value-type="string" calcext:value-type="string">
            <text:p>AV. LOURIVAL DE MELO MOTA</text:p>
          </table:table-cell>
          <table:table-cell/>
          <table:table-cell office:value-type="string" calcext:value-type="string">
            <text:p>TABULEIRO DO MARTINS</text:p>
          </table:table-cell>
          <table:table-cell office:value-type="float" office:value="57072970" calcext:value-type="float">
            <text:p>57072970</text:p>
          </table:table-cell>
          <table:table-cell office:value-type="string" calcext:value-type="string">
            <text:p><text:s/>Universidade federal de alagoas, km 97,6, br 104,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agog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444808</text:p>
          </table:table-cell>
          <table:table-cell office:value-type="string" calcext:value-type="string">
            <text:p>-35.2807624</text:p>
          </table:table-cell>
          <table:table-cell office:value-type="string" calcext:value-type="string">
            <text:p>MARAGOGI - CENTRO</text:p>
          </table:table-cell>
          <table:table-cell office:value-type="string" calcext:value-type="string">
            <text:p>POLO UAB - MARAGOGI</text:p>
          </table:table-cell>
          <table:table-cell office:value-type="string" calcext:value-type="string">
            <text:p>PRAÇA MARIDITE ACIOL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955000" calcext:value-type="float">
            <text:p>57955000</text:p>
          </table:table-cell>
          <table:table-cell office:value-type="string" calcext:value-type="string">
            <text:p>1° andar do B. Brasil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ho d'agua das Flor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491973699999999</text:p>
          </table:table-cell>
          <table:table-cell office:value-type="string" calcext:value-type="string">
            <text:p>-37.2758086</text:p>
          </table:table-cell>
          <table:table-cell office:value-type="string" calcext:value-type="string">
            <text:p>OLHO D'AGUA DAS FLORES - CENTRO</text:p>
          </table:table-cell>
          <table:table-cell office:value-type="string" calcext:value-type="string">
            <text:p>POLO DE APOIO PRESENCIAL UAB DE OLHO D'AGUA DAS FLORES</text:p>
          </table:table-cell>
          <table:table-cell office:value-type="string" calcext:value-type="string">
            <text:p>Rua 06 de Fever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442000" calcext:value-type="float">
            <text:p>5744200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tana do Ipane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355093199999999</text:p>
          </table:table-cell>
          <table:table-cell office:value-type="string" calcext:value-type="string">
            <text:p>-37.1901616</text:p>
          </table:table-cell>
          <table:table-cell office:value-type="string" calcext:value-type="string">
            <text:p>SANTANA DO IPANEMA - NOVO CENTRO COMERCIAL</text:p>
          </table:table-cell>
          <table:table-cell office:value-type="string" calcext:value-type="string">
            <text:p>POLO UAB - SANTANA DO IPANEMA</text:p>
          </table:table-cell>
          <table:table-cell office:value-type="string" calcext:value-type="string">
            <text:p>PRAÇA DR ADELSON ISAAC DE MIRAND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vo Centro Comercial</text:p>
          </table:table-cell>
          <table:table-cell office:value-type="float" office:value="57500000" calcext:value-type="float">
            <text:p>575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8.6977958</text:p>
          </table:table-cell>
          <table:table-cell office:value-type="string" calcext:value-type="string">
            <text:p>-65.475736</text:p>
          </table:table-cell>
          <table:table-cell office:value-type="string" calcext:value-type="string">
            <text:p>LABREA - CENTRO</text:p>
          </table:table-cell>
          <table:table-cell office:value-type="string" calcext:value-type="string">
            <text:p>POLO UAB - LABREA</text:p>
          </table:table-cell>
          <table:table-cell office:value-type="string" calcext:value-type="string">
            <text:p>Av Coronel Luis Gom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ntro</text:p>
          </table:table-cell>
          <table:table-cell office:value-type="float" office:value="69830000" calcext:value-type="float">
            <text:p>6983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5.3064879</text:p>
          </table:table-cell>
          <table:table-cell office:value-type="string" calcext:value-type="string">
            <text:p>-58.18929209999999</text:p>
          </table:table-cell>
          <table:table-cell office:value-type="string" calcext:value-type="string">
            <text:p>MAUES - SANTA LUZIA</text:p>
          </table:table-cell>
          <table:table-cell office:value-type="string" calcext:value-type="string">
            <text:p>POLO PRESENCIAL MUNICIPIO DE MAUES - MAUES - UAB</text:p>
          </table:table-cell>
          <table:table-cell office:value-type="string" calcext:value-type="string">
            <text:p>RUA BEIRA MA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LUZIA</text:p>
          </table:table-cell>
          <table:table-cell office:value-type="float" office:value="69190000" calcext:value-type="float">
            <text:p>691900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SANTANA - NOVA BRASÍLIA</text:p>
          </table:table-cell>
          <table:table-cell office:value-type="string" calcext:value-type="string">
            <text:p>POLO UAB - SANTANA</text:p>
          </table:table-cell>
          <table:table-cell office:value-type="string" calcext:value-type="string">
            <text:p>AV: ANTONIO NUNE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VA BRASÍLIA</text:p>
          </table:table-cell>
          <table:table-cell office:value-type="float" office:value="68927248" calcext:value-type="float">
            <text:p>6892724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tória do Jari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0943041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VITORIA DO JARI - CIDADE LIVRE</text:p>
          </table:table-cell>
          <table:table-cell office:value-type="string" calcext:value-type="string">
            <text:p>POLO UNIVERSITARIO CAULIM DA AMAZONIA - VITORIA DO JARI - UAB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idade Livre</text:p>
          </table:table-cell>
          <table:table-cell office:value-type="float" office:value="68924000" calcext:value-type="float">
            <text:p>6892400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786154</text:p>
          </table:table-cell>
          <table:table-cell office:value-type="string" calcext:value-type="string">
            <text:p>-43.2521507</text:p>
          </table:table-cell>
          <table:table-cell office:value-type="string" calcext:value-type="string">
            <text:p>BOM JESUS DA LAPA - AMARALINA</text:p>
          </table:table-cell>
          <table:table-cell office:value-type="string" calcext:value-type="string">
            <text:p>POLO DE APOIO PRESENCIAL DE BOM JESUS DA LAPA</text:p>
          </table:table-cell>
          <table:table-cell office:value-type="string" calcext:value-type="string">
            <text:p>AVENIDA AGENOR MAGALHÃ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MARALINA</text:p>
          </table:table-cell>
          <table:table-cell office:value-type="float" office:value="47600000" calcext:value-type="float">
            <text:p>47600000</text:p>
          </table:table-cell>
          <table:table-cell office:value-type="string" calcext:value-type="string">
            <text:p><text:s/>ao lado da estádio Bejamin Farah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açari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CAMACARI - BAIRRO DO NATAL</text:p>
          </table:table-cell>
          <table:table-cell office:value-type="string" calcext:value-type="string">
            <text:p>POLO UAB - CAMACARI</text:p>
          </table:table-cell>
          <table:table-cell office:value-type="string" calcext:value-type="string">
            <text:p>Rua do Telégraf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irro do Natal</text:p>
          </table:table-cell>
          <table:table-cell office:value-type="float" office:value="42809000" calcext:value-type="float">
            <text:p>42809000</text:p>
          </table:table-cell>
          <table:table-cell office:value-type="string" calcext:value-type="string">
            <text:p>Cidade do Saber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inha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0119593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CARINHANHA - CENTRO</text:p>
          </table:table-cell>
          <table:table-cell office:value-type="string" calcext:value-type="string">
            <text:p>POLO UAB - POLO EDUCACIONAL DONA CARMEN/CARINHANHA</text:p>
          </table:table-cell>
          <table:table-cell office:value-type="string" calcext:value-type="string">
            <text:p>PRAÇA DO EDUCANDÁ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46445000" calcext:value-type="float">
            <text:p>46445000</text:p>
          </table:table-cell>
          <table:table-cell office:value-type="string" calcext:value-type="string">
            <text:p><text:s/>próximo a praça beira rio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s d'Ávil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093221</text:p>
          </table:table-cell>
          <table:table-cell office:value-type="string" calcext:value-type="string">
            <text:p>-38.3060321</text:p>
          </table:table-cell>
          <table:table-cell office:value-type="string" calcext:value-type="string">
            <text:p>DIAS D'AVILA - NOVA DIAS D'AVILA</text:p>
          </table:table-cell>
          <table:table-cell office:value-type="string" calcext:value-type="string">
            <text:p>POLO UAB - DIAS D'AVILA</text:p>
          </table:table-cell>
          <table:table-cell office:value-type="string" calcext:value-type="string">
            <text:p>RUA CAJAHIB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VA DIAS D'ÁVILA</text:p>
          </table:table-cell>
          <table:table-cell office:value-type="float" office:value="42850000" calcext:value-type="float">
            <text:p>42850000</text:p>
          </table:table-cell>
          <table:table-cell office:value-type="string" calcext:value-type="string">
            <text:p><text:s/>ESCOLA PROFESSORA ANFRÍSIA SANTIAGO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lanad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588187</text:p>
          </table:table-cell>
          <table:table-cell office:value-type="string" calcext:value-type="string">
            <text:p>-37.8512309</text:p>
          </table:table-cell>
          <table:table-cell office:value-type="string" calcext:value-type="string">
            <text:p>ESPLANADA - CENTRO</text:p>
          </table:table-cell>
          <table:table-cell office:value-type="string" calcext:value-type="string">
            <text:p>POLO UAB - ESPLANADA</text:p>
          </table:table-cell>
          <table:table-cell office:value-type="string" calcext:value-type="string">
            <text:p>Praça Nossa Senhora da Pompéi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entro</text:p>
          </table:table-cell>
          <table:table-cell office:value-type="float" office:value="48370000" calcext:value-type="float">
            <text:p>48370000</text:p>
          </table:table-cell>
          <table:table-cell office:value-type="string" calcext:value-type="string">
            <text:p>Colégio Dr. Antonio Carlos Magalhães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pupia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189058</text:p>
          </table:table-cell>
          <table:table-cell office:value-type="string" calcext:value-type="string">
            <text:p>-42.4331624</text:p>
          </table:table-cell>
          <table:table-cell office:value-type="string" calcext:value-type="string">
            <text:p>IPUPIARA - CENTRO</text:p>
          </table:table-cell>
          <table:table-cell office:value-type="string" calcext:value-type="string">
            <text:p>POLO UAB - IPUPIARA</text:p>
          </table:table-cell>
          <table:table-cell office:value-type="string" calcext:value-type="string">
            <text:p><text:s/>RUA Aur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47590000" calcext:value-type="float">
            <text:p>4759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amaraj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6965</text:p>
          </table:table-cell>
          <table:table-cell office:value-type="string" calcext:value-type="string">
            <text:p>-39.734338</text:p>
          </table:table-cell>
          <table:table-cell office:value-type="string" calcext:value-type="string">
            <text:p>ITAMARAJU - JAQUEIRA</text:p>
          </table:table-cell>
          <table:table-cell office:value-type="string" calcext:value-type="string">
            <text:p>POLO UAB - ITAMARAJU</text:p>
          </table:table-cell>
          <table:table-cell office:value-type="string" calcext:value-type="string">
            <text:p>RUA IRMÃOS ANDRADA 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JAQUEIRA</text:p>
          </table:table-cell>
          <table:table-cell office:value-type="float" office:value="45836000" calcext:value-type="float">
            <text:p>45836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tanhé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7942</text:p>
          </table:table-cell>
          <table:table-cell office:value-type="string" calcext:value-type="string">
            <text:p>-40.390488</text:p>
          </table:table-cell>
          <table:table-cell office:value-type="string" calcext:value-type="string">
            <text:p>ITANHEM - SAO JOAO</text:p>
          </table:table-cell>
          <table:table-cell office:value-type="string" calcext:value-type="string">
            <text:p>CENTRO DE EDUCACAO ABERTA E A DISTANCIA DE ITANHEM - CEADI</text:p>
          </table:table-cell>
          <table:table-cell office:value-type="string" calcext:value-type="string">
            <text:p>Rua Nova Venéc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ão João</text:p>
          </table:table-cell>
          <table:table-cell office:value-type="float" office:value="45970000" calcext:value-type="float">
            <text:p>4597000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tapicu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2362892</text:p>
          </table:table-cell>
          <table:table-cell office:value-type="string" calcext:value-type="string">
            <text:p>-38.2322028</text:p>
          </table:table-cell>
          <table:table-cell office:value-type="string" calcext:value-type="string">
            <text:p>ITAPICURU - CENTRO</text:p>
          </table:table-cell>
          <table:table-cell office:value-type="string" calcext:value-type="string">
            <text:p>POLO UAB - ITAPICURU</text:p>
          </table:table-cell>
          <table:table-cell office:value-type="string" calcext:value-type="string">
            <text:p>Pra da Band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8475000" calcext:value-type="float">
            <text:p>48475000</text:p>
          </table:table-cell>
          <table:table-cell office:value-type="string" calcext:value-type="string">
            <text:p>centro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arac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731402</text:p>
          </table:table-cell>
          <table:table-cell office:value-type="string" calcext:value-type="string">
            <text:p>-42.2756861</text:p>
          </table:table-cell>
          <table:table-cell office:value-type="string" calcext:value-type="string">
            <text:p>JACARACI - CENTRO</text:p>
          </table:table-cell>
          <table:table-cell office:value-type="string" calcext:value-type="string">
            <text:p>POLO DE APOIO PRESENCIAL DA UNIVERSIDADE ABERTA DO BRASIL - JACARACI - BAHIA</text:p>
          </table:table-cell>
          <table:table-cell office:value-type="string" calcext:value-type="string">
            <text:p>AVENIDA MOZART DAVID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6310000" calcext:value-type="float">
            <text:p>46310000</text:p>
          </table:table-cell>
          <table:table-cell office:value-type="string" calcext:value-type="string">
            <text:p>ao lado da biblioteca municipal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uro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8528438</text:p>
          </table:table-cell>
          <table:table-cell office:value-type="string" calcext:value-type="string">
            <text:p>-38.3271112</text:p>
          </table:table-cell>
          <table:table-cell office:value-type="string" calcext:value-type="string">
            <text:p>LAURO DE FREITAS - IPITANGA</text:p>
          </table:table-cell>
          <table:table-cell office:value-type="string" calcext:value-type="string">
            <text:p>POLO UAB - LAURO DE FREITAS</text:p>
          </table:table-cell>
          <table:table-cell office:value-type="string" calcext:value-type="string">
            <text:p>Rua dos Vereador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pitanga</text:p>
          </table:table-cell>
          <table:table-cell office:value-type="float" office:value="42700000" calcext:value-type="float">
            <text:p>42700000</text:p>
          </table:table-cell>
          <table:table-cell office:value-type="string" calcext:value-type="string">
            <text:p>Joquei Clube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ta de São Jo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78706</text:p>
          </table:table-cell>
          <table:table-cell office:value-type="string" calcext:value-type="string">
            <text:p>-38.1265916</text:p>
          </table:table-cell>
          <table:table-cell office:value-type="string" calcext:value-type="string">
            <text:p>MATA DE SAO JOAO - CENTRO</text:p>
          </table:table-cell>
          <table:table-cell office:value-type="string" calcext:value-type="string">
            <text:p>MARIA ODILIA VASCONCELOS</text:p>
          </table:table-cell>
          <table:table-cell office:value-type="string" calcext:value-type="string">
            <text:p>RUA MARECHAL DEODOR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ENTRO</text:p>
          </table:table-cell>
          <table:table-cell office:value-type="float" office:value="48280000" calcext:value-type="float">
            <text:p>4828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ndo Nov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9430156</text:p>
          </table:table-cell>
          <table:table-cell office:value-type="string" calcext:value-type="string">
            <text:p>-40.5127142</text:p>
          </table:table-cell>
          <table:table-cell office:value-type="string" calcext:value-type="string">
            <text:p>MUNDO NOVO - CENTRO</text:p>
          </table:table-cell>
          <table:table-cell office:value-type="string" calcext:value-type="string">
            <text:p>POLO UAB MUNDO NOVO</text:p>
          </table:table-cell>
          <table:table-cell office:value-type="string" calcext:value-type="string">
            <text:p>Rua José Carlos da Mo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800000" calcext:value-type="float">
            <text:p>4480000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896471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PARATINGA - SAO JOAO</text:p>
          </table:table-cell>
          <table:table-cell office:value-type="string" calcext:value-type="string">
            <text:p>POLO DA APOIO PRESENCIAL - PARATINGA - UAB</text:p>
          </table:table-cell>
          <table:table-cell office:value-type="string" calcext:value-type="string">
            <text:p>RUA SÃO JOÃ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JOÃO</text:p>
          </table:table-cell>
          <table:table-cell office:value-type="float" office:value="47500000" calcext:value-type="float">
            <text:p>4750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riti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7088712</text:p>
          </table:table-cell>
          <table:table-cell office:value-type="string" calcext:value-type="string">
            <text:p>-40.5940565</text:p>
          </table:table-cell>
          <table:table-cell office:value-type="string" calcext:value-type="string">
            <text:p>PIRITIBA - CENTRO</text:p>
          </table:table-cell>
          <table:table-cell office:value-type="string" calcext:value-type="string">
            <text:p>POLO UAB DE APOIO PRESENCIAL DE PIRITIBA - BA</text:p>
          </table:table-cell>
          <table:table-cell office:value-type="string" calcext:value-type="string">
            <text:p>Praça Professor Luís Rogér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830000" calcext:value-type="float">
            <text:p>448300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ão Sebastião do Pass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057978</text:p>
          </table:table-cell>
          <table:table-cell office:value-type="string" calcext:value-type="string">
            <text:p>-38.5270305</text:p>
          </table:table-cell>
          <table:table-cell office:value-type="string" calcext:value-type="string">
            <text:p>SAO SEBASTIAO DO PASSE - RODOVIA</text:p>
          </table:table-cell>
          <table:table-cell office:value-type="string" calcext:value-type="string">
            <text:p>POLO UAB - SAO SEBASTIAO DO PASSE - BA</text:p>
          </table:table-cell>
          <table:table-cell office:value-type="string" calcext:value-type="string">
            <text:p>BR 110, KM 10 <text:s text:c="29"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ODOVIA</text:p>
          </table:table-cell>
          <table:table-cell office:value-type="float" office:value="43850000" calcext:value-type="float">
            <text:p>4385000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nhor do Bonfi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4757097</text:p>
          </table:table-cell>
          <table:table-cell office:value-type="string" calcext:value-type="string">
            <text:p>-40.1043057</text:p>
          </table:table-cell>
          <table:table-cell office:value-type="string" calcext:value-type="string">
            <text:p>SENHOR DO BONFIM - BARBOSA SANTOS</text:p>
          </table:table-cell>
          <table:table-cell office:value-type="string" calcext:value-type="string">
            <text:p>POLO UAB - SENHOR DO BONFIM</text:p>
          </table:table-cell>
          <table:table-cell office:value-type="string" calcext:value-type="string">
            <text:p>RUA JOSÉ FRANSCISC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RBOSA SANTOS</text:p>
          </table:table-cell>
          <table:table-cell office:value-type="float" office:value="48970000" calcext:value-type="float">
            <text:p>48970000</text:p>
          </table:table-cell>
          <table:table-cell office:value-type="string" calcext:value-type="string">
            <text:p>REFERENCIA CODETAN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mões Filh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700716</text:p>
          </table:table-cell>
          <table:table-cell office:value-type="string" calcext:value-type="string">
            <text:p>-38.42188489999999</text:p>
          </table:table-cell>
          <table:table-cell office:value-type="string" calcext:value-type="string">
            <text:p>SIMOES FILHO - C.I.A 1</text:p>
          </table:table-cell>
          <table:table-cell office:value-type="string" calcext:value-type="string">
            <text:p>POLO UAB-SIMOES FILHO</text:p>
          </table:table-cell>
          <table:table-cell office:value-type="string" calcext:value-type="string">
            <text:p>Avenida Elmo Serejo Farias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C.I.A 1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<text:s/>Ao lado do Colégio Metropolitano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6409959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ARACATI - AEROPORTO</text:p>
          </table:table-cell>
          <table:table-cell office:value-type="string" calcext:value-type="string">
            <text:p>POLO UAB - ARACATI</text:p>
          </table:table-cell>
          <table:table-cell office:value-type="string" calcext:value-type="string">
            <text:p>Br 304 - Km 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eroporto</text:p>
          </table:table-cell>
          <table:table-cell office:value-type="float" office:value="62800000" calcext:value-type="float">
            <text:p>62800000</text:p>
          </table:table-cell>
          <table:table-cell office:value-type="string" calcext:value-type="string">
            <text:p>E. E. F. Antônio monteiro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acoia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215418</text:p>
          </table:table-cell>
          <table:table-cell office:value-type="string" calcext:value-type="string">
            <text:p>-38.5270305</text:p>
          </table:table-cell>
          <table:table-cell office:value-type="string" calcext:value-type="string">
            <text:p>ARACOIABA - CONJUNTO SOLON LIMAVERDE</text:p>
          </table:table-cell>
          <table:table-cell office:value-type="string" calcext:value-type="string">
            <text:p>POLO UAB - ARACOIABA</text:p>
          </table:table-cell>
          <table:table-cell office:value-type="string" calcext:value-type="string">
            <text:p>AV. MANOEL BATISTA DA SILVA</text:p>
          </table:table-cell>
          <table:table-cell/>
          <table:table-cell office:value-type="string" calcext:value-type="string">
            <text:p>CONJUNTO SOLON LIMAVERDE</text:p>
          </table:table-cell>
          <table:table-cell office:value-type="float" office:value="62755000" calcext:value-type="float">
            <text:p>6275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81196699999999</text:p>
          </table:table-cell>
          <table:table-cell office:value-type="string" calcext:value-type="string">
            <text:p>-39.2791011</text:p>
          </table:table-cell>
          <table:table-cell office:value-type="string" calcext:value-type="string">
            <text:p>BARBALHA - BURITI</text:p>
          </table:table-cell>
          <table:table-cell office:value-type="string" calcext:value-type="string">
            <text:p>POLO UAB - BARBALHA</text:p>
          </table:table-cell>
          <table:table-cell office:value-type="string" calcext:value-type="string">
            <text:p>AV JOSÉ BERNADINO CAVALCANTE LEIT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URITI</text:p>
          </table:table-cell>
          <table:table-cell office:value-type="float" office:value="63180000" calcext:value-type="float">
            <text:p>63180000</text:p>
          </table:table-cell>
          <table:table-cell office:value-type="string" calcext:value-type="string">
            <text:p>KM 0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264357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CAMOCIM - CENTRO</text:p>
          </table:table-cell>
          <table:table-cell office:value-type="string" calcext:value-type="string">
            <text:p>POLO UAB - CAMOCIM</text:p>
          </table:table-cell>
          <table:table-cell office:value-type="string" calcext:value-type="string">
            <text:p>RUA DA INDEPENDÊNCIA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ENTRO</text:p>
          </table:table-cell>
          <table:table-cell office:value-type="float" office:value="62400000" calcext:value-type="float">
            <text:p>624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CAUCAIA - JUREMA</text:p>
          </table:table-cell>
          <table:table-cell office:value-type="string" calcext:value-type="string">
            <text:p>POLO UAB CAUCAIA 2 - ESCOLA RUBENS VAZ(JUREMA) </text:p>
          </table:table-cell>
          <table:table-cell office:value-type="string" calcext:value-type="string">
            <text:p>AV. NOVO HORIZONTE</text:p>
          </table:table-cell>
          <table:table-cell/>
          <table:table-cell office:value-type="string" calcext:value-type="string">
            <text:p>JUREMA</text:p>
          </table:table-cell>
          <table:table-cell office:value-type="float" office:value="61695000" calcext:value-type="float">
            <text:p>61695000</text:p>
          </table:table-cell>
          <table:table-cell office:value-type="string" calcext:value-type="string">
            <text:p>CONJUNTO MARECHAL RONDON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293426</text:p>
          </table:table-cell>
          <table:table-cell office:value-type="string" calcext:value-type="string">
            <text:p>-38.6643134</text:p>
          </table:table-cell>
          <table:table-cell office:value-type="string" calcext:value-type="string">
            <text:p>CAUCAIA - NOVO PABUSSU</text:p>
          </table:table-cell>
          <table:table-cell office:value-type="string" calcext:value-type="string">
            <text:p>MARIA DOLORES MENEZES DE ALMEIDA - POLO UAB DE CAUCAIA 1( PROVISORIO)</text:p>
          </table:table-cell>
          <table:table-cell office:value-type="string" calcext:value-type="string">
            <text:p>RUA DA CONSOLAÇÃO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OVO PABUSSÚ</text:p>
          </table:table-cell>
          <table:table-cell office:value-type="float" office:value="61600310" calcext:value-type="float">
            <text:p>6160031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CAUCAIA - ITAMBE I</text:p>
          </table:table-cell>
          <table:table-cell office:value-type="string" calcext:value-type="string">
            <text:p>POLO UAB CAUCAIA 3 - ESCOLA FLAVIO PORTELA MARCILIO(SEDE)</text:p>
          </table:table-cell>
          <table:table-cell office:value-type="string" calcext:value-type="string">
            <text:p>RUA 05,CONJUNTO VICENTE ARRU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TAMBÉ I</text:p>
          </table:table-cell>
          <table:table-cell office:value-type="float" office:value="61600000" calcext:value-type="float">
            <text:p>61600000</text:p>
          </table:table-cell>
          <table:table-cell office:value-type="string" calcext:value-type="string">
            <text:p>ESCOLA DE ENS. FUNDAMENTAL FLÁVIO PORTELA MARCÍLI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570719</text:p>
          </table:table-cell>
          <table:table-cell office:value-type="string" calcext:value-type="string">
            <text:p>-38.5534649</text:p>
          </table:table-cell>
          <table:table-cell office:value-type="string" calcext:value-type="string">
            <text:p>FORTALEZA - DAMAS</text:p>
          </table:table-cell>
          <table:table-cell office:value-type="string" calcext:value-type="string">
            <text:p>UNIVERSIDADE POPULAR DE FORTALEZA</text:p>
          </table:table-cell>
          <table:table-cell office:value-type="string" calcext:value-type="string">
            <text:p>Av. João Pessoa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Damas</text:p>
          </table:table-cell>
          <table:table-cell office:value-type="float" office:value="60425682" calcext:value-type="float">
            <text:p>60425682</text:p>
          </table:table-cell>
          <table:table-cell office:value-type="string" calcext:value-type="string">
            <text:p>Campus do Imparh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mo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1571715</text:p>
          </table:table-cell>
          <table:table-cell office:value-type="string" calcext:value-type="string">
            <text:p>-38.0208151</text:p>
          </table:table-cell>
          <table:table-cell office:value-type="string" calcext:value-type="string">
            <text:p>LIMOEIRO DO NORTE - SANTA LUZIA - CENTRO</text:p>
          </table:table-cell>
          <table:table-cell office:value-type="string" calcext:value-type="string">
            <text:p>POLO UAB - LIMOEIRO DO NORTE</text:p>
          </table:table-cell>
          <table:table-cell office:value-type="string" calcext:value-type="string">
            <text:p>RUA JOSE HAMILTON DE OLIVEIR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NTA LUZIA - CENTRO</text:p>
          </table:table-cell>
          <table:table-cell office:value-type="float" office:value="62930000" calcext:value-type="float">
            <text:p>62930000</text:p>
          </table:table-cell>
          <table:table-cell office:value-type="string" calcext:value-type="string">
            <text:p>SECRETARIA DE EDUCA??O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5852504</text:p>
          </table:table-cell>
          <table:table-cell office:value-type="string" calcext:value-type="string">
            <text:p>-40.4516329</text:p>
          </table:table-cell>
          <table:table-cell office:value-type="string" calcext:value-type="string">
            <text:p>MERUOCA - CENTRO</text:p>
          </table:table-cell>
          <table:table-cell office:value-type="string" calcext:value-type="string">
            <text:p>POLO UAB - MERUOCA</text:p>
          </table:table-cell>
          <table:table-cell office:value-type="string" calcext:value-type="string">
            <text:p>Praça Caetano Alv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2130000" calcext:value-type="float">
            <text:p>6213000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9584844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QUIXADA - CEDRO VELHO</text:p>
          </table:table-cell>
          <table:table-cell office:value-type="string" calcext:value-type="string">
            <text:p>POLO MUNICIPAL DE APOIO PRESENCIAL DA UAB DE QUIXADA - CE</text:p>
          </table:table-cell>
          <table:table-cell office:value-type="string" calcext:value-type="string">
            <text:p>Estrada do Açude do Cedro, KM 05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dro Velho</text:p>
          </table:table-cell>
          <table:table-cell office:value-type="float" office:value="63900000" calcext:value-type="float">
            <text:p>63900000</text:p>
          </table:table-cell>
          <table:table-cell office:value-type="string" calcext:value-type="string">
            <text:p>IFCE Quixadá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2915408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QUIXERAMOBIM - DISTRITO INDUSTRIAL</text:p>
          </table:table-cell>
          <table:table-cell office:value-type="string" calcext:value-type="string">
            <text:p>POLO ESTADUAL DE QUIXERAMOBIM - CENTEC</text:p>
          </table:table-cell>
          <table:table-cell office:value-type="string" calcext:value-type="string">
            <text:p>Av: GERALDO BIZARRIA DE CARVAL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DISTRITO INDUSTRIAL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VIZINHO A ESCOLA AGRÍCOLA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2915408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QUIXERAMOBIM - CENTRO</text:p>
          </table:table-cell>
          <table:table-cell office:value-type="string" calcext:value-type="string">
            <text:p>POLO UNIVERSITARIO DR. ANDRADE FURTADO - QUIXERAMOBIM (MUNICIPIO) - UAB</text:p>
          </table:table-cell>
          <table:table-cell office:value-type="string" calcext:value-type="string">
            <text:p>AVENIDA <text:s/>DR. JOAQUIM FERNANDES,BLOCO C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ENTRO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8149897</text:p>
          </table:table-cell>
          <table:table-cell office:value-type="string" calcext:value-type="string">
            <text:p>-38.1054495</text:p>
          </table:table-cell>
          <table:table-cell office:value-type="string" calcext:value-type="string">
            <text:p>RUSSAS - YPIRANGA</text:p>
          </table:table-cell>
          <table:table-cell office:value-type="string" calcext:value-type="string">
            <text:p>POLO ESTADUAL DE RUSSAS - UAB</text:p>
          </table:table-cell>
          <table:table-cell office:value-type="string" calcext:value-type="string">
            <text:p>TRAVESSA PEDRO ARAÚJ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YPIRANGA</text:p>
          </table:table-cell>
          <table:table-cell office:value-type="float" office:value="62900000" calcext:value-type="float">
            <text:p>629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643706799999999</text:p>
          </table:table-cell>
          <table:table-cell office:value-type="string" calcext:value-type="string">
            <text:p>-39.02938839999999</text:p>
          </table:table-cell>
          <table:table-cell office:value-type="string" calcext:value-type="string">
            <text:p>SAO GONCALO DO AMARANTE - LIBERDADE</text:p>
          </table:table-cell>
          <table:table-cell office:value-type="string" calcext:value-type="string">
            <text:p>POLO UAB - SAO GONCALO DO AMARANTE</text:p>
          </table:table-cell>
          <table:table-cell office:value-type="string" calcext:value-type="string">
            <text:p>RUA ESTRADA DA LIBERDADE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LIBERDADE</text:p>
          </table:table-cell>
          <table:table-cell office:value-type="float" office:value="62670000" calcext:value-type="float">
            <text:p>6267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baj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42344</text:p>
          </table:table-cell>
          <table:table-cell office:value-type="string" calcext:value-type="string">
            <text:p>-40.9384914</text:p>
          </table:table-cell>
          <table:table-cell office:value-type="string" calcext:value-type="string">
            <text:p>UBAJARA - CENTRO</text:p>
          </table:table-cell>
          <table:table-cell office:value-type="string" calcext:value-type="string">
            <text:p>POLO UAB - UBAJARA</text:p>
          </table:table-cell>
          <table:table-cell office:value-type="string" calcext:value-type="string">
            <text:p>AVENIDA CORONEL FRANCISCO CAVALCANTE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NTRO</text:p>
          </table:table-cell>
          <table:table-cell office:value-type="float" office:value="62350000" calcext:value-type="float">
            <text:p>6235000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fonso Cláudi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0807222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AFONSO CLAUDIO - CUSTODIO LEITE RIBEIRO</text:p>
          </table:table-cell>
          <table:table-cell office:value-type="string" calcext:value-type="string">
            <text:p>CENTRO MUNICIPAL DE EDUCACAO ABERTA E A DISTANCIA DE AFONSO CLAUDIO - UAB</text:p>
          </table:table-cell>
          <table:table-cell office:value-type="string" calcext:value-type="string">
            <text:p>ALAMEDA NOSSA SENHORA DE LOURD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USTÓDIO LEITE RIBEIRO</text:p>
          </table:table-cell>
          <table:table-cell office:value-type="float" office:value="29600000" calcext:value-type="float">
            <text:p>296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212364</text:p>
          </table:table-cell>
          <table:table-cell office:value-type="string" calcext:value-type="string">
            <text:p>-40.2717891</text:p>
          </table:table-cell>
          <table:table-cell office:value-type="string" calcext:value-type="string">
            <text:p>ARACRUZ - CENTRO</text:p>
          </table:table-cell>
          <table:table-cell office:value-type="string" calcext:value-type="string">
            <text:p>POLO DE APOIO PRESENCIAL DA UAB E CENTRO DE FORMACAO DE PROFESSORES JOSE MODENESE - ARACRUZ</text:p>
          </table:table-cell>
          <table:table-cell office:value-type="string" calcext:value-type="string">
            <text:p>RUA GENERAL ARISTIDES GUARAN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O</text:p>
          </table:table-cell>
          <table:table-cell office:value-type="float" office:value="29190050" calcext:value-type="float">
            <text:p>2919005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ixo Guandu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6596295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BAIXO GUANDU - CENTRO</text:p>
          </table:table-cell>
          <table:table-cell office:value-type="string" calcext:value-type="string">
            <text:p>POLO UAB - BAIXO GUANDU</text:p>
          </table:table-cell>
          <table:table-cell office:value-type="string" calcext:value-type="string">
            <text:p>RUA FRITZ VON LUTZOW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entro</text:p>
          </table:table-cell>
          <table:table-cell office:value-type="float" office:value="29730000" calcext:value-type="float">
            <text:p>29730000</text:p>
          </table:table-cell>
          <table:table-cell office:value-type="string" calcext:value-type="string">
            <text:p>Edifício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m Jesus do Nor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0507</text:p>
          </table:table-cell>
          <table:table-cell office:value-type="string" calcext:value-type="string">
            <text:p>-41.6311166</text:p>
          </table:table-cell>
          <table:table-cell office:value-type="string" calcext:value-type="string">
            <text:p>BOM JESUS DO NORTE - CENTRO</text:p>
          </table:table-cell>
          <table:table-cell office:value-type="string" calcext:value-type="string">
            <text:p>POLO UAB DE APOIO PRESENCIAL DE BOM JESUS DO NORTE-ES </text:p>
          </table:table-cell>
          <table:table-cell office:value-type="string" calcext:value-type="string">
            <text:p>AV. GOVERNADOR FRANCISCO LACERDA DE AGUIAR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29460000" calcext:value-type="float">
            <text:p>2946000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5470065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CASTELO - VILA ISABEL</text:p>
          </table:table-cell>
          <table:table-cell office:value-type="string" calcext:value-type="string">
            <text:p>POLO UAB - CASTELO</text:p>
          </table:table-cell>
          <table:table-cell office:value-type="string" calcext:value-type="string">
            <text:p>Praça Mário Lima, númer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la Isabel</text:p>
          </table:table-cell>
          <table:table-cell office:value-type="float" office:value="29360000" calcext:value-type="float">
            <text:p>29360000</text:p>
          </table:table-cell>
          <table:table-cell office:value-type="string" calcext:value-type="string">
            <text:p><text:s/>Escola Madalena Pisa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nceição da Bar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4785834</text:p>
          </table:table-cell>
          <table:table-cell office:value-type="string" calcext:value-type="string">
            <text:p>-39.8579118</text:p>
          </table:table-cell>
          <table:table-cell office:value-type="string" calcext:value-type="string">
            <text:p>CONCEICAO DA BARRA - CENTRO</text:p>
          </table:table-cell>
          <table:table-cell office:value-type="string" calcext:value-type="string">
            <text:p>POLO MUNICIPAL DE APOIO PRESENCIAL - CENTRO MUNICIPAL DE EDUCACAO ABERTA E A DISTANCIA DE CONCEICAO DA BARRA - CEME@D - UAB</text:p>
          </table:table-cell>
          <table:table-cell office:value-type="string" calcext:value-type="string">
            <text:p>Rua Vidilino Matos de Lim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960000" calcext:value-type="float">
            <text:p>29960000</text:p>
          </table:table-cell>
          <table:table-cell office:value-type="string" calcext:value-type="string">
            <text:p>Prédio da cozinha industrial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273264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DOMINGOS MARTINS - CENTRO</text:p>
          </table:table-cell>
          <table:table-cell office:value-type="string" calcext:value-type="string">
            <text:p>POLO MUNICIPAL DE APOIO PRESENCIAL DE DOMINGOS MARTINS - UAB</text:p>
          </table:table-cell>
          <table:table-cell office:value-type="string" calcext:value-type="string">
            <text:p>TRAVESSA AUGUSTO SCHWAMBAC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29260000" calcext:value-type="float">
            <text:p>2926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oporan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772551</text:p>
          </table:table-cell>
          <table:table-cell office:value-type="string" calcext:value-type="string">
            <text:p>-40.71585700000001</text:p>
          </table:table-cell>
          <table:table-cell office:value-type="string" calcext:value-type="string">
            <text:p>ECOPORANGA - CENTRO</text:p>
          </table:table-cell>
          <table:table-cell office:value-type="string" calcext:value-type="string">
            <text:p>POLO UNIVERSITARIO DE APOIO PRESENCIAL DA UNIVERSIDADE ABERTA DO BRASIL DE ECOPORANGA</text:p>
          </table:table-cell>
          <table:table-cell office:value-type="string" calcext:value-type="string">
            <text:p>Rua José Cruz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CENTRO</text:p>
          </table:table-cell>
          <table:table-cell office:value-type="float" office:value="29850000" calcext:value-type="float">
            <text:p>298500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tapemiri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9829904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ITAPEMIRIM - CENTRO</text:p>
          </table:table-cell>
          <table:table-cell office:value-type="string" calcext:value-type="string">
            <text:p>POLO DE APOIO PRESENCIAL DO SISTEMA UNIVERSIDADE ABERTA DO BRASIL - UAB DE ITAPEMIRIM/ES.</text:p>
          </table:table-cell>
          <table:table-cell office:value-type="string" calcext:value-type="string">
            <text:p>AVENIDA CRISTIANO DIAS LOPES FILH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29330000" calcext:value-type="float">
            <text:p>2933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ú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597726</text:p>
          </table:table-cell>
          <table:table-cell office:value-type="string" calcext:value-type="string">
            <text:p>-41.7407394</text:p>
          </table:table-cell>
          <table:table-cell office:value-type="string" calcext:value-type="string">
            <text:p>IUNA - NITEROI</text:p>
          </table:table-cell>
          <table:table-cell office:value-type="string" calcext:value-type="string">
            <text:p>POLO MUNICIPAL DE EDUCACAO ABERTA E A DISTANCIA <text:s/>DE IUNA</text:p>
          </table:table-cell>
          <table:table-cell office:value-type="string" calcext:value-type="string">
            <text:p>AV. MINTAS OSÓRIO DE MATTOS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NITEROI</text:p>
          </table:table-cell>
          <table:table-cell office:value-type="float" office:value="29390000" calcext:value-type="float">
            <text:p>29390000</text:p>
          </table:table-cell>
          <table:table-cell office:value-type="string" calcext:value-type="string">
            <text:p>PARQUE DE EXPOSIÇÕES CASSIANO OSÓRIO JÚNIOR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tenópoli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8872717</text:p>
          </table:table-cell>
          <table:table-cell office:value-type="string" calcext:value-type="string">
            <text:p>-41.0595636</text:p>
          </table:table-cell>
          <table:table-cell office:value-type="string" calcext:value-type="string">
            <text:p>MANTENOPOLIS - CENTRO</text:p>
          </table:table-cell>
          <table:table-cell office:value-type="string" calcext:value-type="string">
            <text:p><text:s/>POLO MUNICIPAL DE APOIO PRESENCIAL DE MANTENOPOLIS/ES <text:s/>CEME@AD -CENTRO MUNICIPAL DE EDUCACAO ABERTA E A DISTANCIA</text:p>
          </table:table-cell>
          <table:table-cell office:value-type="string" calcext:value-type="string">
            <text:p>Av. TIRADENTES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770000" calcext:value-type="float">
            <text:p>29770000</text:p>
          </table:table-cell>
          <table:table-cell office:value-type="string" calcext:value-type="string">
            <text:p>EM CIMA DA RODOVIÁRIA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moso do Su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5212</text:p>
          </table:table-cell>
          <table:table-cell office:value-type="string" calcext:value-type="string">
            <text:p>-41.401196</text:p>
          </table:table-cell>
          <table:table-cell office:value-type="string" calcext:value-type="string">
            <text:p>MIMOSO DO SUL - CHACARA DO CHAFARIZ</text:p>
          </table:table-cell>
          <table:table-cell office:value-type="string" calcext:value-type="string">
            <text:p>POLO MUNICIPAL DE APOIO PRESENCIAL - CENTRO MUNICIPAL DE EDUCACAO ABERTA E DISTANCIA - MIMOSO DO SUL - UAB</text:p>
          </table:table-cell>
          <table:table-cell office:value-type="string" calcext:value-type="string">
            <text:p>RUA PROJETADA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HÁCARA DO CHAFARIZ</text:p>
          </table:table-cell>
          <table:table-cell office:value-type="float" office:value="29400000" calcext:value-type="float">
            <text:p>29400000</text:p>
          </table:table-cell>
          <table:table-cell office:value-type="string" calcext:value-type="string">
            <text:p><text:s/>Pombal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inheir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958665</text:p>
          </table:table-cell>
          <table:table-cell office:value-type="string" calcext:value-type="string">
            <text:p>-40.1862129</text:p>
          </table:table-cell>
          <table:table-cell office:value-type="string" calcext:value-type="string">
            <text:p>PINHEIROS - CENTRO</text:p>
          </table:table-cell>
          <table:table-cell office:value-type="string" calcext:value-type="string">
            <text:p>CESP- CENTRO DE EDUCACAO SUPERIOR DE PINHEIROS - UAB</text:p>
          </table:table-cell>
          <table:table-cell office:value-type="string" calcext:value-type="string">
            <text:p>Rua: General Rondon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980000" calcext:value-type="float">
            <text:p>29980000</text:p>
          </table:table-cell>
          <table:table-cell office:value-type="string" calcext:value-type="string">
            <text:p>Bairro <text:s/>Nova Canaã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iúm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8451736</text:p>
          </table:table-cell>
          <table:table-cell office:value-type="string" calcext:value-type="string">
            <text:p>-40.7665315</text:p>
          </table:table-cell>
          <table:table-cell office:value-type="string" calcext:value-type="string">
            <text:p>PIUMA - CENTRO</text:p>
          </table:table-cell>
          <table:table-cell office:value-type="string" calcext:value-type="string">
            <text:p>POLO UAB - PIUMA</text:p>
          </table:table-cell>
          <table:table-cell office:value-type="string" calcext:value-type="string">
            <text:p>Rua Jair Nova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entro</text:p>
          </table:table-cell>
          <table:table-cell office:value-type="float" office:value="29285000" calcext:value-type="float">
            <text:p>292850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nta Leopoldi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1054387</text:p>
          </table:table-cell>
          <table:table-cell office:value-type="string" calcext:value-type="string">
            <text:p>-40.5127142</text:p>
          </table:table-cell>
          <table:table-cell office:value-type="string" calcext:value-type="string">
            <text:p>SANTA LEOPOLDINA - CENTRO</text:p>
          </table:table-cell>
          <table:table-cell office:value-type="string" calcext:value-type="string">
            <text:p>POLO DE APOIO PRESENCIAL/UAB - UNIVERSIDADE ABERTA DO BRASIL</text:p>
          </table:table-cell>
          <table:table-cell office:value-type="string" calcext:value-type="string">
            <text:p>RUA MOXAFONG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640000" calcext:value-type="float">
            <text:p>29640000</text:p>
          </table:table-cell>
          <table:table-cell office:value-type="string" calcext:value-type="string">
            <text:p><text:s/>PRÉDIO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gem Al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458812</text:p>
          </table:table-cell>
          <table:table-cell office:value-type="string" calcext:value-type="string">
            <text:p>-41.01923490000001</text:p>
          </table:table-cell>
          <table:table-cell office:value-type="string" calcext:value-type="string">
            <text:p>VARGEM ALTA - CENTRO</text:p>
          </table:table-cell>
          <table:table-cell office:value-type="string" calcext:value-type="string">
            <text:p>POLO MUNICIPAL DE APOIO PRESENCIAL CEMEAD "ISAAC THOMPSON DE PAULA "VARGEM ALTA - UAB</text:p>
          </table:table-cell>
          <table:table-cell office:value-type="string" calcext:value-type="string">
            <text:p><text:s/>RUA PEDRO ISRAEL DAVI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float" office:value="29295000" calcext:value-type="float">
            <text:p>2929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guas Lindas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7460358</text:p>
          </table:table-cell>
          <table:table-cell office:value-type="string" calcext:value-type="string">
            <text:p>-48.299098</text:p>
          </table:table-cell>
          <table:table-cell office:value-type="string" calcext:value-type="string">
            <text:p>AGUAS LINDAS DE GOIAS - MANSOES OLINDA</text:p>
          </table:table-cell>
          <table:table-cell office:value-type="string" calcext:value-type="string">
            <text:p>POLO UAB - AGUAS LINDAS DE GOIAS</text:p>
          </table:table-cell>
          <table:table-cell office:value-type="string" calcext:value-type="string">
            <text:p>RUA 13 - QUADRA A1 LOTE 02 </text:p>
          </table:table-cell>
          <table:table-cell/>
          <table:table-cell office:value-type="string" calcext:value-type="string">
            <text:p>MANSÕES OLINDA</text:p>
          </table:table-cell>
          <table:table-cell office:value-type="float" office:value="72910000" calcext:value-type="float">
            <text:p>7291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xânia</text:p>
          </table:table-cell>
          <table:table-cell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ALEXANIA - FAZENDA CACHOEIRA</text:p>
          </table:table-cell>
          <table:table-cell office:value-type="string" calcext:value-type="string">
            <text:p>POLO UAB - ALEXANIA "CORA CORALINA"</text:p>
          </table:table-cell>
          <table:table-cell office:value-type="string" calcext:value-type="string">
            <text:p>GO 139 KM 02 </text:p>
          </table:table-cell>
          <table:table-cell/>
          <table:table-cell office:value-type="string" calcext:value-type="string">
            <text:p>FAZENDA CACHOEIRA</text:p>
          </table:table-cell>
          <table:table-cell office:value-type="float" office:value="72930000" calcext:value-type="float">
            <text:p>72930000</text:p>
          </table:table-cell>
          <table:table-cell office:value-type="string" calcext:value-type="string">
            <text:p>ESCOLA AGRÍCOLA LOTHAR SCHILLER 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092279</text:p>
          </table:table-cell>
          <table:table-cell office:value-type="string" calcext:value-type="string">
            <text:p>-47.6849007</text:p>
          </table:table-cell>
          <table:table-cell office:value-type="string" calcext:value-type="string">
            <text:p>ALTO PARAISO DE GOIAS - CENTRO</text:p>
          </table:table-cell>
          <table:table-cell office:value-type="string" calcext:value-type="string">
            <text:p>POLO UAB ALTO PARAISO DE GOIAS</text:p>
          </table:table-cell>
          <table:table-cell office:value-type="string" calcext:value-type="string">
            <text:p>RUA SÃO JORGE QUADRA 26 PARTE DA <text:s/>APM 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3770000" calcext:value-type="float">
            <text:p>7377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arecida de Goiânia</text:p>
          </table:table-cell>
          <table:table-cell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APARECIDA DE GOIANIA - VILA BRASILIA</text:p>
          </table:table-cell>
          <table:table-cell office:value-type="string" calcext:value-type="string">
            <text:p>CENTRO MUNICIPAL DE EDUCACAO PROFISSIONAL - APARECIDA DE GOIANIA - UAB</text:p>
          </table:table-cell>
          <table:table-cell office:value-type="string" calcext:value-type="string">
            <text:p>AV. RUDÁ ESQUINA COM A RUA PINDORAMA QD 37""A"" LT. 1/2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BRASILIA</text:p>
          </table:table-cell>
          <table:table-cell office:value-type="float" office:value="74905760" calcext:value-type="float">
            <text:p>7490576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1554437</text:p>
          </table:table-cell>
          <table:table-cell office:value-type="string" calcext:value-type="string">
            <text:p>-47.9503766</text:p>
          </table:table-cell>
          <table:table-cell office:value-type="string" calcext:value-type="string">
            <text:p>CATALAO - JARDIM PRIMAVERA</text:p>
          </table:table-cell>
          <table:table-cell office:value-type="string" calcext:value-type="string">
            <text:p>POLO UAB - CATALAO</text:p>
          </table:table-cell>
          <table:table-cell office:value-type="string" calcext:value-type="string">
            <text:p>Rua das Violet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rdim Primavera</text:p>
          </table:table-cell>
          <table:table-cell office:value-type="float" office:value="75712735" calcext:value-type="float">
            <text:p>7571273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zari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0805223</text:p>
          </table:table-cell>
          <table:table-cell office:value-type="string" calcext:value-type="string">
            <text:p>-49.7524306</text:p>
          </table:table-cell>
          <table:table-cell office:value-type="string" calcext:value-type="string">
            <text:p>CEZARINA - CENTRO</text:p>
          </table:table-cell>
          <table:table-cell office:value-type="string" calcext:value-type="string">
            <text:p>CENTRO DE ENSINO SUPERIOR DE CEZARINA -UAB</text:p>
          </table:table-cell>
          <table:table-cell office:value-type="string" calcext:value-type="string">
            <text:p>Rui Rui Barbos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entro</text:p>
          </table:table-cell>
          <table:table-cell office:value-type="float" office:value="76195000" calcext:value-type="float">
            <text:p>761950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446442</text:p>
          </table:table-cell>
          <table:table-cell office:value-type="string" calcext:value-type="string">
            <text:p>-47.3452119</text:p>
          </table:table-cell>
          <table:table-cell office:value-type="string" calcext:value-type="string">
            <text:p>FORMOSA - ABREU</text:p>
          </table:table-cell>
          <table:table-cell office:value-type="string" calcext:value-type="string">
            <text:p>POLO DE APOIO PRESENCIAL DO MUNICIPIO DE FORMOSA - UAB</text:p>
          </table:table-cell>
          <table:table-cell office:value-type="string" calcext:value-type="string">
            <text:p>Travessa Poli Coelh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reu</text:p>
          </table:table-cell>
          <table:table-cell office:value-type="float" office:value="73803065" calcext:value-type="float">
            <text:p>73803065</text:p>
          </table:table-cell>
          <table:table-cell office:value-type="string" calcext:value-type="string">
            <text:p>Vila Yara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iané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3178833</text:p>
          </table:table-cell>
          <table:table-cell office:value-type="string" calcext:value-type="string">
            <text:p>-49.1625989</text:p>
          </table:table-cell>
          <table:table-cell office:value-type="string" calcext:value-type="string">
            <text:p>GOIANESIA - SANTA LUZIA</text:p>
          </table:table-cell>
          <table:table-cell office:value-type="string" calcext:value-type="string">
            <text:p>POLO DE APOIO PRESENCIAL DA UAB DE GOIANESIA</text:p>
          </table:table-cell>
          <table:table-cell office:value-type="string" calcext:value-type="string">
            <text:p>RUA 3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NTA LUZIA</text:p>
          </table:table-cell>
          <table:table-cell office:value-type="float" office:value="76380000" calcext:value-type="float">
            <text:p>76380000</text:p>
          </table:table-cell>
          <table:table-cell office:value-type="string" calcext:value-type="string">
            <text:p>colégio estadual salvador leite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ão Sim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975058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SAO SIMAO - POPULAR</text:p>
          </table:table-cell>
          <table:table-cell office:value-type="string" calcext:value-type="string">
            <text:p>POLO UAB - SAO SIMAO</text:p>
          </table:table-cell>
          <table:table-cell office:value-type="string" calcext:value-type="string">
            <text:p>rua 14, esquina com 21 e 25.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75890000" calcext:value-type="float">
            <text:p>75890000</text:p>
          </table:table-cell>
          <table:table-cell office:value-type="string" calcext:value-type="string">
            <text:p>Escola Municipal de Ensino Fundamental <text:s/>José porfírio nogueira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rua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774156</text:p>
          </table:table-cell>
          <table:table-cell office:value-type="string" calcext:value-type="string">
            <text:p>-49.6503106</text:p>
          </table:table-cell>
          <table:table-cell office:value-type="string" calcext:value-type="string">
            <text:p>URUANA - CENTRO</text:p>
          </table:table-cell>
          <table:table-cell office:value-type="string" calcext:value-type="string">
            <text:p>POLO UAB DE URUANA-GO</text:p>
          </table:table-cell>
          <table:table-cell office:value-type="string" calcext:value-type="string">
            <text:p>RUA 13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6335000" calcext:value-type="float">
            <text:p>7633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MPERATRIZ - PRACA UNIAO</text:p>
          </table:table-cell>
          <table:table-cell office:value-type="string" calcext:value-type="string">
            <text:p>POLO UAB IMPERATRIZ</text:p>
          </table:table-cell>
          <table:table-cell office:value-type="string" calcext:value-type="string">
            <text:p>Dom Pedro I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raça União</text:p>
          </table:table-cell>
          <table:table-cell office:value-type="float" office:value="65901090" calcext:value-type="float">
            <text:p>6590109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3413816</text:p>
          </table:table-cell>
          <table:table-cell office:value-type="string" calcext:value-type="string">
            <text:p>-47.1752123</text:p>
          </table:table-cell>
          <table:table-cell office:value-type="string" calcext:value-type="string">
            <text:p>PORTO FRANCO - VILA SAO FRANCISCO</text:p>
          </table:table-cell>
          <table:table-cell office:value-type="string" calcext:value-type="string">
            <text:p>POLO UAB - PORTO FRANCO</text:p>
          </table:table-cell>
          <table:table-cell office:value-type="string" calcext:value-type="string">
            <text:p>Av. Tiradentes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Vila São Francisco</text:p>
          </table:table-cell>
          <table:table-cell office:value-type="float" office:value="65970000" calcext:value-type="float">
            <text:p>6597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teros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406306</text:p>
          </table:table-cell>
          <table:table-cell office:value-type="string" calcext:value-type="string">
            <text:p>-46.0944845</text:p>
          </table:table-cell>
          <table:table-cell office:value-type="string" calcext:value-type="string">
            <text:p>ALTEROSA - CRUZEIRO</text:p>
          </table:table-cell>
          <table:table-cell office:value-type="string" calcext:value-type="string">
            <text:p>POLO DE EDUCACAO A DISTANCIA DA BAIXA MOGIANA - ALTEROSA - UAB</text:p>
          </table:table-cell>
          <table:table-cell office:value-type="string" calcext:value-type="string">
            <text:p>Rua José Joaquim Ter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uzeiro</text:p>
          </table:table-cell>
          <table:table-cell office:value-type="float" office:value="37145000" calcext:value-type="float">
            <text:p>371450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9775746</text:p>
          </table:table-cell>
          <table:table-cell office:value-type="string" calcext:value-type="string">
            <text:p>-41.9989718</text:p>
          </table:table-cell>
          <table:table-cell office:value-type="string" calcext:value-type="string">
            <text:p>ARACUAI - CENTRO</text:p>
          </table:table-cell>
          <table:table-cell office:value-type="string" calcext:value-type="string">
            <text:p>CAED - ARACUAI - UAB</text:p>
          </table:table-cell>
          <table:table-cell office:value-type="string" calcext:value-type="string">
            <text:p>PRAÇA OLEGÁRIO MACI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RO</text:p>
          </table:table-cell>
          <table:table-cell office:value-type="float" office:value="39600000" calcext:value-type="float">
            <text:p>396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6494308</text:p>
          </table:table-cell>
          <table:table-cell office:value-type="string" calcext:value-type="string">
            <text:p>-48.2084434</text:p>
          </table:table-cell>
          <table:table-cell office:value-type="string" calcext:value-type="string">
            <text:p>ARAGUARI - FATIMA</text:p>
          </table:table-cell>
          <table:table-cell office:value-type="string" calcext:value-type="string">
            <text:p>POLO DE APOIO PRESENCIAL DE ARAGUARI - UAB</text:p>
          </table:table-cell>
          <table:table-cell office:value-type="string" calcext:value-type="string">
            <text:p>Praça Augusto Dini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átima</text:p>
          </table:table-cell>
          <table:table-cell office:value-type="float" office:value="38442148" calcext:value-type="float">
            <text:p>38442148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ic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27755</text:p>
          </table:table-cell>
          <table:table-cell office:value-type="string" calcext:value-type="string">
            <text:p>-43.1165621</text:p>
          </table:table-cell>
          <table:table-cell office:value-type="string" calcext:value-type="string">
            <text:p>BICAS - CENTRO</text:p>
          </table:table-cell>
          <table:table-cell office:value-type="string" calcext:value-type="string">
            <text:p>POLO REGIONAL UNIVERSITARIO DE BICAS - UAB</text:p>
          </table:table-cell>
          <table:table-cell office:value-type="string" calcext:value-type="string">
            <text:p><text:s/>RUA CÔNEGO PIO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600000" calcext:value-type="float">
            <text:p>366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a Esperanç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0165478</text:p>
          </table:table-cell>
          <table:table-cell office:value-type="string" calcext:value-type="string">
            <text:p>-45.6385125</text:p>
          </table:table-cell>
          <table:table-cell office:value-type="string" calcext:value-type="string">
            <text:p>BOA ESPERANCA - OZANAN</text:p>
          </table:table-cell>
          <table:table-cell office:value-type="string" calcext:value-type="string">
            <text:p>POLO UAB - BOA ESPERANCA</text:p>
          </table:table-cell>
          <table:table-cell office:value-type="string" calcext:value-type="string">
            <text:p>Tonico Rodrigu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Ozanan</text:p>
          </table:table-cell>
          <table:table-cell office:value-type="float" office:value="37170000" calcext:value-type="float">
            <text:p>37170000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5262494</text:p>
          </table:table-cell>
          <table:table-cell office:value-type="string" calcext:value-type="string">
            <text:p>-46.670534</text:p>
          </table:table-cell>
          <table:table-cell office:value-type="string" calcext:value-type="string">
            <text:p>BURITIS - VEREDAS</text:p>
          </table:table-cell>
          <table:table-cell office:value-type="string" calcext:value-type="string">
            <text:p>POLO UNIVERSITARIO DE BURITIS</text:p>
          </table:table-cell>
          <table:table-cell office:value-type="string" calcext:value-type="string">
            <text:p>Rua Ouro Pret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EREDAS</text:p>
          </table:table-cell>
          <table:table-cell office:value-type="float" office:value="38660000" calcext:value-type="float">
            <text:p>3866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577108</text:p>
          </table:table-cell>
          <table:table-cell office:value-type="string" calcext:value-type="string">
            <text:p>-46.0753991</text:p>
          </table:table-cell>
          <table:table-cell office:value-type="string" calcext:value-type="string">
            <text:p>CAMBUI - CENTRO</text:p>
          </table:table-cell>
          <table:table-cell office:value-type="string" calcext:value-type="string">
            <text:p>POLO UAB - CAMBUI</text:p>
          </table:table-cell>
          <table:table-cell office:value-type="string" calcext:value-type="string">
            <text:p>RUA JOÃO MOREIRA SALLES,1º ANDAR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CENTRO</text:p>
          </table:table-cell>
          <table:table-cell office:value-type="float" office:value="37600000" calcext:value-type="float">
            <text:p>37600000</text:p>
          </table:table-cell>
          <table:table-cell office:value-type="string" calcext:value-type="string">
            <text:p><text:s/>1º aNDAR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mpo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69413</text:p>
          </table:table-cell>
          <table:table-cell office:value-type="string" calcext:value-type="string">
            <text:p>-45.7142063</text:p>
          </table:table-cell>
          <table:table-cell office:value-type="string" calcext:value-type="string">
            <text:p>CAMPOS GERAIS - CENTRO</text:p>
          </table:table-cell>
          <table:table-cell office:value-type="string" calcext:value-type="string">
            <text:p>POLO UAB - CAMPOS GERAIS</text:p>
          </table:table-cell>
          <table:table-cell office:value-type="string" calcext:value-type="string">
            <text:p>Rua: Jorge de Paula Meinberg. 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entro</text:p>
          </table:table-cell>
          <table:table-cell office:value-type="float" office:value="37160000" calcext:value-type="float">
            <text:p>37160000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selheiro Lafaie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6850848</text:p>
          </table:table-cell>
          <table:table-cell office:value-type="string" calcext:value-type="string">
            <text:p>-43.7525619</text:p>
          </table:table-cell>
          <table:table-cell office:value-type="string" calcext:value-type="string">
            <text:p>CONSELHEIRO LAFAIETE - SAO DIMAS</text:p>
          </table:table-cell>
          <table:table-cell office:value-type="string" calcext:value-type="string">
            <text:p>POLO UAB - CONSELHEIRO LAFAIETE</text:p>
          </table:table-cell>
          <table:table-cell office:value-type="string" calcext:value-type="string">
            <text:p>Rua Padre Teófilo Reyn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ão Dimas</text:p>
          </table:table-cell>
          <table:table-cell office:value-type="float" office:value="36400000" calcext:value-type="float">
            <text:p>364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in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5547431</text:p>
          </table:table-cell>
          <table:table-cell office:value-type="string" calcext:value-type="string">
            <text:p>-43.8290988</text:p>
          </table:table-cell>
          <table:table-cell office:value-type="string" calcext:value-type="string">
            <text:p>CORINTO - CLARINDO DE PAIVA</text:p>
          </table:table-cell>
          <table:table-cell office:value-type="string" calcext:value-type="string">
            <text:p>CENTRO TECNOLOGICO EDUCACIONAL DE CORINTO - CETEC - CORINTO - UAB</text:p>
          </table:table-cell>
          <table:table-cell office:value-type="string" calcext:value-type="string">
            <text:p>RUA RISOLETA LIMA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LARINDO DE PAIVA</text:p>
          </table:table-cell>
          <table:table-cell office:value-type="float" office:value="39120000" calcext:value-type="float">
            <text:p>39120000</text:p>
          </table:table-cell>
          <table:table-cell office:value-type="string" calcext:value-type="string">
            <text:p><text:s/>Próximo ao posto RN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4364551</text:p>
          </table:table-cell>
          <table:table-cell office:value-type="string" calcext:value-type="string">
            <text:p>-47.2142417</text:p>
          </table:table-cell>
          <table:table-cell office:value-type="string" calcext:value-type="string">
            <text:p>COROMANDEL - SAO DOMINGOS</text:p>
          </table:table-cell>
          <table:table-cell office:value-type="string" calcext:value-type="string">
            <text:p>POLO DE APOIO PRESENCIAL UAB COROMANDEL</text:p>
          </table:table-cell>
          <table:table-cell office:value-type="string" calcext:value-type="string">
            <text:p>Rua Sebastião Lopes Per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ão Domingos</text:p>
          </table:table-cell>
          <table:table-cell office:value-type="float" office:value="38550000" calcext:value-type="float">
            <text:p>38550000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vinolând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430637</text:p>
          </table:table-cell>
          <table:table-cell office:value-type="string" calcext:value-type="string">
            <text:p>-42.57056740000001</text:p>
          </table:table-cell>
          <table:table-cell office:value-type="string" calcext:value-type="string">
            <text:p>DIVINOLANDIA DE MINAS - CENTRO</text:p>
          </table:table-cell>
          <table:table-cell office:value-type="string" calcext:value-type="string">
            <text:p>POLO UAB -" PROFESSOR JOSE COELHO PERPETUO" - DIVINOLANDIA DE MINAS -</text:p>
          </table:table-cell>
          <table:table-cell office:value-type="string" calcext:value-type="string">
            <text:p>PRAÇA PROFº CARVALHA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NTRO</text:p>
          </table:table-cell>
          <table:table-cell office:value-type="float" office:value="39735000" calcext:value-type="float">
            <text:p>39735000</text:p>
          </table:table-cell>
          <table:table-cell office:value-type="string" calcext:value-type="string">
            <text:p>ESCOLA MUNICIPAL RUI BARBOSA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5923566</text:p>
          </table:table-cell>
          <table:table-cell office:value-type="string" calcext:value-type="string">
            <text:p>-45.4874873</text:p>
          </table:table-cell>
          <table:table-cell office:value-type="string" calcext:value-type="string">
            <text:p>FORMIGA - ROSARIO</text:p>
          </table:table-cell>
          <table:table-cell office:value-type="string" calcext:value-type="string">
            <text:p>POLO UAB - FORMIGA</text:p>
          </table:table-cell>
          <table:table-cell office:value-type="string" calcext:value-type="string">
            <text:p>Praça Padre Daniel Nascimento Lindo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ÁRIO</text:p>
          </table:table-cell>
          <table:table-cell office:value-type="float" office:value="35570000" calcext:value-type="float">
            <text:p>35570000</text:p>
          </table:table-cell>
          <table:table-cell office:value-type="string" calcext:value-type="string">
            <text:p>Escola Municipal Lídia Braga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GOVERNADOR VALADARES - CENTRO</text:p>
          </table:table-cell>
          <table:table-cell office:value-type="string" calcext:value-type="string">
            <text:p>UAB - POLO DE APOIO PRESENCIAL DE EDUCACAO A DISTANCIA DE GOVERNADOR VALADARES</text:p>
          </table:table-cell>
          <table:table-cell office:value-type="string" calcext:value-type="string">
            <text:p>Rua Sete de Setembro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Centro</text:p>
          </table:table-cell>
          <table:table-cell office:value-type="float" office:value="35010172" calcext:value-type="float">
            <text:p>3501017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licíne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155765</text:p>
          </table:table-cell>
          <table:table-cell office:value-type="string" calcext:value-type="string">
            <text:p>-45.79002089999999</text:p>
          </table:table-cell>
          <table:table-cell office:value-type="string" calcext:value-type="string">
            <text:p>ILICINEA - JARDIM PRIMAVERA</text:p>
          </table:table-cell>
          <table:table-cell office:value-type="string" calcext:value-type="string">
            <text:p>POLO UAB - ILICINEA</text:p>
          </table:table-cell>
          <table:table-cell office:value-type="string" calcext:value-type="string">
            <text:p>AVENIDA XV DE NOVEMBRO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JARDIM PRIMAVERA</text:p>
          </table:table-cell>
          <table:table-cell office:value-type="float" office:value="37175000" calcext:value-type="float">
            <text:p>3717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094924</text:p>
          </table:table-cell>
          <table:table-cell office:value-type="string" calcext:value-type="string">
            <text:p>-42.5627476</text:p>
          </table:table-cell>
          <table:table-cell office:value-type="string" calcext:value-type="string">
            <text:p>IPATINGA - BOM RETIRO</text:p>
          </table:table-cell>
          <table:table-cell office:value-type="string" calcext:value-type="string">
            <text:p>POLO UAB DE IPATINGA - UNIVERSIDADE ABERTA DO BRASIL</text:p>
          </table:table-cell>
          <table:table-cell office:value-type="string" calcext:value-type="string">
            <text:p>AV. FERNANDO DE NORONH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OM RETIRO</text:p>
          </table:table-cell>
          <table:table-cell office:value-type="float" office:value="35160225" calcext:value-type="float">
            <text:p>35160225</text:p>
          </table:table-cell>
          <table:table-cell office:value-type="string" calcext:value-type="string">
            <text:p><text:s/>Anexo a Escola Municipal Padre Cícero de Castro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tab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381113</text:p>
          </table:table-cell>
          <table:table-cell office:value-type="string" calcext:value-type="string">
            <text:p>-43.2309783</text:p>
          </table:table-cell>
          <table:table-cell office:value-type="string" calcext:value-type="string">
            <text:p>ITABIRA - AMAZONAS</text:p>
          </table:table-cell>
          <table:table-cell office:value-type="string" calcext:value-type="string">
            <text:p>POLO DE APOIO PRESENCIAL DE ITABIRA - UAB</text:p>
          </table:table-cell>
          <table:table-cell office:value-type="string" calcext:value-type="string">
            <text:p>Rua São Paul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mazonas</text:p>
          </table:table-cell>
          <table:table-cell office:value-type="float" office:value="35900373" calcext:value-type="float">
            <text:p>35900373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am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3154725</text:p>
          </table:table-cell>
          <table:table-cell office:value-type="string" calcext:value-type="string">
            <text:p>-44.7381432</text:p>
          </table:table-cell>
          <table:table-cell office:value-type="string" calcext:value-type="string">
            <text:p>ITAMONTE - CENTRO</text:p>
          </table:table-cell>
          <table:table-cell office:value-type="string" calcext:value-type="string">
            <text:p>POLO UAB - ITAMONTE </text:p>
          </table:table-cell>
          <table:table-cell office:value-type="string" calcext:value-type="string">
            <text:p>Rua Presidente Vaga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ENTRO</text:p>
          </table:table-cell>
          <table:table-cell office:value-type="float" office:value="37466000" calcext:value-type="float">
            <text:p>37466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nuár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4830239</text:p>
          </table:table-cell>
          <table:table-cell office:value-type="string" calcext:value-type="string">
            <text:p>-44.38383109999999</text:p>
          </table:table-cell>
          <table:table-cell office:value-type="string" calcext:value-type="string">
            <text:p>JANUARIA - VILA FATIMA</text:p>
          </table:table-cell>
          <table:table-cell office:value-type="string" calcext:value-type="string">
            <text:p>POLO UAB - JANUARIA</text:p>
          </table:table-cell>
          <table:table-cell office:value-type="string" calcext:value-type="string">
            <text:p>Rua do Sertanejo <text:s/>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Vila Fátima</text:p>
          </table:table-cell>
          <table:table-cell office:value-type="float" office:value="39480000" calcext:value-type="float">
            <text:p>39480000</text:p>
          </table:table-cell>
          <table:table-cell office:value-type="string" calcext:value-type="string">
            <text:p><text:s/>Prédio do Campus/UNIMONTES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ão Monlevad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21592</text:p>
          </table:table-cell>
          <table:table-cell office:value-type="string" calcext:value-type="string">
            <text:p>-43.138136</text:p>
          </table:table-cell>
          <table:table-cell office:value-type="string" calcext:value-type="string">
            <text:p>JOAO MONLEVADE - VILA TANQUE</text:p>
          </table:table-cell>
          <table:table-cell office:value-type="string" calcext:value-type="string">
            <text:p>POLO DE APOIO PRESENCIAL UAB - JOAO MONLEVADE</text:p>
          </table:table-cell>
          <table:table-cell office:value-type="string" calcext:value-type="string">
            <text:p>Rua Dezesse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la Tanque</text:p>
          </table:table-cell>
          <table:table-cell office:value-type="float" office:value="35930408" calcext:value-type="float">
            <text:p>35930408</text:p>
          </table:table-cell>
          <table:table-cell office:value-type="string" calcext:value-type="string">
            <text:p>Bloco 3 e 4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gam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557751</text:p>
          </table:table-cell>
          <table:table-cell office:value-type="string" calcext:value-type="string">
            <text:p>-46.7478493</text:p>
          </table:table-cell>
          <table:table-cell office:value-type="string" calcext:value-type="string">
            <text:p>LAGAMAR - CENTRO</text:p>
          </table:table-cell>
          <table:table-cell office:value-type="string" calcext:value-type="string">
            <text:p>ENSINO A DISTANCIA DANIEL VINICIUS SANTOS MOURA - LAGAMAR - UAB</text:p>
          </table:table-cell>
          <table:table-cell office:value-type="string" calcext:value-type="string">
            <text:p>RUA AMAZONAS </text:p>
          </table:table-cell>
          <table:table-cell office:value-type="string" calcext:value-type="string">
            <text:p>147 A</text:p>
          </table:table-cell>
          <table:table-cell office:value-type="string" calcext:value-type="string">
            <text:p>CENTRO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802242</text:p>
          </table:table-cell>
          <table:table-cell office:value-type="string" calcext:value-type="string">
            <text:p>-42.1177396</text:p>
          </table:table-cell>
          <table:table-cell office:value-type="string" calcext:value-type="string">
            <text:p>SALINAS - CENTRO</text:p>
          </table:table-cell>
          <table:table-cell office:value-type="string" calcext:value-type="string">
            <text:p>POLO DE APOIO PRESENCIAL DO SISTEMA UAB - SALINAS</text:p>
          </table:table-cell>
          <table:table-cell office:value-type="string" calcext:value-type="string">
            <text:p>PRAÇA DR. MORA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ENTRO</text:p>
          </table:table-cell>
          <table:table-cell office:value-type="float" office:value="39560000" calcext:value-type="float">
            <text:p>3956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nta Rita de Cald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9720912</text:p>
          </table:table-cell>
          <table:table-cell office:value-type="string" calcext:value-type="string">
            <text:p>-46.2474381</text:p>
          </table:table-cell>
          <table:table-cell office:value-type="string" calcext:value-type="string">
            <text:p>SANTA RITA DE CALDAS - CENTRO</text:p>
          </table:table-cell>
          <table:table-cell office:value-type="string" calcext:value-type="string">
            <text:p>POLO PRESENCIAL UAB - SANTA RITA DE CALDAS</text:p>
          </table:table-cell>
          <table:table-cell office:value-type="string" calcext:value-type="string">
            <text:p>RUA PREFEITO SEBASTIÃO JANU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RO</text:p>
          </table:table-cell>
          <table:table-cell office:value-type="float" office:value="37775000" calcext:value-type="float">
            <text:p>3777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SAO JOAO DEL REI - TEJUCO</text:p>
          </table:table-cell>
          <table:table-cell office:value-type="string" calcext:value-type="string">
            <text:p>POLO DE APOIO PRESENCIAL DE SAO JOAO DEL-REI - UAB</text:p>
          </table:table-cell>
          <table:table-cell office:value-type="string" calcext:value-type="string">
            <text:p>Avenida General Osório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Tejuco</text:p>
          </table:table-cell>
          <table:table-cell office:value-type="float" office:value="36300000" calcext:value-type="float">
            <text:p>36300000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TEOFILO OTONI - VILA SANTA CLARA</text:p>
          </table:table-cell>
          <table:table-cell office:value-type="string" calcext:value-type="string">
            <text:p>CENTRO DE APOIO A EDUCACAO A DISTANCIA - TEOFILO OTONI - UAB</text:p>
          </table:table-cell>
          <table:table-cell office:value-type="string" calcext:value-type="string">
            <text:p>RUA ARISTÓTELES DANTAS GUIMARÃ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LA SANTA CLARA</text:p>
          </table:table-cell>
          <table:table-cell office:value-type="float" office:value="39800000" calcext:value-type="float">
            <text:p>398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UBERABA - BOA VISTA</text:p>
          </table:table-cell>
          <table:table-cell office:value-type="string" calcext:value-type="string">
            <text:p>POLO DE APOIO DE PRESENCIAL DE UBERABA - UAB</text:p>
          </table:table-cell>
          <table:table-cell office:value-type="string" calcext:value-type="string">
            <text:p>AVENIDA ELIAS CRUVINEL 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BOA VISTA</text:p>
          </table:table-cell>
          <table:table-cell office:value-type="float" office:value="28070100" calcext:value-type="float">
            <text:p>28070100</text:p>
          </table:table-cell>
          <table:table-cell office:value-type="string" calcext:value-type="string">
            <text:p>ESCOLA MUN. BOA VISTA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Água Clar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5863953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AGUA CLARA - JARDIM DAS PALMEIRAS</text:p>
          </table:table-cell>
          <table:table-cell office:value-type="string" calcext:value-type="string">
            <text:p>POLO UAB - AGUA CLARA</text:p>
          </table:table-cell>
          <table:table-cell office:value-type="string" calcext:value-type="string">
            <text:p>RUA ALBERICO BARBOSA DE SOUZ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RDIM DAS PALMEIRAS</text:p>
          </table:table-cell>
          <table:table-cell office:value-type="float" office:value="79680000" calcext:value-type="float">
            <text:p>7968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io Brilhan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7803145</text:p>
          </table:table-cell>
          <table:table-cell office:value-type="string" calcext:value-type="string">
            <text:p>-54.5218074</text:p>
          </table:table-cell>
          <table:table-cell office:value-type="string" calcext:value-type="string">
            <text:p>RIO BRILHANTE - ZONA RURAL</text:p>
          </table:table-cell>
          <table:table-cell office:value-type="string" calcext:value-type="string">
            <text:p>POLO UAB - RIO BRILHANTE</text:p>
          </table:table-cell>
          <table:table-cell office:value-type="string" calcext:value-type="string">
            <text:p>Br.163 - Km 314</text:p>
          </table:table-cell>
          <table:table-cell/>
          <table:table-cell office:value-type="string" calcext:value-type="string">
            <text:p>ZONA RURAL</text:p>
          </table:table-cell>
          <table:table-cell office:value-type="float" office:value="79130000" calcext:value-type="float">
            <text:p>79130000</text:p>
          </table:table-cell>
          <table:table-cell office:value-type="string" calcext:value-type="string">
            <text:p><text:s/>Fazenda CAdeado Parte II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ão Gabriel do Oes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1513605</text:p>
          </table:table-cell>
          <table:table-cell office:value-type="string" calcext:value-type="string">
            <text:p>-54.5218074</text:p>
          </table:table-cell>
          <table:table-cell office:value-type="string" calcext:value-type="string">
            <text:p>SAO GABRIEL DO OESTE - ZONA RURAL</text:p>
          </table:table-cell>
          <table:table-cell office:value-type="string" calcext:value-type="string">
            <text:p>POLO DE APOIO PRESENCIAL DA UAB EM SAO GABRIEL DO OESTE</text:p>
          </table:table-cell>
          <table:table-cell office:value-type="string" calcext:value-type="string">
            <text:p>Rodovia São Gabriel Rio Negro Km 04</text:p>
          </table:table-cell>
          <table:table-cell/>
          <table:table-cell office:value-type="string" calcext:value-type="string">
            <text:p>Zona Rural</text:p>
          </table:table-cell>
          <table:table-cell office:value-type="float" office:value="79490000" calcext:value-type="float">
            <text:p>79490000</text:p>
          </table:table-cell>
          <table:table-cell office:value-type="string" calcext:value-type="string">
            <text:p>Antiga Escola Agrícola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ua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0049836</text:p>
          </table:table-cell>
          <table:table-cell office:value-type="string" calcext:value-type="string">
            <text:p>-57.4627259</text:p>
          </table:table-cell>
          <table:table-cell office:value-type="string" calcext:value-type="string">
            <text:p>JUARA - CENTRO</text:p>
          </table:table-cell>
          <table:table-cell office:value-type="string" calcext:value-type="string">
            <text:p>POLO UAB - JUARA</text:p>
          </table:table-cell>
          <table:table-cell office:value-type="string" calcext:value-type="string">
            <text:p>RUA PIRACICABA</text:p>
          </table:table-cell>
          <table:table-cell office:value-type="string" calcext:value-type="string">
            <text:p>105-W</text:p>
          </table:table-cell>
          <table:table-cell office:value-type="string" calcext:value-type="string">
            <text:p>CENTRO</text:p>
          </table:table-cell>
          <table:table-cell office:value-type="float" office:value="78575000" calcext:value-type="float">
            <text:p>78575000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5804435</text:p>
          </table:table-cell>
          <table:table-cell office:value-type="string" calcext:value-type="string">
            <text:p>-59.3800105</text:p>
          </table:table-cell>
          <table:table-cell office:value-type="string" calcext:value-type="string">
            <text:p>PONTES E LACERDA - CENTRO</text:p>
          </table:table-cell>
          <table:table-cell office:value-type="string" calcext:value-type="string">
            <text:p>POLO UAB - PONTES E LACERDA</text:p>
          </table:table-cell>
          <table:table-cell office:value-type="string" calcext:value-type="string">
            <text:p>Avenida Bom Jes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entro</text:p>
          </table:table-cell>
          <table:table-cell office:value-type="float" office:value="78250000" calcext:value-type="float">
            <text:p>78250000</text:p>
          </table:table-cell>
          <table:table-cell office:value-type="string" calcext:value-type="string">
            <text:p>escola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375659</text:p>
          </table:table-cell>
          <table:table-cell office:value-type="string" calcext:value-type="string">
            <text:p>-54.1720041</text:p>
          </table:table-cell>
          <table:table-cell office:value-type="string" calcext:value-type="string">
            <text:p>PRIMAVERA DO LESTE - CENTRO</text:p>
          </table:table-cell>
          <table:table-cell office:value-type="string" calcext:value-type="string">
            <text:p>POLO UAB - PRIMAVERA DO LESTE</text:p>
          </table:table-cell>
          <table:table-cell office:value-type="string" calcext:value-type="string">
            <text:p>Av. Porto Aleg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ntro</text:p>
          </table:table-cell>
          <table:table-cell office:value-type="float" office:value="78850000" calcext:value-type="float">
            <text:p>78850000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ibeirão Cascalhei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302494</text:p>
          </table:table-cell>
          <table:table-cell office:value-type="string" calcext:value-type="string">
            <text:p>-51.5150077</text:p>
          </table:table-cell>
          <table:table-cell office:value-type="string" calcext:value-type="string">
            <text:p>RIBEIRAO CASCALHEIRA - SETOR INDUSTRIAL</text:p>
          </table:table-cell>
          <table:table-cell office:value-type="string" calcext:value-type="string">
            <text:p>POLO RUI BARBOSA - RIBEIRAO CASCALHEIRA - UAB</text:p>
          </table:table-cell>
          <table:table-cell office:value-type="string" calcext:value-type="string">
            <text:p>Padre João Bosco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Setor Industrial</text:p>
          </table:table-cell>
          <table:table-cell office:value-type="float" office:value="78675000" calcext:value-type="float">
            <text:p>78675000</text:p>
          </table:table-cell>
          <table:table-cell office:value-type="string" calcext:value-type="string">
            <text:p>Centro de Educaçã oa Distancia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2748641</text:p>
          </table:table-cell>
          <table:table-cell office:value-type="string" calcext:value-type="string">
            <text:p>-52.5318604</text:p>
          </table:table-cell>
          <table:table-cell office:value-type="string" calcext:value-type="string">
            <text:p>SAO FELIX DO ARAGUAIA - CENTRO</text:p>
          </table:table-cell>
          <table:table-cell office:value-type="string" calcext:value-type="string">
            <text:p>POLO UAB - SAO FELIX DO ARAGUAIA</text:p>
          </table:table-cell>
          <table:table-cell office:value-type="string" calcext:value-type="string">
            <text:p>Rua João Irine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ENTRO</text:p>
          </table:table-cell>
          <table:table-cell office:value-type="float" office:value="78670000" calcext:value-type="float">
            <text:p>7867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m Eliseu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191364099999999</text:p>
          </table:table-cell>
          <table:table-cell office:value-type="string" calcext:value-type="string">
            <text:p>-47.8427298</text:p>
          </table:table-cell>
          <table:table-cell office:value-type="string" calcext:value-type="string">
            <text:p>DOM ELISEU - PDS</text:p>
          </table:table-cell>
          <table:table-cell office:value-type="string" calcext:value-type="string">
            <text:p>POLO DE APOIO PRESENCIAL DE DOM ELISEU - UAB</text:p>
          </table:table-cell>
          <table:table-cell office:value-type="string" calcext:value-type="string">
            <text:p>RUA CASTRO ALVES,PDS </text:p>
          </table:table-cell>
          <table:table-cell/>
          <table:table-cell office:value-type="string" calcext:value-type="string">
            <text:p>PDS</text:p>
          </table:table-cell>
          <table:table-cell office:value-type="float" office:value="68633000" calcext:value-type="float">
            <text:p>68633000</text:p>
          </table:table-cell>
          <table:table-cell office:value-type="string" calcext:value-type="string">
            <text:p><text:s/>emef manoelito sande de andrade 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urut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6445394</text:p>
          </table:table-cell>
          <table:table-cell office:value-type="string" calcext:value-type="string">
            <text:p>-56.2929381</text:p>
          </table:table-cell>
          <table:table-cell office:value-type="string" calcext:value-type="string">
            <text:p>JURUTI - MARACANA</text:p>
          </table:table-cell>
          <table:table-cell office:value-type="string" calcext:value-type="string">
            <text:p>POLO UAB - JURUTI</text:p>
          </table:table-cell>
          <table:table-cell office:value-type="string" calcext:value-type="string">
            <text:p>Rua Arnaldo Pinh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racanã</text:p>
          </table:table-cell>
          <table:table-cell office:value-type="float" office:value="68170000" calcext:value-type="float">
            <text:p>68170000</text:p>
          </table:table-cell>
          <table:table-cell office:value-type="string" calcext:value-type="string">
            <text:p>Escola Municipal Professora Zelinda de Souza Guimarães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rauapeb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0838087</text:p>
          </table:table-cell>
          <table:table-cell office:value-type="string" calcext:value-type="string">
            <text:p>-50.43081590000001</text:p>
          </table:table-cell>
          <table:table-cell office:value-type="string" calcext:value-type="string">
            <text:p>PARAUAPEBAS - CIDADE NOVA</text:p>
          </table:table-cell>
          <table:table-cell office:value-type="string" calcext:value-type="string">
            <text:p>POLO PARAUAPEBAS - UAB</text:p>
          </table:table-cell>
          <table:table-cell office:value-type="string" calcext:value-type="string">
            <text:p>RUA A, QUADRA ESPECIAL</text:p>
          </table:table-cell>
          <table:table-cell/>
          <table:table-cell office:value-type="string" calcext:value-type="string">
            <text:p>CIDADE NOVA</text:p>
          </table:table-cell>
          <table:table-cell office:value-type="float" office:value="68515000" calcext:value-type="float">
            <text:p>68515000</text:p>
          </table:table-cell>
          <table:table-cell office:value-type="string" calcext:value-type="string">
            <text:p>CEUP- CENTRO UNIVERSITÁRIO DE PARAUAPEBAS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8.037929799999999</text:p>
          </table:table-cell>
          <table:table-cell office:value-type="string" calcext:value-type="string">
            <text:p>-50.0248984</text:p>
          </table:table-cell>
          <table:table-cell office:value-type="string" calcext:value-type="string">
            <text:p>REDENCAO - VILA PAULISTA</text:p>
          </table:table-cell>
          <table:table-cell office:value-type="string" calcext:value-type="string">
            <text:p>POLO CARAJAS </text:p>
          </table:table-cell>
          <table:table-cell office:value-type="string" calcext:value-type="string">
            <text:p>Av. Ministro Oscar Thompso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ila Paulista</text:p>
          </table:table-cell>
          <table:table-cell office:value-type="float" office:value="68552140" calcext:value-type="float">
            <text:p>68552140</text:p>
          </table:table-cell>
          <table:table-cell office:value-type="string" calcext:value-type="string">
            <text:p>Anexo à Escola Maria Conceição Correia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lân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8796885</text:p>
          </table:table-cell>
          <table:table-cell office:value-type="string" calcext:value-type="string">
            <text:p>-48.7995122</text:p>
          </table:table-cell>
          <table:table-cell office:value-type="string" calcext:value-type="string">
            <text:p>TAILANDIA - NOVO</text:p>
          </table:table-cell>
          <table:table-cell office:value-type="string" calcext:value-type="string">
            <text:p>POLO UNIVERSITARIO DE TAILANDIA - UAB</text:p>
          </table:table-cell>
          <table:table-cell office:value-type="string" calcext:value-type="string">
            <text:p>AVENIDA FLORIANÓPOLI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VO</text:p>
          </table:table-cell>
          <table:table-cell office:value-type="float" office:value="68695000" calcext:value-type="float">
            <text:p>68695000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ucumã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860455399999999</text:p>
          </table:table-cell>
          <table:table-cell office:value-type="string" calcext:value-type="string">
            <text:p>-51.4309582</text:p>
          </table:table-cell>
          <table:table-cell office:value-type="string" calcext:value-type="string">
            <text:p>TUCUMA - BAIRRO DAS FLORES</text:p>
          </table:table-cell>
          <table:table-cell office:value-type="string" calcext:value-type="string">
            <text:p>POLO UAB UNIVERSITARIO DE TUCUMA</text:p>
          </table:table-cell>
          <table:table-cell office:value-type="string" calcext:value-type="string">
            <text:p>RUA TUCURUI </text:p>
          </table:table-cell>
          <table:table-cell/>
          <table:table-cell office:value-type="string" calcext:value-type="string">
            <text:p>BAIRRO DAS FLORES</text:p>
          </table:table-cell>
          <table:table-cell office:value-type="float" office:value="68385000" calcext:value-type="float">
            <text:p>68385000</text:p>
          </table:table-cell>
          <table:table-cell office:value-type="string" calcext:value-type="string">
            <text:p>ESCOLA MUNICIPAL ELCIONE BARBALHO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lago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787824</text:p>
          </table:table-cell>
          <table:table-cell office:value-type="string" calcext:value-type="string">
            <text:p>-35.5876697</text:p>
          </table:table-cell>
          <table:table-cell office:value-type="string" calcext:value-type="string">
            <text:p>ALAGOA GRANDE - CONJUNTO CEHAP I</text:p>
          </table:table-cell>
          <table:table-cell office:value-type="string" calcext:value-type="string">
            <text:p>POLO UAB - ALAGOA GRANDE</text:p>
          </table:table-cell>
          <table:table-cell office:value-type="string" calcext:value-type="string">
            <text:p>Rua Francisco Carlos da Silva</text:p>
          </table:table-cell>
          <table:table-cell/>
          <table:table-cell office:value-type="string" calcext:value-type="string">
            <text:p>Conjunto CEHAP I</text:p>
          </table:table-cell>
          <table:table-cell office:value-type="float" office:value="58388000" calcext:value-type="float">
            <text:p>58388000</text:p>
          </table:table-cell>
          <table:table-cell office:value-type="string" calcext:value-type="string">
            <text:p>CAIC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raru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5297073</text:p>
          </table:table-cell>
          <table:table-cell office:value-type="string" calcext:value-type="string">
            <text:p>-35.7188463</text:p>
          </table:table-cell>
          <table:table-cell office:value-type="string" calcext:value-type="string">
            <text:p>ARARUNA - CENTRO</text:p>
          </table:table-cell>
          <table:table-cell office:value-type="string" calcext:value-type="string">
            <text:p>POLO UAB - ARARUNA</text:p>
          </table:table-cell>
          <table:table-cell office:value-type="string" calcext:value-type="string">
            <text:p>Rua Fausto Herminio de Araúj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Anexo da Igreja Matriz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218234</text:p>
          </table:table-cell>
          <table:table-cell office:value-type="string" calcext:value-type="string">
            <text:p>-35.8904953</text:p>
          </table:table-cell>
          <table:table-cell office:value-type="string" calcext:value-type="string">
            <text:p>CAMPINA GRANDE - CENTRO</text:p>
          </table:table-cell>
          <table:table-cell office:value-type="string" calcext:value-type="string">
            <text:p>POLO MUNICIPAL DE APOIO PRESENCIAL - CAMPINA GRANDE - UAB</text:p>
          </table:table-cell>
          <table:table-cell office:value-type="string" calcext:value-type="string">
            <text:p><text:s/>RUA SANTA CLARA( LARGO DO AÇUDE NOVO)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400170" calcext:value-type="float">
            <text:p>58400170</text:p>
          </table:table-cell>
          <table:table-cell office:value-type="string" calcext:value-type="string">
            <text:p><text:s/>AO LADO DA CERVEJARIA BIG MIX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93545</text:p>
          </table:table-cell>
          <table:table-cell office:value-type="string" calcext:value-type="string">
            <text:p>-34.8403408</text:p>
          </table:table-cell>
          <table:table-cell office:value-type="string" calcext:value-type="string">
            <text:p>CONDE - CENTRO</text:p>
          </table:table-cell>
          <table:table-cell office:value-type="string" calcext:value-type="string">
            <text:p>POLO DE APOIO PRESENCIAL DA UAB - CONDE</text:p>
          </table:table-cell>
          <table:table-cell office:value-type="string" calcext:value-type="string">
            <text:p>RODOVIA PB 018 - KM 3,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22000" calcext:value-type="float">
            <text:p>58322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uité de 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00517</text:p>
          </table:table-cell>
          <table:table-cell office:value-type="string" calcext:value-type="string">
            <text:p>-35.2478112</text:p>
          </table:table-cell>
          <table:table-cell office:value-type="string" calcext:value-type="string">
            <text:p>CUITE DE MAMANGUAPE - CENTRO</text:p>
          </table:table-cell>
          <table:table-cell office:value-type="string" calcext:value-type="string">
            <text:p>POLO UAB - CUITE DE MAMANGUAPE</text:p>
          </table:table-cell>
          <table:table-cell office:value-type="string" calcext:value-type="string">
            <text:p>RUA DA MATRIZ S/N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289000" calcext:value-type="float">
            <text:p>58289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uas Estrada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DUAS ESTRADAS - CENTRO</text:p>
          </table:table-cell>
          <table:table-cell office:value-type="string" calcext:value-type="string">
            <text:p>POLO DE APOIO E.M.PROF <text:s/>MARIA DUTRA - DUAS ESTRADAS - UAB</text:p>
          </table:table-cell>
          <table:table-cell office:value-type="string" calcext:value-type="string">
            <text:p>Rua Presidente Médici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entro</text:p>
          </table:table-cell>
          <table:table-cell office:value-type="float" office:value="58568000" calcext:value-type="float">
            <text:p>58568000</text:p>
          </table:table-cell>
          <table:table-cell office:value-type="string" calcext:value-type="string">
            <text:p>Escola Municipal E. F. Diva Lira de Carvalho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tabaia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51664</text:p>
          </table:table-cell>
          <table:table-cell office:value-type="string" calcext:value-type="string">
            <text:p>-35.3685679</text:p>
          </table:table-cell>
          <table:table-cell office:value-type="string" calcext:value-type="string">
            <text:p>ITABAIANA - JUCURI</text:p>
          </table:table-cell>
          <table:table-cell office:value-type="string" calcext:value-type="string">
            <text:p>POLO MUNICPAL DE APOIO PRESENCIAL DE ITABAIANA - UAB</text:p>
          </table:table-cell>
          <table:table-cell office:value-type="string" calcext:value-type="string">
            <text:p>RUA DO JUCURI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CURI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CAIC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1812899999999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ITAPORANGA - CENTRO</text:p>
          </table:table-cell>
          <table:table-cell office:value-type="string" calcext:value-type="string">
            <text:p>POLO UNIVERSITARIO DE APOIO PRESENCIAL - UAB - ITAPORANGA-PB</text:p>
          </table:table-cell>
          <table:table-cell office:value-type="string" calcext:value-type="string">
            <text:p>Avenida Padre Lourenç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entro</text:p>
          </table:table-cell>
          <table:table-cell office:value-type="float" office:value="58780000" calcext:value-type="float">
            <text:p>58780000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JOAO PESSOA - EXPEDICIONARIOS</text:p>
          </table:table-cell>
          <table:table-cell office:value-type="string" calcext:value-type="string">
            <text:p>POLO UAB JOAO PESSOA</text:p>
          </table:table-cell>
          <table:table-cell office:value-type="string" calcext:value-type="string">
            <text:p>AVENIDA MINISTRO JOSÉ AMÉRICO DE ALMEIDA 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EXPEDICIONÁRIOS</text:p>
          </table:table-cell>
          <table:table-cell office:value-type="float" office:value="58040302" calcext:value-type="float">
            <text:p>58040302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ivram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26767699999999</text:p>
          </table:table-cell>
          <table:table-cell office:value-type="string" calcext:value-type="string">
            <text:p>-36.9970831</text:p>
          </table:table-cell>
          <table:table-cell office:value-type="string" calcext:value-type="string">
            <text:p>LIVRAMENTO - SANTO ANTONIO</text:p>
          </table:table-cell>
          <table:table-cell office:value-type="string" calcext:value-type="string">
            <text:p>POLO UAB - LIVRAMENTO</text:p>
          </table:table-cell>
          <table:table-cell office:value-type="string" calcext:value-type="string">
            <text:p>RUA ARNALDO GUILHERME DOS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O ANTONIO</text:p>
          </table:table-cell>
          <table:table-cell office:value-type="float" office:value="58690000" calcext:value-type="float">
            <text:p>5869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ce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18259399999999</text:p>
          </table:table-cell>
          <table:table-cell office:value-type="string" calcext:value-type="string">
            <text:p>-34.9286096</text:p>
          </table:table-cell>
          <table:table-cell office:value-type="string" calcext:value-type="string">
            <text:p>LUCENA - FAGUNDES</text:p>
          </table:table-cell>
          <table:table-cell office:value-type="string" calcext:value-type="string">
            <text:p>POLO DE APOIO PRESENCIAL DE LUCENA - UAB</text:p>
          </table:table-cell>
          <table:table-cell office:value-type="string" calcext:value-type="string">
            <text:p>RUA SÃO JOSÉ</text:p>
          </table:table-cell>
          <table:table-cell/>
          <table:table-cell office:value-type="string" calcext:value-type="string">
            <text:p>FAGUNDES</text:p>
          </table:table-cell>
          <table:table-cell office:value-type="float" office:value="58315000" calcext:value-type="float">
            <text:p>5831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65546599999999</text:p>
          </table:table-cell>
          <table:table-cell office:value-type="string" calcext:value-type="string">
            <text:p>-35.3246769</text:p>
          </table:table-cell>
          <table:table-cell office:value-type="string" calcext:value-type="string">
            <text:p>MARI - JOSE AMERICO</text:p>
          </table:table-cell>
          <table:table-cell office:value-type="string" calcext:value-type="string">
            <text:p>POLO UAB - MARI</text:p>
          </table:table-cell>
          <table:table-cell office:value-type="string" calcext:value-type="string">
            <text:p>RUA TEREZA SALES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OSÉ AMÉRICO</text:p>
          </table:table-cell>
          <table:table-cell office:value-type="float" office:value="58345000" calcext:value-type="float">
            <text:p>58345000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itimb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989338</text:p>
          </table:table-cell>
          <table:table-cell office:value-type="string" calcext:value-type="string">
            <text:p>-34.8403408</text:p>
          </table:table-cell>
          <table:table-cell office:value-type="string" calcext:value-type="string">
            <text:p>PITIMBU - <text:s/>CENTRO</text:p>
          </table:table-cell>
          <table:table-cell office:value-type="string" calcext:value-type="string">
            <text:p>POLO UAB DE PITIMBU</text:p>
          </table:table-cell>
          <table:table-cell office:value-type="string" calcext:value-type="string">
            <text:p>Travessa Bela Vis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324000" calcext:value-type="float">
            <text:p>58324000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8070569</text:p>
          </table:table-cell>
          <table:table-cell office:value-type="string" calcext:value-type="string">
            <text:p>-37.8300034</text:p>
          </table:table-cell>
          <table:table-cell office:value-type="string" calcext:value-type="string">
            <text:p>POMBAL - CENTRO</text:p>
          </table:table-cell>
          <table:table-cell office:value-type="string" calcext:value-type="string">
            <text:p>POLO DE APOIO PRESENCIAL DE POMBAL JARIO VIEIRA FEITOSA - POMBAL - UAB</text:p>
          </table:table-cell>
          <table:table-cell office:value-type="string" calcext:value-type="string">
            <text:p>RUA MANOEL PIRES DE SOUS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840000" calcext:value-type="float">
            <text:p>5884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627496</text:p>
          </table:table-cell>
          <table:table-cell office:value-type="string" calcext:value-type="string">
            <text:p>-35.0828588</text:p>
          </table:table-cell>
          <table:table-cell office:value-type="string" calcext:value-type="string">
            <text:p>IPOJUCA - CENTRO</text:p>
          </table:table-cell>
          <table:table-cell office:value-type="string" calcext:value-type="string">
            <text:p>POLO DE APOIO PRESENCIAL DA UAB IPOJUCA</text:p>
          </table:table-cell>
          <table:table-cell office:value-type="string" calcext:value-type="string">
            <text:p>RUA DO COLÉGI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590000" calcext:value-type="float">
            <text:p>5559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17537300000001</text:p>
          </table:table-cell>
          <table:table-cell office:value-type="string" calcext:value-type="string">
            <text:p>-35.4562795</text:p>
          </table:table-cell>
          <table:table-cell office:value-type="string" calcext:value-type="string">
            <text:p>LIMOEIRO - JUA</text:p>
          </table:table-cell>
          <table:table-cell office:value-type="string" calcext:value-type="string">
            <text:p>POLO UAB - LIMOEIRO-PE</text:p>
          </table:table-cell>
          <table:table-cell office:value-type="string" calcext:value-type="string">
            <text:p>Rua São Vicente Ferr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A</text:p>
          </table:table-cell>
          <table:table-cell office:value-type="float" office:value="55700000" calcext:value-type="float">
            <text:p>55700000</text:p>
          </table:table-cell>
          <table:table-cell office:value-type="string" calcext:value-type="string">
            <text:p>CENTRO SOCIAL URBANO-Loteamento Ladeira Vermelha 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OLINDA - SALGADINHO</text:p>
          </table:table-cell>
          <table:table-cell office:value-type="string" calcext:value-type="string">
            <text:p>POLO ESPACO CIENCIA - OLINDA - UAB</text:p>
          </table:table-cell>
          <table:table-cell office:value-type="string" calcext:value-type="string">
            <text:p>COMPLEXO SALGADINHO, MEMORIAL ARCOVERDE- PARQUE II</text:p>
          </table:table-cell>
          <table:table-cell/>
          <table:table-cell office:value-type="string" calcext:value-type="string">
            <text:p>SALGADINHO</text:p>
          </table:table-cell>
          <table:table-cell office:value-type="float" office:value="53111970" calcext:value-type="float">
            <text:p>53111970</text:p>
          </table:table-cell>
          <table:table-cell office:value-type="string" calcext:value-type="string">
            <text:p><text:s/>Complexo de Salgadinho - memorial arcoverde - parque ii - s/n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3627277</text:p>
          </table:table-cell>
          <table:table-cell office:value-type="string" calcext:value-type="string">
            <text:p>-36.7388486</text:p>
          </table:table-cell>
          <table:table-cell office:value-type="string" calcext:value-type="string">
            <text:p>PESQUEIRA - CENTRO</text:p>
          </table:table-cell>
          <table:table-cell office:value-type="string" calcext:value-type="string">
            <text:p>POLO <text:s/>UAB MONSENHOR FAUSTO DE SOUZA FERRAZ</text:p>
          </table:table-cell>
          <table:table-cell office:value-type="string" calcext:value-type="string">
            <text:p>Av Ésio Araúj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float" office:value="55200000" calcext:value-type="float">
            <text:p>55200000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740099000000001</text:p>
          </table:table-cell>
          <table:table-cell office:value-type="string" calcext:value-type="string">
            <text:p>-40.2884386</text:p>
          </table:table-cell>
          <table:table-cell office:value-type="string" calcext:value-type="string">
            <text:p>TRINDADE - CENTRO</text:p>
          </table:table-cell>
          <table:table-cell office:value-type="string" calcext:value-type="string">
            <text:p>POLO DA UNIVERSIDADE ABERTA DO BRASIL - TRINDADE-PE</text:p>
          </table:table-cell>
          <table:table-cell office:value-type="string" calcext:value-type="string">
            <text:p>Rua 29 de Janei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ENTRO</text:p>
          </table:table-cell>
          <table:table-cell office:value-type="float" office:value="56250000" calcext:value-type="float">
            <text:p>56250000</text:p>
          </table:table-cell>
          <table:table-cell office:value-type="string" calcext:value-type="string">
            <text:p><text:s/>ao lado da Escola Paulo Guerra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gua Branca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AGUA BRANCA - CENTRO</text:p>
          </table:table-cell>
          <table:table-cell office:value-type="string" calcext:value-type="string">
            <text:p>POLO UAB - UNIVERSIDADE ABERTA DO PIAUI - AGUA BRANCA</text:p>
          </table:table-cell>
          <table:table-cell office:value-type="string" calcext:value-type="string">
            <text:p>AV. JOSÉ MIGUEL,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46000" calcext:value-type="float">
            <text:p>6446000</text:p>
          </table:table-cell>
          <table:table-cell office:value-type="string" calcext:value-type="string">
            <text:p>polo de apoio presencial da uab - água Branca - pi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uriti dos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850888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BURITI DOS LOPES - COHAB</text:p>
          </table:table-cell>
          <table:table-cell office:value-type="string" calcext:value-type="string">
            <text:p>POLO DE APOIO PRESENCIAL JOSE FRANCA DA ROCHA - BURITI DOS LOPES - UAB</text:p>
          </table:table-cell>
          <table:table-cell office:value-type="string" calcext:value-type="string">
            <text:p>RUA PROFESSORA MARIA DA GLÓRIA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HAB</text:p>
          </table:table-cell>
          <table:table-cell office:value-type="float" office:value="64230000" calcext:value-type="float">
            <text:p>6423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nto do Burit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58919799999999</text:p>
          </table:table-cell>
          <table:table-cell office:value-type="string" calcext:value-type="string">
            <text:p>-43.40666179999999</text:p>
          </table:table-cell>
          <table:table-cell office:value-type="string" calcext:value-type="string">
            <text:p>CANTO DO BURITI - AEROPORTO</text:p>
          </table:table-cell>
          <table:table-cell office:value-type="string" calcext:value-type="string">
            <text:p>POLO MANOEL MARQUES DE ARAUJO - CANTO DO BURITI -UAB</text:p>
          </table:table-cell>
          <table:table-cell office:value-type="string" calcext:value-type="string">
            <text:p>RUA RIO GRANDE DO NORT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ROPORTO</text:p>
          </table:table-cell>
          <table:table-cell office:value-type="float" office:value="64890000" calcext:value-type="float">
            <text:p>6489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stel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3873788</text:p>
          </table:table-cell>
          <table:table-cell office:value-type="string" calcext:value-type="string">
            <text:p>-41.5212742</text:p>
          </table:table-cell>
          <table:table-cell office:value-type="string" calcext:value-type="string">
            <text:p>CASTELO DO PIAUI - CENTRO</text:p>
          </table:table-cell>
          <table:table-cell office:value-type="string" calcext:value-type="string">
            <text:p>POLO DE APOIO PRESENCIAL TERRITORIO DAS CARNAUBAIS - CASTELO DO PIAUI - UAB</text:p>
          </table:table-cell>
          <table:table-cell office:value-type="string" calcext:value-type="string">
            <text:p>Rua Joaquim Távora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entro</text:p>
          </table:table-cell>
          <table:table-cell office:value-type="float" office:value="64340000" calcext:value-type="float">
            <text:p>64340000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esbão Velos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2444676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ELESBAO VELOSO - CAPITAO MUNDOCO</text:p>
          </table:table-cell>
          <table:table-cell office:value-type="string" calcext:value-type="string">
            <text:p>POLO DE APOIO PRESENCIAL TERRITORIO VALE DO SAMBITO - ELESBAO VELOSO</text:p>
          </table:table-cell>
          <table:table-cell office:value-type="string" calcext:value-type="string">
            <text:p>PRAÇA PADRE JOSÉ PAULO DO RÊGO </text:p>
          </table:table-cell>
          <table:table-cell/>
          <table:table-cell office:value-type="string" calcext:value-type="string">
            <text:p>CAPITÃO MUNDOCO</text:p>
          </table:table-cell>
          <table:table-cell office:value-type="float" office:value="64325000" calcext:value-type="float">
            <text:p>64325000</text:p>
          </table:table-cell>
          <table:table-cell office:value-type="string" calcext:value-type="string">
            <text:p>U.E. JOANA NONATA DA SILVA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erant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8459435</text:p>
          </table:table-cell>
          <table:table-cell office:value-type="string" calcext:value-type="string">
            <text:p>-42.1967716</text:p>
          </table:table-cell>
          <table:table-cell office:value-type="string" calcext:value-type="string">
            <text:p>ESPERANTINA - CENTRO</text:p>
          </table:table-cell>
          <table:table-cell office:value-type="string" calcext:value-type="string">
            <text:p>POLO DE APOIO PRESENCIAL DA UAB EM ESPERANTINA - UAB</text:p>
          </table:table-cell>
          <table:table-cell office:value-type="string" calcext:value-type="string">
            <text:p>Av. Ministro Petrônio Portel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entro</text:p>
          </table:table-cell>
          <table:table-cell office:value-type="float" office:value="64180000" calcext:value-type="float">
            <text:p>6418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658271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FLORIANO - MELADAO</text:p>
          </table:table-cell>
          <table:table-cell office:value-type="string" calcext:value-type="string">
            <text:p>POLO DE APOIO PRESENCIAL DA UNIVERSIDADE ABERTA DO BRASIL- FLORIANO-PI</text:p>
          </table:table-cell>
          <table:table-cell office:value-type="string" calcext:value-type="string">
            <text:p>BR 343 KM 3,5</text:p>
          </table:table-cell>
          <table:table-cell/>
          <table:table-cell office:value-type="string" calcext:value-type="string">
            <text:p>MELADÃO</text:p>
          </table:table-cell>
          <table:table-cell office:value-type="float" office:value="64800000" calcext:value-type="float">
            <text:p>64800000</text:p>
          </table:table-cell>
          <table:table-cell office:value-type="string" calcext:value-type="string">
            <text:p>CAMPUS AMÍLCAR FERREIRA SOBRAL - CAFS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255311</text:p>
          </table:table-cell>
          <table:table-cell office:value-type="string" calcext:value-type="string">
            <text:p>-45.3745358</text:p>
          </table:table-cell>
          <table:table-cell office:value-type="string" calcext:value-type="string">
            <text:p>GILBUES - SANTO ANTONIO</text:p>
          </table:table-cell>
          <table:table-cell office:value-type="string" calcext:value-type="string">
            <text:p>POLO CHAPADA DAS MANGABEIRA - GILBUES - UAB</text:p>
          </table:table-cell>
          <table:table-cell office:value-type="string" calcext:value-type="string">
            <text:p>AV. JOÃO DIAS FIGUEIREDO</text:p>
          </table:table-cell>
          <table:table-cell/>
          <table:table-cell office:value-type="string" calcext:value-type="string">
            <text:p>SANTO ANTONIO</text:p>
          </table:table-cell>
          <table:table-cell office:value-type="float" office:value="64930000" calcext:value-type="float">
            <text:p>64930000</text:p>
          </table:table-cell>
          <table:table-cell office:value-type="string" calcext:value-type="string">
            <text:p>RUA DO ESTÁDIO MUNICIPAL (ANTIGO PRÉDIO DO INSTITUTO DESERT)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nhum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689243599999999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INHUMA - LIBERDADE</text:p>
          </table:table-cell>
          <table:table-cell office:value-type="string" calcext:value-type="string">
            <text:p>POLO LUIZ DE SOUSA LEAL - INHUMA - UAB</text:p>
          </table:table-cell>
          <table:table-cell office:value-type="string" calcext:value-type="string">
            <text:p>RUA JOÃO GONÇALVES DE HOLAND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IBERDADE</text:p>
          </table:table-cell>
          <table:table-cell office:value-type="float" office:value="64535000" calcext:value-type="float">
            <text:p>6453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iracuru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971033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PIRACURUCA - CENTRO</text:p>
          </table:table-cell>
          <table:table-cell office:value-type="string" calcext:value-type="string">
            <text:p>POLO TERRITORIO DOS COCAIS - PIRACURUCA - UAB</text:p>
          </table:table-cell>
          <table:table-cell office:value-type="string" calcext:value-type="string">
            <text:p>RUA TENENTE RUI BRITO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CENTRO</text:p>
          </table:table-cell>
          <table:table-cell office:value-type="float" office:value="64240000" calcext:value-type="float">
            <text:p>64240000</text:p>
          </table:table-cell>
          <table:table-cell office:value-type="string" calcext:value-type="string">
            <text:p>U.E. MAGALHÃES FILHO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898869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SAO JOAO DO PIAUI - CENTRO</text:p>
          </table:table-cell>
          <table:table-cell office:value-type="string" calcext:value-type="string">
            <text:p>POLO DE APOIO PRESENCIAL DA UAB TERRITORIO SERRA DA CAPIVARA - SAO JOAO DO PIAUI</text:p>
          </table:table-cell>
          <table:table-cell office:value-type="string" calcext:value-type="string">
            <text:p>PRAÇA MANOEL ANTÔNIO DE SOUSA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760000" calcext:value-type="float">
            <text:p>64760000</text:p>
          </table:table-cell>
          <table:table-cell office:value-type="string" calcext:value-type="string">
            <text:p><text:s/>praça do manuca ou praça da feira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040883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SIMOES - CENTRO</text:p>
          </table:table-cell>
          <table:table-cell office:value-type="string" calcext:value-type="string">
            <text:p>POLO TERRITORIO VALE DO RIO GUARIBAS - SIMOES - UAB</text:p>
          </table:table-cell>
          <table:table-cell office:value-type="string" calcext:value-type="string">
            <text:p>Rua Dom Expedito Lop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585000" calcext:value-type="float">
            <text:p>64585000</text:p>
          </table:table-cell>
          <table:table-cell office:value-type="string" calcext:value-type="string">
            <text:p>predio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mplício Mend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581548</text:p>
          </table:table-cell>
          <table:table-cell office:value-type="string" calcext:value-type="string">
            <text:p>-42.0385904</text:p>
          </table:table-cell>
          <table:table-cell office:value-type="string" calcext:value-type="string">
            <text:p>SIMPLICIO MENDES - CENTRO</text:p>
          </table:table-cell>
          <table:table-cell office:value-type="string" calcext:value-type="string">
            <text:p>POLO DE APOIO PRESENCIAL UAB ANTONIO DE MOURA FE/ SIMPLICIO MENDES</text:p>
          </table:table-cell>
          <table:table-cell office:value-type="string" calcext:value-type="string">
            <text:p>RUA PIO SÉVI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700000" calcext:value-type="float">
            <text:p>647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ruç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41486099999999</text:p>
          </table:table-cell>
          <table:table-cell office:value-type="string" calcext:value-type="string">
            <text:p>-44.5501935</text:p>
          </table:table-cell>
          <table:table-cell office:value-type="string" calcext:value-type="string">
            <text:p>URUCUI - MALVINAS</text:p>
          </table:table-cell>
          <table:table-cell office:value-type="string" calcext:value-type="string">
            <text:p>POLO TABULEIROS DO ALTO PARNAIBA - URUCUI - UAB</text:p>
          </table:table-cell>
          <table:table-cell office:value-type="string" calcext:value-type="string">
            <text:p>RUA ALMIR BENVINDO </text:p>
          </table:table-cell>
          <table:table-cell/>
          <table:table-cell office:value-type="string" calcext:value-type="string">
            <text:p>MALVINAS</text:p>
          </table:table-cell>
          <table:table-cell office:value-type="float" office:value="64860000" calcext:value-type="float">
            <text:p>6486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stor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752845</text:p>
          </table:table-cell>
          <table:table-cell office:value-type="string" calcext:value-type="string">
            <text:p>-51.7255991</text:p>
          </table:table-cell>
          <table:table-cell office:value-type="string" calcext:value-type="string">
            <text:p>ASTORGA - VILA SAMUEL</text:p>
          </table:table-cell>
          <table:table-cell office:value-type="string" calcext:value-type="string">
            <text:p>POLO MUNICIPAL DE APOIO PRESENCIAL EAD-UAB-ASTORGA</text:p>
          </table:table-cell>
          <table:table-cell office:value-type="string" calcext:value-type="string">
            <text:p>Rua Paulo Tadaschi Satomi 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Vila Samuel</text:p>
          </table:table-cell>
          <table:table-cell office:value-type="float" office:value="86730000" calcext:value-type="float">
            <text:p>86730000</text:p>
          </table:table-cell>
          <table:table-cell office:value-type="string" calcext:value-type="string">
            <text:p>Escola Municipal Antenor Balarotti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dade Gaúch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3936175</text:p>
          </table:table-cell>
          <table:table-cell office:value-type="string" calcext:value-type="string">
            <text:p>-52.9385002</text:p>
          </table:table-cell>
          <table:table-cell office:value-type="string" calcext:value-type="string">
            <text:p>CIDADE GAUCHA - RODOVIA</text:p>
          </table:table-cell>
          <table:table-cell office:value-type="string" calcext:value-type="string">
            <text:p>POLO UAB DE APOIO PRESENCIAL CIDADE GAUCHA - PR</text:p>
          </table:table-cell>
          <table:table-cell office:value-type="string" calcext:value-type="string">
            <text:p>Rodovia PR 482 - KM 45 </text:p>
          </table:table-cell>
          <table:table-cell/>
          <table:table-cell office:value-type="string" calcext:value-type="string">
            <text:p>RODOVIA</text:p>
          </table:table-cell>
          <table:table-cell office:value-type="float" office:value="87820000" calcext:value-type="float">
            <text:p>87820000</text:p>
          </table:table-cell>
          <table:table-cell office:value-type="string" calcext:value-type="string">
            <text:p>UEM - CAMPUS DO ARENITO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ruzeiro do 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00793</text:p>
          </table:table-cell>
          <table:table-cell office:value-type="string" calcext:value-type="string">
            <text:p>-53.0888943</text:p>
          </table:table-cell>
          <table:table-cell office:value-type="string" calcext:value-type="string">
            <text:p>CRUZEIRO DO OESTE - CENTRO</text:p>
          </table:table-cell>
          <table:table-cell office:value-type="string" calcext:value-type="string">
            <text:p>POLO REGIONAL DE APOIO PRESENCIAL DA UAB - CRUZEIRO DO OESTE</text:p>
          </table:table-cell>
          <table:table-cell office:value-type="string" calcext:value-type="string">
            <text:p>Avenida Palmas- Esquina com a rua Faxin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entro</text:p>
          </table:table-cell>
          <table:table-cell office:value-type="float" office:value="87400000" calcext:value-type="float">
            <text:p>874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FOZ DO IGUACU - PARQUE TECNOLOGICO ITAIPU</text:p>
          </table:table-cell>
          <table:table-cell office:value-type="string" calcext:value-type="string">
            <text:p>POLO UAB - FOZ DO IGUACU</text:p>
          </table:table-cell>
          <table:table-cell office:value-type="string" calcext:value-type="string">
            <text:p>AV. TANCREDO NEVES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PARQUE TECNOLÓGICO ITAIPU</text:p>
          </table:table-cell>
          <table:table-cell office:value-type="float" office:value="85856970" calcext:value-type="float">
            <text:p>85856970</text:p>
          </table:table-cell>
          <table:table-cell office:value-type="string" calcext:value-type="string">
            <text:p>FUNDAÇÃO PARQUE TECNOLÓGICO ITAIPU - <text:s text:c="2"/>BRASIL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bait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8124402</text:p>
          </table:table-cell>
          <table:table-cell office:value-type="string" calcext:value-type="string">
            <text:p>-50.3069088</text:p>
          </table:table-cell>
          <table:table-cell office:value-type="string" calcext:value-type="string">
            <text:p>IBAITI - S.JUDAS TADEU</text:p>
          </table:table-cell>
          <table:table-cell office:value-type="string" calcext:value-type="string">
            <text:p>POLO UAB - POLO DE APOIO PRESENCIAL AO ENSINO SUPERIOR A DISTANCIA DE IBAITI</text:p>
          </table:table-cell>
          <table:table-cell office:value-type="string" calcext:value-type="string">
            <text:p>RUA SÃO JUDAS TADEU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.JUDAS TADEU</text:p>
          </table:table-cell>
          <table:table-cell office:value-type="float" office:value="84900000" calcext:value-type="float">
            <text:p>84900000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va 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7956486</text:p>
          </table:table-cell>
          <table:table-cell office:value-type="string" calcext:value-type="string">
            <text:p>-52.9814383</text:p>
          </table:table-cell>
          <table:table-cell office:value-type="string" calcext:value-type="string">
            <text:p>NOVA LONDRINA - CENTRO</text:p>
          </table:table-cell>
          <table:table-cell office:value-type="string" calcext:value-type="string">
            <text:p>POLO UAB _ POLO MUNICIPAL DE APOIO PRESENCIAL DE NOVA LONDRINA EM EAD - UAB</text:p>
          </table:table-cell>
          <table:table-cell office:value-type="string" calcext:value-type="string">
            <text:p>PRAÇA DA MATRI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ENTRO</text:p>
          </table:table-cell>
          <table:table-cell office:value-type="float" office:value="87970000" calcext:value-type="float">
            <text:p>87970000</text:p>
          </table:table-cell>
          <table:table-cell office:value-type="string" calcext:value-type="string">
            <text:p>ESCOLA MUNIC ""ISOLDE JULIETA ANDREATTA - E. F. nº 24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va Teb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87243</text:p>
          </table:table-cell>
          <table:table-cell office:value-type="string" calcext:value-type="string">
            <text:p>-51.95801640000001</text:p>
          </table:table-cell>
          <table:table-cell office:value-type="string" calcext:value-type="string">
            <text:p>NOVA TEBAS - CENTRO</text:p>
          </table:table-cell>
          <table:table-cell office:value-type="string" calcext:value-type="string">
            <text:p>POLO UAB EM NOVA TEBAS</text:p>
          </table:table-cell>
          <table:table-cell office:value-type="string" calcext:value-type="string">
            <text:p>Rua Alexandre Magno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entro</text:p>
          </table:table-cell>
          <table:table-cell office:value-type="float" office:value="85250000" calcext:value-type="float">
            <text:p>85250000</text:p>
          </table:table-cell>
          <table:table-cell office:value-type="string" calcext:value-type="string">
            <text:p>predio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5451522</text:p>
          </table:table-cell>
          <table:table-cell office:value-type="string" calcext:value-type="string">
            <text:p>-48.5271735</text:p>
          </table:table-cell>
          <table:table-cell office:value-type="string" calcext:value-type="string">
            <text:p>PARANAGUA - JARDIM GUARAITUBA</text:p>
          </table:table-cell>
          <table:table-cell office:value-type="string" calcext:value-type="string">
            <text:p>POLO UAB - <text:s/>POLO DE APOIO PRESENCIAL AO ENSINO SUPERIOR A DISTANCIA DE PARANAGUA</text:p>
          </table:table-cell>
          <table:table-cell office:value-type="string" calcext:value-type="string">
            <text:p>RUA CAPIBARIBE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JARDIM GUARAITUBA</text:p>
          </table:table-cell>
          <table:table-cell office:value-type="float" office:value="83209230" calcext:value-type="float">
            <text:p>83209230</text:p>
          </table:table-cell>
          <table:table-cell office:value-type="string" calcext:value-type="string">
            <text:p><text:s/>ESCOLA MUNICIPAL NASCIMENTO JUNIOR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0787717</text:p>
          </table:table-cell>
          <table:table-cell office:value-type="string" calcext:value-type="string">
            <text:p>-52.438028</text:p>
          </table:table-cell>
          <table:table-cell office:value-type="string" calcext:value-type="string">
            <text:p>PARANAVAI - JARDIM SANTOS DUMOND</text:p>
          </table:table-cell>
          <table:table-cell office:value-type="string" calcext:value-type="string">
            <text:p>POLO UAB <text:s/>DE PARANAVAI</text:p>
          </table:table-cell>
          <table:table-cell office:value-type="string" calcext:value-type="string">
            <text:p>RUA BARÃO DO CERRO AZU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ARDIM SANTOS DUMOND</text:p>
          </table:table-cell>
          <table:table-cell office:value-type="float" office:value="87706030" calcext:value-type="float">
            <text:p>8770603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ATO BRANCO - BORTOT</text:p>
          </table:table-cell>
          <table:table-cell office:value-type="string" calcext:value-type="string">
            <text:p>POLO REGIONAL DE ENSINO SUPERIOR DE PATO BRANCO - UAB</text:p>
          </table:table-cell>
          <table:table-cell office:value-type="string" calcext:value-type="string">
            <text:p>VIA DO CONHECIMENTO - <text:s/>PRT 493 <text:s/>KM 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ORTOT </text:p>
          </table:table-cell>
          <table:table-cell office:value-type="float" office:value="85503390" calcext:value-type="float">
            <text:p>85503390</text:p>
          </table:table-cell>
          <table:table-cell office:value-type="string" calcext:value-type="string">
            <text:p>EM FRENTE UTFPR - CAIXA POSTAL 133 - SAIDA PARA BOM SUCESSO DO SUL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736555</text:p>
          </table:table-cell>
          <table:table-cell office:value-type="string" calcext:value-type="string">
            <text:p>-49.79332789999999</text:p>
          </table:table-cell>
          <table:table-cell office:value-type="string" calcext:value-type="string">
            <text:p>SIQUEIRA CAMPOS - CENTRO</text:p>
          </table:table-cell>
          <table:table-cell office:value-type="string" calcext:value-type="string">
            <text:p>POLO DE APOIO PRESENCIAL AO ENSINO SUPERIOR DE SIQUEIRA CAMPOS - UAB</text:p>
          </table:table-cell>
          <table:table-cell office:value-type="string" calcext:value-type="string">
            <text:p>Rua Paraná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Centro</text:p>
          </table:table-cell>
          <table:table-cell office:value-type="float" office:value="84940000" calcext:value-type="float">
            <text:p>84940000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52996</text:p>
          </table:table-cell>
          <table:table-cell office:value-type="string" calcext:value-type="string">
            <text:p>-44.2381667</text:p>
          </table:table-cell>
          <table:table-cell office:value-type="string" calcext:value-type="string">
            <text:p>ANGRA DOS REIS - JACUECANGA</text:p>
          </table:table-cell>
          <table:table-cell office:value-type="string" calcext:value-type="string">
            <text:p>POLO UAB - ANGRA DOS REIS</text:p>
          </table:table-cell>
          <table:table-cell office:value-type="string" calcext:value-type="string">
            <text:p>Avenida dos Trabalhador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acuecanga</text:p>
          </table:table-cell>
          <table:table-cell office:value-type="float" office:value="23914360" calcext:value-type="float">
            <text:p>23914360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om Jesus do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330059</text:p>
          </table:table-cell>
          <table:table-cell office:value-type="string" calcext:value-type="string">
            <text:p>-41.7407394</text:p>
          </table:table-cell>
          <table:table-cell office:value-type="string" calcext:value-type="string">
            <text:p>BOM JESUS DO ITABAPOANA - CENTRO</text:p>
          </table:table-cell>
          <table:table-cell office:value-type="string" calcext:value-type="string">
            <text:p>POLO UAB - BOM JESUS DO ITABAPOANA</text:p>
          </table:table-cell>
          <table:table-cell office:value-type="string" calcext:value-type="string">
            <text:p>AV ROBERTO SILVEIRA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CENTRO</text:p>
          </table:table-cell>
          <table:table-cell office:value-type="float" office:value="28360000" calcext:value-type="float">
            <text:p>28360000</text:p>
          </table:table-cell>
          <table:table-cell office:value-type="string" calcext:value-type="string">
            <text:p>Colégio Estadual Padre Melo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ntag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8898802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CANTAGALO - CENTRO</text:p>
          </table:table-cell>
          <table:table-cell office:value-type="string" calcext:value-type="string">
            <text:p>POLO UAB - CANTAGALO</text:p>
          </table:table-cell>
          <table:table-cell office:value-type="string" calcext:value-type="string">
            <text:p>Rua Chapot Prevo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entro</text:p>
          </table:table-cell>
          <table:table-cell office:value-type="float" office:value="28500000" calcext:value-type="float">
            <text:p>28500000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taoca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7319007</text:p>
          </table:table-cell>
          <table:table-cell office:value-type="string" calcext:value-type="string">
            <text:p>-42.05838860000001</text:p>
          </table:table-cell>
          <table:table-cell office:value-type="string" calcext:value-type="string">
            <text:p>ITAOCARA - CENTRO</text:p>
          </table:table-cell>
          <table:table-cell office:value-type="string" calcext:value-type="string">
            <text:p>POLO UAB - ITAOCARA</text:p>
          </table:table-cell>
          <table:table-cell office:value-type="string" calcext:value-type="string">
            <text:p>Rua Nilo Peçanh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entro</text:p>
          </table:table-cell>
          <table:table-cell office:value-type="float" office:value="28570000" calcext:value-type="float">
            <text:p>28570000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877747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ITAPERUNA - PRESIDENTE COSTA E SILVA</text:p>
          </table:table-cell>
          <table:table-cell office:value-type="string" calcext:value-type="string">
            <text:p>POLO UAB - ITAPERUNA</text:p>
          </table:table-cell>
          <table:table-cell office:value-type="string" calcext:value-type="string">
            <text:p>Av. Zulamith Bittencourt - 3º paviment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Presidente Costa e Silva</text:p>
          </table:table-cell>
          <table:table-cell office:value-type="float" office:value="28300000" calcext:value-type="float">
            <text:p>28300000</text:p>
          </table:table-cell>
          <table:table-cell office:value-type="string" calcext:value-type="string">
            <text:p>CIEP LINA BOBARDI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MACAE - IMBOACICA</text:p>
          </table:table-cell>
          <table:table-cell office:value-type="string" calcext:value-type="string">
            <text:p>POLO UAB - MACAE</text:p>
          </table:table-cell>
          <table:table-cell office:value-type="string" calcext:value-type="string">
            <text:p>Rodovia Amaral Peixoto, km 164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mboacica</text:p>
          </table:table-cell>
          <table:table-cell office:value-type="float" office:value="27973030" calcext:value-type="float">
            <text:p>27973030</text:p>
          </table:table-cell>
          <table:table-cell office:value-type="string" calcext:value-type="string">
            <text:p>Prédio do IFF - Campus Macaé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iguel Pereira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MIGUEL PEREIRA - GOVERNADOR PORTELA</text:p>
          </table:table-cell>
          <table:table-cell office:value-type="string" calcext:value-type="string">
            <text:p>POLO UAB - MIGUEL PEREIRA</text:p>
          </table:table-cell>
          <table:table-cell office:value-type="string" calcext:value-type="string">
            <text:p>Rua Luis Eugêni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overnador Portela</text:p>
          </table:table-cell>
          <table:table-cell office:value-type="float" office:value="26910000" calcext:value-type="float">
            <text:p>26910000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ativida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034622</text:p>
          </table:table-cell>
          <table:table-cell office:value-type="string" calcext:value-type="string">
            <text:p>-41.9394892</text:p>
          </table:table-cell>
          <table:table-cell office:value-type="string" calcext:value-type="string">
            <text:p>NATIVIDADE - CENTRO</text:p>
          </table:table-cell>
          <table:table-cell office:value-type="string" calcext:value-type="string">
            <text:p>POLO UAB - NATIVIDADE</text:p>
          </table:table-cell>
          <table:table-cell office:value-type="string" calcext:value-type="string">
            <text:p>RUA VIGÁRIO JOÃO BATI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28380000" calcext:value-type="float">
            <text:p>28380000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NOVA FRIBURGO - OLARIA</text:p>
          </table:table-cell>
          <table:table-cell office:value-type="string" calcext:value-type="string">
            <text:p>POLO UAB - NOVA FRIBURGO</text:p>
          </table:table-cell>
          <table:table-cell office:value-type="string" calcext:value-type="string">
            <text:p>Av. José Pires Barros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Olaria</text:p>
          </table:table-cell>
          <table:table-cell office:value-type="float" office:value="28620000" calcext:value-type="float">
            <text:p>28620000</text:p>
          </table:table-cell>
          <table:table-cell office:value-type="string" calcext:value-type="string">
            <text:p>CIEP 124 Licínio Teixeira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racamb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173051</text:p>
          </table:table-cell>
          <table:table-cell office:value-type="string" calcext:value-type="string">
            <text:p>-43.69508039999999</text:p>
          </table:table-cell>
          <table:table-cell office:value-type="string" calcext:value-type="string">
            <text:p>PARACAMBI - FABRICA</text:p>
          </table:table-cell>
          <table:table-cell office:value-type="string" calcext:value-type="string">
            <text:p>POLO UAB - PARACAMBI</text:p>
          </table:table-cell>
          <table:table-cell office:value-type="string" calcext:value-type="string">
            <text:p>Rua Sebastião de Lacerd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ábrica</text:p>
          </table:table-cell>
          <table:table-cell office:value-type="float" office:value="26600000" calcext:value-type="float">
            <text:p>26600000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328121</text:p>
          </table:table-cell>
          <table:table-cell office:value-type="string" calcext:value-type="string">
            <text:p>-43.2076929</text:p>
          </table:table-cell>
          <table:table-cell office:value-type="string" calcext:value-type="string">
            <text:p>PETROPOLIS - QUITANDINHA</text:p>
          </table:table-cell>
          <table:table-cell office:value-type="string" calcext:value-type="string">
            <text:p>POLO UAB - PETROPOLIS</text:p>
          </table:table-cell>
          <table:table-cell office:value-type="string" calcext:value-type="string">
            <text:p>RUA DOMINGOS SILVERIO, s/n</text:p>
          </table:table-cell>
          <table:table-cell/>
          <table:table-cell office:value-type="string" calcext:value-type="string">
            <text:p>QUITANDINHA</text:p>
          </table:table-cell>
          <table:table-cell office:value-type="float" office:value="25650050" calcext:value-type="float">
            <text:p>2565005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02558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PIRAI - CENTRO</text:p>
          </table:table-cell>
          <table:table-cell office:value-type="string" calcext:value-type="string">
            <text:p>POLO UAB - PIRAI</text:p>
          </table:table-cell>
          <table:table-cell office:value-type="string" calcext:value-type="string">
            <text:p>RUA ROBERTO SILVEIR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ENTRO</text:p>
          </table:table-cell>
          <table:table-cell office:value-type="float" office:value="27175000" calcext:value-type="float">
            <text:p>2717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721876</text:p>
          </table:table-cell>
          <table:table-cell office:value-type="string" calcext:value-type="string">
            <text:p>-44.4483237</text:p>
          </table:table-cell>
          <table:table-cell office:value-type="string" calcext:value-type="string">
            <text:p>RESENDE - CENTRO</text:p>
          </table:table-cell>
          <table:table-cell office:value-type="string" calcext:value-type="string">
            <text:p>POLO UAB - RESENDE/RJ - PROF <text:s/>WALDA VALKYRIA BRUNO</text:p>
          </table:table-cell>
          <table:table-cell office:value-type="string" calcext:value-type="string">
            <text:p>RUA PADRE MARQUES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float" office:value="27511100" calcext:value-type="float">
            <text:p>27511100</text:p>
          </table:table-cell>
          <table:table-cell office:value-type="string" calcext:value-type="string">
            <text:p><text:s/>2º, 3º, 4 e 5º ANDAR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373942</text:p>
          </table:table-cell>
          <table:table-cell office:value-type="string" calcext:value-type="string">
            <text:p>-42.5901672</text:p>
          </table:table-cell>
          <table:table-cell office:value-type="string" calcext:value-type="string">
            <text:p>RIO BONITO - PRACA DO CRUZEIRO</text:p>
          </table:table-cell>
          <table:table-cell office:value-type="string" calcext:value-type="string">
            <text:p>POLO UAB - RIO BONITO</text:p>
          </table:table-cell>
          <table:table-cell office:value-type="string" calcext:value-type="string">
            <text:p>BR 101 (SENTIDO RIO), KM 265</text:p>
          </table:table-cell>
          <table:table-cell/>
          <table:table-cell office:value-type="string" calcext:value-type="string">
            <text:p>PRAÇA DO CRUZEIRO</text:p>
          </table:table-cell>
          <table:table-cell office:value-type="float" office:value="28800000" calcext:value-type="float">
            <text:p>28800000</text:p>
          </table:table-cell>
          <table:table-cell office:value-type="string" calcext:value-type="string">
            <text:p><text:s/>Colégio Municipal Dr. Astério Alves de Mendonça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987667</text:p>
          </table:table-cell>
          <table:table-cell office:value-type="string" calcext:value-type="string">
            <text:p>-43.57912109999999</text:p>
          </table:table-cell>
          <table:table-cell office:value-type="string" calcext:value-type="string">
            <text:p>RIO DE JANEIRO - CAMPO GRANDE</text:p>
          </table:table-cell>
          <table:table-cell office:value-type="string" calcext:value-type="string">
            <text:p>POLO UAB - CAMPO GRANDE</text:p>
          </table:table-cell>
          <table:table-cell office:value-type="string" calcext:value-type="string">
            <text:p>AV. MANUEL CALDEIRA DE ALVARENGA,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AMPO GRANDE</text:p>
          </table:table-cell>
          <table:table-cell office:value-type="float" office:value="23070200" calcext:value-type="float">
            <text:p>23070200</text:p>
          </table:table-cell>
          <table:table-cell office:value-type="string" calcext:value-type="string">
            <text:p><text:s/>2º ANDAR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nta Maria Madale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9612981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SANTA MARIA MADALENA - CENTRO</text:p>
          </table:table-cell>
          <table:table-cell office:value-type="string" calcext:value-type="string">
            <text:p>POLO UAB - SANTA MARIA MADALENA</text:p>
          </table:table-cell>
          <table:table-cell office:value-type="string" calcext:value-type="string">
            <text:p>Rua Honório Dubois s/n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770000" calcext:value-type="float">
            <text:p>28770000</text:p>
          </table:table-cell>
          <table:table-cell office:value-type="string" calcext:value-type="string">
            <text:p><text:s/>CIEP 273 - Prof. Graciano C.Filho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ão Fidé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6761772</text:p>
          </table:table-cell>
          <table:table-cell office:value-type="string" calcext:value-type="string">
            <text:p>-41.8004409</text:p>
          </table:table-cell>
          <table:table-cell office:value-type="string" calcext:value-type="string">
            <text:p>SAO FIDELIS - DIRLEY PERLINGEIRO DE ABREU</text:p>
          </table:table-cell>
          <table:table-cell office:value-type="string" calcext:value-type="string">
            <text:p>POLO UAB - SAO FIDELIS</text:p>
          </table:table-cell>
          <table:table-cell office:value-type="string" calcext:value-type="string">
            <text:p>Rua:Elysio da Costa Santos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Dirley Perlingeiro de Abreu</text:p>
          </table:table-cell>
          <table:table-cell office:value-type="float" office:value="28400000" calcext:value-type="float">
            <text:p>28400000</text:p>
          </table:table-cell>
          <table:table-cell office:value-type="string" calcext:value-type="string">
            <text:p>CIEP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ão Francisco de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4033845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SAO FRANCISCO DE ITABAPOANA - CENTRO</text:p>
          </table:table-cell>
          <table:table-cell office:value-type="string" calcext:value-type="string">
            <text:p>POLO UAB - SAO FRANCISCO DE ITABAPOANA</text:p>
          </table:table-cell>
          <table:table-cell office:value-type="string" calcext:value-type="string">
            <text:p>Rua Antônio Pinheiro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28230000" calcext:value-type="float">
            <text:p>28230000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303994</text:p>
          </table:table-cell>
          <table:table-cell office:value-type="string" calcext:value-type="string">
            <text:p>-43.0854207</text:p>
          </table:table-cell>
          <table:table-cell office:value-type="string" calcext:value-type="string">
            <text:p>SAO GONCALO - GRADIM</text:p>
          </table:table-cell>
          <table:table-cell office:value-type="string" calcext:value-type="string">
            <text:p>POLO UAB - SAO GONCALO</text:p>
          </table:table-cell>
          <table:table-cell office:value-type="string" calcext:value-type="string">
            <text:p>Rua Visconde de Itauna s/n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Gradim</text:p>
          </table:table-cell>
          <table:table-cell office:value-type="float" office:value="24431005" calcext:value-type="float">
            <text:p>24431005</text:p>
          </table:table-cell>
          <table:table-cell office:value-type="string" calcext:value-type="string">
            <text:p>CIEP 250 - Rosendo Rica Marcos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ão Pedro da Aldeia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SAO PEDRO DA ALDEIA - NOVA SAO PEDRO DA ALDEIA</text:p>
          </table:table-cell>
          <table:table-cell office:value-type="string" calcext:value-type="string">
            <text:p>POLO UAB - SAO PEDRO DA ALDEIA</text:p>
          </table:table-cell>
          <table:table-cell office:value-type="string" calcext:value-type="string">
            <text:p>Rua A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São Pedro da Aldeia</text:p>
          </table:table-cell>
          <table:table-cell office:value-type="float" office:value="28940970" calcext:value-type="float">
            <text:p>28940970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aquarema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SAQUAREMA - RIO DE AREIA</text:p>
          </table:table-cell>
          <table:table-cell office:value-type="string" calcext:value-type="string">
            <text:p>POLO UAB - SAQUAREMA</text:p>
          </table:table-cell>
          <table:table-cell office:value-type="string" calcext:value-type="string">
            <text:p>RUA ANTONIO FERREIR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io de Areia</text:p>
          </table:table-cell>
          <table:table-cell office:value-type="float" office:value="28289000" calcext:value-type="float">
            <text:p>28289000</text:p>
          </table:table-cell>
          <table:table-cell office:value-type="string" calcext:value-type="string">
            <text:p>2º Andar da Escola Municipal Edilson Vignoli Martins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ês Ri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233215</text:p>
          </table:table-cell>
          <table:table-cell office:value-type="string" calcext:value-type="string">
            <text:p>-43.206318</text:p>
          </table:table-cell>
          <table:table-cell office:value-type="string" calcext:value-type="string">
            <text:p>TRES RIOS - CENTRO</text:p>
          </table:table-cell>
          <table:table-cell office:value-type="string" calcext:value-type="string">
            <text:p>POLO UAB - TRES RIOS</text:p>
          </table:table-cell>
          <table:table-cell office:value-type="string" calcext:value-type="string">
            <text:p>RUA MARECHAL DEODOR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ENTRO</text:p>
          </table:table-cell>
          <table:table-cell office:value-type="float" office:value="25802220" calcext:value-type="float">
            <text:p>25802220</text:p>
          </table:table-cell>
          <table:table-cell office:value-type="string" calcext:value-type="string">
            <text:p>ESCOLA MUNICIPAL WALTER FRANKLIN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045672</text:p>
          </table:table-cell>
          <table:table-cell office:value-type="string" calcext:value-type="string">
            <text:p>-44.095772</text:p>
          </table:table-cell>
          <table:table-cell office:value-type="string" calcext:value-type="string">
            <text:p>VOLTA REDONDA - JARDIM PARAIBA</text:p>
          </table:table-cell>
          <table:table-cell office:value-type="string" calcext:value-type="string">
            <text:p>POLO UAB - VOLTA REDONDA</text:p>
          </table:table-cell>
          <table:table-cell office:value-type="string" calcext:value-type="string">
            <text:p>Rua 539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Jardim Paraíba</text:p>
          </table:table-cell>
          <table:table-cell office:value-type="float" office:value="27215500" calcext:value-type="float">
            <text:p>27215500</text:p>
          </table:table-cell>
          <table:table-cell office:value-type="string" calcext:value-type="string">
            <text:p>Andar Inferior do Estadio Municipal Raulino de Oliveira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xtremo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6765399</text:p>
          </table:table-cell>
          <table:table-cell office:value-type="string" calcext:value-type="string">
            <text:p>-35.2807624</text:p>
          </table:table-cell>
          <table:table-cell office:value-type="string" calcext:value-type="string">
            <text:p>EXTREMOZ - CENTRO</text:p>
          </table:table-cell>
          <table:table-cell office:value-type="string" calcext:value-type="string">
            <text:p>POLO UNIVERSIDADE DE EXTREMOZ DARCY RIBEIRO - EXTREMOZ - UAB</text:p>
          </table:table-cell>
          <table:table-cell office:value-type="string" calcext:value-type="string">
            <text:p>RUA PROJETADA, LOTEAMENTO ÁUREA DE GÓI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575000" calcext:value-type="float">
            <text:p>5957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uamaré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1842311</text:p>
          </table:table-cell>
          <table:table-cell office:value-type="string" calcext:value-type="string">
            <text:p>-36.3714756</text:p>
          </table:table-cell>
          <table:table-cell office:value-type="string" calcext:value-type="string">
            <text:p>GUAMARE - CENTRO</text:p>
          </table:table-cell>
          <table:table-cell office:value-type="string" calcext:value-type="string">
            <text:p>POLO PRESENCIAL DE GUAMARE - RN</text:p>
          </table:table-cell>
          <table:table-cell office:value-type="string" calcext:value-type="string">
            <text:p>Rua, Monsenhor Jose Tibúrc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9598000" calcext:value-type="float">
            <text:p>59598000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uís Gom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718156</text:p>
          </table:table-cell>
          <table:table-cell office:value-type="string" calcext:value-type="string">
            <text:p>-38.42188489999999</text:p>
          </table:table-cell>
          <table:table-cell office:value-type="string" calcext:value-type="string">
            <text:p>LUIS GOMES - CENTRO</text:p>
          </table:table-cell>
          <table:table-cell office:value-type="string" calcext:value-type="string">
            <text:p>POLO UNIVERSITARIO DE LUIS GOMES</text:p>
          </table:table-cell>
          <table:table-cell office:value-type="string" calcext:value-type="string">
            <text:p>AVENIDA SENHORA SANT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float" office:value="59940000" calcext:value-type="float">
            <text:p>59940000</text:p>
          </table:table-cell>
          <table:table-cell office:value-type="string" calcext:value-type="string">
            <text:p><text:s/>no prédio do Colégio Municipal Padre Osvaldo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0698817</text:p>
          </table:table-cell>
          <table:table-cell office:value-type="string" calcext:value-type="string">
            <text:p>-37.9148742</text:p>
          </table:table-cell>
          <table:table-cell office:value-type="string" calcext:value-type="string">
            <text:p>MARTINS - CENTRO</text:p>
          </table:table-cell>
          <table:table-cell office:value-type="string" calcext:value-type="string">
            <text:p>POLO UAB- MARTINS/RN</text:p>
          </table:table-cell>
          <table:table-cell office:value-type="string" calcext:value-type="string">
            <text:p>RUA DESEMBARGADOR HEMETÉRI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9800000" calcext:value-type="float">
            <text:p>59800000</text:p>
          </table:table-cell>
          <table:table-cell office:value-type="string" calcext:value-type="string">
            <text:p>VIZINHO A CÂMARA MUNICIPAL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RO</text:p>
          </table:table-cell>
          <table:table-cell table:number-columns-repeated="2"/>
          <table:table-cell office:value-type="string" calcext:value-type="string">
            <text:p>ARIQUEMES - SETOR INSTITUCIONAL</text:p>
          </table:table-cell>
          <table:table-cell office:value-type="string" calcext:value-type="string">
            <text:p>CENTRO DE EDUCACAO A DISTANCIA DE ARIQUEMES - POLO DE APOIO PRESENCIAL UAB <text:s/></text:p>
          </table:table-cell>
          <table:table-cell office:value-type="string" calcext:value-type="string">
            <text:p>AVENIDA TANCREDO NEVES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SETOR INSTITUCIONAL</text:p>
          </table:table-cell>
          <table:table-cell office:value-type="float" office:value="76872862" calcext:value-type="float">
            <text:p>76872862</text:p>
          </table:table-cell>
          <table:table-cell office:value-type="string" calcext:value-type="string">
            <text:p>CAMPUS DE ARIQUEMES - UNIVERSIDADE FEDERAL DE RONDÔNIA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upingua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2.6216516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CHUPINGUAIA - CENTRO</text:p>
          </table:table-cell>
          <table:table-cell office:value-type="string" calcext:value-type="string">
            <text:p>POLO UAB - CHUPINGUAIA</text:p>
          </table:table-cell>
          <table:table-cell office:value-type="string" calcext:value-type="string">
            <text:p>RUA SILVANA GONÇALVES 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ENTRO</text:p>
          </table:table-cell>
          <table:table-cell office:value-type="float" office:value="76990000" calcext:value-type="float">
            <text:p>7699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8805427</text:p>
          </table:table-cell>
          <table:table-cell office:value-type="string" calcext:value-type="string">
            <text:p>-61.96939700000001</text:p>
          </table:table-cell>
          <table:table-cell office:value-type="string" calcext:value-type="string">
            <text:p>JI-PARANA - JARDIM DOS MIGRANTES</text:p>
          </table:table-cell>
          <table:table-cell office:value-type="string" calcext:value-type="string">
            <text:p>POLO UAB - JI-PARANA</text:p>
          </table:table-cell>
          <table:table-cell office:value-type="string" calcext:value-type="string">
            <text:p>Rua Rio Amazona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Jardim dos Migrantes</text:p>
          </table:table-cell>
          <table:table-cell office:value-type="float" office:value="76900726" calcext:value-type="float">
            <text:p>76900726</text:p>
          </table:table-cell>
          <table:table-cell office:value-type="string" calcext:value-type="string">
            <text:p>Edifício Universidade Federal de Rondônia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lim de Mour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1.7375385</text:p>
          </table:table-cell>
          <table:table-cell office:value-type="string" calcext:value-type="string">
            <text:p>-61.7941232</text:p>
          </table:table-cell>
          <table:table-cell office:value-type="string" calcext:value-type="string">
            <text:p>ROLIM DE MOURA - CIDADE ALTA</text:p>
          </table:table-cell>
          <table:table-cell office:value-type="string" calcext:value-type="string">
            <text:p>CENTRO DE FORMACAO TECNOLOGICO DA ZONA DA MATA ANCILA ANA TONATTO - UAB</text:p>
          </table:table-cell>
          <table:table-cell office:value-type="string" calcext:value-type="string">
            <text:p>Av. Cecilia Meireles, esq. rua L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Cidade Alta</text:p>
          </table:table-cell>
          <table:table-cell office:value-type="float" office:value="76940000" calcext:value-type="float">
            <text:p>76940000</text:p>
          </table:table-cell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to Alegr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3.2028147</text:p>
          </table:table-cell>
          <table:table-cell office:value-type="string" calcext:value-type="string">
            <text:p>-63.3918347</text:p>
          </table:table-cell>
          <table:table-cell office:value-type="string" calcext:value-type="string">
            <text:p>ALTO ALEGRE - CENTRO</text:p>
          </table:table-cell>
          <table:table-cell office:value-type="string" calcext:value-type="string">
            <text:p>POLO UAB - ALTO ALEGRE</text:p>
          </table:table-cell>
          <table:table-cell office:value-type="string" calcext:value-type="string">
            <text:p>AV. 1 DE JULHO</text:p>
          </table:table-cell>
          <table:table-cell office:value-type="string" calcext:value-type="string">
            <text:p>N/nº</text:p>
          </table:table-cell>
          <table:table-cell office:value-type="string" calcext:value-type="string">
            <text:p>CENTRO</text:p>
          </table:table-cell>
          <table:table-cell office:value-type="float" office:value="69350000" calcext:value-type="float">
            <text:p>69350000</text:p>
          </table:table-cell>
          <table:table-cell office:value-type="string" calcext:value-type="string">
            <text:p>Estadio de Futebol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majari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3.7483614</text:p>
          </table:table-cell>
          <table:table-cell office:value-type="string" calcext:value-type="string">
            <text:p>-62.2626627</text:p>
          </table:table-cell>
          <table:table-cell office:value-type="string" calcext:value-type="string">
            <text:p>AMAJARI - CENTRO</text:p>
          </table:table-cell>
          <table:table-cell office:value-type="string" calcext:value-type="string">
            <text:p>POLO UAB - AMAJARI</text:p>
          </table:table-cell>
          <table:table-cell office:value-type="string" calcext:value-type="string">
            <text:p>AV. TEPEQUÉM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43000" calcext:value-type="float">
            <text:p>69343000</text:p>
          </table:table-cell>
          <table:table-cell office:value-type="string" calcext:value-type="string">
            <text:p>ESCOLA ESTADUAL OVÍDIO DIAS DE SOUZA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8091138</text:p>
          </table:table-cell>
          <table:table-cell office:value-type="string" calcext:value-type="string">
            <text:p>-60.70009400000001</text:p>
          </table:table-cell>
          <table:table-cell office:value-type="string" calcext:value-type="string">
            <text:p>BOA VISTA - PRICUMA</text:p>
          </table:table-cell>
          <table:table-cell office:value-type="string" calcext:value-type="string">
            <text:p>POLO UAB - BOA VISTA</text:p>
          </table:table-cell>
          <table:table-cell office:value-type="string" calcext:value-type="string">
            <text:p>ALAMEDA DOS BAMBU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ICUMÃ</text:p>
          </table:table-cell>
          <table:table-cell office:value-type="float" office:value="69309395" calcext:value-type="float">
            <text:p>69309395</text:p>
          </table:table-cell>
          <table:table-cell office:value-type="string" calcext:value-type="string">
            <text:p>UNIVERSIDADE VIRTUAL DE RORAIMA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nfi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7561804</text:p>
          </table:table-cell>
          <table:table-cell office:value-type="string" calcext:value-type="string">
            <text:p>-60.1184797</text:p>
          </table:table-cell>
          <table:table-cell office:value-type="string" calcext:value-type="string">
            <text:p>BONFIM - CENTRO</text:p>
          </table:table-cell>
          <table:table-cell office:value-type="string" calcext:value-type="string">
            <text:p>UNIVIRR - BONFIM - UAB</text:p>
          </table:table-cell>
          <table:table-cell office:value-type="string" calcext:value-type="string">
            <text:p>RUA CASTRO ALVES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380000" calcext:value-type="float">
            <text:p>69380000</text:p>
          </table:table-cell>
          <table:table-cell office:value-type="string" calcext:value-type="string">
            <text:p>ESCOLA ESTADUAL ALDÉBARO JOSÉ ALCÂNTARA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racaraí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3391627</text:p>
          </table:table-cell>
          <table:table-cell office:value-type="string" calcext:value-type="string">
            <text:p>-61.700565</text:p>
          </table:table-cell>
          <table:table-cell office:value-type="string" calcext:value-type="string">
            <text:p>CARACARAI - CENTRO</text:p>
          </table:table-cell>
          <table:table-cell office:value-type="string" calcext:value-type="string">
            <text:p>POLO UAB - CARACARAI</text:p>
          </table:table-cell>
          <table:table-cell office:value-type="string" calcext:value-type="string">
            <text:p>RUA JAPU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60000" calcext:value-type="float">
            <text:p>69360000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roeb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910165</text:p>
          </table:table-cell>
          <table:table-cell office:value-type="string" calcext:value-type="string">
            <text:p>-59.28799770000001</text:p>
          </table:table-cell>
          <table:table-cell office:value-type="string" calcext:value-type="string">
            <text:p>CAROEBE - CENTRO</text:p>
          </table:table-cell>
          <table:table-cell office:value-type="string" calcext:value-type="string">
            <text:p>CM_CAROEBE (CENTRO MULTIMIDIA CAROEBE ) - UAB</text:p>
          </table:table-cell>
          <table:table-cell office:value-type="string" calcext:value-type="string">
            <text:p>AV. PAULINO GOMES DA COS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69378000" calcext:value-type="float">
            <text:p>69378000</text:p>
          </table:table-cell>
          <table:table-cell office:value-type="string" calcext:value-type="string">
            <text:p><text:s/>Escola Estadual Dom Pedro I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race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9700518</text:p>
          </table:table-cell>
          <table:table-cell office:value-type="string" calcext:value-type="string">
            <text:p>-62.3565156</text:p>
          </table:table-cell>
          <table:table-cell office:value-type="string" calcext:value-type="string">
            <text:p>IRACEMA - CENTRO</text:p>
          </table:table-cell>
          <table:table-cell office:value-type="string" calcext:value-type="string">
            <text:p>POLO UAB - IRACEMA</text:p>
          </table:table-cell>
          <table:table-cell office:value-type="string" calcext:value-type="string">
            <text:p>Avenida Isidorio Rodrigu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48000" calcext:value-type="float">
            <text:p>69348000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ca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4.204108700000001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PACARAIMA - SUAPI</text:p>
          </table:table-cell>
          <table:table-cell office:value-type="string" calcext:value-type="string">
            <text:p>POLO UAB - PACARAIMA/RR</text:p>
          </table:table-cell>
          <table:table-cell office:value-type="string" calcext:value-type="string">
            <text:p>RUA 01</text:p>
          </table:table-cell>
          <table:table-cell/>
          <table:table-cell office:value-type="string" calcext:value-type="string">
            <text:p>SUAPI</text:p>
          </table:table-cell>
          <table:table-cell office:value-type="float" office:value="69345000" calcext:value-type="float">
            <text:p>6934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rainópoli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2619011</text:p>
          </table:table-cell>
          <table:table-cell office:value-type="string" calcext:value-type="string">
            <text:p>-60.9540073</text:p>
          </table:table-cell>
          <table:table-cell office:value-type="string" calcext:value-type="string">
            <text:p>RORAINOPOLIS - CENTRO</text:p>
          </table:table-cell>
          <table:table-cell office:value-type="string" calcext:value-type="string">
            <text:p>POLO UAB - RORAINOPOLIS</text:p>
          </table:table-cell>
          <table:table-cell office:value-type="string" calcext:value-type="string">
            <text:p>Av Senador Hélio Camp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73000" calcext:value-type="float">
            <text:p>69373000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ão João da Baliz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5861763000000001</text:p>
          </table:table-cell>
          <table:table-cell office:value-type="string" calcext:value-type="string">
            <text:p>-59.9334764</text:p>
          </table:table-cell>
          <table:table-cell office:value-type="string" calcext:value-type="string">
            <text:p>SAO JOAO DA BALIZA - CENTRO</text:p>
          </table:table-cell>
          <table:table-cell office:value-type="string" calcext:value-type="string">
            <text:p>POLO UAB/UNIVIRR - SAO JOAO DA BALIZA</text:p>
          </table:table-cell>
          <table:table-cell office:value-type="string" calcext:value-type="string">
            <text:p>Av. São Migue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entro</text:p>
          </table:table-cell>
          <table:table-cell office:value-type="float" office:value="69375000" calcext:value-type="float">
            <text:p>69375000</text:p>
          </table:table-cell>
          <table:table-cell office:value-type="string" calcext:value-type="string">
            <text:p>Escola Estadual Henrique Dias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261548</text:p>
          </table:table-cell>
          <table:table-cell office:value-type="string" calcext:value-type="string">
            <text:p>-53.2395973</text:p>
          </table:table-cell>
          <table:table-cell office:value-type="string" calcext:value-type="string">
            <text:p>AGUDO - CENTRO</text:p>
          </table:table-cell>
          <table:table-cell office:value-type="string" calcext:value-type="string">
            <text:p>POLO DE APOIO PRESENCIAL AO ENSINO SUPERIOR DE AGUDO - UAB</text:p>
          </table:table-cell>
          <table:table-cell office:value-type="string" calcext:value-type="string">
            <text:p>Av.Borges de Medeiros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Centro</text:p>
          </table:table-cell>
          <table:table-cell office:value-type="float" office:value="96540000" calcext:value-type="float">
            <text:p>96540000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roio dos Rat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0417</text:p>
          </table:table-cell>
          <table:table-cell office:value-type="string" calcext:value-type="string">
            <text:p>-51.7466948</text:p>
          </table:table-cell>
          <table:table-cell office:value-type="string" calcext:value-type="string">
            <text:p>ARROIO DOS RATOS - CENTRO</text:p>
          </table:table-cell>
          <table:table-cell office:value-type="string" calcext:value-type="string">
            <text:p>POLO UAB - ARROIO DOS RATOS</text:p>
          </table:table-cell>
          <table:table-cell office:value-type="string" calcext:value-type="string">
            <text:p>Av. João Pereira da Silv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entro</text:p>
          </table:table-cell>
          <table:table-cell office:value-type="float" office:value="96740000" calcext:value-type="float">
            <text:p>96740000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alneário Pinh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1997963</text:p>
          </table:table-cell>
          <table:table-cell office:value-type="string" calcext:value-type="string">
            <text:p>-50.2759711</text:p>
          </table:table-cell>
          <table:table-cell office:value-type="string" calcext:value-type="string">
            <text:p>BALNEARIO PINHAL - DISTRITO DE MAGISTERIO</text:p>
          </table:table-cell>
          <table:table-cell office:value-type="string" calcext:value-type="string">
            <text:p>POLO DE EDUCACAO SUPERIOR DO BALNEARIO PINHAL - UABBP</text:p>
          </table:table-cell>
          <table:table-cell office:value-type="string" calcext:value-type="string">
            <text:p>rua São Jerônimo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Distrito de Magistério</text:p>
          </table:table-cell>
          <table:table-cell office:value-type="float" office:value="95599000" calcext:value-type="float">
            <text:p>95599000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choeira do Sul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CACHOEIRA DO SUL - CENTRO</text:p>
          </table:table-cell>
          <table:table-cell office:value-type="string" calcext:value-type="string">
            <text:p>POLO DE APOIO PRESENCIAL DA UNIVERSIDADE ABERTA DO BRASIL E CASA DO PROFESSOR "VALE DO JACUI" DE CACHOEIRA DO SUL <text:s/></text:p>
          </table:table-cell>
          <table:table-cell office:value-type="string" calcext:value-type="string">
            <text:p>RUA JULIO DE CASTILHO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ENTRO</text:p>
          </table:table-cell>
          <table:table-cell office:value-type="float" office:value="96501000" calcext:value-type="float">
            <text:p>96501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6158151</text:p>
          </table:table-cell>
          <table:table-cell office:value-type="string" calcext:value-type="string">
            <text:p>-52.2124713</text:p>
          </table:table-cell>
          <table:table-cell office:value-type="string" calcext:value-type="string">
            <text:p>CAMARGO - CENTRO</text:p>
          </table:table-cell>
          <table:table-cell office:value-type="string" calcext:value-type="string">
            <text:p>POLO DE APOIO PRESENCIAL - UAB CAMARGO/RS</text:p>
          </table:table-cell>
          <table:table-cell office:value-type="string" calcext:value-type="string">
            <text:p>Rua Padre Stripolli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entro</text:p>
          </table:table-cell>
          <table:table-cell office:value-type="float" office:value="99165000" calcext:value-type="float">
            <text:p>99165000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1437464</text:p>
          </table:table-cell>
          <table:table-cell office:value-type="string" calcext:value-type="string">
            <text:p>-54.7192376</text:p>
          </table:table-cell>
          <table:table-cell office:value-type="string" calcext:value-type="string">
            <text:p>CERRO LARGO - CENTRO</text:p>
          </table:table-cell>
          <table:table-cell office:value-type="string" calcext:value-type="string">
            <text:p>POLO UAB - CERRO LARGO</text:p>
          </table:table-cell>
          <table:table-cell office:value-type="string" calcext:value-type="string">
            <text:p>Rua Major Antonio Cardos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entro</text:p>
          </table:table-cell>
          <table:table-cell office:value-type="float" office:value="97900000" calcext:value-type="float">
            <text:p>97900000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39703</text:p>
          </table:table-cell>
          <table:table-cell office:value-type="string" calcext:value-type="string">
            <text:p>-52.9814383</text:p>
          </table:table-cell>
          <table:table-cell office:value-type="string" calcext:value-type="string">
            <text:p>CONSTANTINA - CENTRO</text:p>
          </table:table-cell>
          <table:table-cell office:value-type="string" calcext:value-type="string">
            <text:p>POLO DE EDUCACAO SUPERIOR DE CONSTANTINA - PESCO - UAB</text:p>
          </table:table-cell>
          <table:table-cell office:value-type="string" calcext:value-type="string">
            <text:p>Avenida Amandio Araujo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Centro</text:p>
          </table:table-cell>
          <table:table-cell office:value-type="float" office:value="99680000" calcext:value-type="float">
            <text:p>99680000</text:p>
          </table:table-cell>
          <table:table-cell office:value-type="string" calcext:value-type="string">
            <text:p>Escola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CRUZ ALTA - CENTRO</text:p>
          </table:table-cell>
          <table:table-cell office:value-type="string" calcext:value-type="string">
            <text:p>POLO UAB CRUZ ALTA - RS</text:p>
          </table:table-cell>
          <table:table-cell office:value-type="string" calcext:value-type="string">
            <text:p>RUA PINHEIRO MACHADO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ENTRO</text:p>
          </table:table-cell>
          <table:table-cell office:value-type="float" office:value="98005000" calcext:value-type="float">
            <text:p>9800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axinal do Soturn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613969</text:p>
          </table:table-cell>
          <table:table-cell office:value-type="string" calcext:value-type="string">
            <text:p>-53.4122052</text:p>
          </table:table-cell>
          <table:table-cell office:value-type="string" calcext:value-type="string">
            <text:p>FAXINAL DO SOTURNO - CENTRO</text:p>
          </table:table-cell>
          <table:table-cell office:value-type="string" calcext:value-type="string">
            <text:p>POLO DE APOIO PRESENCIAL FAXINAL DO SOTURNO</text:p>
          </table:table-cell>
          <table:table-cell office:value-type="string" calcext:value-type="string">
            <text:p>Rua Sete de Setembr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Centro</text:p>
          </table:table-cell>
          <table:table-cell office:value-type="float" office:value="97220000" calcext:value-type="float">
            <text:p>97220000</text:p>
          </table:table-cell>
          <table:table-cell office:value-type="string" calcext:value-type="string">
            <text:p>Fundos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erv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2.0242162</text:p>
          </table:table-cell>
          <table:table-cell office:value-type="string" calcext:value-type="string">
            <text:p>-53.4770359</text:p>
          </table:table-cell>
          <table:table-cell office:value-type="string" calcext:value-type="string">
            <text:p>HERVAL - CENTRO</text:p>
          </table:table-cell>
          <table:table-cell office:value-type="string" calcext:value-type="string">
            <text:p>POLO UNIVERSITARIO DE HERVAL</text:p>
          </table:table-cell>
          <table:table-cell office:value-type="string" calcext:value-type="string">
            <text:p>Rua José Maria D'Avi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entro</text:p>
          </table:table-cell>
          <table:table-cell office:value-type="float" office:value="96310000" calcext:value-type="float">
            <text:p>96310000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ulha Neg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4017751</text:p>
          </table:table-cell>
          <table:table-cell office:value-type="string" calcext:value-type="string">
            <text:p>-53.8671868</text:p>
          </table:table-cell>
          <table:table-cell office:value-type="string" calcext:value-type="string">
            <text:p>HULHA NEGRA - CENTRO</text:p>
          </table:table-cell>
          <table:table-cell office:value-type="string" calcext:value-type="string">
            <text:p>POLO DE APOIO PRESENCIAL DE HULHA NEGRA</text:p>
          </table:table-cell>
          <table:table-cell office:value-type="string" calcext:value-type="string">
            <text:p>AVENIDA GETULIO VARG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6460000" calcext:value-type="float">
            <text:p>96460000</text:p>
          </table:table-cell>
          <table:table-cell table:number-columns-repeated="10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429935</text:p>
          </table:table-cell>
          <table:table-cell office:value-type="string" calcext:value-type="string">
            <text:p>-56.4719928</text:p>
          </table:table-cell>
          <table:table-cell office:value-type="string" calcext:value-type="string">
            <text:p>ITAQUI - CENTRO</text:p>
          </table:table-cell>
          <table:table-cell office:value-type="string" calcext:value-type="string">
            <text:p>UAB - POLO UNIVERSITARIO DA FRONTEIRA OESTE</text:p>
          </table:table-cell>
          <table:table-cell office:value-type="string" calcext:value-type="string">
            <text:p>Euclides Aranha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Centro</text:p>
          </table:table-cell>
          <table:table-cell office:value-type="float" office:value="97650000" calcext:value-type="float">
            <text:p>97650000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acuiz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0375051</text:p>
          </table:table-cell>
          <table:table-cell office:value-type="string" calcext:value-type="string">
            <text:p>-53.0244018</text:p>
          </table:table-cell>
          <table:table-cell office:value-type="string" calcext:value-type="string">
            <text:p>JACUIZINHO - CENTRO</text:p>
          </table:table-cell>
          <table:table-cell office:value-type="string" calcext:value-type="string">
            <text:p>POLO UAB - JACUIZINHO</text:p>
          </table:table-cell>
          <table:table-cell office:value-type="string" calcext:value-type="string">
            <text:p>Rua Nelcindo Murat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9457000" calcext:value-type="float">
            <text:p>99457000</text:p>
          </table:table-cell>
          <table:table-cell office:value-type="string" calcext:value-type="string">
            <text:p>Anexo a Escola Municipal Leonel de Moura Brizola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927439</text:p>
          </table:table-cell>
          <table:table-cell office:value-type="string" calcext:value-type="string">
            <text:p>-50.7624493</text:p>
          </table:table-cell>
          <table:table-cell office:value-type="string" calcext:value-type="string">
            <text:p>MOSTARDAS - VILA NORTE</text:p>
          </table:table-cell>
          <table:table-cell office:value-type="string" calcext:value-type="string">
            <text:p>POLO DE APOIO PRESENCIAL DE MOSTARDAS - UAB</text:p>
          </table:table-cell>
          <table:table-cell office:value-type="string" calcext:value-type="string">
            <text:p>AV. DR. DINARTE SILVEIRA MARTI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LA NORTE</text:p>
          </table:table-cell>
          <table:table-cell office:value-type="float" office:value="96270000" calcext:value-type="float">
            <text:p>96270000</text:p>
          </table:table-cell>
          <table:table-cell office:value-type="string" calcext:value-type="string">
            <text:p><text:s/>Escola Municipal Dr. Dinarte Silveira Martins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icada Caf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4598215</text:p>
          </table:table-cell>
          <table:table-cell office:value-type="string" calcext:value-type="string">
            <text:p>-51.1062824</text:p>
          </table:table-cell>
          <table:table-cell office:value-type="string" calcext:value-type="string">
            <text:p>PICADA CAFE - CENTRO</text:p>
          </table:table-cell>
          <table:table-cell office:value-type="string" calcext:value-type="string">
            <text:p>POLO UNIVERSITARIO DE PICADA CAFE - UAB</text:p>
          </table:table-cell>
          <table:table-cell office:value-type="string" calcext:value-type="string">
            <text:p>RUA DAS AZALÉIA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CENTRO</text:p>
          </table:table-cell>
          <table:table-cell office:value-type="float" office:value="95175000" calcext:value-type="float">
            <text:p>95175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Quaraí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858551</text:p>
          </table:table-cell>
          <table:table-cell office:value-type="string" calcext:value-type="string">
            <text:p>-56.11422529999999</text:p>
          </table:table-cell>
          <table:table-cell office:value-type="string" calcext:value-type="string">
            <text:p>QUARAI - CENTRO</text:p>
          </table:table-cell>
          <table:table-cell office:value-type="string" calcext:value-type="string">
            <text:p>POLO UAB - POLO DE APOIO PRESENCIAL PARA EDUCACAO A DISTANCIA DE QUARAI - UAB</text:p>
          </table:table-cell>
          <table:table-cell office:value-type="string" calcext:value-type="string">
            <text:p>Rua Duque de Caxia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entro</text:p>
          </table:table-cell>
          <table:table-cell office:value-type="float" office:value="97560000" calcext:value-type="float">
            <text:p>97560000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stinga Sec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005709</text:p>
          </table:table-cell>
          <table:table-cell office:value-type="string" calcext:value-type="string">
            <text:p>-53.3474304</text:p>
          </table:table-cell>
          <table:table-cell office:value-type="string" calcext:value-type="string">
            <text:p>RESTINGA SECA - CENTRO</text:p>
          </table:table-cell>
          <table:table-cell office:value-type="string" calcext:value-type="string">
            <text:p>POLO EDUCACIONAL SUPERIOR DE RESTINGA SECA - UAB</text:p>
          </table:table-cell>
          <table:table-cell office:value-type="string" calcext:value-type="string">
            <text:p>Rua José Celestino Alv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entro</text:p>
          </table:table-cell>
          <table:table-cell office:value-type="float" office:value="97200000" calcext:value-type="float">
            <text:p>97200000</text:p>
          </table:table-cell>
          <table:table-cell office:value-type="string" calcext:value-type="string">
            <text:p>2º andar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ta Vitória do Palma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3.0995133</text:p>
          </table:table-cell>
          <table:table-cell office:value-type="string" calcext:value-type="string">
            <text:p>-52.9599661</text:p>
          </table:table-cell>
          <table:table-cell office:value-type="string" calcext:value-type="string">
            <text:p>SANTA VITORIA DO PALMAR - CENTRO</text:p>
          </table:table-cell>
          <table:table-cell office:value-type="string" calcext:value-type="string">
            <text:p>POLO UNIVERSITARIO DE ENSINO EXTREMO MERIDIONAL - SANTA VITORIA DO PALMAR - UAB</text:p>
          </table:table-cell>
          <table:table-cell office:value-type="string" calcext:value-type="string">
            <text:p>SEDE: Rua Barão do Rio Claro, Anexo: Rua Campos Neutrais</text:p>
          </table:table-cell>
          <table:table-cell office:value-type="string" calcext:value-type="string">
            <text:p>sede: 760, Anex:1483</text:p>
          </table:table-cell>
          <table:table-cell office:value-type="string" calcext:value-type="string">
            <text:p>Centro</text:p>
          </table:table-cell>
          <table:table-cell office:value-type="float" office:value="96230000" calcext:value-type="float">
            <text:p>96230000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antana da Boa Vis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58165</text:p>
          </table:table-cell>
          <table:table-cell office:value-type="string" calcext:value-type="string">
            <text:p>-53.1749726</text:p>
          </table:table-cell>
          <table:table-cell office:value-type="string" calcext:value-type="string">
            <text:p>SANTANA DA BOA VISTA - NOSSA SENHORA DO ROSARIO</text:p>
          </table:table-cell>
          <table:table-cell office:value-type="string" calcext:value-type="string">
            <text:p>POLO MUNICIPAL DE SANTANA DA BOA VISTA - UAB</text:p>
          </table:table-cell>
          <table:table-cell office:value-type="string" calcext:value-type="string">
            <text:p>Rua Aparicio Freita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ssa Senhora do Rosário</text:p>
          </table:table-cell>
          <table:table-cell office:value-type="float" office:value="96590000" calcext:value-type="float">
            <text:p>96590000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nt' Ana do Livrament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879041</text:p>
          </table:table-cell>
          <table:table-cell office:value-type="string" calcext:value-type="string">
            <text:p>-55.5311789</text:p>
          </table:table-cell>
          <table:table-cell office:value-type="string" calcext:value-type="string">
            <text:p>SANT' ANA DO LIVRAMENTO - CENTRO</text:p>
          </table:table-cell>
          <table:table-cell office:value-type="string" calcext:value-type="string">
            <text:p>POLO DE APOIO PRESENCIAL MUNICIPAL SANT' ANA DO LIVRAMENTO - UAB</text:p>
          </table:table-cell>
          <table:table-cell office:value-type="string" calcext:value-type="string">
            <text:p>Rua Barão do Triunfo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Centro</text:p>
          </table:table-cell>
          <table:table-cell office:value-type="float" office:value="97573590" calcext:value-type="float">
            <text:p>9757359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nto Antônio da Patrulh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821936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SANTO ANTONIO DA PATRULHA - CIDADE ALTA</text:p>
          </table:table-cell>
          <table:table-cell office:value-type="string" calcext:value-type="string">
            <text:p>POLO UNIVERSITARIO SANTO ANTONIO - SANTO ANTONIO DA PATRULHA - UAB</text:p>
          </table:table-cell>
          <table:table-cell office:value-type="string" calcext:value-type="string">
            <text:p><text:s/>RUA BARÃO DO CAH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IDADE ALTA</text:p>
          </table:table-cell>
          <table:table-cell office:value-type="float" office:value="95500000" calcext:value-type="float">
            <text:p>95500000</text:p>
          </table:table-cell>
          <table:table-cell office:value-type="string" calcext:value-type="string">
            <text:p><text:s/>Em Frente ao Correio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ão Francisco de Paul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1553349</text:p>
          </table:table-cell>
          <table:table-cell office:value-type="string" calcext:value-type="string">
            <text:p>-50.5964124</text:p>
          </table:table-cell>
          <table:table-cell office:value-type="string" calcext:value-type="string">
            <text:p>SAO FRANCISCO DE PAULA - CENTRO</text:p>
          </table:table-cell>
          <table:table-cell office:value-type="string" calcext:value-type="string">
            <text:p>CAEDSFP - CENTRO DE APOIO PARA A EDUCACAO A DISTANCIA DE SAO FRANCISCO DE PAULA - UAB</text:p>
          </table:table-cell>
          <table:table-cell office:value-type="string" calcext:value-type="string">
            <text:p>Rua Manoel Vicente Ferreir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entro</text:p>
          </table:table-cell>
          <table:table-cell office:value-type="float" office:value="95400000" calcext:value-type="float">
            <text:p>95400000</text:p>
          </table:table-cell>
          <table:table-cell office:value-type="string" calcext:value-type="string">
            <text:p>Prédio do Banco do Brasil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ão João do Polêsin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555255</text:p>
          </table:table-cell>
          <table:table-cell office:value-type="string" calcext:value-type="string">
            <text:p>-53.4878465</text:p>
          </table:table-cell>
          <table:table-cell office:value-type="string" calcext:value-type="string">
            <text:p>SAO JOAO DO POLESINE - CENTRO</text:p>
          </table:table-cell>
          <table:table-cell office:value-type="string" calcext:value-type="string">
            <text:p>POLO DE APOIO PRESENCIAL UAB DE SAO JOAO DO POLESINE</text:p>
          </table:table-cell>
          <table:table-cell office:value-type="string" calcext:value-type="string">
            <text:p>Avenida São João do Polêsine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centro</text:p>
          </table:table-cell>
          <table:table-cell office:value-type="float" office:value="97230000" calcext:value-type="float">
            <text:p>97230000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ão José do Nort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7424374</text:p>
          </table:table-cell>
          <table:table-cell office:value-type="string" calcext:value-type="string">
            <text:p>-51.5781151</text:p>
          </table:table-cell>
          <table:table-cell office:value-type="string" calcext:value-type="string">
            <text:p>SAO JOSE DO NORTE - GUARIDA</text:p>
          </table:table-cell>
          <table:table-cell office:value-type="string" calcext:value-type="string">
            <text:p>POLO UNIVERSITARIO DE SAO JOSE DO NORTE - UAB</text:p>
          </table:table-cell>
          <table:table-cell office:value-type="string" calcext:value-type="string">
            <text:p>fernando dupra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uarida</text:p>
          </table:table-cell>
          <table:table-cell office:value-type="float" office:value="96225000" calcext:value-type="float">
            <text:p>96225000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221026</text:p>
          </table:table-cell>
          <table:table-cell office:value-type="string" calcext:value-type="string">
            <text:p>-52.1487691</text:p>
          </table:table-cell>
          <table:table-cell office:value-type="string" calcext:value-type="string">
            <text:p>SAO LOURENCO DO SUL - AVENIDA</text:p>
          </table:table-cell>
          <table:table-cell office:value-type="string" calcext:value-type="string">
            <text:p>PAED - POLO DE APOIO AO ENSINO A DISTANCIA - SAO LOURENCO DO SUL - UAB</text:p>
          </table:table-cell>
          <table:table-cell office:value-type="string" calcext:value-type="string">
            <text:p>Av. Coronel Nonô Centeno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Avenida</text:p>
          </table:table-cell>
          <table:table-cell office:value-type="float" office:value="96170000" calcext:value-type="float">
            <text:p>96170000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eber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95874</text:p>
          </table:table-cell>
          <table:table-cell office:value-type="string" calcext:value-type="string">
            <text:p>-53.3690158</text:p>
          </table:table-cell>
          <table:table-cell office:value-type="string" calcext:value-type="string">
            <text:p>SEBERI - CENTRO</text:p>
          </table:table-cell>
          <table:table-cell office:value-type="string" calcext:value-type="string">
            <text:p>UNIVERSIDADE ABERTA DO BRASIL - POLO DE APOIO PRESENCIAL - SEBERI</text:p>
          </table:table-cell>
          <table:table-cell office:value-type="string" calcext:value-type="string">
            <text:p>Travessa Conde de Porto alegre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o</text:p>
          </table:table-cell>
          <table:table-cell office:value-type="float" office:value="98380000" calcext:value-type="float">
            <text:p>98380000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obrad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3972202</text:p>
          </table:table-cell>
          <table:table-cell office:value-type="string" calcext:value-type="string">
            <text:p>-53.0244018</text:p>
          </table:table-cell>
          <table:table-cell office:value-type="string" calcext:value-type="string">
            <text:p>SOBRADINHO - VERA CRUZ</text:p>
          </table:table-cell>
          <table:table-cell office:value-type="string" calcext:value-type="string">
            <text:p>POLO REGIONAL DE ENSINO SUPERIOR A DISTANCIA DE SOBRADINHO - UAB</text:p>
          </table:table-cell>
          <table:table-cell office:value-type="string" calcext:value-type="string">
            <text:p>Rua Honório Luiz Guerreiro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A CRUZ</text:p>
          </table:table-cell>
          <table:table-cell office:value-type="float" office:value="96900000" calcext:value-type="float">
            <text:p>96900000</text:p>
          </table:table-cell>
          <table:table-cell office:value-type="string" calcext:value-type="string">
            <text:p><text:s/>-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peja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068927</text:p>
          </table:table-cell>
          <table:table-cell office:value-type="string" calcext:value-type="string">
            <text:p>-52.0003599</text:p>
          </table:table-cell>
          <table:table-cell office:value-type="string" calcext:value-type="string">
            <text:p>TAPEJARA - ZONA RURAL</text:p>
          </table:table-cell>
          <table:table-cell office:value-type="string" calcext:value-type="string">
            <text:p>NUCLEO DE TECNOLOGIA EDUCACIONAL DE TAPEJARA</text:p>
          </table:table-cell>
          <table:table-cell office:value-type="string" calcext:value-type="string">
            <text:p>Linha Girardi, Km 03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Rural</text:p>
          </table:table-cell>
          <table:table-cell office:value-type="float" office:value="99950000" calcext:value-type="float">
            <text:p>99950000</text:p>
          </table:table-cell>
          <table:table-cell office:value-type="string" calcext:value-type="string">
            <text:p>PERIMETRAL 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io Hu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5738081</text:p>
          </table:table-cell>
          <table:table-cell office:value-type="string" calcext:value-type="string">
            <text:p>-52.6065939</text:p>
          </table:table-cell>
          <table:table-cell office:value-type="string" calcext:value-type="string">
            <text:p>TIO HUGO - DO LORO</text:p>
          </table:table-cell>
          <table:table-cell office:value-type="string" calcext:value-type="string">
            <text:p>NUCLEO DE TECNOLOGIA EDUCACIONAL DE TIO HUGO - UAB</text:p>
          </table:table-cell>
          <table:table-cell office:value-type="string" calcext:value-type="string">
            <text:p>Rua Lourenço Gaspar da Silv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Do Loro</text:p>
          </table:table-cell>
          <table:table-cell office:value-type="float" office:value="99345000" calcext:value-type="float">
            <text:p>99345000</text:p>
          </table:table-cell>
          <table:table-cell office:value-type="string" calcext:value-type="string">
            <text:p>Anexo a Escola Municipal Reinaldo Born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ês de Ma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560637</text:p>
          </table:table-cell>
          <table:table-cell office:value-type="string" calcext:value-type="string">
            <text:p>-54.30300159999999</text:p>
          </table:table-cell>
          <table:table-cell office:value-type="string" calcext:value-type="string">
            <text:p>TRES DE MAIO - GLORIA</text:p>
          </table:table-cell>
          <table:table-cell office:value-type="string" calcext:value-type="string">
            <text:p>POLO UNIVERSITARIO FEDERAL DE TRES DE MAIO</text:p>
          </table:table-cell>
          <table:table-cell office:value-type="string" calcext:value-type="string">
            <text:p>RUA PLANALT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GLÓRIA</text:p>
          </table:table-cell>
          <table:table-cell office:value-type="float" office:value="98910000" calcext:value-type="float">
            <text:p>9891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rês Pass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22335</text:p>
          </table:table-cell>
          <table:table-cell office:value-type="string" calcext:value-type="string">
            <text:p>-53.9324048</text:p>
          </table:table-cell>
          <table:table-cell office:value-type="string" calcext:value-type="string">
            <text:p>TRES PASSOS - ERICO VERISSIMO</text:p>
          </table:table-cell>
          <table:table-cell office:value-type="string" calcext:value-type="string">
            <text:p>POLO UAB - POLO UNIVERSITARIO FEDERAL DE TRES PASSOS</text:p>
          </table:table-cell>
          <table:table-cell office:value-type="string" calcext:value-type="string">
            <text:p>Cipriano Barat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Érico Veríssimo</text:p>
          </table:table-cell>
          <table:table-cell office:value-type="float" office:value="98600000" calcext:value-type="float">
            <text:p>98600000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reze Tíli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755301</text:p>
          </table:table-cell>
          <table:table-cell office:value-type="string" calcext:value-type="string">
            <text:p>-51.4519605</text:p>
          </table:table-cell>
          <table:table-cell office:value-type="string" calcext:value-type="string">
            <text:p>TREZE TILIAS - CENTRO</text:p>
          </table:table-cell>
          <table:table-cell office:value-type="string" calcext:value-type="string">
            <text:p>POLO UAB VERDES VALES DE TREZE TILIAS</text:p>
          </table:table-cell>
          <table:table-cell office:value-type="string" calcext:value-type="string">
            <text:p>RUA OSCAR VON HEBRENBRU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NTRO</text:p>
          </table:table-cell>
          <table:table-cell office:value-type="float" office:value="89650000" calcext:value-type="float">
            <text:p>89650000</text:p>
          </table:table-cell>
          <table:table-cell office:value-type="string" calcext:value-type="string">
            <text:p>S/Nº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ideir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258167</text:p>
          </table:table-cell>
          <table:table-cell office:value-type="string" calcext:value-type="string">
            <text:p>-51.1167305</text:p>
          </table:table-cell>
          <table:table-cell office:value-type="string" calcext:value-type="string">
            <text:p>VIDEIRA - MATRIZ</text:p>
          </table:table-cell>
          <table:table-cell office:value-type="string" calcext:value-type="string">
            <text:p>POLO DA UNIVERSIDADE ABERTA DO BRASIL - VIDEIRA</text:p>
          </table:table-cell>
          <table:table-cell office:value-type="string" calcext:value-type="string">
            <text:p>RUA CAMPOS NOVO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TRIZ</text:p>
          </table:table-cell>
          <table:table-cell office:value-type="float" office:value="89560000" calcext:value-type="float">
            <text:p>89560000</text:p>
          </table:table-cell>
          <table:table-cell office:value-type="string" calcext:value-type="string">
            <text:p><text:s/>Anexo a Biblioteca Pública Municipal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rauá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780052</text:p>
          </table:table-cell>
          <table:table-cell office:value-type="string" calcext:value-type="string">
            <text:p>-37.5747647</text:p>
          </table:table-cell>
          <table:table-cell office:value-type="string" calcext:value-type="string">
            <text:p>ARAUA - CENTRO</text:p>
          </table:table-cell>
          <table:table-cell office:value-type="string" calcext:value-type="string">
            <text:p>POLO DA UAB JOALDO COSTA CARVALHO - ARAUA</text:p>
          </table:table-cell>
          <table:table-cell office:value-type="string" calcext:value-type="string">
            <text:p>RUA JOSÉ DIAS FILH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220000" calcext:value-type="float">
            <text:p>49220000</text:p>
          </table:table-cell>
          <table:table-cell office:value-type="string" calcext:value-type="string">
            <text:p><text:s/>CONJUNTO ALZIRA COSTA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rejo Gran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918195</text:p>
          </table:table-cell>
          <table:table-cell office:value-type="string" calcext:value-type="string">
            <text:p>-36.4580775</text:p>
          </table:table-cell>
          <table:table-cell office:value-type="string" calcext:value-type="string">
            <text:p>BREJO GRANDE - CENTRO</text:p>
          </table:table-cell>
          <table:table-cell office:value-type="string" calcext:value-type="string">
            <text:p>POLO FOZ DO SAO FRANCISCO- <text:s/>B. GRANDE/ SE</text:p>
          </table:table-cell>
          <table:table-cell office:value-type="string" calcext:value-type="string">
            <text:p>Rua Dr. Eneas Fereir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entro</text:p>
          </table:table-cell>
          <table:table-cell office:value-type="float" office:value="49995000" calcext:value-type="float">
            <text:p>49995000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43418</text:p>
          </table:table-cell>
          <table:table-cell office:value-type="string" calcext:value-type="string">
            <text:p>-37.4254444</text:p>
          </table:table-cell>
          <table:table-cell office:value-type="string" calcext:value-type="string">
            <text:p>ESTANCIA - CENTRO</text:p>
          </table:table-cell>
          <table:table-cell office:value-type="string" calcext:value-type="string">
            <text:p>POLO SENADOR JULIO CESAR LEITE</text:p>
          </table:table-cell>
          <table:table-cell office:value-type="string" calcext:value-type="string">
            <text:p>PÇA. JACKSON DE FIGUEIRED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NTRO</text:p>
          </table:table-cell>
          <table:table-cell office:value-type="float" office:value="49200000" calcext:value-type="float">
            <text:p>49200000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aparatub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5629609</text:p>
          </table:table-cell>
          <table:table-cell office:value-type="string" calcext:value-type="string">
            <text:p>-36.9111057</text:p>
          </table:table-cell>
          <table:table-cell office:value-type="string" calcext:value-type="string">
            <text:p>JAPARATUBA - CENTRO</text:p>
          </table:table-cell>
          <table:table-cell office:value-type="string" calcext:value-type="string">
            <text:p>POLO UAB - JAPARATUBA</text:p>
          </table:table-cell>
          <table:table-cell office:value-type="string" calcext:value-type="string">
            <text:p>AVENIDA RIO DE JANEIRO-ANEXO ESTADIO TOZÃ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960000" calcext:value-type="float">
            <text:p>4996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ranjeir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8064536</text:p>
          </table:table-cell>
          <table:table-cell office:value-type="string" calcext:value-type="string">
            <text:p>-37.1901616</text:p>
          </table:table-cell>
          <table:table-cell office:value-type="string" calcext:value-type="string">
            <text:p>LARANJEIRAS - CENTRO</text:p>
          </table:table-cell>
          <table:table-cell office:value-type="string" calcext:value-type="string">
            <text:p>POLO UAB - LARANJEIRAS</text:p>
          </table:table-cell>
          <table:table-cell office:value-type="string" calcext:value-type="string">
            <text:p>CAIC Cel. José Sizinho da Roch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170000" calcext:value-type="float">
            <text:p>49170000</text:p>
          </table:table-cell>
          <table:table-cell office:value-type="string" calcext:value-type="string">
            <text:p>Av. Edvaldo Xavier Almeida Conjunto Manuel do Prado Franco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oço Ver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8323027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POCO VERDE - CENTRO</text:p>
          </table:table-cell>
          <table:table-cell office:value-type="string" calcext:value-type="string">
            <text:p>POLO UAB - POCO VERDE</text:p>
          </table:table-cell>
          <table:table-cell office:value-type="string" calcext:value-type="string">
            <text:p>Rua José Rodrigues de Mel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NTRO</text:p>
          </table:table-cell>
          <table:table-cell office:value-type="float" office:value="49490000" calcext:value-type="float">
            <text:p>49490000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rto da Folh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35.0349914</text:p>
          </table:table-cell>
          <table:table-cell office:value-type="string" calcext:value-type="string">
            <text:p>136.7599405</text:p>
          </table:table-cell>
          <table:table-cell office:value-type="string" calcext:value-type="string">
            <text:p>PORTO DA FOLHA - CENTRO</text:p>
          </table:table-cell>
          <table:table-cell office:value-type="string" calcext:value-type="string">
            <text:p>POLO UAB - PORTO DA FOLHA</text:p>
          </table:table-cell>
          <table:table-cell office:value-type="string" calcext:value-type="string">
            <text:p>Praça Manoel Messias de Frei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80000" calcext:value-type="float">
            <text:p>4980000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ão Domingo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7790186</text:p>
          </table:table-cell>
          <table:table-cell office:value-type="string" calcext:value-type="string">
            <text:p>-37.5854184</text:p>
          </table:table-cell>
          <table:table-cell office:value-type="string" calcext:value-type="string">
            <text:p>SAO DOMINGOS - CENTRO</text:p>
          </table:table-cell>
          <table:table-cell office:value-type="string" calcext:value-type="string">
            <text:p>POLO UAB - SAO DOMINGOS</text:p>
          </table:table-cell>
          <table:table-cell office:value-type="string" calcext:value-type="string">
            <text:p>AV. JOSÉ FREIRE DE LIM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ENTRO</text:p>
          </table:table-cell>
          <table:table-cell office:value-type="float" office:value="49525000" calcext:value-type="float">
            <text:p>49525000</text:p>
          </table:table-cell>
          <table:table-cell office:value-type="string" calcext:value-type="string">
            <text:p><text:s/>AV.José Freire de Lima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iaí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4471702</text:p>
          </table:table-cell>
          <table:table-cell office:value-type="string" calcext:value-type="string">
            <text:p>-48.8397403</text:p>
          </table:table-cell>
          <table:table-cell office:value-type="string" calcext:value-type="string">
            <text:p>APIAI - JARDIM PARAISO</text:p>
          </table:table-cell>
          <table:table-cell office:value-type="string" calcext:value-type="string">
            <text:p>POLO DE APOIO PRESENCIAL DA UAB EM APIAI</text:p>
          </table:table-cell>
          <table:table-cell office:value-type="string" calcext:value-type="string">
            <text:p>RUA TENENTE MARTI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JARDIM PARAÍSO</text:p>
          </table:table-cell>
          <table:table-cell office:value-type="float" office:value="18320000" calcext:value-type="float">
            <text:p>1832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álsam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6900957</text:p>
          </table:table-cell>
          <table:table-cell office:value-type="string" calcext:value-type="string">
            <text:p>-49.5483671</text:p>
          </table:table-cell>
          <table:table-cell office:value-type="string" calcext:value-type="string">
            <text:p>BALSAMO - CENTRO</text:p>
          </table:table-cell>
          <table:table-cell office:value-type="string" calcext:value-type="string">
            <text:p>POLO UAB - BALSAMO</text:p>
          </table:table-cell>
          <table:table-cell office:value-type="string" calcext:value-type="string">
            <text:p>RUA AURORA SOARES GERALDES - 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15140000" calcext:value-type="float">
            <text:p>1514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344368</text:p>
          </table:table-cell>
          <table:table-cell office:value-type="string" calcext:value-type="string">
            <text:p>-48.572934</text:p>
          </table:table-cell>
          <table:table-cell office:value-type="string" calcext:value-type="string">
            <text:p>BARRETOS - DERBYCLUB</text:p>
          </table:table-cell>
          <table:table-cell office:value-type="string" calcext:value-type="string">
            <text:p>POLO UAB - BARRETOS</text:p>
          </table:table-cell>
          <table:table-cell office:value-type="string" calcext:value-type="string">
            <text:p>RUA <text:s/>21 DE ABRI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RBYCLUB</text:p>
          </table:table-cell>
          <table:table-cell office:value-type="float" office:value="14787240" calcext:value-type="float">
            <text:p>1478724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GUARULHOS - MACEDO</text:p>
          </table:table-cell>
          <table:table-cell office:value-type="string" calcext:value-type="string">
            <text:p>CENTRO MUNICIPAL DE EDUCACAO ADAMASTOR - CME</text:p>
          </table:table-cell>
          <table:table-cell office:value-type="string" calcext:value-type="string">
            <text:p>Monteiro Lobat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cedo</text:p>
          </table:table-cell>
          <table:table-cell office:value-type="float" office:value="7112000" calcext:value-type="float">
            <text:p>7112000</text:p>
          </table:table-cell>
          <table:table-cell office:value-type="string" calcext:value-type="string">
            <text:p>- até 1589/1590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garapa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0706703</text:p>
          </table:table-cell>
          <table:table-cell office:value-type="string" calcext:value-type="string">
            <text:p>-47.66520509999999</text:p>
          </table:table-cell>
          <table:table-cell office:value-type="string" calcext:value-type="string">
            <text:p>IGARAPAVA - VILA GOMES</text:p>
          </table:table-cell>
          <table:table-cell office:value-type="string" calcext:value-type="string">
            <text:p>POLO UNIVERSITARIO ABERTO MUNICIPAL DE IGARAPAVA - UAB</text:p>
          </table:table-cell>
          <table:table-cell office:value-type="string" calcext:value-type="string">
            <text:p>RUA AZARIAS ARANTES </text:p>
          </table:table-cell>
          <table:table-cell/>
          <table:table-cell office:value-type="string" calcext:value-type="string">
            <text:p>VILA GOMES</text:p>
          </table:table-cell>
          <table:table-cell office:value-type="float" office:value="14540000" calcext:value-type="float">
            <text:p>14540000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tapecerica da Serr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ITAPECERICA DA SERRA - CENTRO</text:p>
          </table:table-cell>
          <table:table-cell office:value-type="string" calcext:value-type="string">
            <text:p>COMPLEXO EDUCACIONAL PREFEITO ARY PEREIRA DE MORAES</text:p>
          </table:table-cell>
          <table:table-cell office:value-type="string" calcext:value-type="string">
            <text:p>Rua São João, 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o</text:p>
          </table:table-cell>
          <table:table-cell office:value-type="float" office:value="6850060" calcext:value-type="float">
            <text:p>6850060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ITAPETININGA - TABOAOZINHO</text:p>
          </table:table-cell>
          <table:table-cell office:value-type="string" calcext:value-type="string">
            <text:p>POLO CHOPIN TAVARES DE LIMA</text:p>
          </table:table-cell>
          <table:table-cell office:value-type="string" calcext:value-type="string">
            <text:p>AV. DR. CyRO ALBUQUERQUE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TABOÃOZINHO</text:p>
          </table:table-cell>
          <table:table-cell office:value-type="float" office:value="18213615" calcext:value-type="float">
            <text:p>1821361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tapevi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ITAPEVI - COHAB/SETOR B</text:p>
          </table:table-cell>
          <table:table-cell office:value-type="string" calcext:value-type="string">
            <text:p>POLO UAB - ITAPEVI</text:p>
          </table:table-cell>
          <table:table-cell office:value-type="string" calcext:value-type="string">
            <text:p>AV Pedro Paulin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HAB/SETOR B</text:p>
          </table:table-cell>
          <table:table-cell office:value-type="float" office:value="6663000" calcext:value-type="float">
            <text:p>6663000</text:p>
          </table:table-cell>
          <table:table-cell office:value-type="string" calcext:value-type="string">
            <text:p>COHAB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245552</text:p>
          </table:table-cell>
          <table:table-cell office:value-type="string" calcext:value-type="string">
            <text:p>-50.5572384</text:p>
          </table:table-cell>
          <table:table-cell office:value-type="string" calcext:value-type="string">
            <text:p>JALES - COHAB JACB II</text:p>
          </table:table-cell>
          <table:table-cell office:value-type="string" calcext:value-type="string">
            <text:p>POLO REGIONAL DE JALES - UAB</text:p>
          </table:table-cell>
          <table:table-cell office:value-type="string" calcext:value-type="string">
            <text:p>AV. BRASÍLIA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COHAB JACB II</text:p>
          </table:table-cell>
          <table:table-cell office:value-type="float" office:value="15707638" calcext:value-type="float">
            <text:p>1570763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andir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JANDIRA - JARDIM EUROPA</text:p>
          </table:table-cell>
          <table:table-cell office:value-type="string" calcext:value-type="string">
            <text:p>POLO UAB - JANDIRA</text:p>
          </table:table-cell>
          <table:table-cell office:value-type="string" calcext:value-type="string">
            <text:p>RUA FRANCISCO ARAUJO CHAVES <text:s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RDIM EUROPA</text:p>
          </table:table-cell>
          <table:table-cell office:value-type="float" office:value="6626020" calcext:value-type="float">
            <text:p>662602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OSASCO - CENTRO</text:p>
          </table:table-cell>
          <table:table-cell office:value-type="string" calcext:value-type="string">
            <text:p>POLO UAB - CHIQUINHA GONZAGA - OSASCO</text:p>
          </table:table-cell>
          <table:table-cell office:value-type="string" calcext:value-type="string">
            <text:p>Marechal Rond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entro</text:p>
          </table:table-cell>
          <table:table-cell office:value-type="float" office:value="6093020" calcext:value-type="float">
            <text:p>6093020</text:p>
          </table:table-cell>
          <table:table-cell office:value-type="string" calcext:value-type="string">
            <text:p>- até 359 - lado ímpar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0133642</text:p>
          </table:table-cell>
          <table:table-cell office:value-type="string" calcext:value-type="string">
            <text:p>-47.8968729</text:p>
          </table:table-cell>
          <table:table-cell office:value-type="string" calcext:value-type="string">
            <text:p>SAO CARLOS - VILA NERY</text:p>
          </table:table-cell>
          <table:table-cell office:value-type="string" calcext:value-type="string">
            <text:p>POLO DE APOIO PRESENCIAL DE SAO CARLOS - UAB</text:p>
          </table:table-cell>
          <table:table-cell office:value-type="string" calcext:value-type="string">
            <text:p>Rua São Sebastião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Vila Nery</text:p>
          </table:table-cell>
          <table:table-cell office:value-type="float" office:value="13560230" calcext:value-type="float">
            <text:p>13560230</text:p>
          </table:table-cell>
          <table:table-cell office:value-type="string" calcext:value-type="string">
            <text:p>Campus Rui Barbosa - FESC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arumã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774298</text:p>
          </table:table-cell>
          <table:table-cell office:value-type="string" calcext:value-type="string">
            <text:p>-50.6171429</text:p>
          </table:table-cell>
          <table:table-cell office:value-type="string" calcext:value-type="string">
            <text:p>TARUMA - CENTRO</text:p>
          </table:table-cell>
          <table:table-cell office:value-type="string" calcext:value-type="string">
            <text:p>POLO MUNICIPAL DE APOIO PRESENCIAL DE TARUMA -</text:p>
          </table:table-cell>
          <table:table-cell office:value-type="string" calcext:value-type="string">
            <text:p>Rua Girassol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entro</text:p>
          </table:table-cell>
          <table:table-cell office:value-type="float" office:value="19820000" calcext:value-type="float">
            <text:p>19820000</text:p>
          </table:table-cell>
          <table:table-cell office:value-type="string" calcext:value-type="string">
            <text:p><text:s/>Em frente a Câmara Municipal de Educação de Tarumã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aná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6.27541</text:p>
          </table:table-cell>
          <table:table-cell office:value-type="string" calcext:value-type="string">
            <text:p>-48.1597946</text:p>
          </table:table-cell>
          <table:table-cell office:value-type="string" calcext:value-type="string">
            <text:p>ANANAS - CENTRO</text:p>
          </table:table-cell>
          <table:table-cell office:value-type="string" calcext:value-type="string">
            <text:p>POLO UAB - ANANAS</text:p>
          </table:table-cell>
          <table:table-cell office:value-type="string" calcext:value-type="string">
            <text:p>Praça da Bandeira/Rua João Batis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7890000" calcext:value-type="float">
            <text:p>77890000</text:p>
          </table:table-cell>
          <table:table-cell office:value-type="string" calcext:value-type="string">
            <text:p>Escola Municipal João Dias Borges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ova Olin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7.6311491</text:p>
          </table:table-cell>
          <table:table-cell office:value-type="string" calcext:value-type="string">
            <text:p>-48.3190276</text:p>
          </table:table-cell>
          <table:table-cell office:value-type="string" calcext:value-type="string">
            <text:p>NOVA OLIND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Avenida Bernado Sayão, Quadra 162</text:p>
          </table:table-cell>
          <table:table-cell office:value-type="float" office:value="22636" calcext:value-type="float">
            <text:p>22636</text:p>
          </table:table-cell>
          <table:table-cell office:value-type="string" calcext:value-type="string">
            <text:p>Centro</text:p>
          </table:table-cell>
          <table:table-cell office:value-type="float" office:value="77790000" calcext:value-type="float">
            <text:p>77790000</text:p>
          </table:table-cell>
          <table:table-cell office:value-type="string" calcext:value-type="string">
            <text:p>Setor Central - as margens da BR 153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PALMAS - PLANO DIRETOR NORTE</text:p>
          </table:table-cell>
          <table:table-cell office:value-type="string" calcext:value-type="string">
            <text:p>POLO DE EAD EM PALMAS</text:p>
          </table:table-cell>
          <table:table-cell office:value-type="string" calcext:value-type="string">
            <text:p>QUADRA 206 NORTE, AVENIDA LO 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O DIRETOR NORTE</text:p>
          </table:table-cell>
          <table:table-cell office:value-type="float" office:value="77006244" calcext:value-type="float">
            <text:p>77006244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869406</text:p>
          </table:table-cell>
          <table:table-cell office:value-type="string" calcext:value-type="string">
            <text:p>-41.4812771</text:p>
          </table:table-cell>
          <table:table-cell office:value-type="string" calcext:value-type="string">
            <text:p>ALEGRE - CENTRO</text:p>
          </table:table-cell>
          <table:table-cell office:value-type="string" calcext:value-type="string">
            <text:p>POLO DE ALEGRE</text:p>
          </table:table-cell>
          <table:table-cell office:value-type="string" calcext:value-type="string">
            <text:p>Alto Universitár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500000" calcext:value-type="float">
            <text:p>29500000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971366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ALMENARA - CENTRO</text:p>
          </table:table-cell>
          <table:table-cell office:value-type="string" calcext:value-type="string">
            <text:p>POLO ALMENARA</text:p>
          </table:table-cell>
          <table:table-cell office:value-type="string" calcext:value-type="string">
            <text:p>Rua Avelino Nascimen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float" office:value="39900000" calcext:value-type="float">
            <text:p>39900000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t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7.4640611</text:p>
          </table:table-cell>
          <table:table-cell office:value-type="string" calcext:value-type="string">
            <text:p>-53.4770359</text:p>
          </table:table-cell>
          <table:table-cell office:value-type="string" calcext:value-type="string">
            <text:p>ALTO ARAGUAIA - CENTRO</text:p>
          </table:table-cell>
          <table:table-cell office:value-type="string" calcext:value-type="string">
            <text:p>POLO DE ALTO ARAGUAIA</text:p>
          </table:table-cell>
          <table:table-cell office:value-type="string" calcext:value-type="string">
            <text:p>Rua Rio Branco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entro</text:p>
          </table:table-cell>
          <table:table-cell office:value-type="float" office:value="78780000" calcext:value-type="float">
            <text:p>78780000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margos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0479893</text:p>
          </table:table-cell>
          <table:table-cell office:value-type="string" calcext:value-type="string">
            <text:p>-39.6311688</text:p>
          </table:table-cell>
          <table:table-cell office:value-type="string" calcext:value-type="string">
            <text:p>AMARGOSA - CENTRO</text:p>
          </table:table-cell>
          <table:table-cell office:value-type="string" calcext:value-type="string">
            <text:p>POLO UAB - AMARGOSA</text:p>
          </table:table-cell>
          <table:table-cell office:value-type="string" calcext:value-type="string">
            <text:p>Rua Gilda Ferreir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entro</text:p>
          </table:table-cell>
          <table:table-cell office:value-type="float" office:value="45300000" calcext:value-type="float">
            <text:p>45300000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355613</text:p>
          </table:table-cell>
          <table:table-cell office:value-type="string" calcext:value-type="string">
            <text:p>-48.9452566</text:p>
          </table:table-cell>
          <table:table-cell office:value-type="string" calcext:value-type="string">
            <text:p>ANAPOLIS - JUNDIAI</text:p>
          </table:table-cell>
          <table:table-cell office:value-type="string" calcext:value-type="string">
            <text:p>POLO ANAPOLIS</text:p>
          </table:table-cell>
          <table:table-cell office:value-type="string" calcext:value-type="string">
            <text:p>Avenida São Francisco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Jundiaí</text:p>
          </table:table-cell>
          <table:table-cell office:value-type="float" office:value="75110810" calcext:value-type="float">
            <text:p>75110810</text:p>
          </table:table-cell>
          <table:table-cell office:value-type="string" calcext:value-type="string">
            <text:p>Centro de Referencia e For. dos Profissionais da Educação</text:p>
          </table:table-cell>
          <table:table-cell table:number-columns-repeated="10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apuru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4795662</text:p>
          </table:table-cell>
          <table:table-cell office:value-type="string" calcext:value-type="string">
            <text:p>-43.2134484</text:p>
          </table:table-cell>
          <table:table-cell office:value-type="string" calcext:value-type="string">
            <text:p>ANAPURUS - AEROPORTO</text:p>
          </table:table-cell>
          <table:table-cell office:value-type="string" calcext:value-type="string">
            <text:p>POLO DE APOIO PRESENCIAL UAB DONA NERCI ALVES MONTELES ANAPURUS-MA.</text:p>
          </table:table-cell>
          <table:table-cell office:value-type="string" calcext:value-type="string">
            <text:p>Rua Maria Pires Lei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eroporto</text:p>
          </table:table-cell>
          <table:table-cell office:value-type="float" office:value="65525000" calcext:value-type="float">
            <text:p>65525000</text:p>
          </table:table-cell>
          <table:table-cell office:value-type="string" calcext:value-type="string">
            <text:p>Complexo Educacional Dona Nerci Alves Monteles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APUCARANA - CENTRO</text:p>
          </table:table-cell>
          <table:table-cell office:value-type="string" calcext:value-type="string">
            <text:p>POLO DE APOIO PRESENCIAL DE APUCARANA</text:p>
          </table:table-cell>
          <table:table-cell office:value-type="string" calcext:value-type="string">
            <text:p>Praça Rui Barbo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86800970" calcext:value-type="float">
            <text:p>86800970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0393109</text:p>
          </table:table-cell>
          <table:table-cell office:value-type="string" calcext:value-type="string">
            <text:p>-49.609512</text:p>
          </table:table-cell>
          <table:table-cell office:value-type="string" calcext:value-type="string">
            <text:p>ARAGUACEMA - CENTRO</text:p>
          </table:table-cell>
          <table:table-cell office:value-type="string" calcext:value-type="string">
            <text:p>POLO DE EDUCAçãO A DISTâNCIA DE ARAGUACEMA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7690000" calcext:value-type="float">
            <text:p>77690000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5.6424062</text:p>
          </table:table-cell>
          <table:table-cell office:value-type="string" calcext:value-type="string">
            <text:p>-48.0406759</text:p>
          </table:table-cell>
          <table:table-cell office:value-type="string" calcext:value-type="string">
            <text:p>ARAGUATINS - NOVA ARAGUATINS</text:p>
          </table:table-cell>
          <table:table-cell office:value-type="string" calcext:value-type="string">
            <text:p>POLO DE EDUCAçãO A DISTâNCIA DE ARAGUANTINS</text:p>
          </table:table-cell>
          <table:table-cell office:value-type="string" calcext:value-type="string">
            <text:p>Rua 6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Araguatins</text:p>
          </table:table-cell>
          <table:table-cell office:value-type="float" office:value="77950000" calcext:value-type="float">
            <text:p>77950000</text:p>
          </table:table-cell>
          <table:table-cell office:value-type="string" calcext:value-type="string">
            <text:p>Centro de Ensino Antônia Milhomem</text:p>
          </table:table-cell>
          <table:table-cell table:number-columns-repeated="10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aranguá</text:p>
          </table:table-cell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ARARANGUA - NOVA DIVINEIA</text:p>
          </table:table-cell>
          <table:table-cell office:value-type="string" calcext:value-type="string">
            <text:p>POLO UAB - ARARANGUA</text:p>
          </table:table-cell>
          <table:table-cell office:value-type="string" calcext:value-type="string">
            <text:p>Rua Salvato Palatin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Divinéia</text:p>
          </table:table-cell>
          <table:table-cell office:value-type="float" office:value="88905226" calcext:value-type="float">
            <text:p>88905226</text:p>
          </table:table-cell>
          <table:table-cell office:value-type="string" calcext:value-type="string">
            <text:p>Antiga Escola Munc. Nova Divinéia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363909</text:p>
          </table:table-cell>
          <table:table-cell office:value-type="string" calcext:value-type="string">
            <text:p>-47.3786607</text:p>
          </table:table-cell>
          <table:table-cell office:value-type="string" calcext:value-type="string">
            <text:p>ARARAS - CENTRO</text:p>
          </table:table-cell>
          <table:table-cell office:value-type="string" calcext:value-type="string">
            <text:p>POLO UAB - ARARAS</text:p>
          </table:table-cell>
          <table:table-cell office:value-type="string" calcext:value-type="string">
            <text:p>Av. Nestlé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o</text:p>
          </table:table-cell>
          <table:table-cell office:value-type="float" office:value="13601005" calcext:value-type="float">
            <text:p>13601005</text:p>
          </table:table-cell>
          <table:table-cell office:value-type="string" calcext:value-type="string">
            <text:p>Vila Michelin</text:p>
          </table:table-cell>
          <table:table-cell table:number-columns-repeated="10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rar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5098478</text:p>
          </table:table-cell>
          <table:table-cell office:value-type="string" calcext:value-type="string">
            <text:p>-44.7381432</text:p>
          </table:table-cell>
          <table:table-cell office:value-type="string" calcext:value-type="string">
            <text:p>ARARI - CENTRO</text:p>
          </table:table-cell>
          <table:table-cell office:value-type="string" calcext:value-type="string">
            <text:p>POLO DE APOIO PRESENCIAL UAB - ARARI</text:p>
          </table:table-cell>
          <table:table-cell office:value-type="string" calcext:value-type="string">
            <text:p>Rua 31 de Març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480000" calcext:value-type="float">
            <text:p>65480000</text:p>
          </table:table-cell>
          <table:table-cell office:value-type="string" calcext:value-type="string">
            <text:p>Colégio Comercial de Arari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907125</text:p>
          </table:table-cell>
          <table:table-cell office:value-type="string" calcext:value-type="string">
            <text:p>-46.9323042</text:p>
          </table:table-cell>
          <table:table-cell office:value-type="string" calcext:value-type="string">
            <text:p>ARAXA - SANTA RITA</text:p>
          </table:table-cell>
          <table:table-cell office:value-type="string" calcext:value-type="string">
            <text:p>POLO UAB_ARAXA</text:p>
          </table:table-cell>
          <table:table-cell office:value-type="string" calcext:value-type="string">
            <text:p>Av. Hítalo Ross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Rita</text:p>
          </table:table-cell>
          <table:table-cell office:value-type="float" office:value="38181419" calcext:value-type="float">
            <text:p>38181419</text:p>
          </table:table-cell>
          <table:table-cell office:value-type="string" calcext:value-type="string">
            <text:p>Prédio do SESI/SENAI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rrai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6770601</text:p>
          </table:table-cell>
          <table:table-cell office:value-type="string" calcext:value-type="string">
            <text:p>-46.9805103</text:p>
          </table:table-cell>
          <table:table-cell office:value-type="string" calcext:value-type="string">
            <text:p>ARRAIAS - CENTRO</text:p>
          </table:table-cell>
          <table:table-cell office:value-type="string" calcext:value-type="string">
            <text:p>POLO UAB - ARRAIAS</text:p>
          </table:table-cell>
          <table:table-cell office:value-type="string" calcext:value-type="string">
            <text:p>Av. Universitária 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77330000" calcext:value-type="float">
            <text:p>77330000</text:p>
          </table:table-cell>
          <table:table-cell office:value-type="string" calcext:value-type="string">
            <text:p>Campus de Arraias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ss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049892</text:p>
          </table:table-cell>
          <table:table-cell office:value-type="string" calcext:value-type="string">
            <text:p>-50.8664451</text:p>
          </table:table-cell>
          <table:table-cell office:value-type="string" calcext:value-type="string">
            <text:p>ASSAI - CENTRO</text:p>
          </table:table-cell>
          <table:table-cell office:value-type="string" calcext:value-type="string">
            <text:p>POLO UAB -POLO PRESENCIAL DE APOIO AO ENSINO A DISTANCIA DE ASSAI</text:p>
          </table:table-cell>
          <table:table-cell office:value-type="string" calcext:value-type="string">
            <text:p>Rua Manoel Riba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Centro</text:p>
          </table:table-cell>
          <table:table-cell office:value-type="float" office:value="86220000" calcext:value-type="float">
            <text:p>86220000</text:p>
          </table:table-cell>
          <table:table-cell office:value-type="string" calcext:value-type="string">
            <text:p>Colégio Estadual Barão do Rio Branco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0357958</text:p>
          </table:table-cell>
          <table:table-cell office:value-type="string" calcext:value-type="string">
            <text:p>-45.9800848</text:p>
          </table:table-cell>
          <table:table-cell office:value-type="string" calcext:value-type="string">
            <text:p>BAMBUI - CENTRO</text:p>
          </table:table-cell>
          <table:table-cell office:value-type="string" calcext:value-type="string">
            <text:p>POLO UAB DE BAMBUI </text:p>
          </table:table-cell>
          <table:table-cell office:value-type="string" calcext:value-type="string">
            <text:p>Rua Padre João Veloso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entro</text:p>
          </table:table-cell>
          <table:table-cell office:value-type="float" office:value="38900000" calcext:value-type="float">
            <text:p>38900000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ndeiran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783757</text:p>
          </table:table-cell>
          <table:table-cell office:value-type="string" calcext:value-type="string">
            <text:p>-50.3069088</text:p>
          </table:table-cell>
          <table:table-cell office:value-type="string" calcext:value-type="string">
            <text:p>BANDEIRANTES - VILA MORETI</text:p>
          </table:table-cell>
          <table:table-cell office:value-type="string" calcext:value-type="string">
            <text:p>UAB - BANDEIRANTES</text:p>
          </table:table-cell>
          <table:table-cell office:value-type="string" calcext:value-type="string">
            <text:p>Rua dos Expedicionário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la Moreti</text:p>
          </table:table-cell>
          <table:table-cell office:value-type="float" office:value="86360000" calcext:value-type="float">
            <text:p>86360000</text:p>
          </table:table-cell>
          <table:table-cell office:value-type="string" calcext:value-type="string">
            <text:p>Escola Municipal Santa Terezinha</text:p>
          </table:table-cell>
          <table:table-cell table:number-columns-repeated="10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rcaren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5199701</text:p>
          </table:table-cell>
          <table:table-cell office:value-type="string" calcext:value-type="string">
            <text:p>-48.6921911</text:p>
          </table:table-cell>
          <table:table-cell office:value-type="string" calcext:value-type="string">
            <text:p>BARCARENA - SAO FRANCISCO</text:p>
          </table:table-cell>
          <table:table-cell office:value-type="string" calcext:value-type="string">
            <text:p>POLO UAB - BARCARENA PREFEITO JOAO CARLOS DOS SANTOS DIAS</text:p>
          </table:table-cell>
          <table:table-cell office:value-type="string" calcext:value-type="string">
            <text:p>Rodovia PA 481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Francisco</text:p>
          </table:table-cell>
          <table:table-cell office:value-type="float" office:value="68447000" calcext:value-type="float">
            <text:p>68447000</text:p>
          </table:table-cell>
          <table:table-cell office:value-type="string" calcext:value-type="string">
            <text:p>Subprefeitura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ra do Bug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993394</text:p>
          </table:table-cell>
          <table:table-cell office:value-type="string" calcext:value-type="string">
            <text:p>-57.3722545</text:p>
          </table:table-cell>
          <table:table-cell office:value-type="string" calcext:value-type="string">
            <text:p>BARRA DO BUGRES - CENTRO</text:p>
          </table:table-cell>
          <table:table-cell office:value-type="string" calcext:value-type="string">
            <text:p>POLO DE APOIO PRESENCIAL DE BARRA DO BUGRES</text:p>
          </table:table-cell>
          <table:table-cell office:value-type="string" calcext:value-type="string">
            <text:p>Av. Deputado Hitler Sansã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Centro</text:p>
          </table:table-cell>
          <table:table-cell office:value-type="float" office:value="78390000" calcext:value-type="float">
            <text:p>78390000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6608144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BARRA DO CORDA - ALTAMIRA</text:p>
          </table:table-cell>
          <table:table-cell office:value-type="string" calcext:value-type="string">
            <text:p>CENTRO DE ESTUDOS SUPERIORES DE BARRA DO CORDA</text:p>
          </table:table-cell>
          <table:table-cell office:value-type="string" calcext:value-type="string">
            <text:p>Rua Nelson Paturi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ltamira</text:p>
          </table:table-cell>
          <table:table-cell office:value-type="float" office:value="65950000" calcext:value-type="float">
            <text:p>65950000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arro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779238</text:p>
          </table:table-cell>
          <table:table-cell office:value-type="string" calcext:value-type="string">
            <text:p>-43.9532149</text:p>
          </table:table-cell>
          <table:table-cell office:value-type="string" calcext:value-type="string">
            <text:p>BARROSO - SANTA MARIA</text:p>
          </table:table-cell>
          <table:table-cell office:value-type="string" calcext:value-type="string">
            <text:p>POLO UAB <text:s/>BARROSO</text:p>
          </table:table-cell>
          <table:table-cell office:value-type="string" calcext:value-type="string">
            <text:p>Av. Carlos Alberto Moura da Silv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Maria</text:p>
          </table:table-cell>
          <table:table-cell office:value-type="float" office:value="36212000" calcext:value-type="float">
            <text:p>36212000</text:p>
          </table:table-cell>
          <table:table-cell office:value-type="string" calcext:value-type="string">
            <text:p>Parque de Exposições 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ataguass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8150292</text:p>
          </table:table-cell>
          <table:table-cell office:value-type="string" calcext:value-type="string">
            <text:p>-52.5745556</text:p>
          </table:table-cell>
          <table:table-cell office:value-type="string" calcext:value-type="string">
            <text:p>BATAGUASSU - JARDIM SANTA MARIA</text:p>
          </table:table-cell>
          <table:table-cell office:value-type="string" calcext:value-type="string">
            <text:p>POLO DE APOIO PRESENCIAL DE BATAGUASSU</text:p>
          </table:table-cell>
          <table:table-cell office:value-type="string" calcext:value-type="string">
            <text:p>av. Presidente Prud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dim Santa Maria</text:p>
          </table:table-cell>
          <table:table-cell office:value-type="float" office:value="79780000" calcext:value-type="float">
            <text:p>79780000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110173</text:p>
          </table:table-cell>
          <table:table-cell office:value-type="string" calcext:value-type="string">
            <text:p>-38.6949149</text:p>
          </table:table-cell>
          <table:table-cell office:value-type="string" calcext:value-type="string">
            <text:p>BEBERIBE - CENTRO</text:p>
          </table:table-cell>
          <table:table-cell office:value-type="string" calcext:value-type="string">
            <text:p>POLO UAB - BEBERIBE</text:p>
          </table:table-cell>
          <table:table-cell office:value-type="string" calcext:value-type="string">
            <text:p>Rua José Bess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entro</text:p>
          </table:table-cell>
          <table:table-cell office:value-type="float" office:value="62750000" calcext:value-type="float">
            <text:p>62750000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9111483</text:p>
          </table:table-cell>
          <table:table-cell office:value-type="string" calcext:value-type="string">
            <text:p>-56.4719928</text:p>
          </table:table-cell>
          <table:table-cell office:value-type="string" calcext:value-type="string">
            <text:p>BELA VISTA - COSTA E SILVA</text:p>
          </table:table-cell>
          <table:table-cell office:value-type="string" calcext:value-type="string">
            <text:p>ESCOLA MUNICIPAL JARBAS PASSARINHO</text:p>
          </table:table-cell>
          <table:table-cell office:value-type="string" calcext:value-type="string">
            <text:p>Rua Afonso Pen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sta e Silva</text:p>
          </table:table-cell>
          <table:table-cell office:value-type="float" office:value="79260000" calcext:value-type="float">
            <text:p>79260000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la Vista do Paraí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9959817</text:p>
          </table:table-cell>
          <table:table-cell office:value-type="string" calcext:value-type="string">
            <text:p>-51.2422395</text:p>
          </table:table-cell>
          <table:table-cell office:value-type="string" calcext:value-type="string">
            <text:p>BELA VISTA DO PARAISO - CENTRO</text:p>
          </table:table-cell>
          <table:table-cell office:value-type="string" calcext:value-type="string">
            <text:p>POLO PRESENCIAL FREDERICO OSAKU LEITE</text:p>
          </table:table-cell>
          <table:table-cell office:value-type="string" calcext:value-type="string">
            <text:p>Drª. Martha Silva Gom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entro</text:p>
          </table:table-cell>
          <table:table-cell office:value-type="float" office:value="86130000" calcext:value-type="float">
            <text:p>86130000</text:p>
          </table:table-cell>
          <table:table-cell office:value-type="string" calcext:value-type="string">
            <text:p>Prédio Escolar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913744</text:p>
          </table:table-cell>
          <table:table-cell office:value-type="string" calcext:value-type="string">
            <text:p>-51.5570726</text:p>
          </table:table-cell>
          <table:table-cell office:value-type="string" calcext:value-type="string">
            <text:p>BITURUNA - CENTRO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Rua Maria Rosa Nunes Ramos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entro </text:p>
          </table:table-cell>
          <table:table-cell office:value-type="float" office:value="84640000" calcext:value-type="float">
            <text:p>84640000</text:p>
          </table:table-cell>
          <table:table-cell office:value-type="string" calcext:value-type="string">
            <text:p>Escola Municipal Frei Tiago Luchesi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51102</text:p>
          </table:table-cell>
          <table:table-cell office:value-type="string" calcext:value-type="string">
            <text:p>-49.06125170000001</text:p>
          </table:table-cell>
          <table:table-cell office:value-type="string" calcext:value-type="string">
            <text:p>BLUMENAU - CENTRO</text:p>
          </table:table-cell>
          <table:table-cell office:value-type="string" calcext:value-type="string">
            <text:p>POLO UAB - BLUMENAU</text:p>
          </table:table-cell>
          <table:table-cell office:value-type="string" calcext:value-type="string">
            <text:p>Alameda Rio Branco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entro</text:p>
          </table:table-cell>
          <table:table-cell office:value-type="float" office:value="89010300" calcext:value-type="float">
            <text:p>89010300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m Jesu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1452524</text:p>
          </table:table-cell>
          <table:table-cell office:value-type="string" calcext:value-type="string">
            <text:p>-44.4748018</text:p>
          </table:table-cell>
          <table:table-cell office:value-type="string" calcext:value-type="string">
            <text:p>BOM JESUS - JOSUE PARENTE</text:p>
          </table:table-cell>
          <table:table-cell office:value-type="string" calcext:value-type="string">
            <text:p>UESPI-CAMPUS DOM JOSE VASQUEZ DIAZ</text:p>
          </table:table-cell>
          <table:table-cell office:value-type="string" calcext:value-type="string">
            <text:p>Pça Alcebiades de Mora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osué Parente</text:p>
          </table:table-cell>
          <table:table-cell office:value-type="float" office:value="64900000" calcext:value-type="float">
            <text:p>64900000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om Jesus das Selv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457995</text:p>
          </table:table-cell>
          <table:table-cell office:value-type="string" calcext:value-type="string">
            <text:p>-46.670534</text:p>
          </table:table-cell>
          <table:table-cell office:value-type="string" calcext:value-type="string">
            <text:p>BOM JESUS DAS SELVAS - CENTRO</text:p>
          </table:table-cell>
          <table:table-cell office:value-type="string" calcext:value-type="string">
            <text:p>PROFESSORA MARIA ALDECY DE OLIVEIRA</text:p>
          </table:table-cell>
          <table:table-cell office:value-type="string" calcext:value-type="string">
            <text:p>Rua Barreirinha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395000" calcext:value-type="float">
            <text:p>65395000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BRAGANCA PAULISTA - UBERABA</text:p>
          </table:table-cell>
          <table:table-cell office:value-type="string" calcext:value-type="string">
            <text:p>POLO UAB BRAGANCA PAULISTA</text:p>
          </table:table-cell>
          <table:table-cell office:value-type="string" calcext:value-type="string">
            <text:p>Rua Alexandre Berbar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beraba</text:p>
          </table:table-cell>
          <table:table-cell office:value-type="float" office:value="12926676" calcext:value-type="float">
            <text:p>12926676</text:p>
          </table:table-cell>
          <table:table-cell office:value-type="string" calcext:value-type="string">
            <text:p>Jardim São Lourenço 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ejo San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555819100000001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BREJO SANTO - CENTRO</text:p>
          </table:table-cell>
          <table:table-cell office:value-type="string" calcext:value-type="string">
            <text:p>POLO DE BREJO SANTO-CEARA</text:p>
          </table:table-cell>
          <table:table-cell office:value-type="string" calcext:value-type="string">
            <text:p>RUA MANUEL ANTONIO CABRAL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260000" calcext:value-type="float">
            <text:p>6326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2936976</text:p>
          </table:table-cell>
          <table:table-cell office:value-type="string" calcext:value-type="string">
            <text:p>-50.5135589</text:p>
          </table:table-cell>
          <table:table-cell office:value-type="string" calcext:value-type="string">
            <text:p>BREVES - AEROPORTO</text:p>
          </table:table-cell>
          <table:table-cell office:value-type="string" calcext:value-type="string">
            <text:p>CENTRO DE DESENV. E ED.PROFISSIONAL DR.JOAO MESSIAS DOS SANTOS-CEDEP</text:p>
          </table:table-cell>
          <table:table-cell office:value-type="string" calcext:value-type="string">
            <text:p>Avenida Rio Branco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Aeroporto</text:p>
          </table:table-cell>
          <table:table-cell office:value-type="float" office:value="68800000" calcext:value-type="float">
            <text:p>68800000</text:p>
          </table:table-cell>
          <table:table-cell table:number-columns-repeated="10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rumad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1968614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BRUMADO - TANQUE</text:p>
          </table:table-cell>
          <table:table-cell office:value-type="string" calcext:value-type="string">
            <text:p>POLO DA UAB EM BRUMADO</text:p>
          </table:table-cell>
          <table:table-cell office:value-type="string" calcext:value-type="string">
            <text:p>Rua Antônio Carlos Magalhães</text:p>
          </table:table-cell>
          <table:table-cell/>
          <table:table-cell office:value-type="string" calcext:value-type="string">
            <text:p>Tanque</text:p>
          </table:table-cell>
          <table:table-cell office:value-type="float" office:value="46100000" calcext:value-type="float">
            <text:p>4610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1269585</text:p>
          </table:table-cell>
          <table:table-cell office:value-type="string" calcext:value-type="string">
            <text:p>-63.8640569</text:p>
          </table:table-cell>
          <table:table-cell office:value-type="string" calcext:value-type="string">
            <text:p>BURITIS - SETOR 1</text:p>
          </table:table-cell>
          <table:table-cell office:value-type="string" calcext:value-type="string">
            <text:p>CENTRO TECNOLOGICO DE FORMACAO INICIAL E CONTINUADA DO MAGISTERIO PUBLICO MUNICIPAL DE BURITIS</text:p>
          </table:table-cell>
          <table:table-cell office:value-type="string" calcext:value-type="string">
            <text:p>Av Ayrton Senna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entro</text:p>
          </table:table-cell>
          <table:table-cell office:value-type="float" office:value="76880000" calcext:value-type="float">
            <text:p>76880000</text:p>
          </table:table-cell>
          <table:table-cell office:value-type="string" calcext:value-type="string">
            <text:p>Centro Tecnológico de Formação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baceir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4640967</text:p>
          </table:table-cell>
          <table:table-cell office:value-type="string" calcext:value-type="string">
            <text:p>-36.3064595</text:p>
          </table:table-cell>
          <table:table-cell office:value-type="string" calcext:value-type="string">
            <text:p>CABACEIRAS - CENTRO</text:p>
          </table:table-cell>
          <table:table-cell office:value-type="string" calcext:value-type="string">
            <text:p>UAB TERESINHA JESUS FARIAS AIRES-POLO CABACEIRAS</text:p>
          </table:table-cell>
          <table:table-cell office:value-type="string" calcext:value-type="string">
            <text:p>Av. 04 de Junho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entro</text:p>
          </table:table-cell>
          <table:table-cell office:value-type="float" office:value="58480000" calcext:value-type="float">
            <text:p>58480000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ce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9426675</text:p>
          </table:table-cell>
          <table:table-cell office:value-type="string" calcext:value-type="string">
            <text:p>-54.82912589999999</text:p>
          </table:table-cell>
          <table:table-cell office:value-type="string" calcext:value-type="string">
            <text:p>CACEQUI - CENTRO</text:p>
          </table:table-cell>
          <table:table-cell office:value-type="string" calcext:value-type="string">
            <text:p>UAB - POLO DE CACEQUI</text:p>
          </table:table-cell>
          <table:table-cell office:value-type="string" calcext:value-type="string">
            <text:p>Rua Senador Salgado Fil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7450000" calcext:value-type="float">
            <text:p>97450000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0.8563592</text:p>
          </table:table-cell>
          <table:table-cell office:value-type="string" calcext:value-type="string">
            <text:p>-48.9605972</text:p>
          </table:table-cell>
          <table:table-cell office:value-type="string" calcext:value-type="string">
            <text:p>CACHOEIRA DO ARARI - PETROPOLIS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Avenida Coronel Bento Miran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trópolis</text:p>
          </table:table-cell>
          <table:table-cell office:value-type="float" office:value="68840000" calcext:value-type="float">
            <text:p>68840000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choeiro de Itapemirim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CHOEIRO DE ITAPEMIRIM - <text:s/>DISTRITO DE MORRO GRANDE</text:p>
          </table:table-cell>
          <table:table-cell office:value-type="string" calcext:value-type="string">
            <text:p>POLO UAB - CACHOEIRO DE ITAPEMIRIM</text:p>
          </table:table-cell>
          <table:table-cell office:value-type="string" calcext:value-type="string">
            <text:p>Rodovia 482 Cachoeiro x Alegre KM 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trito de Morro Grande</text:p>
          </table:table-cell>
          <table:table-cell office:value-type="float" office:value="29313210" calcext:value-type="float">
            <text:p>29313210</text:p>
          </table:table-cell>
          <table:table-cell office:value-type="string" calcext:value-type="string">
            <text:p>Cidade Universitária</text:p>
          </table:table-cell>
          <table:table-cell table:number-columns-repeated="10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mapu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0966222</text:p>
          </table:table-cell>
          <table:table-cell office:value-type="string" calcext:value-type="string">
            <text:p>-53.9106594</text:p>
          </table:table-cell>
          <table:table-cell office:value-type="string" calcext:value-type="string">
            <text:p>CAMAPUA - VILA DIAMANTINA</text:p>
          </table:table-cell>
          <table:table-cell office:value-type="string" calcext:value-type="string">
            <text:p>CENTRO DE APOIO PRESENCIAL DE CAMAPUA</text:p>
          </table:table-cell>
          <table:table-cell office:value-type="string" calcext:value-type="string">
            <text:p>RUA FERREIRA DA CUNH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LA DIAMANTINA</text:p>
          </table:table-cell>
          <table:table-cell office:value-type="float" office:value="79420000" calcext:value-type="float">
            <text:p>79420000</text:p>
          </table:table-cell>
          <table:table-cell table:number-columns-repeated="10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met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2355058</text:p>
          </table:table-cell>
          <table:table-cell office:value-type="string" calcext:value-type="string">
            <text:p>-49.5279996</text:p>
          </table:table-cell>
          <table:table-cell office:value-type="string" calcext:value-type="string">
            <text:p>CAMETA - CENTRAL</text:p>
          </table:table-cell>
          <table:table-cell office:value-type="string" calcext:value-type="string">
            <text:p>UAB - POLO CAMETA</text:p>
          </table:table-cell>
          <table:table-cell office:value-type="string" calcext:value-type="string">
            <text:p>Avenida Gentil Bittencourt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Central</text:p>
          </table:table-cell>
          <table:table-cell office:value-type="float" office:value="68400000" calcext:value-type="float">
            <text:p>68400000</text:p>
          </table:table-cell>
          <table:table-cell office:value-type="string" calcext:value-type="string">
            <text:p>Antiga escola Governador Alacid Nunes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8992006</text:p>
          </table:table-cell>
          <table:table-cell office:value-type="string" calcext:value-type="string">
            <text:p>-47.0322914</text:p>
          </table:table-cell>
          <table:table-cell office:value-type="string" calcext:value-type="string">
            <text:p>CAMPINAS - JARDIM PAINEIRAS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ua João Alves dos Santo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Jardim Paineiras</text:p>
          </table:table-cell>
          <table:table-cell office:value-type="float" office:value="13092331" calcext:value-type="float">
            <text:p>13092331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674784</text:p>
          </table:table-cell>
          <table:table-cell office:value-type="string" calcext:value-type="string">
            <text:p>-45.2618568</text:p>
          </table:table-cell>
          <table:table-cell office:value-type="string" calcext:value-type="string">
            <text:p>CAMPO BELO - CIDADE MONTESA</text:p>
          </table:table-cell>
          <table:table-cell office:value-type="string" calcext:value-type="string">
            <text:p>POLO UAB DE CAMPO BELO</text:p>
          </table:table-cell>
          <table:table-cell office:value-type="string" calcext:value-type="string">
            <text:p>Avenida Indianápoli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dade Montesa</text:p>
          </table:table-cell>
          <table:table-cell office:value-type="float" office:value="37270000" calcext:value-type="float">
            <text:p>37270000</text:p>
          </table:table-cell>
          <table:table-cell office:value-type="string" calcext:value-type="string">
            <text:p>Escola Municipal Lucilla Gibram Cambraia</text:p>
          </table:table-cell>
          <table:table-cell table:number-columns-repeated="10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921134900000001</text:p>
          </table:table-cell>
          <table:table-cell office:value-type="string" calcext:value-type="string">
            <text:p>-42.1177396</text:p>
          </table:table-cell>
          <table:table-cell office:value-type="string" calcext:value-type="string">
            <text:p>CAMPO MAIOR - SAO LUIS</text:p>
          </table:table-cell>
          <table:table-cell office:value-type="string" calcext:value-type="string">
            <text:p>UESPI-CAMPUS HEROIS DO JENIPAPO</text:p>
          </table:table-cell>
          <table:table-cell office:value-type="string" calcext:value-type="string">
            <text:p>Av. Santo Anton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Luis</text:p>
          </table:table-cell>
          <table:table-cell office:value-type="float" office:value="64280000" calcext:value-type="float">
            <text:p>64280000</text:p>
          </table:table-cell>
          <table:table-cell table:number-columns-repeated="10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9349191</text:p>
          </table:table-cell>
          <table:table-cell office:value-type="string" calcext:value-type="string">
            <text:p>-40.2680075</text:p>
          </table:table-cell>
          <table:table-cell office:value-type="string" calcext:value-type="string">
            <text:p>CAMPOS SALES - ALTO ALEGRE</text:p>
          </table:table-cell>
          <table:table-cell office:value-type="string" calcext:value-type="string">
            <text:p>POLO DE APOIO PRESENCIAL DE CAMPOS SALES</text:p>
          </table:table-cell>
          <table:table-cell office:value-type="string" calcext:value-type="string">
            <text:p>Rua Emiliano Fortale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lto Alegre</text:p>
          </table:table-cell>
          <table:table-cell office:value-type="float" office:value="63150000" calcext:value-type="float">
            <text:p>63150000</text:p>
          </table:table-cell>
          <table:table-cell office:value-type="string" calcext:value-type="string">
            <text:p>Centro Vocacional Tecnológico - CVT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noinh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1887084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CANOINHAS - CENTRO</text:p>
          </table:table-cell>
          <table:table-cell office:value-type="string" calcext:value-type="string">
            <text:p>POLO DE APOIO PRESENCIAL EAD/UAB CANOINHAS</text:p>
          </table:table-cell>
          <table:table-cell office:value-type="string" calcext:value-type="string">
            <text:p>RUA BERNARDO OLSEN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ENTRO</text:p>
          </table:table-cell>
          <table:table-cell office:value-type="float" office:value="89460000" calcext:value-type="float">
            <text:p>8946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panema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CAPANEMA - SAO PEDRO E SAO PAULO</text:p>
          </table:table-cell>
          <table:table-cell office:value-type="string" calcext:value-type="string">
            <text:p>POLO UAB/CAPANEMA</text:p>
          </table:table-cell>
          <table:table-cell office:value-type="string" calcext:value-type="string">
            <text:p>RODOVIA CAPANEMA-BRAGANÇ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PEDRO E SÃO PAULO</text:p>
          </table:table-cell>
          <table:table-cell office:value-type="float" office:value="68700000" calcext:value-type="float">
            <text:p>68700000</text:p>
          </table:table-cell>
          <table:table-cell office:value-type="string" calcext:value-type="string">
            <text:p>Km2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040882</text:p>
          </table:table-cell>
          <table:table-cell office:value-type="string" calcext:value-type="string">
            <text:p>-51.9791849</text:p>
          </table:table-cell>
          <table:table-cell office:value-type="string" calcext:value-type="string">
            <text:p>CONCORDIA - CENTRO</text:p>
          </table:table-cell>
          <table:table-cell office:value-type="string" calcext:value-type="string">
            <text:p>POLO UAB: SDR - CONCORDIA</text:p>
          </table:table-cell>
          <table:table-cell office:value-type="string" calcext:value-type="string">
            <text:p>Travessa Irmã Leopold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ro</text:p>
          </table:table-cell>
          <table:table-cell office:value-type="float" office:value="89700000" calcext:value-type="float">
            <text:p>89700000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raúb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024931</text:p>
          </table:table-cell>
          <table:table-cell office:value-type="string" calcext:value-type="string">
            <text:p>-37.5534526</text:p>
          </table:table-cell>
          <table:table-cell office:value-type="string" calcext:value-type="string">
            <text:p>CARAUBAS - DR. SEBASTIAO MALTEZ </text:p>
          </table:table-cell>
          <table:table-cell office:value-type="string" calcext:value-type="string">
            <text:p>POLO UAB - SERTAO DAS CARAUBEIRAS</text:p>
          </table:table-cell>
          <table:table-cell office:value-type="string" calcext:value-type="string">
            <text:p>Rua Alfredo Alves de Azeved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r. Sebastião Maltez </text:p>
          </table:table-cell>
          <table:table-cell office:value-type="float" office:value="59780000" calcext:value-type="float">
            <text:p>59780000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rir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3833506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CARIRA - VILA NOVA</text:p>
          </table:table-cell>
          <table:table-cell office:value-type="string" calcext:value-type="string">
            <text:p>POLO DE APOIO PRESENCIAL DE CARIRA</text:p>
          </table:table-cell>
          <table:table-cell office:value-type="string" calcext:value-type="string">
            <text:p>Rua João Paulo da Conceiçã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Nova</text:p>
          </table:table-cell>
          <table:table-cell office:value-type="float" office:value="49550000" calcext:value-type="float">
            <text:p>49550000</text:p>
          </table:table-cell>
          <table:table-cell table:number-columns-repeated="10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rlos Chag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178133</text:p>
          </table:table-cell>
          <table:table-cell office:value-type="string" calcext:value-type="string">
            <text:p>-40.8778586</text:p>
          </table:table-cell>
          <table:table-cell office:value-type="string" calcext:value-type="string">
            <text:p>CARLOS CHAGAS - CENTRO</text:p>
          </table:table-cell>
          <table:table-cell office:value-type="string" calcext:value-type="string">
            <text:p>POLO CARLOS CHAGAS</text:p>
          </table:table-cell>
          <table:table-cell office:value-type="string" calcext:value-type="string">
            <text:p>Travessa Brag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entro</text:p>
          </table:table-cell>
          <table:table-cell office:value-type="float" office:value="39864000" calcext:value-type="float">
            <text:p>39864000</text:p>
          </table:table-cell>
          <table:table-cell office:value-type="string" calcext:value-type="string">
            <text:p>Esquina com Avenida Capitão João Pinto</text:p>
          </table:table-cell>
          <table:table-cell table:number-columns-repeated="10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rneirin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991558</text:p>
          </table:table-cell>
          <table:table-cell office:value-type="string" calcext:value-type="string">
            <text:p>-50.7624493</text:p>
          </table:table-cell>
          <table:table-cell office:value-type="string" calcext:value-type="string">
            <text:p>CARNEIRINHO - CENTRO</text:p>
          </table:table-cell>
          <table:table-cell office:value-type="string" calcext:value-type="string">
            <text:p>CARNEIRINHO UAB</text:p>
          </table:table-cell>
          <table:table-cell office:value-type="string" calcext:value-type="string">
            <text:p>Avenida José Ambrosio de Queiroz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38290000" calcext:value-type="float">
            <text:p>38290000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7.176516700000001</text:p>
          </table:table-cell>
          <table:table-cell office:value-type="string" calcext:value-type="string">
            <text:p>-47.2923893</text:p>
          </table:table-cell>
          <table:table-cell office:value-type="string" calcext:value-type="string">
            <text:p>CAROLINA - SETOR UNIVERSITARIO</text:p>
          </table:table-cell>
          <table:table-cell office:value-type="string" calcext:value-type="string">
            <text:p>POLO DE APOIO PRESENCIAL-UAB2-CAROLINA</text:p>
          </table:table-cell>
          <table:table-cell office:value-type="string" calcext:value-type="string">
            <text:p>Av. Frederico Martins de Azevedo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tor Universitário</text:p>
          </table:table-cell>
          <table:table-cell office:value-type="float" office:value="65980000" calcext:value-type="float">
            <text:p>65980000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8602209</text:p>
          </table:table-cell>
          <table:table-cell office:value-type="string" calcext:value-type="string">
            <text:p>-43.3653779</text:p>
          </table:table-cell>
          <table:table-cell office:value-type="string" calcext:value-type="string">
            <text:p>CAXIAS - CENTRO</text:p>
          </table:table-cell>
          <table:table-cell office:value-type="string" calcext:value-type="string">
            <text:p>POLO UAB CAXIAS</text:p>
          </table:table-cell>
          <table:table-cell office:value-type="string" calcext:value-type="string">
            <text:p>Rua São Ped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608160" calcext:value-type="float">
            <text:p>65608160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-15.8143128</text:p>
          </table:table-cell>
          <table:table-cell office:value-type="string" calcext:value-type="string">
            <text:p>-48.1024348</text:p>
          </table:table-cell>
          <table:table-cell office:value-type="string" calcext:value-type="string">
            <text:p>BRASILIA - GUARIROBA</text:p>
          </table:table-cell>
          <table:table-cell office:value-type="string" calcext:value-type="string">
            <text:p>DF - DIGITAL - CEILANDIA MASTER</text:p>
          </table:table-cell>
          <table:table-cell office:value-type="string" calcext:value-type="string">
            <text:p>QNN 14 A/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iroba</text:p>
          </table:table-cell>
          <table:table-cell office:value-type="float" office:value="72210181" calcext:value-type="float">
            <text:p>72210181</text:p>
          </table:table-cell>
          <table:table-cell table:number-columns-repeated="10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erro Az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928967</text:p>
          </table:table-cell>
          <table:table-cell office:value-type="string" calcext:value-type="string">
            <text:p>-49.2435998</text:p>
          </table:table-cell>
          <table:table-cell office:value-type="string" calcext:value-type="string">
            <text:p>CERRO AZUL - CENTRO</text:p>
          </table:table-cell>
          <table:table-cell office:value-type="string" calcext:value-type="string">
            <text:p>CENTRO COMUNITARIO BERNARDO VON MULLER</text:p>
          </table:table-cell>
          <table:table-cell office:value-type="string" calcext:value-type="string">
            <text:p>Rua Deputado Aníbal Cury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83570000" calcext:value-type="float">
            <text:p>83570000</text:p>
          </table:table-cell>
          <table:table-cell office:value-type="string" calcext:value-type="string">
            <text:p>Centro Comunitário Bernardo Von Muller Berneck</text:p>
          </table:table-cell>
          <table:table-cell table:number-columns-repeated="10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806478</text:p>
          </table:table-cell>
          <table:table-cell office:value-type="string" calcext:value-type="string">
            <text:p>-52.62627070000001</text:p>
          </table:table-cell>
          <table:table-cell office:value-type="string" calcext:value-type="string">
            <text:p>CHAPECO - SAO CRISTOVAO</text:p>
          </table:table-cell>
          <table:table-cell office:value-type="string" calcext:value-type="string">
            <text:p>POLO MUNICIPAL DE APOIO PRESENCIAL- UAB - CHAPECO</text:p>
          </table:table-cell>
          <table:table-cell office:value-type="string" calcext:value-type="string">
            <text:p>RUA OSVALDO CRUZ</text:p>
          </table:table-cell>
          <table:table-cell office:value-type="string" calcext:value-type="string">
            <text:p>1556-E</text:p>
          </table:table-cell>
          <table:table-cell office:value-type="string" calcext:value-type="string">
            <text:p>SÃO CRISTÓVÃO</text:p>
          </table:table-cell>
          <table:table-cell office:value-type="float" office:value="89803361" calcext:value-type="float">
            <text:p>89803361</text:p>
          </table:table-cell>
          <table:table-cell office:value-type="string" calcext:value-type="string">
            <text:p>TÉRREO (antigo SESI)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dó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671563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CODO - SAO BENEDITO</text:p>
          </table:table-cell>
          <table:table-cell office:value-type="string" calcext:value-type="string">
            <text:p>POLO UAB - CODO</text:p>
          </table:table-cell>
          <table:table-cell office:value-type="string" calcext:value-type="string">
            <text:p>Rua Paraiba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ão Benedito</text:p>
          </table:table-cell>
          <table:table-cell office:value-type="float" office:value="65400000" calcext:value-type="float">
            <text:p>65400000</text:p>
          </table:table-cell>
          <table:table-cell office:value-type="string" calcext:value-type="string">
            <text:p>Proximo a Câmara Municipal de Codó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oelho Ne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252379599999999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COELHO NETO - CENTRO</text:p>
          </table:table-cell>
          <table:table-cell office:value-type="string" calcext:value-type="string">
            <text:p>POLO UAB COELHO NETO</text:p>
          </table:table-cell>
          <table:table-cell office:value-type="string" calcext:value-type="string">
            <text:p>Av. Mal. Cordeiro de Fa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5620000" calcext:value-type="float">
            <text:p>65620000</text:p>
          </table:table-cell>
          <table:table-cell office:value-type="string" calcext:value-type="string">
            <text:p>José Sarney</text:p>
          </table:table-cell>
          <table:table-cell table:number-columns-repeated="10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TINA - ESPLANADA</text:p>
          </table:table-cell>
          <table:table-cell office:value-type="string" calcext:value-type="string">
            <text:p>POLO-UAB/COLATINA</text:p>
          </table:table-cell>
          <table:table-cell office:value-type="string" calcext:value-type="string">
            <text:p>Av. Ângelo Giuberti</text:p>
          </table:table-cell>
          <table:table-cell/>
          <table:table-cell office:value-type="string" calcext:value-type="string">
            <text:p>Esplanada</text:p>
          </table:table-cell>
          <table:table-cell office:value-type="float" office:value="29702902" calcext:value-type="float">
            <text:p>29702902</text:p>
          </table:table-cell>
          <table:table-cell office:value-type="string" calcext:value-type="string">
            <text:p>Praça Sol Poente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lin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0433667</text:p>
          </table:table-cell>
          <table:table-cell office:value-type="string" calcext:value-type="string">
            <text:p>-44.1720266</text:p>
          </table:table-cell>
          <table:table-cell office:value-type="string" calcext:value-type="string">
            <text:p>COLINAS - CENTRO</text:p>
          </table:table-cell>
          <table:table-cell office:value-type="string" calcext:value-type="string">
            <text:p>POLO UAB - CENTRO DE ESTUDOS SUPERIORES DE COLINAS</text:p>
          </table:table-cell>
          <table:table-cell office:value-type="string" calcext:value-type="string">
            <text:p>Avenida Dr. Osano Brandã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entro</text:p>
          </table:table-cell>
          <table:table-cell office:value-type="float" office:value="65690000" calcext:value-type="float">
            <text:p>65690000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3607575</text:p>
          </table:table-cell>
          <table:table-cell office:value-type="string" calcext:value-type="string">
            <text:p>-49.1868452</text:p>
          </table:table-cell>
          <table:table-cell office:value-type="string" calcext:value-type="string">
            <text:p>COLOMBO - JD. NOSSA SENHORA DE FATIMA</text:p>
          </table:table-cell>
          <table:table-cell office:value-type="string" calcext:value-type="string">
            <text:p>POLO DE APOIO PRESENCIAL PROF. ALTAIR DA SILVA LEME</text:p>
          </table:table-cell>
          <table:table-cell office:value-type="string" calcext:value-type="string">
            <text:p>RUA DORVAL CECCO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JD. NOSSA SENHORA DE FÁTIMA</text:p>
          </table:table-cell>
          <table:table-cell office:value-type="float" office:value="83405030" calcext:value-type="float">
            <text:p>83405030</text:p>
          </table:table-cell>
          <table:table-cell office:value-type="string" calcext:value-type="string">
            <text:p>2º ANDAR</text:p>
          </table:table-cell>
          <table:table-cell table:number-columns-repeated="10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nceição do Coit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576676</text:p>
          </table:table-cell>
          <table:table-cell office:value-type="string" calcext:value-type="string">
            <text:p>-39.2791011</text:p>
          </table:table-cell>
          <table:table-cell office:value-type="string" calcext:value-type="string">
            <text:p>CONCEICAO DO COITE - CENTRO</text:p>
          </table:table-cell>
          <table:table-cell office:value-type="string" calcext:value-type="string">
            <text:p>POLO UAB DE CONCEICAO DO COITE - BA.</text:p>
          </table:table-cell>
          <table:table-cell office:value-type="string" calcext:value-type="string">
            <text:p>Rua maximino madur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8730000" calcext:value-type="float">
            <text:p>48730000</text:p>
          </table:table-cell>
          <table:table-cell office:value-type="string" calcext:value-type="string">
            <text:p>Escola Estadual Olgarina Pitangueira Pinheiro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442369</text:p>
          </table:table-cell>
          <table:table-cell office:value-type="string" calcext:value-type="string">
            <text:p>-43.5222313</text:p>
          </table:table-cell>
          <table:table-cell office:value-type="string" calcext:value-type="string">
            <text:p>CONCEICAO DO MATO DENTRO - CENTRO</text:p>
          </table:table-cell>
          <table:table-cell office:value-type="string" calcext:value-type="string">
            <text:p>POLO UAB - CONCEICAO DO MATO DENTRO</text:p>
          </table:table-cell>
          <table:table-cell office:value-type="string" calcext:value-type="string">
            <text:p>Av. JK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entro</text:p>
          </table:table-cell>
          <table:table-cell office:value-type="float" office:value="35860000" calcext:value-type="float">
            <text:p>35860000</text:p>
          </table:table-cell>
          <table:table-cell table:number-columns-repeated="10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onfin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65305</text:p>
          </table:table-cell>
          <table:table-cell office:value-type="string" calcext:value-type="string">
            <text:p>-43.9722816</text:p>
          </table:table-cell>
          <table:table-cell office:value-type="string" calcext:value-type="string">
            <text:p>CONFINS - CENTRO</text:p>
          </table:table-cell>
          <table:table-cell office:value-type="string" calcext:value-type="string">
            <text:p>CENTRO EDUCACIONAL E CULTURA/ESCOLA MUNIC.AFONSO JOSE DA SILVA</text:p>
          </table:table-cell>
          <table:table-cell office:value-type="string" calcext:value-type="string">
            <text:p>Rua Maria Rodrigue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entro</text:p>
          </table:table-cell>
          <table:table-cell office:value-type="float" office:value="33500000" calcext:value-type="float">
            <text:p>33500000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ngonhinh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5704567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CONGONHINHAS - CENTRO</text:p>
          </table:table-cell>
          <table:table-cell office:value-type="string" calcext:value-type="string">
            <text:p>UAB- CONGONHINHAS</text:p>
          </table:table-cell>
          <table:table-cell office:value-type="string" calcext:value-type="string">
            <text:p>Av. Dr. Davi Xavier da Silv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320000" calcext:value-type="float">
            <text:p>86320000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orem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40703499999999</text:p>
          </table:table-cell>
          <table:table-cell office:value-type="string" calcext:value-type="string">
            <text:p>-37.9572703</text:p>
          </table:table-cell>
          <table:table-cell office:value-type="string" calcext:value-type="string">
            <text:p>COREMAS - CENTRO</text:p>
          </table:table-cell>
          <table:table-cell office:value-type="string" calcext:value-type="string">
            <text:p>POLO UAB - COREMAS</text:p>
          </table:table-cell>
          <table:table-cell office:value-type="string" calcext:value-type="string">
            <text:p>Rua Mecânica DNOC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770000" calcext:value-type="float">
            <text:p>58770000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10.3693479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CORRENTE - CENTRO</text:p>
          </table:table-cell>
          <table:table-cell office:value-type="string" calcext:value-type="string">
            <text:p>VALE DO CORRENTE</text:p>
          </table:table-cell>
          <table:table-cell office:value-type="string" calcext:value-type="string">
            <text:p>Praça Joaquim Nogueira Paranaguá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o</text:p>
          </table:table-cell>
          <table:table-cell office:value-type="float" office:value="64980000" calcext:value-type="float">
            <text:p>64980000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8.6160648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COSTA RICA - AREA RURAL</text:p>
          </table:table-cell>
          <table:table-cell office:value-type="string" calcext:value-type="string">
            <text:p>POLO DE APOIO PRESENCIAL PROF <text:s/>ADENOCRE A. DE MORAIS -COSTA RICA</text:p>
          </table:table-cell>
          <table:table-cell office:value-type="string" calcext:value-type="string">
            <text:p>José Calazans da Silv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Área Rural</text:p>
          </table:table-cell>
          <table:table-cell office:value-type="float" office:value="79550000" calcext:value-type="float">
            <text:p>79550000</text:p>
          </table:table-cell>
          <table:table-cell office:value-type="string" calcext:value-type="string">
            <text:p>Esc.Munic. profº.Adenocre A. de Morais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ristalândi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5880461</text:p>
          </table:table-cell>
          <table:table-cell office:value-type="string" calcext:value-type="string">
            <text:p>-49.4466005</text:p>
          </table:table-cell>
          <table:table-cell office:value-type="string" calcext:value-type="string">
            <text:p>CRISTALANDIA - CENTRO</text:p>
          </table:table-cell>
          <table:table-cell office:value-type="string" calcext:value-type="string">
            <text:p>POLO DE EAD DE CRISTALANDIA</text:p>
          </table:table-cell>
          <table:table-cell office:value-type="string" calcext:value-type="string">
            <text:p>Avenida Dom Jaime Antônio Schuck</text:p>
          </table:table-cell>
          <table:table-cell table:style-name="ce2" office:value-type="float" office:value="2600" calcext:value-type="float">
            <text:p>2.600</text:p>
          </table:table-cell>
          <table:table-cell office:value-type="string" calcext:value-type="string">
            <text:p>Centro</text:p>
          </table:table-cell>
          <table:table-cell office:value-type="float" office:value="77490000" calcext:value-type="float">
            <text:p>7749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istál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7305664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CRISTALIA - CENTRO</text:p>
          </table:table-cell>
          <table:table-cell office:value-type="string" calcext:value-type="string">
            <text:p>POLO UAB DE CRISTALIA</text:p>
          </table:table-cell>
          <table:table-cell office:value-type="string" calcext:value-type="string">
            <text:p>Rua Teodomiro Borge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ntro</text:p>
          </table:table-cell>
          <table:table-cell office:value-type="float" office:value="39598000" calcext:value-type="float">
            <text:p>39598000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ub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878655</text:p>
          </table:table-cell>
          <table:table-cell office:value-type="string" calcext:value-type="string">
            <text:p>-46.4257323</text:p>
          </table:table-cell>
          <table:table-cell office:value-type="string" calcext:value-type="string">
            <text:p>CUBATAO - VILA COUTO</text:p>
          </table:table-cell>
          <table:table-cell office:value-type="string" calcext:value-type="string">
            <text:p>POLO UAB CUBATAO</text:p>
          </table:table-cell>
          <table:table-cell office:value-type="string" calcext:value-type="string">
            <text:p>Rua Doutor Fernando Costa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Vila Couto</text:p>
          </table:table-cell>
          <table:table-cell office:value-type="float" office:value="11510310" calcext:value-type="float">
            <text:p>11510310</text:p>
          </table:table-cell>
          <table:table-cell office:value-type="string" calcext:value-type="string">
            <text:p>LOCAL ONDE FUNCIONAVA A ANTIGA FÁBRICA DA COMUNIDADE</text:p>
          </table:table-cell>
          <table:table-cell table:number-columns-repeated="10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603999</text:p>
          </table:table-cell>
          <table:table-cell office:value-type="string" calcext:value-type="string">
            <text:p>-56.1077299</text:p>
          </table:table-cell>
          <table:table-cell office:value-type="string" calcext:value-type="string">
            <text:p>CUIABA - CENTRO-SUL</text:p>
          </table:table-cell>
          <table:table-cell office:value-type="string" calcext:value-type="string">
            <text:p>SECRETARIA DE ESTADO DE EDUCACAO</text:p>
          </table:table-cell>
          <table:table-cell office:value-type="string" calcext:value-type="string">
            <text:p>Rua Comandante Cost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Centro-Sul</text:p>
          </table:table-cell>
          <table:table-cell office:value-type="float" office:value="78025200" calcext:value-type="float">
            <text:p>78025200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DIADEMA - CENTRO</text:p>
          </table:table-cell>
          <table:table-cell office:value-type="string" calcext:value-type="string">
            <text:p>POLO DE APOIO PRESENCIAL DE DIADEMA</text:p>
          </table:table-cell>
          <table:table-cell office:value-type="string" calcext:value-type="string">
            <text:p>Rua Nossa Senhora das Vitórias</text:p>
          </table:table-cell>
          <table:table-cell office:value-type="string" calcext:value-type="string">
            <text:p>249/251</text:p>
          </table:table-cell>
          <table:table-cell office:value-type="string" calcext:value-type="string">
            <text:p>Centro</text:p>
          </table:table-cell>
          <table:table-cell office:value-type="float" office:value="9910140" calcext:value-type="float">
            <text:p>9910140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0639912</text:p>
          </table:table-cell>
          <table:table-cell office:value-type="string" calcext:value-type="string">
            <text:p>-57.0111681</text:p>
          </table:table-cell>
          <table:table-cell office:value-type="string" calcext:value-type="string">
            <text:p>DIAMANTINO - MT 240</text:p>
          </table:table-cell>
          <table:table-cell office:value-type="string" calcext:value-type="string">
            <text:p>POLO DE APOIO PRESENCIAL DO MUNICIPIO DE DIAMANTINO/MT</text:p>
          </table:table-cell>
          <table:table-cell office:value-type="string" calcext:value-type="string">
            <text:p>Rodovia Senador Roberto Camp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T 240</text:p>
          </table:table-cell>
          <table:table-cell office:value-type="float" office:value="78400000" calcext:value-type="float">
            <text:p>78400000</text:p>
          </table:table-cell>
          <table:table-cell office:value-type="string" calcext:value-type="string">
            <text:p>Saída para Alto Paraguai - Antiga Escola Agrícola</text:p>
          </table:table-cell>
          <table:table-cell table:number-columns-repeated="10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1.7319273</text:p>
          </table:table-cell>
          <table:table-cell office:value-type="string" calcext:value-type="string">
            <text:p>-46.9028375</text:p>
          </table:table-cell>
          <table:table-cell office:value-type="string" calcext:value-type="string">
            <text:p>DIANOPOLIS - CENTRO</text:p>
          </table:table-cell>
          <table:table-cell office:value-type="string" calcext:value-type="string">
            <text:p>POLO DE APOIO PRESENCIAL PARA O DESENVOLVIMENTO DO SUDESTE DO TOCANTINS</text:p>
          </table:table-cell>
          <table:table-cell office:value-type="string" calcext:value-type="string">
            <text:p>Praça Aurélio Antonio Araúj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77300000" calcext:value-type="float">
            <text:p>77300000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m Ped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9843552</text:p>
          </table:table-cell>
          <table:table-cell office:value-type="string" calcext:value-type="string">
            <text:p>-44.4370606</text:p>
          </table:table-cell>
          <table:table-cell office:value-type="string" calcext:value-type="string">
            <text:p>DOM PEDRO - CENTRO</text:p>
          </table:table-cell>
          <table:table-cell office:value-type="string" calcext:value-type="string">
            <text:p>POLO UAB SOCORRO CARVALHO</text:p>
          </table:table-cell>
          <table:table-cell office:value-type="string" calcext:value-type="string">
            <text:p>Rua Jorge Fernand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765000" calcext:value-type="float">
            <text:p>65765000</text:p>
          </table:table-cell>
          <table:table-cell office:value-type="string" calcext:value-type="string">
            <text:p>Colégio Socorro Carvalho</text:p>
          </table:table-cell>
          <table:table-cell table:number-columns-repeated="10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uque de Caxi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836532</text:p>
          </table:table-cell>
          <table:table-cell office:value-type="string" calcext:value-type="string">
            <text:p>-43.3072756</text:p>
          </table:table-cell>
          <table:table-cell office:value-type="string" calcext:value-type="string">
            <text:p>DUQUE DE CAXIAS - JARDIM 25 DE AGOSTO</text:p>
          </table:table-cell>
          <table:table-cell office:value-type="string" calcext:value-type="string">
            <text:p>POLO UAB - DUQUE DE CAXIAS</text:p>
          </table:table-cell>
          <table:table-cell office:value-type="string" calcext:value-type="string">
            <text:p>Rua Marechal Floriano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ardim 25 de Agosto</text:p>
          </table:table-cell>
          <table:table-cell office:value-type="float" office:value="25070020" calcext:value-type="float">
            <text:p>25070020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urandé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1552325</text:p>
          </table:table-cell>
          <table:table-cell office:value-type="string" calcext:value-type="string">
            <text:p>-41.7805477</text:p>
          </table:table-cell>
          <table:table-cell office:value-type="string" calcext:value-type="string">
            <text:p>DURANDE - CENTRO</text:p>
          </table:table-cell>
          <table:table-cell office:value-type="string" calcext:value-type="string">
            <text:p>POLO UAB DURANDE</text:p>
          </table:table-cell>
          <table:table-cell office:value-type="string" calcext:value-type="string">
            <text:p>Avenida Álvaro Moreira da Silv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entro</text:p>
          </table:table-cell>
          <table:table-cell office:value-type="float" office:value="36974000" calcext:value-type="float">
            <text:p>36974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ncanta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323752</text:p>
          </table:table-cell>
          <table:table-cell office:value-type="string" calcext:value-type="string">
            <text:p>-51.9156992</text:p>
          </table:table-cell>
          <table:table-cell office:value-type="string" calcext:value-type="string">
            <text:p>ENCANTADO - LAMBARI</text:p>
          </table:table-cell>
          <table:table-cell office:value-type="string" calcext:value-type="string">
            <text:p>POLO PRESENCIAL DE ENCANTADO</text:p>
          </table:table-cell>
          <table:table-cell office:value-type="string" calcext:value-type="string">
            <text:p>Rua Alegret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mbari</text:p>
          </table:table-cell>
          <table:table-cell office:value-type="float" office:value="95960000" calcext:value-type="float">
            <text:p>95960000</text:p>
          </table:table-cell>
          <table:table-cell office:value-type="string" calcext:value-type="string">
            <text:p>Centro Municipal de Educação</text:p>
          </table:table-cell>
          <table:table-cell table:number-columns-repeated="10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ngenheiro Beltr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27949</text:p>
          </table:table-cell>
          <table:table-cell office:value-type="string" calcext:value-type="string">
            <text:p>-52.2337184</text:p>
          </table:table-cell>
          <table:table-cell office:value-type="string" calcext:value-type="string">
            <text:p>ENGENHEIRO BELTRAO - CENTRO</text:p>
          </table:table-cell>
          <table:table-cell office:value-type="string" calcext:value-type="string">
            <text:p>POLO UAB - ENGENHEIRO BELTRAO</text:p>
          </table:table-cell>
          <table:table-cell office:value-type="string" calcext:value-type="string">
            <text:p>Rua Clotário Portug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entro</text:p>
          </table:table-cell>
          <table:table-cell office:value-type="float" office:value="87270000" calcext:value-type="float">
            <text:p>87270000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uclides da Cu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4206676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EUCLIDES DA CUNHA - JEREMIAS</text:p>
          </table:table-cell>
          <table:table-cell office:value-type="string" calcext:value-type="string">
            <text:p>CAMPUS XXII DA UNIVERSIDADE DO ESTADO DA BAHIA</text:p>
          </table:table-cell>
          <table:table-cell office:value-type="string" calcext:value-type="string">
            <text:p>Rua Enock Canário de Araújo</text:p>
          </table:table-cell>
          <table:table-cell/>
          <table:table-cell office:value-type="string" calcext:value-type="string">
            <text:p>Jeremias</text:p>
          </table:table-cell>
          <table:table-cell office:value-type="float" office:value="48500000" calcext:value-type="float">
            <text:p>48500000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axin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0345197</text:p>
          </table:table-cell>
          <table:table-cell office:value-type="string" calcext:value-type="string">
            <text:p>-51.3050851</text:p>
          </table:table-cell>
          <table:table-cell office:value-type="string" calcext:value-type="string">
            <text:p>FAXINAL - CENTRO</text:p>
          </table:table-cell>
          <table:table-cell office:value-type="string" calcext:value-type="string">
            <text:p>POLO UAB DE FAXINAL</text:p>
          </table:table-cell>
          <table:table-cell office:value-type="string" calcext:value-type="string">
            <text:p>Av. Eugênio Bastiani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Centro</text:p>
          </table:table-cell>
          <table:table-cell office:value-type="float" office:value="86840000" calcext:value-type="float">
            <text:p>86840000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2572379</text:p>
          </table:table-cell>
          <table:table-cell office:value-type="string" calcext:value-type="string">
            <text:p>-38.951407</text:p>
          </table:table-cell>
          <table:table-cell office:value-type="string" calcext:value-type="string">
            <text:p>FEIRA DE SANTANA - CENTRO</text:p>
          </table:table-cell>
          <table:table-cell office:value-type="string" calcext:value-type="string">
            <text:p>POLO UAB FEIRA DE SANTANA</text:p>
          </table:table-cell>
          <table:table-cell office:value-type="string" calcext:value-type="string">
            <text:p>Juracy Magalhães Júnior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001360" calcext:value-type="float">
            <text:p>44001360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lor da Serra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2420807</text:p>
          </table:table-cell>
          <table:table-cell office:value-type="string" calcext:value-type="string">
            <text:p>-53.2395973</text:p>
          </table:table-cell>
          <table:table-cell office:value-type="string" calcext:value-type="string">
            <text:p>FLOR DA SERRA DO SUL - CENTRO</text:p>
          </table:table-cell>
          <table:table-cell office:value-type="string" calcext:value-type="string">
            <text:p>POLO DE APOIO PRESENCIAL DE FLOR DA SERRA DO SUL</text:p>
          </table:table-cell>
          <table:table-cell office:value-type="string" calcext:value-type="string">
            <text:p>Rua Cristiano Bender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85618000" calcext:value-type="float">
            <text:p>85618000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899993</text:p>
          </table:table-cell>
          <table:table-cell office:value-type="string" calcext:value-type="string">
            <text:p>-48.5446264</text:p>
          </table:table-cell>
          <table:table-cell office:value-type="string" calcext:value-type="string">
            <text:p>FLORIANOPOLIS - CENTRO</text:p>
          </table:table-cell>
          <table:table-cell office:value-type="string" calcext:value-type="string">
            <text:p>POLO UAB FLORIANOPOLIS</text:p>
          </table:table-cell>
          <table:table-cell office:value-type="string" calcext:value-type="string">
            <text:p>Rua Ferreira Lim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entro</text:p>
          </table:table-cell>
          <table:table-cell office:value-type="float" office:value="88015420" calcext:value-type="float">
            <text:p>88015420</text:p>
          </table:table-cell>
          <table:table-cell office:value-type="string" calcext:value-type="string">
            <text:p>Subsolo</text:p>
          </table:table-cell>
          <table:table-cell table:number-columns-repeated="101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ortaleza dos Nogu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9402618</text:p>
          </table:table-cell>
          <table:table-cell office:value-type="string" calcext:value-type="string">
            <text:p>-46.0944845</text:p>
          </table:table-cell>
          <table:table-cell office:value-type="string" calcext:value-type="string">
            <text:p>FORTALEZA DOS NOGUEIRAS - NOVA FORTALEZA</text:p>
          </table:table-cell>
          <table:table-cell office:value-type="string" calcext:value-type="string">
            <text:p>POLO DE APOIO PRESENCIAL DA UAB DE FORTALEZA DOS NOGUEIRAS</text:p>
          </table:table-cell>
          <table:table-cell office:value-type="string" calcext:value-type="string">
            <text:p>Rua Raimundo Braún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Nova Fortaleza</text:p>
          </table:table-cell>
          <table:table-cell office:value-type="float" office:value="65805000" calcext:value-type="float">
            <text:p>65805000</text:p>
          </table:table-cell>
          <table:table-cell table:number-columns-repeated="10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469207</text:p>
          </table:table-cell>
          <table:table-cell office:value-type="string" calcext:value-type="string">
            <text:p>-47.3998774</text:p>
          </table:table-cell>
          <table:table-cell office:value-type="string" calcext:value-type="string">
            <text:p>FRANCA - CENTRO</text:p>
          </table:table-cell>
          <table:table-cell office:value-type="string" calcext:value-type="string">
            <text:p>UAB POLO FRANCA </text:p>
          </table:table-cell>
          <table:table-cell office:value-type="string" calcext:value-type="string">
            <text:p>Avenida Champagnat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entro</text:p>
          </table:table-cell>
          <table:table-cell office:value-type="float" office:value="14400320" calcext:value-type="float">
            <text:p>14400320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rancisco S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4298262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FRANCISCO SA - CENTRO</text:p>
          </table:table-cell>
          <table:table-cell office:value-type="string" calcext:value-type="string">
            <text:p>FRANCISCO SA</text:p>
          </table:table-cell>
          <table:table-cell office:value-type="string" calcext:value-type="string">
            <text:p>Rua João Catulino de Andrad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entro</text:p>
          </table:table-cell>
          <table:table-cell office:value-type="float" office:value="39580000" calcext:value-type="float">
            <text:p>39580000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GARANHUNS - SANTO ANTONIO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Av. Dantas Barre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nto Antônio</text:p>
          </table:table-cell>
          <table:table-cell office:value-type="float" office:value="55295080" calcext:value-type="float">
            <text:p>55295080</text:p>
          </table:table-cell>
          <table:table-cell table:number-columns-repeated="10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8272432</text:p>
          </table:table-cell>
          <table:table-cell office:value-type="string" calcext:value-type="string">
            <text:p>-50.265662</text:p>
          </table:table-cell>
          <table:table-cell office:value-type="string" calcext:value-type="string">
            <text:p>GOIAS - ALTO DO SANTANA</text:p>
          </table:table-cell>
          <table:table-cell office:value-type="string" calcext:value-type="string">
            <text:p>POLO DE EDUCACAO A DISTANCIA VILA BOA DE GOIAS</text:p>
          </table:table-cell>
          <table:table-cell office:value-type="string" calcext:value-type="string">
            <text:p>Rua Vereador Hugo Argen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lto do Santana</text:p>
          </table:table-cell>
          <table:table-cell office:value-type="float" office:value="76600000" calcext:value-type="float">
            <text:p>76600000</text:p>
          </table:table-cell>
          <table:table-cell office:value-type="string" calcext:value-type="string">
            <text:p>Abaixo da Escola Mul Santa Bárbara</text:p>
          </table:table-cell>
          <table:table-cell table:number-columns-repeated="10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ioerê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1611617</text:p>
          </table:table-cell>
          <table:table-cell office:value-type="string" calcext:value-type="string">
            <text:p>-53.06739049999999</text:p>
          </table:table-cell>
          <table:table-cell office:value-type="string" calcext:value-type="string">
            <text:p>GOIOERE - CENTRO</text:p>
          </table:table-cell>
          <table:table-cell office:value-type="string" calcext:value-type="string">
            <text:p>POLO UAB - GOIOERE</text:p>
          </table:table-cell>
          <table:table-cell office:value-type="string" calcext:value-type="string">
            <text:p>Av. Daniel Portela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ntro</text:p>
          </table:table-cell>
          <table:table-cell office:value-type="float" office:value="87360000" calcext:value-type="float">
            <text:p>87360000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7486465</text:p>
          </table:table-cell>
          <table:table-cell office:value-type="string" calcext:value-type="string">
            <text:p>-46.0563212</text:p>
          </table:table-cell>
          <table:table-cell office:value-type="string" calcext:value-type="string">
            <text:p>GRAJAU - TREZIDELA</text:p>
          </table:table-cell>
          <table:table-cell office:value-type="string" calcext:value-type="string">
            <text:p>POLO UAB - PROFESSOR PORFIRIO PEREIRA <text:s/>SANTOS</text:p>
          </table:table-cell>
          <table:table-cell office:value-type="string" calcext:value-type="string">
            <text:p>BR 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ZIDELA</text:p>
          </table:table-cell>
          <table:table-cell office:value-type="float" office:value="65940000" calcext:value-type="float">
            <text:p>65940000</text:p>
          </table:table-cell>
          <table:table-cell office:value-type="string" calcext:value-type="string">
            <text:p>KM 214 /ANTIGO LIONS CLUB, </text:p>
          </table:table-cell>
          <table:table-cell table:number-columns-repeated="101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ross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4.956462399999999</text:p>
          </table:table-cell>
          <table:table-cell office:value-type="string" calcext:value-type="string">
            <text:p>-37.2329979</text:p>
          </table:table-cell>
          <table:table-cell office:value-type="string" calcext:value-type="string">
            <text:p>GROSSOS - BOA ESPERANCA</text:p>
          </table:table-cell>
          <table:table-cell office:value-type="string" calcext:value-type="string">
            <text:p>EDUCA GROSSOS</text:p>
          </table:table-cell>
          <table:table-cell office:value-type="string" calcext:value-type="string">
            <text:p>RUA CORONEL SOL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A ESPERANÇA</text:p>
          </table:table-cell>
          <table:table-cell office:value-type="float" office:value="59675000" calcext:value-type="float">
            <text:p>59675000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uarantã do Nor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9.8249626</text:p>
          </table:table-cell>
          <table:table-cell office:value-type="string" calcext:value-type="string">
            <text:p>-54.6972774</text:p>
          </table:table-cell>
          <table:table-cell office:value-type="string" calcext:value-type="string">
            <text:p>GUARANTA DO NORTE - CENTRO</text:p>
          </table:table-cell>
          <table:table-cell office:value-type="string" calcext:value-type="string">
            <text:p>UAB-GUARANTA DO NORTE</text:p>
          </table:table-cell>
          <table:table-cell office:value-type="string" calcext:value-type="string">
            <text:p>Av. Alcides Moreno Capelini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entro</text:p>
          </table:table-cell>
          <table:table-cell office:value-type="float" office:value="78520000" calcext:value-type="float">
            <text:p>78520000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urupi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GURUPI - ZONA RURAL</text:p>
          </table:table-cell>
          <table:table-cell office:value-type="string" calcext:value-type="string">
            <text:p>POLO DE EDUCACAO A DISTANCIA, NO MUNICIPIO DE GURUPI</text:p>
          </table:table-cell>
          <table:table-cell office:value-type="string" calcext:value-type="string">
            <text:p>Rua Badejó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Rural</text:p>
          </table:table-cell>
          <table:table-cell office:value-type="float" office:value="77402970" calcext:value-type="float">
            <text:p>77402970</text:p>
          </table:table-cell>
          <table:table-cell office:value-type="string" calcext:value-type="string">
            <text:p>Lote 07, Chácara 69/72</text:p>
          </table:table-cell>
          <table:table-cell table:number-columns-repeated="10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umberto de Camp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6556009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HUMBERTO DE CAMPOS - <text:s/>BACABEIRA</text:p>
          </table:table-cell>
          <table:table-cell office:value-type="string" calcext:value-type="string">
            <text:p>POLO UAB HUMBERTO DE CAMPOS</text:p>
          </table:table-cell>
          <table:table-cell office:value-type="string" calcext:value-type="string">
            <text:p>RUA SÃO MIGUEL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<text:s/>BACABEIRA</text:p>
          </table:table-cell>
          <table:table-cell office:value-type="float" office:value="65180000" calcext:value-type="float">
            <text:p>65180000</text:p>
          </table:table-cell>
          <table:table-cell table:number-columns-repeated="10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bicuí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488432</text:p>
          </table:table-cell>
          <table:table-cell office:value-type="string" calcext:value-type="string">
            <text:p>-39.940155</text:p>
          </table:table-cell>
          <table:table-cell office:value-type="string" calcext:value-type="string">
            <text:p>IBICUI - CENTRO</text:p>
          </table:table-cell>
          <table:table-cell office:value-type="string" calcext:value-type="string">
            <text:p>UNIVERSIDADE ABERTA DO BRASIL - POLO DE IBICUI</text:p>
          </table:table-cell>
          <table:table-cell office:value-type="string" calcext:value-type="string">
            <text:p>Rua Lomanto Júnior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290000" calcext:value-type="float">
            <text:p>45290000</text:p>
          </table:table-cell>
          <table:table-cell office:value-type="string" calcext:value-type="string">
            <text:p>Entrada Norte da Cidade</text:p>
          </table:table-cell>
          <table:table-cell table:number-columns-repeated="101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Ibotiram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9590294</text:p>
          </table:table-cell>
          <table:table-cell office:value-type="string" calcext:value-type="string">
            <text:p>-43.2134484</text:p>
          </table:table-cell>
          <table:table-cell office:value-type="string" calcext:value-type="string">
            <text:p>IBOTIRAMA - IBOTIRAMINHA</text:p>
          </table:table-cell>
          <table:table-cell office:value-type="string" calcext:value-type="string">
            <text:p>POLO UAB - POLO REGIONAL DE IBOTIRAMA</text:p>
          </table:table-cell>
          <table:table-cell office:value-type="string" calcext:value-type="string">
            <text:p>Rua Boqu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botiraminha</text:p>
          </table:table-cell>
          <table:table-cell office:value-type="float" office:value="47520000" calcext:value-type="float">
            <text:p>47520000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garapé-Mi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069513</text:p>
          </table:table-cell>
          <table:table-cell office:value-type="string" calcext:value-type="string">
            <text:p>-51.5150077</text:p>
          </table:table-cell>
          <table:table-cell office:value-type="string" calcext:value-type="string">
            <text:p>IGARAPE-MIRI - CIDADE NOVA</text:p>
          </table:table-cell>
          <table:table-cell office:value-type="string" calcext:value-type="string">
            <text:p>POLO UAB-IGARAPE-MIRI: CENTRO DE FORMACAO ACAI</text:p>
          </table:table-cell>
          <table:table-cell office:value-type="string" calcext:value-type="string">
            <text:p>Rua Simplício de Moraes</text:p>
          </table:table-cell>
          <table:table-cell/>
          <table:table-cell office:value-type="string" calcext:value-type="string">
            <text:p>Cidade Nova</text:p>
          </table:table-cell>
          <table:table-cell office:value-type="float" office:value="68300000" calcext:value-type="float">
            <text:p>68300000</text:p>
          </table:table-cell>
          <table:table-cell table:number-columns-repeated="10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ILHEUS - MALHADO</text:p>
          </table:table-cell>
          <table:table-cell office:value-type="string" calcext:value-type="string">
            <text:p>POLO UAB - ILHEUS</text:p>
          </table:table-cell>
          <table:table-cell office:value-type="string" calcext:value-type="string">
            <text:p>Av. Governador Roberto Santos</text:p>
          </table:table-cell>
          <table:table-cell/>
          <table:table-cell office:value-type="string" calcext:value-type="string">
            <text:p>Malhado</text:p>
          </table:table-cell>
          <table:table-cell office:value-type="float" office:value="45665000" calcext:value-type="float">
            <text:p>45665000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dai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032601</text:p>
          </table:table-cell>
          <table:table-cell office:value-type="string" calcext:value-type="string">
            <text:p>-49.2435998</text:p>
          </table:table-cell>
          <table:table-cell office:value-type="string" calcext:value-type="string">
            <text:p>INDAIAL - CENTRO</text:p>
          </table:table-cell>
          <table:table-cell office:value-type="string" calcext:value-type="string">
            <text:p>POLO UAB-INDAIAL</text:p>
          </table:table-cell>
          <table:table-cell office:value-type="string" calcext:value-type="string">
            <text:p>Rua Marechal Floriano Peixoto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entro</text:p>
          </table:table-cell>
          <table:table-cell office:value-type="float" office:value="89130000" calcext:value-type="float">
            <text:p>89130000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nhum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062209</text:p>
          </table:table-cell>
          <table:table-cell office:value-type="string" calcext:value-type="string">
            <text:p>-49.4872858</text:p>
          </table:table-cell>
          <table:table-cell office:value-type="string" calcext:value-type="string">
            <text:p>INHUMAS - VILA HEITOR</text:p>
          </table:table-cell>
          <table:table-cell office:value-type="string" calcext:value-type="string">
            <text:p>POLO DE APOIO PRESENCIAL DA UAB INHUMAS</text:p>
          </table:table-cell>
          <table:table-cell office:value-type="string" calcext:value-type="string">
            <text:p>Rua 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la Heitor</text:p>
          </table:table-cell>
          <table:table-cell office:value-type="float" office:value="75400000" calcext:value-type="float">
            <text:p>75400000</text:p>
          </table:table-cell>
          <table:table-cell office:value-type="string" calcext:value-type="string">
            <text:p>Praça João Heitor de Paula</text:p>
          </table:table-cell>
          <table:table-cell table:number-columns-repeated="101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pane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674038</text:p>
          </table:table-cell>
          <table:table-cell office:value-type="string" calcext:value-type="string">
            <text:p>-41.7208243</text:p>
          </table:table-cell>
          <table:table-cell office:value-type="string" calcext:value-type="string">
            <text:p>IPANEMA - CENTRO</text:p>
          </table:table-cell>
          <table:table-cell office:value-type="string" calcext:value-type="string">
            <text:p>POLO UAB DE IPANENA</text:p>
          </table:table-cell>
          <table:table-cell office:value-type="string" calcext:value-type="string">
            <text:p>RUA SANTOS DUMON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ENTRO</text:p>
          </table:table-cell>
          <table:table-cell office:value-type="float" office:value="36950000" calcext:value-type="float">
            <text:p>36950000</text:p>
          </table:table-cell>
          <table:table-cell table:number-columns-repeated="10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piran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9998867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IPIRANGA - CENTRO</text:p>
          </table:table-cell>
          <table:table-cell office:value-type="string" calcext:value-type="string">
            <text:p>POLO DE IPIRANGA</text:p>
          </table:table-cell>
          <table:table-cell office:value-type="string" calcext:value-type="string">
            <text:p>Rua João Ribeiro da Fonse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o</text:p>
          </table:table-cell>
          <table:table-cell office:value-type="float" office:value="84450000" calcext:value-type="float">
            <text:p>84450000</text:p>
          </table:table-cell>
          <table:table-cell table:number-columns-repeated="10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pueir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65949499999999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IPUEIRAS - CENTRO</text:p>
          </table:table-cell>
          <table:table-cell office:value-type="string" calcext:value-type="string">
            <text:p>CENTRO MULTIFUNCIONAL FRANCISCO CAZUZA SAMPAIO</text:p>
          </table:table-cell>
          <table:table-cell office:value-type="string" calcext:value-type="string">
            <text:p>Rua Coronel José Ben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2230000" calcext:value-type="float">
            <text:p>62230000</text:p>
          </table:table-cell>
          <table:table-cell table:number-columns-repeated="10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77492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ITABERABA - CENTRO</text:p>
          </table:table-cell>
          <table:table-cell office:value-type="string" calcext:value-type="string">
            <text:p>POLO UAB - ITABERABA </text:p>
          </table:table-cell>
          <table:table-cell office:value-type="string" calcext:value-type="string">
            <text:p>Av. Rio Branco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entro</text:p>
          </table:table-cell>
          <table:table-cell office:value-type="float" office:value="46880000" calcext:value-type="float">
            <text:p>46880000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tabuna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ITABUNA - LOMANTO JUNIOR</text:p>
          </table:table-cell>
          <table:table-cell office:value-type="string" calcext:value-type="string">
            <text:p>POLO UAB ITABUNA/BA</text:p>
          </table:table-cell>
          <table:table-cell office:value-type="string" calcext:value-type="string">
            <text:p>Av. José Soares Pinheiro</text:p>
          </table:table-cell>
          <table:table-cell office:value-type="string" calcext:value-type="string">
            <text:p>S/Nº <text:s text:c="2"/></text:p>
          </table:table-cell>
          <table:table-cell office:value-type="string" calcext:value-type="string">
            <text:p>Lomanto Junior </text:p>
          </table:table-cell>
          <table:table-cell office:value-type="float" office:value="40600013" calcext:value-type="float">
            <text:p>40600013</text:p>
          </table:table-cell>
          <table:table-cell office:value-type="string" calcext:value-type="string">
            <text:p>Prédio do Colégio Modelo Luis Eduardo Magalhães</text:p>
          </table:table-cell>
          <table:table-cell table:number-columns-repeated="101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taguaí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ITAGUAI - CENTRO</text:p>
          </table:table-cell>
          <table:table-cell office:value-type="string" calcext:value-type="string">
            <text:p>POLO UAB/CEDERJ ITAGUAI</text:p>
          </table:table-cell>
          <table:table-cell office:value-type="string" calcext:value-type="string">
            <text:p>R. Dídimo José Batista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entro</text:p>
          </table:table-cell>
          <table:table-cell office:value-type="float" office:value="23815000" calcext:value-type="float">
            <text:p>23815000</text:p>
          </table:table-cell>
          <table:table-cell office:value-type="string" calcext:value-type="string">
            <text:p>Colégio Municipal Senador Teotônio Vilella</text:p>
          </table:table-cell>
          <table:table-cell table:number-columns-repeated="101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04416</text:p>
          </table:table-cell>
          <table:table-cell office:value-type="string" calcext:value-type="string">
            <text:p>-48.65556350000001</text:p>
          </table:table-cell>
          <table:table-cell office:value-type="string" calcext:value-type="string">
            <text:p>ITAJAI - FAZENDA</text:p>
          </table:table-cell>
          <table:table-cell office:value-type="string" calcext:value-type="string">
            <text:p>POLO DE APOIO PRESENCIAL GERED/SDR ITAJAI</text:p>
          </table:table-cell>
          <table:table-cell office:value-type="string" calcext:value-type="string">
            <text:p>Av. Sete de Setemb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azenda</text:p>
          </table:table-cell>
          <table:table-cell office:value-type="float" office:value="88302400" calcext:value-type="float">
            <text:p>88302400</text:p>
          </table:table-cell>
          <table:table-cell office:value-type="string" calcext:value-type="string">
            <text:p>anexo Escola E.B.Nereu Ramos</text:p>
          </table:table-cell>
          <table:table-cell table:number-columns-repeated="101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tamarandi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8314987</text:p>
          </table:table-cell>
          <table:table-cell office:value-type="string" calcext:value-type="string">
            <text:p>-42.7857583</text:p>
          </table:table-cell>
          <table:table-cell office:value-type="string" calcext:value-type="string">
            <text:p>ITAMARANDIBA - FLORESTAL</text:p>
          </table:table-cell>
          <table:table-cell office:value-type="string" calcext:value-type="string">
            <text:p>POLO ITAMARANDIBA</text:p>
          </table:table-cell>
          <table:table-cell office:value-type="string" calcext:value-type="string">
            <text:p>Avenida Jequitinhonh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lorestal</text:p>
          </table:table-cell>
          <table:table-cell office:value-type="float" office:value="39670000" calcext:value-type="float">
            <text:p>39670000</text:p>
          </table:table-cell>
          <table:table-cell table:number-columns-repeated="10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960943</text:p>
          </table:table-cell>
          <table:table-cell office:value-type="string" calcext:value-type="string">
            <text:p>-52.0003599</text:p>
          </table:table-cell>
          <table:table-cell office:value-type="string" calcext:value-type="string">
            <text:p>ITAMBE - PARQUE INDUSTRIAL</text:p>
          </table:table-cell>
          <table:table-cell office:value-type="string" calcext:value-type="string">
            <text:p>POLO DE APOIO PRESENCIAL DE ITAMBE</text:p>
          </table:table-cell>
          <table:table-cell office:value-type="string" calcext:value-type="string">
            <text:p>Rua Luis Fedrigo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que Industrial</text:p>
          </table:table-cell>
          <table:table-cell office:value-type="float" office:value="87175000" calcext:value-type="float">
            <text:p>87175000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tape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06748</text:p>
          </table:table-cell>
          <table:table-cell office:value-type="string" calcext:value-type="string">
            <text:p>-48.6288642</text:p>
          </table:table-cell>
          <table:table-cell office:value-type="string" calcext:value-type="string">
            <text:p>ITAPEMA - MORRETES</text:p>
          </table:table-cell>
          <table:table-cell office:value-type="string" calcext:value-type="string">
            <text:p>POLO DE APOIO PRESENCIAL BENTO ELOI GARCIA</text:p>
          </table:table-cell>
          <table:table-cell office:value-type="string" calcext:value-type="string">
            <text:p>Rua 402-B</text:p>
          </table:table-cell>
          <table:table-cell/>
          <table:table-cell office:value-type="string" calcext:value-type="string">
            <text:p>Morretes</text:p>
          </table:table-cell>
          <table:table-cell office:value-type="float" office:value="88220000" calcext:value-type="float">
            <text:p>88220000</text:p>
          </table:table-cell>
          <table:table-cell office:value-type="string" calcext:value-type="string">
            <text:p>Prédio Escola Bento Elói Garcia</text:p>
          </table:table-cell>
          <table:table-cell table:number-columns-repeated="10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5.3425921</text:p>
          </table:table-cell>
          <table:table-cell office:value-type="string" calcext:value-type="string">
            <text:p>-40.0222864</text:p>
          </table:table-cell>
          <table:table-cell office:value-type="string" calcext:value-type="string">
            <text:p>ITAPETINGA - CENTRO</text:p>
          </table:table-cell>
          <table:table-cell office:value-type="string" calcext:value-type="string">
            <text:p>PREDIO ESCOLAR JOSE VAZ ESPINHEIRA</text:p>
          </table:table-cell>
          <table:table-cell office:value-type="string" calcext:value-type="string">
            <text:p>Rua Visconde do Rio Branc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5700000" calcext:value-type="float">
            <text:p>4570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2244045</text:p>
          </table:table-cell>
          <table:table-cell office:value-type="string" calcext:value-type="string">
            <text:p>-39.7755571</text:p>
          </table:table-cell>
          <table:table-cell office:value-type="string" calcext:value-type="string">
            <text:p>ITAPIPOCA - COQUEIRO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RUA JOÃO CORD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QUEIRO</text:p>
          </table:table-cell>
          <table:table-cell office:value-type="float" office:value="62500000" calcext:value-type="float">
            <text:p>62500000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681137</text:p>
          </table:table-cell>
          <table:table-cell office:value-type="string" calcext:value-type="string">
            <text:p>-34.9941749</text:p>
          </table:table-cell>
          <table:table-cell office:value-type="string" calcext:value-type="string">
            <text:p>JABOATAO DOS GUARARAPES - CURADO IV</text:p>
          </table:table-cell>
          <table:table-cell office:value-type="string" calcext:value-type="string">
            <text:p>ESCOLA TÉCNICA ESTADUAL MAXIMILIANO ACCIOLY CAMPOS </text:p>
          </table:table-cell>
          <table:table-cell office:value-type="string" calcext:value-type="string">
            <text:p>Rua se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urado IV</text:p>
          </table:table-cell>
          <table:table-cell office:value-type="float" office:value="54270060" calcext:value-type="float">
            <text:p>54270060</text:p>
          </table:table-cell>
          <table:table-cell table:number-columns-repeated="10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aboticatub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259169</text:p>
          </table:table-cell>
          <table:table-cell office:value-type="string" calcext:value-type="string">
            <text:p>-43.6759049</text:p>
          </table:table-cell>
          <table:table-cell office:value-type="string" calcext:value-type="string">
            <text:p>JABOTICATUBAS - SAO VICENTE</text:p>
          </table:table-cell>
          <table:table-cell office:value-type="string" calcext:value-type="string">
            <text:p>UAB-POLO JABOTICATUBAS</text:p>
          </table:table-cell>
          <table:table-cell office:value-type="string" calcext:value-type="string">
            <text:p>Rua Joana de Mel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ão Vicente</text:p>
          </table:table-cell>
          <table:table-cell office:value-type="float" office:value="35830000" calcext:value-type="float">
            <text:p>35830000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Jacarez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580947</text:p>
          </table:table-cell>
          <table:table-cell office:value-type="string" calcext:value-type="string">
            <text:p>-49.9777136</text:p>
          </table:table-cell>
          <table:table-cell office:value-type="string" calcext:value-type="string">
            <text:p>JACAREZINHO - CENTRO</text:p>
          </table:table-cell>
          <table:table-cell office:value-type="string" calcext:value-type="string">
            <text:p>UNIVERSIDADE ABERTA DO BRASIL - POLO JACAREZINHO</text:p>
          </table:table-cell>
          <table:table-cell office:value-type="string" calcext:value-type="string">
            <text:p>Rua Costa Júnior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entro</text:p>
          </table:table-cell>
          <table:table-cell office:value-type="float" office:value="86400000" calcext:value-type="float">
            <text:p>86400000</text:p>
          </table:table-cell>
          <table:table-cell office:value-type="string" calcext:value-type="string">
            <text:p>Térreo</text:p>
          </table:table-cell>
          <table:table-cell table:number-columns-repeated="101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acund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6597588</text:p>
          </table:table-cell>
          <table:table-cell office:value-type="string" calcext:value-type="string">
            <text:p>-49.1221414</text:p>
          </table:table-cell>
          <table:table-cell office:value-type="string" calcext:value-type="string">
            <text:p>JACUNDA - SANTA RITA</text:p>
          </table:table-cell>
          <table:table-cell office:value-type="string" calcext:value-type="string">
            <text:p>POLO UAB DE JACUNDA <text:s text:c="2"/></text:p>
          </table:table-cell>
          <table:table-cell office:value-type="string" calcext:value-type="string">
            <text:p>Rua Santa Tere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Rita</text:p>
          </table:table-cell>
          <table:table-cell office:value-type="float" office:value="68590000" calcext:value-type="float">
            <text:p>68590000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Jaguarã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7.4695502</text:p>
          </table:table-cell>
          <table:table-cell office:value-type="string" calcext:value-type="string">
            <text:p>140.3656045</text:p>
          </table:table-cell>
          <table:table-cell office:value-type="string" calcext:value-type="string">
            <text:p>JAGUARAO - CENTRO</text:p>
          </table:table-cell>
          <table:table-cell office:value-type="string" calcext:value-type="string">
            <text:p>POLO CIDADE HEROICA DE APOIO PRESENCIAL UAB</text:p>
          </table:table-cell>
          <table:table-cell office:value-type="string" calcext:value-type="string">
            <text:p>rua 3 de outubr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entro</text:p>
          </table:table-cell>
          <table:table-cell office:value-type="float" office:value="9630000" calcext:value-type="float">
            <text:p>9630000</text:p>
          </table:table-cell>
          <table:table-cell office:value-type="string" calcext:value-type="string">
            <text:p>rua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aguariaí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439722</text:p>
          </table:table-cell>
          <table:table-cell office:value-type="string" calcext:value-type="string">
            <text:p>-49.7319925</text:p>
          </table:table-cell>
          <table:table-cell office:value-type="string" calcext:value-type="string">
            <text:p>JAGUARIAIVA - CIANE</text:p>
          </table:table-cell>
          <table:table-cell office:value-type="string" calcext:value-type="string">
            <text:p>POLO UAB - JAGUARIAIVA</text:p>
          </table:table-cell>
          <table:table-cell office:value-type="string" calcext:value-type="string">
            <text:p>Rua João Thom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ianê</text:p>
          </table:table-cell>
          <table:table-cell office:value-type="float" office:value="84200000" calcext:value-type="float">
            <text:p>84200000</text:p>
          </table:table-cell>
          <table:table-cell office:value-type="string" calcext:value-type="string">
            <text:p>Condomínio Matarazzo</text:p>
          </table:table-cell>
          <table:table-cell table:number-columns-repeated="101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agua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0189936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JAGUARIBE - CENTRO</text:p>
          </table:table-cell>
          <table:table-cell office:value-type="string" calcext:value-type="string">
            <text:p>POLO UAB JAGUARIBE / ESCOLA ALICE DIOGENES</text:p>
          </table:table-cell>
          <table:table-cell office:value-type="string" calcext:value-type="string">
            <text:p>Av. 8 de novembro</text:p>
          </table:table-cell>
          <table:table-cell office:value-type="string" calcext:value-type="string">
            <text:p>1087-B</text:p>
          </table:table-cell>
          <table:table-cell office:value-type="string" calcext:value-type="string">
            <text:p>Centro</text:p>
          </table:table-cell>
          <table:table-cell office:value-type="float" office:value="63475000" calcext:value-type="float">
            <text:p>63475000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288113</text:p>
          </table:table-cell>
          <table:table-cell office:value-type="string" calcext:value-type="string">
            <text:p>-43.40666179999999</text:p>
          </table:table-cell>
          <table:table-cell office:value-type="string" calcext:value-type="string">
            <text:p>JANAUBA - VEREDAS</text:p>
          </table:table-cell>
          <table:table-cell office:value-type="string" calcext:value-type="string">
            <text:p>POLO JANAUBA</text:p>
          </table:table-cell>
          <table:table-cell office:value-type="string" calcext:value-type="string">
            <text:p>Rua Manoel Bandeir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edas</text:p>
          </table:table-cell>
          <table:table-cell office:value-type="float" office:value="39440000" calcext:value-type="float">
            <text:p>39440000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2937141</text:p>
          </table:table-cell>
          <table:table-cell office:value-type="string" calcext:value-type="string">
            <text:p>-48.5575002</text:p>
          </table:table-cell>
          <table:table-cell office:value-type="string" calcext:value-type="string">
            <text:p>JAU - CENTRO</text:p>
          </table:table-cell>
          <table:table-cell office:value-type="string" calcext:value-type="string">
            <text:p>POLO UAB JAU</text:p>
          </table:table-cell>
          <table:table-cell office:value-type="string" calcext:value-type="string">
            <text:p>Rua Quintino Bocaiúv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entro</text:p>
          </table:table-cell>
          <table:table-cell office:value-type="float" office:value="17201470" calcext:value-type="float">
            <text:p>17201470</text:p>
          </table:table-cell>
          <table:table-cell table:number-columns-repeated="10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aur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776137</text:p>
          </table:table-cell>
          <table:table-cell office:value-type="string" calcext:value-type="string">
            <text:p>-58.8747865</text:p>
          </table:table-cell>
          <table:table-cell office:value-type="string" calcext:value-type="string">
            <text:p>JAURU - CRUZEIRO</text:p>
          </table:table-cell>
          <table:table-cell office:value-type="string" calcext:value-type="string">
            <text:p>POLO UAB DE JAURU - MT</text:p>
          </table:table-cell>
          <table:table-cell office:value-type="string" calcext:value-type="string">
            <text:p>Avenida Padre Nazareno Lanciotti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Cruzeiro</text:p>
          </table:table-cell>
          <table:table-cell office:value-type="float" office:value="78255000" calcext:value-type="float">
            <text:p>78255000</text:p>
          </table:table-cell>
          <table:table-cell office:value-type="string" calcext:value-type="string">
            <text:p>Núcleo Pedagogico de Jauru-UNEMAT-CEAD</text:p>
          </table:table-cell>
          <table:table-cell table:number-columns-repeated="101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8525128</text:p>
          </table:table-cell>
          <table:table-cell office:value-type="string" calcext:value-type="string">
            <text:p>-40.07876479999999</text:p>
          </table:table-cell>
          <table:table-cell office:value-type="string" calcext:value-type="string">
            <text:p>JEQUIE - CAMPO DO AMERICA</text:p>
          </table:table-cell>
          <table:table-cell office:value-type="string" calcext:value-type="string">
            <text:p>POLO DE APOIO PRESENCIAL RIO DAS CONTAS DA UNIVERSIDADE ABERTA DO BRASIL</text:p>
          </table:table-cell>
          <table:table-cell office:value-type="string" calcext:value-type="string">
            <text:p>Rua Edgar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ampo do América</text:p>
          </table:table-cell>
          <table:table-cell office:value-type="float" office:value="45203200" calcext:value-type="float">
            <text:p>45203200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3993461</text:p>
          </table:table-cell>
          <table:table-cell office:value-type="string" calcext:value-type="string">
            <text:p>-59.4720904</text:p>
          </table:table-cell>
          <table:table-cell office:value-type="string" calcext:value-type="string">
            <text:p>JUINA - SETOR DE SERVICOS</text:p>
          </table:table-cell>
          <table:table-cell office:value-type="string" calcext:value-type="string">
            <text:p>POLO DE JUINA</text:p>
          </table:table-cell>
          <table:table-cell office:value-type="string" calcext:value-type="string">
            <text:p>BR AR1 - Trevo Tangará</text:p>
          </table:table-cell>
          <table:table-cell/>
          <table:table-cell office:value-type="string" calcext:value-type="string">
            <text:p>Setor de serviços</text:p>
          </table:table-cell>
          <table:table-cell office:value-type="float" office:value="78320000" calcext:value-type="float">
            <text:p>78320000</text:p>
          </table:table-cell>
          <table:table-cell office:value-type="string" calcext:value-type="string">
            <text:p>Próximo ao Posto Figueira (antiga Escola Marechal Rondon)</text:p>
          </table:table-cell>
          <table:table-cell table:number-columns-repeated="101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90205</text:p>
          </table:table-cell>
          <table:table-cell office:value-type="string" calcext:value-type="string">
            <text:p>-43.3516425</text:p>
          </table:table-cell>
          <table:table-cell office:value-type="string" calcext:value-type="string">
            <text:p>JUIZ DE FORA - LADEIRA</text:p>
          </table:table-cell>
          <table:table-cell office:value-type="string" calcext:value-type="string">
            <text:p>POLO UAB DE JUIZ DE FORA</text:p>
          </table:table-cell>
          <table:table-cell office:value-type="string" calcext:value-type="string">
            <text:p>Rua Maria Perpétu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deira</text:p>
          </table:table-cell>
          <table:table-cell office:value-type="float" office:value="36052560" calcext:value-type="float">
            <text:p>36052560</text:p>
          </table:table-cell>
          <table:table-cell table:number-columns-repeated="10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057388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LAGARTO - COLONIA TREZE</text:p>
          </table:table-cell>
          <table:table-cell office:value-type="string" calcext:value-type="string">
            <text:p>POLO PRESENCIAL DO MUNICIPIO DE LARGATO - COLONIA TREZE</text:p>
          </table:table-cell>
          <table:table-cell office:value-type="string" calcext:value-type="string">
            <text:p>Pista principal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lonia treze</text:p>
          </table:table-cell>
          <table:table-cell office:value-type="float" office:value="49400000" calcext:value-type="float">
            <text:p>49400000</text:p>
          </table:table-cell>
          <table:table-cell office:value-type="string" calcext:value-type="string">
            <text:p>Zona rural</text:p>
          </table:table-cell>
          <table:table-cell table:number-columns-repeated="101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agoa San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45353</text:p>
          </table:table-cell>
          <table:table-cell office:value-type="string" calcext:value-type="string">
            <text:p>-43.8864226</text:p>
          </table:table-cell>
          <table:table-cell office:value-type="string" calcext:value-type="string">
            <text:p>LAGOA SANTA - SANTOS DUMONT</text:p>
          </table:table-cell>
          <table:table-cell office:value-type="string" calcext:value-type="string">
            <text:p>POLO LAGOA SANTA/MG</text:p>
          </table:table-cell>
          <table:table-cell office:value-type="string" calcext:value-type="string">
            <text:p>Av. Coronel Modestino Gonçalv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os Dumont</text:p>
          </table:table-cell>
          <table:table-cell office:value-type="float" office:value="33400000" calcext:value-type="float">
            <text:p>33400000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34685</text:p>
          </table:table-cell>
          <table:table-cell office:value-type="string" calcext:value-type="string">
            <text:p>-49.7728757</text:p>
          </table:table-cell>
          <table:table-cell office:value-type="string" calcext:value-type="string">
            <text:p>LAPA - CENTRO</text:p>
          </table:table-cell>
          <table:table-cell office:value-type="string" calcext:value-type="string">
            <text:p>POLO UAB LAPA / PARANA</text:p>
          </table:table-cell>
          <table:table-cell office:value-type="string" calcext:value-type="string">
            <text:p>Rua Eufrasio Cort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83750000" calcext:value-type="float">
            <text:p>83750000</text:p>
          </table:table-cell>
          <table:table-cell office:value-type="string" calcext:value-type="string">
            <text:p>próximo Câmara Municipal </text:p>
          </table:table-cell>
          <table:table-cell table:number-columns-repeated="101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LARANJEIRAS DO SUL - ESTRADA PARA PORTO BARREIRA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Av. Deolinda Luz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Estrada para Porto Barreira</text:p>
          </table:table-cell>
          <table:table-cell office:value-type="float" office:value="85301000" calcext:value-type="float">
            <text:p>85301000</text:p>
          </table:table-cell>
          <table:table-cell table:number-columns-repeated="10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59139</text:p>
          </table:table-cell>
          <table:table-cell office:value-type="string" calcext:value-type="string">
            <text:p>-45.0373171</text:p>
          </table:table-cell>
          <table:table-cell office:value-type="string" calcext:value-type="string">
            <text:p>LAVRAS - CENTRO</text:p>
          </table:table-cell>
          <table:table-cell office:value-type="string" calcext:value-type="string">
            <text:p>POLO UAB DE LAVRAS</text:p>
          </table:table-cell>
          <table:table-cell office:value-type="string" calcext:value-type="string">
            <text:p>Praça Doutor Jor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ro</text:p>
          </table:table-cell>
          <table:table-cell office:value-type="float" office:value="37200000" calcext:value-type="float">
            <text:p>37200000</text:p>
          </table:table-cell>
          <table:table-cell office:value-type="string" calcext:value-type="string">
            <text:p>Escola Álvaro Botelho</text:p>
          </table:table-cell>
          <table:table-cell table:number-columns-repeated="101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inha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3800018</text:p>
          </table:table-cell>
          <table:table-cell office:value-type="string" calcext:value-type="string">
            <text:p>-40.0624455</text:p>
          </table:table-cell>
          <table:table-cell office:value-type="string" calcext:value-type="string">
            <text:p>LINHARES - NOVO HORIZONTE</text:p>
          </table:table-cell>
          <table:table-cell office:value-type="string" calcext:value-type="string">
            <text:p>POLO UAB DE LINHARES</text:p>
          </table:table-cell>
          <table:table-cell office:value-type="string" calcext:value-type="string">
            <text:p>Avenida Presidente Costa e Silv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vo Horizonte</text:p>
          </table:table-cell>
          <table:table-cell office:value-type="float" office:value="29902120" calcext:value-type="float">
            <text:p>29902120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ucas do Ri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652651</text:p>
          </table:table-cell>
          <table:table-cell office:value-type="string" calcext:value-type="string">
            <text:p>-56.11422529999999</text:p>
          </table:table-cell>
          <table:table-cell office:value-type="string" calcext:value-type="string">
            <text:p>LUCAS DO RIO VERDE - JARDIM PRIMAVERA</text:p>
          </table:table-cell>
          <table:table-cell office:value-type="string" calcext:value-type="string">
            <text:p>LUCAS DO RIO VERDE-MT</text:p>
          </table:table-cell>
          <table:table-cell office:value-type="string" calcext:value-type="string">
            <text:p>Rua: Cedr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rdim Primavera</text:p>
          </table:table-cell>
          <table:table-cell office:value-type="float" office:value="78455000" calcext:value-type="float">
            <text:p>7845500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uzilân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651084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LUZILANDIA - CENTRO</text:p>
          </table:table-cell>
          <table:table-cell office:value-type="string" calcext:value-type="string">
            <text:p>POLO DE APOIO PRESENCIAL DE LUZILANDIA</text:p>
          </table:table-cell>
          <table:table-cell office:value-type="string" calcext:value-type="string">
            <text:p>Rua João Quariguaz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entro</text:p>
          </table:table-cell>
          <table:table-cell office:value-type="float" office:value="64160000" calcext:value-type="float">
            <text:p>64160000</text:p>
          </table:table-cell>
          <table:table-cell table:number-columns-repeated="10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0412324</text:p>
          </table:table-cell>
          <table:table-cell office:value-type="string" calcext:value-type="string">
            <text:p>-51.07064949999999</text:p>
          </table:table-cell>
          <table:table-cell office:value-type="string" calcext:value-type="string">
            <text:p>MACAPA - CENTRO</text:p>
          </table:table-cell>
          <table:table-cell office:value-type="string" calcext:value-type="string">
            <text:p>POLO UNIVERSITARIO EQUADOR</text:p>
          </table:table-cell>
          <table:table-cell office:value-type="string" calcext:value-type="string">
            <text:p>Avenida F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float" office:value="68900073" calcext:value-type="float">
            <text:p>68900073</text:p>
          </table:table-cell>
          <table:table-cell office:value-type="string" calcext:value-type="string">
            <text:p>Escola Estadual Professor Gabriel Almeida Café</text:p>
          </table:table-cell>
          <table:table-cell table:number-columns-repeated="101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g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337945</text:p>
          </table:table-cell>
          <table:table-cell office:value-type="string" calcext:value-type="string">
            <text:p>-43.1359542</text:p>
          </table:table-cell>
          <table:table-cell office:value-type="string" calcext:value-type="string">
            <text:p>MAGE - CENTRO</text:p>
          </table:table-cell>
          <table:table-cell office:value-type="string" calcext:value-type="string">
            <text:p>POLO UAB - MAGE</text:p>
          </table:table-cell>
          <table:table-cell office:value-type="string" calcext:value-type="string">
            <text:p>Av. Padre Anchiet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entro</text:p>
          </table:table-cell>
          <table:table-cell office:value-type="float" office:value="25900000" calcext:value-type="float">
            <text:p>25900000</text:p>
          </table:table-cell>
          <table:table-cell office:value-type="string" calcext:value-type="string">
            <text:p>--------------------------------------------------</text:p>
          </table:table-cell>
          <table:table-cell table:number-columns-repeated="101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naquir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9148823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MANAQUIRI - MANAQUIRI</text:p>
          </table:table-cell>
          <table:table-cell office:value-type="string" calcext:value-type="string">
            <text:p>POLO UNIVERSITARIO DE MANAQUIRI</text:p>
          </table:table-cell>
          <table:table-cell office:value-type="string" calcext:value-type="string">
            <text:p>Rua Silvino Raimundo</text:p>
          </table:table-cell>
          <table:table-cell/>
          <table:table-cell office:value-type="string" calcext:value-type="string">
            <text:p>Manaquiri</text:p>
          </table:table-cell>
          <table:table-cell office:value-type="float" office:value="69435000" calcext:value-type="float">
            <text:p>69435000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ante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078942</text:p>
          </table:table-cell>
          <table:table-cell office:value-type="string" calcext:value-type="string">
            <text:p>-41.0797172</text:p>
          </table:table-cell>
          <table:table-cell office:value-type="string" calcext:value-type="string">
            <text:p>MANTEN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Rua Manoel Amancio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entro</text:p>
          </table:table-cell>
          <table:table-cell office:value-type="float" office:value="35290000" calcext:value-type="float">
            <text:p>35290000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5.3633514</text:p>
          </table:table-cell>
          <table:table-cell office:value-type="string" calcext:value-type="string">
            <text:p>-49.1217148</text:p>
          </table:table-cell>
          <table:table-cell office:value-type="string" calcext:value-type="string">
            <text:p>MARABA - AMAPA</text:p>
          </table:table-cell>
          <table:table-cell office:value-type="string" calcext:value-type="string">
            <text:p>POLO UAB/MARABA</text:p>
          </table:table-cell>
          <table:table-cell office:value-type="string" calcext:value-type="string">
            <text:p>Av. Hiléia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Amapá</text:p>
          </table:table-cell>
          <table:table-cell office:value-type="float" office:value="68502100" calcext:value-type="float">
            <text:p>68502100</text:p>
          </table:table-cell>
          <table:table-cell office:value-type="string" calcext:value-type="string">
            <text:p>Agrópolis do INCRA</text:p>
          </table:table-cell>
          <table:table-cell table:number-columns-repeated="10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MARANGUAPE - GUABIRABA</text:p>
          </table:table-cell>
          <table:table-cell office:value-type="string" calcext:value-type="string">
            <text:p>CVT DE MARANGUAPE - POLO UAB DE MARANGUAPE</text:p>
          </table:table-cell>
          <table:table-cell office:value-type="string" calcext:value-type="string">
            <text:p>Walter Lop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uabiraba</text:p>
          </table:table-cell>
          <table:table-cell office:value-type="float" office:value="61940570" calcext:value-type="float">
            <text:p>61940570</text:p>
          </table:table-cell>
          <table:table-cell office:value-type="string" calcext:value-type="string">
            <text:p>Escola Municipal do Rio Grande do Norte</text:p>
          </table:table-cell>
          <table:table-cell table:number-columns-repeated="101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celino Vieir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05636300000001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MARCELINO VIEIRA - CENTRO</text:p>
          </table:table-cell>
          <table:table-cell office:value-type="string" calcext:value-type="string">
            <text:p>POLO DE APOIO PRESENCIAL DE MARCELINO VIEIRA</text:p>
          </table:table-cell>
          <table:table-cell office:value-type="string" calcext:value-type="string">
            <text:p>Rua Nossa Senhora de Fáti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59970000" calcext:value-type="float">
            <text:p>59970000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rcos Pa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70468399999999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MARCOS PARENTE - CENTRO</text:p>
          </table:table-cell>
          <table:table-cell office:value-type="string" calcext:value-type="string">
            <text:p>POLO UAB - MARCOS PARENTE</text:p>
          </table:table-cell>
          <table:table-cell office:value-type="string" calcext:value-type="string">
            <text:p>Rua Landri Sales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Centro</text:p>
          </table:table-cell>
          <table:table-cell office:value-type="float" office:value="64845000" calcext:value-type="float">
            <text:p>64845000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6117705</text:p>
          </table:table-cell>
          <table:table-cell office:value-type="string" calcext:value-type="string">
            <text:p>-48.3493892</text:p>
          </table:table-cell>
          <table:table-cell office:value-type="string" calcext:value-type="string">
            <text:p>MATAO - JARDIM BUSCARDI</text:p>
          </table:table-cell>
          <table:table-cell office:value-type="string" calcext:value-type="string">
            <text:p>POLO UAB - MATAO</text:p>
          </table:table-cell>
          <table:table-cell office:value-type="string" calcext:value-type="string">
            <text:p>Av. Rincão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ardim Buscardi</text:p>
          </table:table-cell>
          <table:table-cell office:value-type="float" office:value="15991210" calcext:value-type="float">
            <text:p>15991210</text:p>
          </table:table-cell>
          <table:table-cell table:number-columns-repeated="10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teiro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3853667</text:p>
          </table:table-cell>
          <table:table-cell office:value-type="string" calcext:value-type="string">
            <text:p>-46.43930539999999</text:p>
          </table:table-cell>
          <table:table-cell office:value-type="string" calcext:value-type="string">
            <text:p>MATEIROS - CENTRO</text:p>
          </table:table-cell>
          <table:table-cell office:value-type="string" calcext:value-type="string">
            <text:p>POLO DE APOIO PRESENCIAL DA UAB DE MATEIROS</text:p>
          </table:table-cell>
          <table:table-cell office:value-type="string" calcext:value-type="string">
            <text:p>Av. Maranhã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 </text:p>
          </table:table-cell>
          <table:table-cell office:value-type="float" office:value="77593000" calcext:value-type="float">
            <text:p>77593000</text:p>
          </table:table-cell>
          <table:table-cell office:value-type="string" calcext:value-type="string">
            <text:p>Escola Municipal Estefânio Telles Chagas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uri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4023174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MAURITI - SERRINHA</text:p>
          </table:table-cell>
          <table:table-cell office:value-type="string" calcext:value-type="string">
            <text:p>POLO DE APOIO PRESENCIAL DE MAURITI</text:p>
          </table:table-cell>
          <table:table-cell office:value-type="string" calcext:value-type="string">
            <text:p>Rua Padre Argemiro Rolim de Oliv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errinha</text:p>
          </table:table-cell>
          <table:table-cell office:value-type="float" office:value="63210000" calcext:value-type="float">
            <text:p>63210000</text:p>
          </table:table-cell>
          <table:table-cell office:value-type="string" calcext:value-type="string">
            <text:p>anexo Centro Educacional de Mauriti</text:p>
          </table:table-cell>
          <table:table-cell table:number-columns-repeated="101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6364599</text:p>
          </table:table-cell>
          <table:table-cell office:value-type="string" calcext:value-type="string">
            <text:p>-52.7884171</text:p>
          </table:table-cell>
          <table:table-cell office:value-type="string" calcext:value-type="string">
            <text:p>MINEIROS - IORES</text:p>
          </table:table-cell>
          <table:table-cell office:value-type="string" calcext:value-type="string">
            <text:p>POLO UNIVERSITARIO DE MINEIROS - GO</text:p>
          </table:table-cell>
          <table:table-cell office:value-type="string" calcext:value-type="string">
            <text:p>Rua Cabeceira Alta</text:p>
          </table:table-cell>
          <table:table-cell/>
          <table:table-cell office:value-type="string" calcext:value-type="string">
            <text:p>Ióres</text:p>
          </table:table-cell>
          <table:table-cell office:value-type="float" office:value="75830000" calcext:value-type="float">
            <text:p>75830000</text:p>
          </table:table-cell>
          <table:table-cell office:value-type="string" calcext:value-type="string">
            <text:p>Qd.20 <text:s text:c="3"/>Lt. 08</text:p>
          </table:table-cell>
          <table:table-cell table:number-columns-repeated="101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1094038</text:p>
          </table:table-cell>
          <table:table-cell office:value-type="string" calcext:value-type="string">
            <text:p>-56.65138529999999</text:p>
          </table:table-cell>
          <table:table-cell office:value-type="string" calcext:value-type="string">
            <text:p>MIRANDA - COAHB</text:p>
          </table:table-cell>
          <table:table-cell office:value-type="string" calcext:value-type="string">
            <text:p>PROFESSORA MAROLI VICENTE JULIO</text:p>
          </table:table-cell>
          <table:table-cell office:value-type="string" calcext:value-type="string">
            <text:p>Rua Carandá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ahb</text:p>
          </table:table-cell>
          <table:table-cell office:value-type="float" office:value="79380000" calcext:value-type="float">
            <text:p>79380000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irandópoli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1094122</text:p>
          </table:table-cell>
          <table:table-cell office:value-type="string" calcext:value-type="string">
            <text:p>-51.1376317</text:p>
          </table:table-cell>
          <table:table-cell office:value-type="string" calcext:value-type="string">
            <text:p>MIRANDOPOLIS - PAULICEIA</text:p>
          </table:table-cell>
          <table:table-cell office:value-type="string" calcext:value-type="string">
            <text:p>POLO UAB - MIRANDOPOLIS</text:p>
          </table:table-cell>
          <table:table-cell office:value-type="string" calcext:value-type="string">
            <text:p>Rua Anchiet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aulicéia</text:p>
          </table:table-cell>
          <table:table-cell office:value-type="float" office:value="16800000" calcext:value-type="float">
            <text:p>16800000</text:p>
          </table:table-cell>
          <table:table-cell office:value-type="string" calcext:value-type="string">
            <text:p>Prédio Escolar</text:p>
          </table:table-cell>
          <table:table-cell table:number-columns-repeated="101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issão Ve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09224299999999</text:p>
          </table:table-cell>
          <table:table-cell office:value-type="string" calcext:value-type="string">
            <text:p>-39.1335549</text:p>
          </table:table-cell>
          <table:table-cell office:value-type="string" calcext:value-type="string">
            <text:p>MISSAO VELHA - CENTRO</text:p>
          </table:table-cell>
          <table:table-cell office:value-type="string" calcext:value-type="string">
            <text:p>CVT DE MISSAO VELHA</text:p>
          </table:table-cell>
          <table:table-cell office:value-type="string" calcext:value-type="string">
            <text:p>Rua Cel. José Dan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200000" calcext:value-type="float">
            <text:p>63200000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nsenhor G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5865653</text:p>
          </table:table-cell>
          <table:table-cell office:value-type="string" calcext:value-type="string">
            <text:p>-42.5901672</text:p>
          </table:table-cell>
          <table:table-cell office:value-type="string" calcext:value-type="string">
            <text:p>MONSENHOR GIL - CENTRO</text:p>
          </table:table-cell>
          <table:table-cell office:value-type="string" calcext:value-type="string">
            <text:p>POLO DE MONSENHOR GIL - PI</text:p>
          </table:table-cell>
          <table:table-cell office:value-type="string" calcext:value-type="string">
            <text:p>Av. Joel Mende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entro</text:p>
          </table:table-cell>
          <table:table-cell office:value-type="float" office:value="64450000" calcext:value-type="float">
            <text:p>64450000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8132671</text:p>
          </table:table-cell>
          <table:table-cell office:value-type="string" calcext:value-type="string">
            <text:p>-35.2306622</text:p>
          </table:table-cell>
          <table:table-cell office:value-type="string" calcext:value-type="string">
            <text:p>NATAL - NOSSA SENHORA DE NAZARE</text:p>
          </table:table-cell>
          <table:table-cell office:value-type="string" calcext:value-type="string">
            <text:p>POLO NATAL</text:p>
          </table:table-cell>
          <table:table-cell office:value-type="string" calcext:value-type="string">
            <text:p>AV CEL ESTEVAM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NOSSA SENHORA DE NAZARÉ</text:p>
          </table:table-cell>
          <table:table-cell office:value-type="float" office:value="59060200" calcext:value-type="float">
            <text:p>59060200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ina Rodrigu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3844114</text:p>
          </table:table-cell>
          <table:table-cell office:value-type="string" calcext:value-type="string">
            <text:p>-43.8290988</text:p>
          </table:table-cell>
          <table:table-cell office:value-type="string" calcext:value-type="string">
            <text:p>NINA RODRIGUES - CENTRO</text:p>
          </table:table-cell>
          <table:table-cell office:value-type="string" calcext:value-type="string">
            <text:p>POLO TECNOLOGICO UAB2 - ANEXO RAIMUNDO DE OLIVEIRA CORREA</text:p>
          </table:table-cell>
          <table:table-cell office:value-type="string" calcext:value-type="string">
            <text:p>Travessa Interventor Coronel Siquei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65450000" calcext:value-type="float">
            <text:p>65450000</text:p>
          </table:table-cell>
          <table:table-cell office:value-type="string" calcext:value-type="string">
            <text:p>Pédio</text:p>
          </table:table-cell>
          <table:table-cell table:number-columns-repeated="101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ssa Senhora da Glór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1834152</text:p>
          </table:table-cell>
          <table:table-cell office:value-type="string" calcext:value-type="string">
            <text:p>-37.5108091</text:p>
          </table:table-cell>
          <table:table-cell office:value-type="string" calcext:value-type="string">
            <text:p>NOSSA SENHORA DA GLORIA - SILOS</text:p>
          </table:table-cell>
          <table:table-cell office:value-type="string" calcext:value-type="string">
            <text:p>POLO UAB - NOSSA SENHORA DA GLORIA</text:p>
          </table:table-cell>
          <table:table-cell office:value-type="string" calcext:value-type="string">
            <text:p>Rodovia Engenheiro Jorge Neto</text:p>
          </table:table-cell>
          <table:table-cell/>
          <table:table-cell office:value-type="string" calcext:value-type="string">
            <text:p>Silos</text:p>
          </table:table-cell>
          <table:table-cell office:value-type="float" office:value="49680000" calcext:value-type="float">
            <text:p>49680000</text:p>
          </table:table-cell>
          <table:table-cell office:value-type="string" calcext:value-type="string">
            <text:p>KM 03</text:p>
          </table:table-cell>
          <table:table-cell table:number-columns-repeated="101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ossa Senhora das Dor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630993</text:p>
          </table:table-cell>
          <table:table-cell office:value-type="string" calcext:value-type="string">
            <text:p>-37.2329979</text:p>
          </table:table-cell>
          <table:table-cell office:value-type="string" calcext:value-type="string">
            <text:p>NOSSA SENHORA DAS DORES - CENTRO</text:p>
          </table:table-cell>
          <table:table-cell office:value-type="string" calcext:value-type="string">
            <text:p>POLO PRESENCIAL PROFESSORA LUCIA SANTANA OLIVEIRA</text:p>
          </table:table-cell>
          <table:table-cell office:value-type="string" calcext:value-type="string">
            <text:p>praça Joel Nascimen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600000" calcext:value-type="float">
            <text:p>49600000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NOVA IGUACU - CENTRO</text:p>
          </table:table-cell>
          <table:table-cell office:value-type="string" calcext:value-type="string">
            <text:p>POLO UAB - NOVA IGUACU</text:p>
          </table:table-cell>
          <table:table-cell office:value-type="string" calcext:value-type="string">
            <text:p>Rua Doutor Paulo Fróes Macha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o</text:p>
          </table:table-cell>
          <table:table-cell office:value-type="float" office:value="26255170" calcext:value-type="float">
            <text:p>26255170</text:p>
          </table:table-cell>
          <table:table-cell office:value-type="string" calcext:value-type="string">
            <text:p>Antigo Forum</text:p>
          </table:table-cell>
          <table:table-cell table:number-columns-repeated="10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va Mamoré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3555923</text:p>
          </table:table-cell>
          <table:table-cell office:value-type="string" calcext:value-type="string">
            <text:p>-64.6214281</text:p>
          </table:table-cell>
          <table:table-cell office:value-type="string" calcext:value-type="string">
            <text:p>NOVA MAMORE - CIDADE NOVA</text:p>
          </table:table-cell>
          <table:table-cell office:value-type="string" calcext:value-type="string">
            <text:p>POLO UAB DO MUNICIPIO DE NOVA MAMORE</text:p>
          </table:table-cell>
          <table:table-cell office:value-type="string" calcext:value-type="string">
            <text:p>Av. Raimundo Fernandes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Cidade Nova</text:p>
          </table:table-cell>
          <table:table-cell office:value-type="float" office:value="76857000" calcext:value-type="float">
            <text:p>76857000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ova Santa Ro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20561</text:p>
          </table:table-cell>
          <table:table-cell office:value-type="string" calcext:value-type="string">
            <text:p>-53.9324048</text:p>
          </table:table-cell>
          <table:table-cell office:value-type="string" calcext:value-type="string">
            <text:p>NOVA SANTA ROSA - CENTRO</text:p>
          </table:table-cell>
          <table:table-cell office:value-type="string" calcext:value-type="string">
            <text:p>POLO DE NOVA SANTA ROSA</text:p>
          </table:table-cell>
          <table:table-cell office:value-type="string" calcext:value-type="string">
            <text:p>Av. Tucunduv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entro</text:p>
          </table:table-cell>
          <table:table-cell office:value-type="float" office:value="85930000" calcext:value-type="float">
            <text:p>85930000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623423</text:p>
          </table:table-cell>
          <table:table-cell office:value-type="string" calcext:value-type="string">
            <text:p>-52.4465474</text:p>
          </table:table-cell>
          <table:table-cell office:value-type="string" calcext:value-type="string">
            <text:p>NOVA XAVANTINA - JARDIM ALVORADA</text:p>
          </table:table-cell>
          <table:table-cell office:value-type="string" calcext:value-type="string">
            <text:p>POLO EDUCACIONAL DE APOIO PRESENCIAL UAB NOVA XAVANTINA</text:p>
          </table:table-cell>
          <table:table-cell office:value-type="string" calcext:value-type="string">
            <text:p>Rua Oscar Niemay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rdim Alvorada</text:p>
          </table:table-cell>
          <table:table-cell office:value-type="float" office:value="78690000" calcext:value-type="float">
            <text:p>78690000</text:p>
          </table:table-cell>
          <table:table-cell office:value-type="string" calcext:value-type="string">
            <text:p>Nova Xavantina</text:p>
          </table:table-cell>
          <table:table-cell table:number-columns-repeated="10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NOVO HAMBURGO - CENTRO</text:p>
          </table:table-cell>
          <table:table-cell office:value-type="string" calcext:value-type="string">
            <text:p>POLO DA UNIVERSIDADE ABERTA EM NOVO HAMBURGO</text:p>
          </table:table-cell>
          <table:table-cell office:value-type="string" calcext:value-type="string">
            <text:p>Av. Pedro Adams Filho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Centro</text:p>
          </table:table-cell>
          <table:table-cell office:value-type="float" office:value="93320006" calcext:value-type="float">
            <text:p>93320006</text:p>
          </table:table-cell>
          <table:table-cell office:value-type="string" calcext:value-type="string">
            <text:p>2º e 3º andares</text:p>
          </table:table-cell>
          <table:table-cell table:number-columns-repeated="10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386232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OEIRAS - CENTRO</text:p>
          </table:table-cell>
          <table:table-cell office:value-type="string" calcext:value-type="string">
            <text:p>UESPI-CAMPUS PROFESSOR POSSIDONIO QUEIROZ</text:p>
          </table:table-cell>
          <table:table-cell office:value-type="string" calcext:value-type="string">
            <text:p>Av. Candido Marti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o</text:p>
          </table:table-cell>
          <table:table-cell office:value-type="float" office:value="64500000" calcext:value-type="float">
            <text:p>64500000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Oró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240167599999999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OROS - CENTRO</text:p>
          </table:table-cell>
          <table:table-cell office:value-type="string" calcext:value-type="string">
            <text:p>POLO UAB PE. DJALVO BEZERRA DE ALENCAR</text:p>
          </table:table-cell>
          <table:table-cell office:value-type="string" calcext:value-type="string">
            <text:p>Travessa Dr. Rosevald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520000" calcext:value-type="float">
            <text:p>63520000</text:p>
          </table:table-cell>
          <table:table-cell office:value-type="string" calcext:value-type="string">
            <text:p>Vizinho ao Dançódromo Beira Rio</text:p>
          </table:table-cell>
          <table:table-cell table:number-columns-repeated="101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Otacílio Cost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919342</text:p>
          </table:table-cell>
          <table:table-cell office:value-type="string" calcext:value-type="string">
            <text:p>-49.9777136</text:p>
          </table:table-cell>
          <table:table-cell office:value-type="string" calcext:value-type="string">
            <text:p>OTACILIO COSTA - FATIMA</text:p>
          </table:table-cell>
          <table:table-cell office:value-type="string" calcext:value-type="string">
            <text:p>POLO DE APOIO PRESENCIAL UAB OTACILIO COSTA</text:p>
          </table:table-cell>
          <table:table-cell office:value-type="string" calcext:value-type="string">
            <text:p>Rua Pedro Álvares Cab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átima</text:p>
          </table:table-cell>
          <table:table-cell office:value-type="float" office:value="88540000" calcext:value-type="float">
            <text:p>88540000</text:p>
          </table:table-cell>
          <table:table-cell table:number-columns-repeated="10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3292092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OURO PRETO - CENTRO</text:p>
          </table:table-cell>
          <table:table-cell office:value-type="string" calcext:value-type="string">
            <text:p>POLO UAB OURO PRETO</text:p>
          </table:table-cell>
          <table:table-cell office:value-type="string" calcext:value-type="string">
            <text:p>Rua Teixeira Amaral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float" office:value="35400000" calcext:value-type="float">
            <text:p>35400000</text:p>
          </table:table-cell>
          <table:table-cell office:value-type="string" calcext:value-type="string">
            <text:p>Casa</text:p>
          </table:table-cell>
          <table:table-cell table:number-columns-repeated="101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6378904</text:p>
          </table:table-cell>
          <table:table-cell office:value-type="string" calcext:value-type="string">
            <text:p>-48.6513163</text:p>
          </table:table-cell>
          <table:table-cell office:value-type="string" calcext:value-type="string">
            <text:p>PALHOCA - PONTE DO IMARUIM</text:p>
          </table:table-cell>
          <table:table-cell office:value-type="string" calcext:value-type="string">
            <text:p>POLO DE APOIO PRESENCIAL/UFSC /PALHOCA</text:p>
          </table:table-cell>
          <table:table-cell office:value-type="string" calcext:value-type="string">
            <text:p>Rua João Pereira dos Santo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nte do Imaruim</text:p>
          </table:table-cell>
          <table:table-cell office:value-type="float" office:value="88130475" calcext:value-type="float">
            <text:p>88130475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743735</text:p>
          </table:table-cell>
          <table:table-cell office:value-type="string" calcext:value-type="string">
            <text:p>-50.059845</text:p>
          </table:table-cell>
          <table:table-cell office:value-type="string" calcext:value-type="string">
            <text:p>PALMEIRA - CENTRO</text:p>
          </table:table-cell>
          <table:table-cell office:value-type="string" calcext:value-type="string">
            <text:p>POLO DA UAB DE PALMEIRA</text:p>
          </table:table-cell>
          <table:table-cell office:value-type="string" calcext:value-type="string">
            <text:p>Rua Jesuino Marcon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entro</text:p>
          </table:table-cell>
          <table:table-cell office:value-type="float" office:value="84130000" calcext:value-type="float">
            <text:p>8413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almit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724898</text:p>
          </table:table-cell>
          <table:table-cell office:value-type="string" calcext:value-type="string">
            <text:p>-52.2337184</text:p>
          </table:table-cell>
          <table:table-cell office:value-type="string" calcext:value-type="string">
            <text:p>PALMITAL - VILA PARQUE JUNIOR</text:p>
          </table:table-cell>
          <table:table-cell office:value-type="string" calcext:value-type="string">
            <text:p>POLO DE APOIO PRESENCIAL/UAB DE PALMITAL</text:p>
          </table:table-cell>
          <table:table-cell office:value-type="string" calcext:value-type="string">
            <text:p>Rua Parigot de Sou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Parque Júnior</text:p>
          </table:table-cell>
          <table:table-cell office:value-type="float" office:value="85270000" calcext:value-type="float">
            <text:p>85270000</text:p>
          </table:table-cell>
          <table:table-cell office:value-type="string" calcext:value-type="string">
            <text:p>Escola Municipal Catarina K. Costa</text:p>
          </table:table-cell>
          <table:table-cell table:number-columns-repeated="101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almit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932707</text:p>
          </table:table-cell>
          <table:table-cell office:value-type="string" calcext:value-type="string">
            <text:p>-53.1749726</text:p>
          </table:table-cell>
          <table:table-cell office:value-type="string" calcext:value-type="string">
            <text:p>PALMITOS - CENTRO</text:p>
          </table:table-cell>
          <table:table-cell office:value-type="string" calcext:value-type="string">
            <text:p>POLO DE APOIO PRESENCIAL UAB- PALMITOS</text:p>
          </table:table-cell>
          <table:table-cell office:value-type="string" calcext:value-type="string">
            <text:p>Av. Brasi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89887000" calcext:value-type="float">
            <text:p>89887000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anambi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PANAMBI - CENTRO</text:p>
          </table:table-cell>
          <table:table-cell office:value-type="string" calcext:value-type="string">
            <text:p>POLO PRESENCIAL UNIVERSIDADE ABERTA DO BRASIL</text:p>
          </table:table-cell>
          <table:table-cell office:value-type="string" calcext:value-type="string">
            <text:p>Rua Hermann May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ntro</text:p>
          </table:table-cell>
          <table:table-cell office:value-type="float" office:value="98208000" calcext:value-type="float">
            <text:p>98208000</text:p>
          </table:table-cell>
          <table:table-cell office:value-type="string" calcext:value-type="string">
            <text:p>2º Piso</text:p>
          </table:table-cell>
          <table:table-cell table:number-columns-repeated="101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PARAGOMINAS - JK</text:p>
          </table:table-cell>
          <table:table-cell office:value-type="string" calcext:value-type="string">
            <text:p>POLO DE PARAGOMINAS</text:p>
          </table:table-cell>
          <table:table-cell office:value-type="string" calcext:value-type="string">
            <text:p>Rua Casimiro de abre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K</text:p>
          </table:table-cell>
          <table:table-cell office:value-type="float" office:value="68625970" calcext:value-type="float">
            <text:p>68625970</text:p>
          </table:table-cell>
          <table:table-cell office:value-type="string" calcext:value-type="string">
            <text:p>Próx. Igreja</text:p>
          </table:table-cell>
          <table:table-cell table:number-columns-repeated="10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9261672</text:p>
          </table:table-cell>
          <table:table-cell office:value-type="string" calcext:value-type="string">
            <text:p>-35.2656005</text:p>
          </table:table-cell>
          <table:table-cell office:value-type="string" calcext:value-type="string">
            <text:p>PARNAMIRIM - COHABINAL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castor vieira régi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ohabinal</text:p>
          </table:table-cell>
          <table:table-cell office:value-type="float" office:value="59140670" calcext:value-type="float">
            <text:p>59140670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PATOS DE MINAS - CENTRO</text:p>
          </table:table-cell>
          <table:table-cell office:value-type="string" calcext:value-type="string">
            <text:p>POLO UAB PATOS DE MINAS</text:p>
          </table:table-cell>
          <table:table-cell office:value-type="string" calcext:value-type="string">
            <text:p>Rua Olegário Macie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entro</text:p>
          </table:table-cell>
          <table:table-cell office:value-type="float" office:value="38700126" calcext:value-type="float">
            <text:p>38700126</text:p>
          </table:table-cell>
          <table:table-cell office:value-type="string" calcext:value-type="string">
            <text:p>Junto ao Ministério de Educação</text:p>
          </table:table-cell>
          <table:table-cell table:number-columns-repeated="10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PAULO AFONSO - PANORAMA</text:p>
          </table:table-cell>
          <table:table-cell office:value-type="string" calcext:value-type="string">
            <text:p>POLO UAB - PAULO AFONSO</text:p>
          </table:table-cell>
          <table:table-cell office:value-type="string" calcext:value-type="string">
            <text:p>Av. Antonio Carlos Magalhã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orama</text:p>
          </table:table-cell>
          <table:table-cell office:value-type="float" office:value="48600000" calcext:value-type="float">
            <text:p>48600000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edra Azu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280417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PEDRA AZUL - CENTRO</text:p>
          </table:table-cell>
          <table:table-cell office:value-type="string" calcext:value-type="string">
            <text:p>POLO UAB - DR. GILBERTO ANTUNES DE ALMEIDA</text:p>
          </table:table-cell>
          <table:table-cell office:value-type="string" calcext:value-type="string">
            <text:p>Av. Dr. Antero de Lucena Rua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entro</text:p>
          </table:table-cell>
          <table:table-cell office:value-type="float" office:value="39970000" calcext:value-type="float">
            <text:p>39970000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eruíb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2290797</text:p>
          </table:table-cell>
          <table:table-cell office:value-type="string" calcext:value-type="string">
            <text:p>-46.9999471</text:p>
          </table:table-cell>
          <table:table-cell office:value-type="string" calcext:value-type="string">
            <text:p>PERUIBE - BALNEARIO STELLA MARIS</text:p>
          </table:table-cell>
          <table:table-cell office:value-type="string" calcext:value-type="string">
            <text:p>UAB POLO PERUIBE</text:p>
          </table:table-cell>
          <table:table-cell office:value-type="string" calcext:value-type="string">
            <text:p>Rua Rio de Janeiro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neário Stella Maris</text:p>
          </table:table-cell>
          <table:table-cell office:value-type="float" office:value="11750000" calcext:value-type="float">
            <text:p>11750000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PICOS - JUNCO</text:p>
          </table:table-cell>
          <table:table-cell office:value-type="string" calcext:value-type="string">
            <text:p>POLO DE APOIO PRESENCIAL EAD/UAB PICOS-PI</text:p>
          </table:table-cell>
          <table:table-cell office:value-type="string" calcext:value-type="string">
            <text:p>Avenida Senador Helvidio Nun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nco</text:p>
          </table:table-cell>
          <table:table-cell office:value-type="float" office:value="64607760" calcext:value-type="float">
            <text:p>64607760</text:p>
          </table:table-cell>
          <table:table-cell office:value-type="string" calcext:value-type="string">
            <text:p>Campus Professor Barros Araújo</text:p>
          </table:table-cell>
          <table:table-cell table:number-columns-repeated="101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inh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8178186</text:p>
          </table:table-cell>
          <table:table-cell office:value-type="string" calcext:value-type="string">
            <text:p>-51.6412826</text:p>
          </table:table-cell>
          <table:table-cell office:value-type="string" calcext:value-type="string">
            <text:p>PINHAO - CENTRO</text:p>
          </table:table-cell>
          <table:table-cell office:value-type="string" calcext:value-type="string">
            <text:p>POLO UNIVERSITARIO DE PINHAO</text:p>
          </table:table-cell>
          <table:table-cell office:value-type="string" calcext:value-type="string">
            <text:p>Avenida Trifon Hanysz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entro</text:p>
          </table:table-cell>
          <table:table-cell office:value-type="float" office:value="85170000" calcext:value-type="float">
            <text:p>85170000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iquet Carneir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580464</text:p>
          </table:table-cell>
          <table:table-cell office:value-type="string" calcext:value-type="string">
            <text:p>-39.44502809999999</text:p>
          </table:table-cell>
          <table:table-cell office:value-type="string" calcext:value-type="string">
            <text:p>PIQUET CARNEIRO - CENTRO</text:p>
          </table:table-cell>
          <table:table-cell office:value-type="string" calcext:value-type="string">
            <text:p>POLO SRA ANTONIA ALVES DE LIMA</text:p>
          </table:table-cell>
          <table:table-cell office:value-type="string" calcext:value-type="string">
            <text:p>Rua Zacarias Pinheir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63605000" calcext:value-type="float">
            <text:p>63605000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3383128</text:p>
          </table:table-cell>
          <table:table-cell office:value-type="string" calcext:value-type="string">
            <text:p>-41.84020539999999</text:p>
          </table:table-cell>
          <table:table-cell office:value-type="string" calcext:value-type="string">
            <text:p>PIRIPIRI - PETECAS</text:p>
          </table:table-cell>
          <table:table-cell office:value-type="string" calcext:value-type="string">
            <text:p>UESPI-CAMPUS PROFESSOR ANTONIO GIOVANNE ALVES DE SOUSA</text:p>
          </table:table-cell>
          <table:table-cell office:value-type="string" calcext:value-type="string">
            <text:p>Av. Marechal Castelo Branc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tecas</text:p>
          </table:table-cell>
          <table:table-cell office:value-type="float" office:value="64260000" calcext:value-type="float">
            <text:p>64260000</text:p>
          </table:table-cell>
          <table:table-cell table:number-columns-repeated="10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ompé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157743</text:p>
          </table:table-cell>
          <table:table-cell office:value-type="string" calcext:value-type="string">
            <text:p>-44.92533539999999</text:p>
          </table:table-cell>
          <table:table-cell office:value-type="string" calcext:value-type="string">
            <text:p>POMPEU - PARAÍSO </text:p>
          </table:table-cell>
          <table:table-cell office:value-type="string" calcext:value-type="string">
            <text:p>POLO DE APOIO PRESENCIAL UAB-POMPEU</text:p>
          </table:table-cell>
          <table:table-cell office:value-type="string" calcext:value-type="string">
            <text:p>Rodovia MG 164 - Km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íso </text:p>
          </table:table-cell>
          <table:table-cell office:value-type="float" office:value="35640000" calcext:value-type="float">
            <text:p>35640000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ONTA GROSSA - UVARANAS</text:p>
          </table:table-cell>
          <table:table-cell office:value-type="string" calcext:value-type="string">
            <text:p>ESCOLA MUL. CEL. CLAUDIO GONCALVES GUIMARAES</text:p>
          </table:table-cell>
          <table:table-cell office:value-type="string" calcext:value-type="string">
            <text:p>Rua Bonifácio Riba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varanas</text:p>
          </table:table-cell>
          <table:table-cell office:value-type="float" office:value="84025155" calcext:value-type="float">
            <text:p>84025155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999348</text:p>
          </table:table-cell>
          <table:table-cell office:value-type="string" calcext:value-type="string">
            <text:p>-57.2818625</text:p>
          </table:table-cell>
          <table:table-cell office:value-type="string" calcext:value-type="string">
            <text:p>PORTO MURTINHO - CENTRO</text:p>
          </table:table-cell>
          <table:table-cell office:value-type="string" calcext:value-type="string">
            <text:p>POLO DE FORMACAO ACADEMICA DE PORTO MURTINHO</text:p>
          </table:table-cell>
          <table:table-cell office:value-type="string" calcext:value-type="string">
            <text:p>Av. Larang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entro</text:p>
          </table:table-cell>
          <table:table-cell office:value-type="float" office:value="79280000" calcext:value-type="float">
            <text:p>79280000</text:p>
          </table:table-cell>
          <table:table-cell office:value-type="string" calcext:value-type="string">
            <text:p>Prédio da antiga prefeitura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PORTO NACIONAL - CENTRO</text:p>
          </table:table-cell>
          <table:table-cell office:value-type="string" calcext:value-type="string">
            <text:p>POLO DE APOIO PRESENCIAL DE PORTO NACIONAL</text:p>
          </table:table-cell>
          <table:table-cell office:value-type="string" calcext:value-type="string">
            <text:p>Rua Getúlio Varga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013020" calcext:value-type="float">
            <text:p>77013020</text:p>
          </table:table-cell>
          <table:table-cell office:value-type="string" calcext:value-type="string">
            <text:p>Esquina com a rua Bartolomeu Bueno</text:p>
          </table:table-cell>
          <table:table-cell table:number-columns-repeated="101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8.7636361</text:p>
          </table:table-cell>
          <table:table-cell office:value-type="string" calcext:value-type="string">
            <text:p>-63.9074642</text:p>
          </table:table-cell>
          <table:table-cell office:value-type="string" calcext:value-type="string">
            <text:p>PORTO VELHO - CENTRO</text:p>
          </table:table-cell>
          <table:table-cell office:value-type="string" calcext:value-type="string">
            <text:p>CENTRO DE FORMACAO DE PROFISSIONAIS DA EDUCACAO</text:p>
          </table:table-cell>
          <table:table-cell office:value-type="string" calcext:value-type="string">
            <text:p>Rua José do Patrocini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entro</text:p>
          </table:table-cell>
          <table:table-cell office:value-type="float" office:value="76801050" calcext:value-type="float">
            <text:p>76801050</text:p>
          </table:table-cell>
          <table:table-cell office:value-type="string" calcext:value-type="string">
            <text:p>entre ruas Rogério Weber com Euclides da Cunha</text:p>
          </table:table-cell>
          <table:table-cell table:number-columns-repeated="10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26324</text:p>
          </table:table-cell>
          <table:table-cell office:value-type="string" calcext:value-type="string">
            <text:p>-46.43930539999999</text:p>
          </table:table-cell>
          <table:table-cell office:value-type="string" calcext:value-type="string">
            <text:p>POSSE - CENTRO</text:p>
          </table:table-cell>
          <table:table-cell office:value-type="string" calcext:value-type="string">
            <text:p>POLO UAB - POSSE-GO</text:p>
          </table:table-cell>
          <table:table-cell office:value-type="string" calcext:value-type="string">
            <text:p>Rua: <text:s/>DR. Antônio Marcos Gouve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entro</text:p>
          </table:table-cell>
          <table:table-cell office:value-type="float" office:value="73900000" calcext:value-type="float">
            <text:p>73900000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ouso Redond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833545</text:p>
          </table:table-cell>
          <table:table-cell office:value-type="string" calcext:value-type="string">
            <text:p>-49.998236</text:p>
          </table:table-cell>
          <table:table-cell office:value-type="string" calcext:value-type="string">
            <text:p>POUSO REDONDO - PROGRESSO</text:p>
          </table:table-cell>
          <table:table-cell office:value-type="string" calcext:value-type="string">
            <text:p>POLO DE POUSO REDONDO</text:p>
          </table:table-cell>
          <table:table-cell office:value-type="string" calcext:value-type="string">
            <text:p>Avenida 1º de Maio</text:p>
          </table:table-cell>
          <table:table-cell/>
          <table:table-cell office:value-type="string" calcext:value-type="string">
            <text:p>Progresso</text:p>
          </table:table-cell>
          <table:table-cell office:value-type="float" office:value="89172000" calcext:value-type="float">
            <text:p>89172000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ropriá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2475973</text:p>
          </table:table-cell>
          <table:table-cell office:value-type="string" calcext:value-type="string">
            <text:p>-36.8142605</text:p>
          </table:table-cell>
          <table:table-cell office:value-type="string" calcext:value-type="string">
            <text:p>PROPRIA - AMERICA</text:p>
          </table:table-cell>
          <table:table-cell office:value-type="string" calcext:value-type="string">
            <text:p>POLO PROF MANOEL FERREIRA ROCHA - PROPRIA</text:p>
          </table:table-cell>
          <table:table-cell office:value-type="string" calcext:value-type="string">
            <text:p>Rua América II</text:p>
          </table:table-cell>
          <table:table-cell/>
          <table:table-cell office:value-type="string" calcext:value-type="string">
            <text:p>America</text:p>
          </table:table-cell>
          <table:table-cell office:value-type="float" office:value="49900000" calcext:value-type="float">
            <text:p>49900000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Quiterianópoli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794793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QUITERIANOPOLIS - SANTA CLARA</text:p>
          </table:table-cell>
          <table:table-cell office:value-type="string" calcext:value-type="string">
            <text:p>POLO DE EDUCACAO SEMIPRESENCIAL JOAO LOPES CAVALCANTE - UAB/QUITERIANOPOLIS</text:p>
          </table:table-cell>
          <table:table-cell office:value-type="string" calcext:value-type="string">
            <text:p>Avenida Santa Cla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Clara</text:p>
          </table:table-cell>
          <table:table-cell office:value-type="float" office:value="63650000" calcext:value-type="float">
            <text:p>63650000</text:p>
          </table:table-cell>
          <table:table-cell office:value-type="string" calcext:value-type="string">
            <text:p>Entrada da Cidade,proximo ao Posto SC</text:p>
          </table:table-cell>
          <table:table-cell table:number-columns-repeated="10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567241</text:p>
          </table:table-cell>
          <table:table-cell office:value-type="string" calcext:value-type="string">
            <text:p>-34.887327</text:p>
          </table:table-cell>
          <table:table-cell office:value-type="string" calcext:value-type="string">
            <text:p>RECIFE - MADALENA</text:p>
          </table:table-cell>
          <table:table-cell office:value-type="string" calcext:value-type="string">
            <text:p>POLO MUNICIPAL ITINERANTE DO RECIFE</text:p>
          </table:table-cell>
          <table:table-cell office:value-type="string" calcext:value-type="string">
            <text:p>Rua Real da Torr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dalena</text:p>
          </table:table-cell>
          <table:table-cell office:value-type="float" office:value="50050390" calcext:value-type="float">
            <text:p>50050390</text:p>
          </table:table-cell>
          <table:table-cell table:number-columns-repeated="10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io das Flore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748842</text:p>
          </table:table-cell>
          <table:table-cell office:value-type="string" calcext:value-type="string">
            <text:p>-43.59912800000001</text:p>
          </table:table-cell>
          <table:table-cell office:value-type="string" calcext:value-type="string">
            <text:p>RIO DAS FLORES - CENTRO</text:p>
          </table:table-cell>
          <table:table-cell office:value-type="string" calcext:value-type="string">
            <text:p>POLO UAB - RIO DAS FLORES</text:p>
          </table:table-cell>
          <table:table-cell office:value-type="string" calcext:value-type="string">
            <text:p>Rua Cel. Eurico de Lacerda Cast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27660000" calcext:value-type="float">
            <text:p>27660000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io das Ostr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50817</text:p>
          </table:table-cell>
          <table:table-cell office:value-type="string" calcext:value-type="string">
            <text:p>-41.9394892</text:p>
          </table:table-cell>
          <table:table-cell office:value-type="string" calcext:value-type="string">
            <text:p>RIO DAS OSTRAS - ZONA ESPECIAL DE NEGOCIOS- ZEN</text:p>
          </table:table-cell>
          <table:table-cell office:value-type="string" calcext:value-type="string">
            <text:p>POLO RIO DAS OSTRAS</text:p>
          </table:table-cell>
          <table:table-cell office:value-type="string" calcext:value-type="string">
            <text:p>rua do Engenheiro</text:p>
          </table:table-cell>
          <table:table-cell/>
          <table:table-cell office:value-type="string" calcext:value-type="string">
            <text:p>Zona Especial de Negócios- ZEN</text:p>
          </table:table-cell>
          <table:table-cell office:value-type="float" office:value="28890000" calcext:value-type="float">
            <text:p>28890000</text:p>
          </table:table-cell>
          <table:table-cell office:value-type="string" calcext:value-type="string">
            <text:p>quadra, f lt 9C</text:p>
          </table:table-cell>
          <table:table-cell table:number-columns-repeated="101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130593</text:p>
          </table:table-cell>
          <table:table-cell office:value-type="string" calcext:value-type="string">
            <text:p>-49.67072049999999</text:p>
          </table:table-cell>
          <table:table-cell office:value-type="string" calcext:value-type="string">
            <text:p>RIO NEGRO - SEMINARIO</text:p>
          </table:table-cell>
          <table:table-cell office:value-type="string" calcext:value-type="string">
            <text:p>RIO NEGRO/PR</text:p>
          </table:table-cell>
          <table:table-cell office:value-type="string" calcext:value-type="string">
            <text:p>Rua Juvenal Ferreira Pinto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Seminário</text:p>
          </table:table-cell>
          <table:table-cell office:value-type="float" office:value="83880000" calcext:value-type="float">
            <text:p>8388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sári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924899</text:p>
          </table:table-cell>
          <table:table-cell office:value-type="string" calcext:value-type="string">
            <text:p>-55.0493375</text:p>
          </table:table-cell>
          <table:table-cell office:value-type="string" calcext:value-type="string">
            <text:p>ROSARIO DO SUL - CENTENARIO</text:p>
          </table:table-cell>
          <table:table-cell office:value-type="string" calcext:value-type="string">
            <text:p>POLO DE APOIO PRESENCIAL UAB DE ROSARIO DO SUL</text:p>
          </table:table-cell>
          <table:table-cell office:value-type="string" calcext:value-type="string">
            <text:p>AV. RAFAEL GONÇALVE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ENTENÁRIO</text:p>
          </table:table-cell>
          <table:table-cell office:value-type="float" office:value="97590000" calcext:value-type="float">
            <text:p>97590000</text:p>
          </table:table-cell>
          <table:table-cell office:value-type="string" calcext:value-type="string">
            <text:p>Anexo a Escola M. E. Fundamental PROF LEÃO WARREN</text:p>
          </table:table-cell>
          <table:table-cell table:number-columns-repeated="101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8058089</text:p>
          </table:table-cell>
          <table:table-cell office:value-type="string" calcext:value-type="string">
            <text:p>-45.4686431</text:p>
          </table:table-cell>
          <table:table-cell office:value-type="string" calcext:value-type="string">
            <text:p>SANTA INES - SABBAK</text:p>
          </table:table-cell>
          <table:table-cell office:value-type="string" calcext:value-type="string">
            <text:p>UNIVERSIDADE ABERTA DO BRASIL ''VALE DO PINDARE E REGIAO''</text:p>
          </table:table-cell>
          <table:table-cell office:value-type="string" calcext:value-type="string">
            <text:p>RUA SANTA LUZI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BBAK</text:p>
          </table:table-cell>
          <table:table-cell office:value-type="float" office:value="65300000" calcext:value-type="float">
            <text:p>65300000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3.9846199</text:p>
          </table:table-cell>
          <table:table-cell office:value-type="string" calcext:value-type="string">
            <text:p>130.9599501</text:p>
          </table:table-cell>
          <table:table-cell office:value-type="string" calcext:value-type="string">
            <text:p>SANTA ISABEL - TREZE DE MAIO</text:p>
          </table:table-cell>
          <table:table-cell office:value-type="string" calcext:value-type="string">
            <text:p>SANTA ISABEL-SP</text:p>
          </table:table-cell>
          <table:table-cell office:value-type="string" calcext:value-type="string">
            <text:p>Rua Fernandes Cardos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eze de Maio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Escola Municipal Oscar Ferreira de Godoy</text:p>
          </table:table-cell>
          <table:table-cell table:number-columns-repeated="101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0.2725526</text:p>
          </table:table-cell>
          <table:table-cell office:value-type="string" calcext:value-type="string">
            <text:p>-65.475736</text:p>
          </table:table-cell>
          <table:table-cell office:value-type="string" calcext:value-type="string">
            <text:p>SANTA ISABEL DO RIO NEGRO - SAO JUDAS TADEU</text:p>
          </table:table-cell>
          <table:table-cell office:value-type="string" calcext:value-type="string">
            <text:p>ESCOLA TEM. BRIGADEIRO EDUARDO GOMES</text:p>
          </table:table-cell>
          <table:table-cell office:value-type="string" calcext:value-type="string">
            <text:p>Avenida Eduardo Gomes</text:p>
          </table:table-cell>
          <table:table-cell/>
          <table:table-cell office:value-type="string" calcext:value-type="string">
            <text:p>São Judas Tadeu</text:p>
          </table:table-cell>
          <table:table-cell office:value-type="float" office:value="69740000" calcext:value-type="float">
            <text:p>69740000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RASILIA - SANTA MARIA</text:p>
          </table:table-cell>
          <table:table-cell office:value-type="string" calcext:value-type="string">
            <text:p>DF DIGITAL - SANTA MARIA</text:p>
          </table:table-cell>
          <table:table-cell office:value-type="string" calcext:value-type="string">
            <text:p>QUADRA CENTRAL 01 CONJUNTO H <text:s text:c="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A MARIA</text:p>
          </table:table-cell>
          <table:table-cell office:value-type="float" office:value="72535080" calcext:value-type="float">
            <text:p>72535080</text:p>
          </table:table-cell>
          <table:table-cell office:value-type="string" calcext:value-type="string">
            <text:p>AVENIDA <text:s/>ALAGADOS</text:p>
          </table:table-cell>
          <table:table-cell table:number-columns-repeated="101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826576</text:p>
          </table:table-cell>
          <table:table-cell office:value-type="string" calcext:value-type="string">
            <text:p>-42.941698</text:p>
          </table:table-cell>
          <table:table-cell office:value-type="string" calcext:value-type="string">
            <text:p>SANTA QUITERIA DO MARANHAO - MUTIRAO</text:p>
          </table:table-cell>
          <table:table-cell office:value-type="string" calcext:value-type="string">
            <text:p>PE. AMERICO DE OLIVEIRA HENRIQUES</text:p>
          </table:table-cell>
          <table:table-cell office:value-type="string" calcext:value-type="string">
            <text:p>João de Deu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utirão</text:p>
          </table:table-cell>
          <table:table-cell office:value-type="float" office:value="65540000" calcext:value-type="float">
            <text:p>65540000</text:p>
          </table:table-cell>
          <table:table-cell office:value-type="string" calcext:value-type="string">
            <text:p>Rua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486906</text:p>
          </table:table-cell>
          <table:table-cell office:value-type="string" calcext:value-type="string">
            <text:p>-40.5940565</text:p>
          </table:table-cell>
          <table:table-cell office:value-type="string" calcext:value-type="string">
            <text:p>SANTA TERESA - CENTRO</text:p>
          </table:table-cell>
          <table:table-cell office:value-type="string" calcext:value-type="string">
            <text:p>POLO UAB DE SANTA TERESA - CENTRO DE FORMACAO CONTINUADA DE PROFESSSORES</text:p>
          </table:table-cell>
          <table:table-cell office:value-type="string" calcext:value-type="string">
            <text:p>Avenida Jerônimo Vervloet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entro</text:p>
          </table:table-cell>
          <table:table-cell office:value-type="float" office:value="29650000" calcext:value-type="float">
            <text:p>29650000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nto Antônio dos Lopes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SANTO ANTONIO DOS LOPES - CENTRO</text:p>
          </table:table-cell>
          <table:table-cell office:value-type="string" calcext:value-type="string">
            <text:p>POLO UAB PROFESSORA CLAUDETE - SANTO ANTONIO DOS LOPES</text:p>
          </table:table-cell>
          <table:table-cell office:value-type="string" calcext:value-type="string">
            <text:p>Rua 07 de Setembro</text:p>
          </table:table-cell>
          <table:table-cell/>
          <table:table-cell office:value-type="string" calcext:value-type="string">
            <text:p>Centro</text:p>
          </table:table-cell>
          <table:table-cell table:number-columns-repeated="101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nto Estêv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54252</text:p>
          </table:table-cell>
          <table:table-cell office:value-type="string" calcext:value-type="string">
            <text:p>-39.2583293</text:p>
          </table:table-cell>
          <table:table-cell office:value-type="string" calcext:value-type="string">
            <text:p>SANTO ESTEVAO - CENTRO</text:p>
          </table:table-cell>
          <table:table-cell office:value-type="string" calcext:value-type="string">
            <text:p>POLO DE APOIO PRESENCIAL -UAB <text:s/>SANTO ESTEVAO-BA</text:p>
          </table:table-cell>
          <table:table-cell office:value-type="string" calcext:value-type="string">
            <text:p>Rua Desembargador Felinto Bas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190000" calcext:value-type="float">
            <text:p>44190000</text:p>
          </table:table-cell>
          <table:table-cell office:value-type="string" calcext:value-type="string">
            <text:p>Escola Edivaldo Machado Boaventura</text:p>
          </table:table-cell>
          <table:table-cell table:number-columns-repeated="101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9405597</text:p>
          </table:table-cell>
          <table:table-cell office:value-type="string" calcext:value-type="string">
            <text:p>-46.3211518</text:p>
          </table:table-cell>
          <table:table-cell office:value-type="string" calcext:value-type="string">
            <text:p>SANTOS - VILA NOVA</text:p>
          </table:table-cell>
          <table:table-cell office:value-type="string" calcext:value-type="string">
            <text:p>POLO UAB-SANTOS</text:p>
          </table:table-cell>
          <table:table-cell office:value-type="string" calcext:value-type="string">
            <text:p>Rua Sete de Setembr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la Nova</text:p>
          </table:table-cell>
          <table:table-cell office:value-type="float" office:value="11013350" calcext:value-type="float">
            <text:p>11013350</text:p>
          </table:table-cell>
          <table:table-cell table:number-columns-repeated="10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4525359</text:p>
          </table:table-cell>
          <table:table-cell office:value-type="string" calcext:value-type="string">
            <text:p>-37.4894776</text:p>
          </table:table-cell>
          <table:table-cell office:value-type="string" calcext:value-type="string">
            <text:p>SAO BENTO - CICERO DIAS</text:p>
          </table:table-cell>
          <table:table-cell office:value-type="string" calcext:value-type="string">
            <text:p>POLO DE SAO BENTO</text:p>
          </table:table-cell>
          <table:table-cell office:value-type="string" calcext:value-type="string">
            <text:p>Rua Joaquim Ferreira Lúci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ícero Dias</text:p>
          </table:table-cell>
          <table:table-cell office:value-type="float" office:value="58865000" calcext:value-type="float">
            <text:p>58865000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ão Bento do Su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2451911</text:p>
          </table:table-cell>
          <table:table-cell office:value-type="string" calcext:value-type="string">
            <text:p>-49.3495585</text:p>
          </table:table-cell>
          <table:table-cell office:value-type="string" calcext:value-type="string">
            <text:p>SAO BENTO DO SUL - CENTENARIO</text:p>
          </table:table-cell>
          <table:table-cell office:value-type="string" calcext:value-type="string">
            <text:p>POLO UAB - SAO BENTO DO SUL</text:p>
          </table:table-cell>
          <table:table-cell office:value-type="string" calcext:value-type="string">
            <text:p>Luiz Fernando Hastreit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entenário</text:p>
          </table:table-cell>
          <table:table-cell office:value-type="float" office:value="89283081" calcext:value-type="float">
            <text:p>89283081</text:p>
          </table:table-cell>
          <table:table-cell table:number-columns-repeated="10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9673216</text:p>
          </table:table-cell>
          <table:table-cell office:value-type="string" calcext:value-type="string">
            <text:p>-46.7953277</text:p>
          </table:table-cell>
          <table:table-cell office:value-type="string" calcext:value-type="string">
            <text:p>SAO JOAO DA BOA VISTA - CENTRO</text:p>
          </table:table-cell>
          <table:table-cell office:value-type="string" calcext:value-type="string">
            <text:p>POLO REGIONAL DE EXCELENCIA TECNOLOGICA DE SAO JOAO DA BOA VISTA</text:p>
          </table:table-cell>
          <table:table-cell office:value-type="string" calcext:value-type="string">
            <text:p>Rua Riachuelo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entro</text:p>
          </table:table-cell>
          <table:table-cell office:value-type="float" office:value="13870234" calcext:value-type="float">
            <text:p>13870234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ão João da P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084105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SAO JOAO DA PONTE - INDUSTRIAL</text:p>
          </table:table-cell>
          <table:table-cell office:value-type="string" calcext:value-type="string">
            <text:p>POLO DA UAB-SAO JOAO DA PONTE</text:p>
          </table:table-cell>
          <table:table-cell office:value-type="string" calcext:value-type="string">
            <text:p>Travessa Antonio Magalhã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ustrial</text:p>
          </table:table-cell>
          <table:table-cell office:value-type="float" office:value="39430000" calcext:value-type="float">
            <text:p>39430000</text:p>
          </table:table-cell>
          <table:table-cell office:value-type="string" calcext:value-type="string">
            <text:p>Em frente ao Banco do Brasil/ Prédio da FUNIR</text:p>
          </table:table-cell>
          <table:table-cell table:number-columns-repeated="101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ão João dos Pat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5850345</text:p>
          </table:table-cell>
          <table:table-cell office:value-type="string" calcext:value-type="string">
            <text:p>-43.59912800000001</text:p>
          </table:table-cell>
          <table:table-cell office:value-type="string" calcext:value-type="string">
            <text:p>SAO JOAO DOS PATOS - SAO RAIMUNDO</text:p>
          </table:table-cell>
          <table:table-cell office:value-type="string" calcext:value-type="string">
            <text:p>POLO DE APOIO PRESENCIALDE ENSINO SUPERIOR DE SAO JOAO DOS PATOS</text:p>
          </table:table-cell>
          <table:table-cell office:value-type="string" calcext:value-type="string">
            <text:p>Rua Hermes da Fonsec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RAIMUNDO</text:p>
          </table:table-cell>
          <table:table-cell office:value-type="float" office:value="65665000" calcext:value-type="float">
            <text:p>65665000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981856</text:p>
          </table:table-cell>
          <table:table-cell office:value-type="string" calcext:value-type="string">
            <text:p>-48.6448925</text:p>
          </table:table-cell>
          <table:table-cell office:value-type="string" calcext:value-type="string">
            <text:p>SAO JOSE - FORQUILHINHAS</text:p>
          </table:table-cell>
          <table:table-cell office:value-type="string" calcext:value-type="string">
            <text:p>POLO UAB - SAO JOSE/SC</text:p>
          </table:table-cell>
          <table:table-cell office:value-type="string" calcext:value-type="string">
            <text:p>Rua "D"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orquilhinhas</text:p>
          </table:table-cell>
          <table:table-cell office:value-type="float" office:value="88106735" calcext:value-type="float">
            <text:p>88106735</text:p>
          </table:table-cell>
          <table:table-cell table:number-columns-repeated="10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ão José da Laj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740524</text:p>
          </table:table-cell>
          <table:table-cell office:value-type="string" calcext:value-type="string">
            <text:p>-36.0240861</text:p>
          </table:table-cell>
          <table:table-cell office:value-type="string" calcext:value-type="string">
            <text:p>SAO JOSE DA LAJE - NOVO CENTRO COMERCIAL</text:p>
          </table:table-cell>
          <table:table-cell office:value-type="string" calcext:value-type="string">
            <text:p>POLO UAB DE SAO JOSE DA LAJE</text:p>
          </table:table-cell>
          <table:table-cell office:value-type="string" calcext:value-type="string">
            <text:p>Rua Eneias Marin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o Centro Comercial</text:p>
          </table:table-cell>
          <table:table-cell office:value-type="float" office:value="57860000" calcext:value-type="float">
            <text:p>57860000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8198285</text:p>
          </table:table-cell>
          <table:table-cell office:value-type="string" calcext:value-type="string">
            <text:p>-49.39127140000001</text:p>
          </table:table-cell>
          <table:table-cell office:value-type="string" calcext:value-type="string">
            <text:p>SAO JOSE DO RIO PRETO - VILA IMPERIAL</text:p>
          </table:table-cell>
          <table:table-cell office:value-type="string" calcext:value-type="string">
            <text:p>POLO UAB - SAO JOSE DO RIO PRETO</text:p>
          </table:table-cell>
          <table:table-cell office:value-type="string" calcext:value-type="string">
            <text:p>Rua General Glicério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Vila Imperial</text:p>
          </table:table-cell>
          <table:table-cell office:value-type="float" office:value="15015400" calcext:value-type="float">
            <text:p>15015400</text:p>
          </table:table-cell>
          <table:table-cell table:number-columns-repeated="10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ão Miguel do Oes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247025</text:p>
          </table:table-cell>
          <table:table-cell office:value-type="string" calcext:value-type="string">
            <text:p>-53.4986586</text:p>
          </table:table-cell>
          <table:table-cell office:value-type="string" calcext:value-type="string">
            <text:p>SAO MIGUEL DO OESTE - SAO GOTARDO</text:p>
          </table:table-cell>
          <table:table-cell office:value-type="string" calcext:value-type="string">
            <text:p>POLO UAB REGIONAL DE SAO MIGUEL DO OESTE</text:p>
          </table:table-cell>
          <table:table-cell office:value-type="string" calcext:value-type="string">
            <text:p>Rua São Cristovã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ão Gotardo</text:p>
          </table:table-cell>
          <table:table-cell office:value-type="float" office:value="89900000" calcext:value-type="float">
            <text:p>89900000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32499</text:p>
          </table:table-cell>
          <table:table-cell office:value-type="string" calcext:value-type="string">
            <text:p>-53.60686459999999</text:p>
          </table:table-cell>
          <table:table-cell office:value-type="string" calcext:value-type="string">
            <text:p>SAO SEPE - CENTRO</text:p>
          </table:table-cell>
          <table:table-cell office:value-type="string" calcext:value-type="string">
            <text:p>POLO DE EDUCACAO SUPERIOR <text:s/>SEPE TIARAJU - UAB - SAO SEPE</text:p>
          </table:table-cell>
          <table:table-cell office:value-type="string" calcext:value-type="string">
            <text:p>Rua Coronel Veríssimo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entro</text:p>
          </table:table-cell>
          <table:table-cell office:value-type="float" office:value="97340000" calcext:value-type="float">
            <text:p>97340000</text:p>
          </table:table-cell>
          <table:table-cell table:number-columns-repeated="10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pirang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866112</text:p>
          </table:table-cell>
          <table:table-cell office:value-type="string" calcext:value-type="string">
            <text:p>-50.9914654</text:p>
          </table:table-cell>
          <table:table-cell office:value-type="string" calcext:value-type="string">
            <text:p>SAPIRANGA - CENTRO</text:p>
          </table:table-cell>
          <table:table-cell office:value-type="string" calcext:value-type="string">
            <text:p>POLO UNIVERSITARIO DE EDUCACAO A DISTANCIA <text:s/>DE SAPIRANGA</text:p>
          </table:table-cell>
          <table:table-cell office:value-type="string" calcext:value-type="string">
            <text:p>Rua Padre Réu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entro</text:p>
          </table:table-cell>
          <table:table-cell office:value-type="float" office:value="93800000" calcext:value-type="float">
            <text:p>93800000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pucaia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311777</text:p>
          </table:table-cell>
          <table:table-cell office:value-type="string" calcext:value-type="string">
            <text:p>-51.1493599</text:p>
          </table:table-cell>
          <table:table-cell office:value-type="string" calcext:value-type="string">
            <text:p>SAPUCAIA DO SUL - PARAISO</text:p>
          </table:table-cell>
          <table:table-cell office:value-type="string" calcext:value-type="string">
            <text:p>POLO UAB - SAPUCAIA DO SUL</text:p>
          </table:table-cell>
          <table:table-cell office:value-type="string" calcext:value-type="string">
            <text:p>Atalibio Trindade Figueire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iso</text:p>
          </table:table-cell>
          <table:table-cell office:value-type="float" office:value="93220754" calcext:value-type="float">
            <text:p>93220754</text:p>
          </table:table-cell>
          <table:table-cell table:number-columns-repeated="10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453184</text:p>
          </table:table-cell>
          <table:table-cell office:value-type="string" calcext:value-type="string">
            <text:p>-51.8582961</text:p>
          </table:table-cell>
          <table:table-cell office:value-type="string" calcext:value-type="string">
            <text:p>SARANDI - JARDIM INDEPENDENCIA III PARTE</text:p>
          </table:table-cell>
          <table:table-cell office:value-type="string" calcext:value-type="string">
            <text:p>POLO DE APOIO PRESENCIAL <text:s/>DE SARANDI</text:p>
          </table:table-cell>
          <table:table-cell office:value-type="string" calcext:value-type="string">
            <text:p>Rua Castro Alve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Jardim Independência III parte</text:p>
          </table:table-cell>
          <table:table-cell office:value-type="float" office:value="87114090" calcext:value-type="float">
            <text:p>87114090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eab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44681</text:p>
          </table:table-cell>
          <table:table-cell office:value-type="string" calcext:value-type="string">
            <text:p>-41.84020539999999</text:p>
          </table:table-cell>
          <table:table-cell office:value-type="string" calcext:value-type="string">
            <text:p>SEABRA - CENTRO</text:p>
          </table:table-cell>
          <table:table-cell office:value-type="string" calcext:value-type="string">
            <text:p>CENTRO EDUCACIONAL DE SEABRA - POLO UAB 18- SEABRA</text:p>
          </table:table-cell>
          <table:table-cell office:value-type="string" calcext:value-type="string">
            <text:p>Av. Franklin de Queiroz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Centro</text:p>
          </table:table-cell>
          <table:table-cell office:value-type="float" office:value="46900000" calcext:value-type="float">
            <text:p>46900000</text:p>
          </table:table-cell>
          <table:table-cell table:number-columns-repeated="10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rafina Corrê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7171828</text:p>
          </table:table-cell>
          <table:table-cell office:value-type="string" calcext:value-type="string">
            <text:p>-51.9156992</text:p>
          </table:table-cell>
          <table:table-cell office:value-type="string" calcext:value-type="string">
            <text:p>SERAFINA CORREA - GRAMADINHO/ SANTA LUCIA</text:p>
          </table:table-cell>
          <table:table-cell office:value-type="string" calcext:value-type="string">
            <text:p>ESCOLA MUNICIPAL DE ENSINO FUDAMENTAL LEONORA MARCHIOR</text:p>
          </table:table-cell>
          <table:table-cell office:value-type="string" calcext:value-type="string">
            <text:p>Rua Minuan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ramadinho/ Santa Lúcia</text:p>
          </table:table-cell>
          <table:table-cell office:value-type="float" office:value="99250000" calcext:value-type="float">
            <text:p>99250000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rra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2105166</text:p>
          </table:table-cell>
          <table:table-cell office:value-type="string" calcext:value-type="string">
            <text:p>-47.625836</text:p>
          </table:table-cell>
          <table:table-cell office:value-type="string" calcext:value-type="string">
            <text:p>SERRANA - JARDIM CRISTINA</text:p>
          </table:table-cell>
          <table:table-cell office:value-type="string" calcext:value-type="string">
            <text:p>OFICINA CULTURAL YOLANDA MINTO DUZZI</text:p>
          </table:table-cell>
          <table:table-cell office:value-type="string" calcext:value-type="string">
            <text:p>Rua Santa Cruz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Jardim Cristina</text:p>
          </table:table-cell>
          <table:table-cell office:value-type="float" office:value="14150000" calcext:value-type="float">
            <text:p>14150000</text:p>
          </table:table-cell>
          <table:table-cell table:number-columns-repeated="10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ete Lago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482682</text:p>
          </table:table-cell>
          <table:table-cell office:value-type="string" calcext:value-type="string">
            <text:p>-44.220198</text:p>
          </table:table-cell>
          <table:table-cell office:value-type="string" calcext:value-type="string">
            <text:p>SETE LAGOAS - DISTRITO INDUSTRIAL</text:p>
          </table:table-cell>
          <table:table-cell office:value-type="string" calcext:value-type="string">
            <text:p>POLO DE APOIO PRESENCIAL DE SETE LAGOAS</text:p>
          </table:table-cell>
          <table:table-cell office:value-type="string" calcext:value-type="string">
            <text:p>Av. Prefeito Alberto Moura 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istrito Industrial</text:p>
          </table:table-cell>
          <table:table-cell office:value-type="float" office:value="35702383" calcext:value-type="float">
            <text:p>35702383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ítio do Quint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3132742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SITIO DO QUINTO - CENTRO</text:p>
          </table:table-cell>
          <table:table-cell office:value-type="string" calcext:value-type="string">
            <text:p>POLO UAB DE APOIO PRESENCIAL SITIO DO QUINTO-BA</text:p>
          </table:table-cell>
          <table:table-cell office:value-type="string" calcext:value-type="string">
            <text:p>Rua Eutímio Pedro de Santan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48565000" calcext:value-type="float">
            <text:p>48565000</text:p>
          </table:table-cell>
          <table:table-cell office:value-type="string" calcext:value-type="string">
            <text:p>CASA</text:p>
          </table:table-cell>
          <table:table-cell table:number-columns-repeated="101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7875</text:p>
          </table:table-cell>
          <table:table-cell office:value-type="string" calcext:value-type="string">
            <text:p>-55.6689636</text:p>
          </table:table-cell>
          <table:table-cell office:value-type="string" calcext:value-type="string">
            <text:p>SORRISO - CENTRO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Avenida Brasil 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78890000" calcext:value-type="float">
            <text:p>78890000</text:p>
          </table:table-cell>
          <table:table-cell office:value-type="string" calcext:value-type="string">
            <text:p>Escola Ivete Lourdes Arenhardt</text:p>
          </table:table-cell>
          <table:table-cell table:number-columns-repeated="101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7515299999999</text:p>
          </table:table-cell>
          <table:table-cell office:value-type="string" calcext:value-type="string">
            <text:p>-35.7625241</text:p>
          </table:table-cell>
          <table:table-cell office:value-type="string" calcext:value-type="string">
            <text:p>SURUBIM - SAO JOSE</text:p>
          </table:table-cell>
          <table:table-cell office:value-type="string" calcext:value-type="string">
            <text:p>UAB POLO SURUBIM</text:p>
          </table:table-cell>
          <table:table-cell office:value-type="string" calcext:value-type="string">
            <text:p>RUA FREI IBIAPIN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ÃO JOSÉ</text:p>
          </table:table-cell>
          <table:table-cell office:value-type="float" office:value="55750000" calcext:value-type="float">
            <text:p>55750000</text:p>
          </table:table-cell>
          <table:table-cell office:value-type="string" calcext:value-type="string">
            <text:p>PRÓXIMO AO PSF</text:p>
          </table:table-cell>
          <table:table-cell table:number-columns-repeated="101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561877499999999</text:p>
          </table:table-cell>
          <table:table-cell office:value-type="string" calcext:value-type="string">
            <text:p>-37.5108091</text:p>
          </table:table-cell>
          <table:table-cell office:value-type="string" calcext:value-type="string">
            <text:p>TABIRA - JUREMINHA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Rua São Cristovã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reminha</text:p>
          </table:table-cell>
          <table:table-cell office:value-type="float" office:value="56780000" calcext:value-type="float">
            <text:p>56780000</text:p>
          </table:table-cell>
          <table:table-cell table:number-columns-repeated="10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aperoá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00245599999999</text:p>
          </table:table-cell>
          <table:table-cell office:value-type="string" calcext:value-type="string">
            <text:p>-36.8250274</text:p>
          </table:table-cell>
          <table:table-cell office:value-type="string" calcext:value-type="string">
            <text:p>TAPEROA - ALTO DA CONCEICAO</text:p>
          </table:table-cell>
          <table:table-cell office:value-type="string" calcext:value-type="string">
            <text:p>UFPB - VIRTUAL UAB POLO TAPEROA</text:p>
          </table:table-cell>
          <table:table-cell office:value-type="string" calcext:value-type="string">
            <text:p>Rua Coronel Dorgival Vilar Filho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to da Conceição</text:p>
          </table:table-cell>
          <table:table-cell office:value-type="float" office:value="58680000" calcext:value-type="float">
            <text:p>5868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92287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TAUA - COLIBRIS</text:p>
          </table:table-cell>
          <table:table-cell office:value-type="string" calcext:value-type="string">
            <text:p>POLO DE EDUCACAO SEMIPRESENCIAL DE TAUA/CEARA</text:p>
          </table:table-cell>
          <table:table-cell office:value-type="string" calcext:value-type="string">
            <text:p>Rua Antônio Benev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ibris</text:p>
          </table:table-cell>
          <table:table-cell office:value-type="float" office:value="63660000" calcext:value-type="float">
            <text:p>63660000</text:p>
          </table:table-cell>
          <table:table-cell table:number-columns-repeated="10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4.460647799999999</text:p>
          </table:table-cell>
          <table:table-cell office:value-type="string" calcext:value-type="string">
            <text:p>-65.6658568</text:p>
          </table:table-cell>
          <table:table-cell office:value-type="string" calcext:value-type="string">
            <text:p>TEFE - JURUA</text:p>
          </table:table-cell>
          <table:table-cell office:value-type="string" calcext:value-type="string">
            <text:p>POLO DE APOIO PRESENCIAL UAB/TEFE</text:p>
          </table:table-cell>
          <table:table-cell office:value-type="string" calcext:value-type="string">
            <text:p>Rua João Stéfano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Juruá</text:p>
          </table:table-cell>
          <table:table-cell office:value-type="float" office:value="69470000" calcext:value-type="float">
            <text:p>69470000</text:p>
          </table:table-cell>
          <table:table-cell table:number-columns-repeated="10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4783</text:p>
          </table:table-cell>
          <table:table-cell office:value-type="string" calcext:value-type="string">
            <text:p>-50.6207937</text:p>
          </table:table-cell>
          <table:table-cell office:value-type="string" calcext:value-type="string">
            <text:p>TELEMACO BORBA - NOSSA SENHORA DO PERPETUO SOCORRO-BNH</text:p>
          </table:table-cell>
          <table:table-cell office:value-type="string" calcext:value-type="string">
            <text:p>POLO UNIVERSITARIO DE APOIO PRESENCIAL DE <text:s/>TELEMACO BORBA</text:p>
          </table:table-cell>
          <table:table-cell office:value-type="string" calcext:value-type="string">
            <text:p>Rua Guaran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ssa Senhora do Perpétuo Socorro-BNH</text:p>
          </table:table-cell>
          <table:table-cell office:value-type="float" office:value="84265150" calcext:value-type="float">
            <text:p>84265150</text:p>
          </table:table-cell>
          <table:table-cell office:value-type="string" calcext:value-type="string">
            <text:p>Campus Universitárioi de Telêmaco Borba</text:p>
          </table:table-cell>
          <table:table-cell table:number-columns-repeated="101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imbiras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TIMBIRAS - CENTRO</text:p>
          </table:table-cell>
          <table:table-cell office:value-type="string" calcext:value-type="string">
            <text:p>UNIVERSIDADE MUNICIPAL ABERTA DE TIMBIRAS</text:p>
          </table:table-cell>
          <table:table-cell office:value-type="string" calcext:value-type="string">
            <text:p>Travessa das Flore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420970" calcext:value-type="float">
            <text:p>65420970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imóte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38418</text:p>
          </table:table-cell>
          <table:table-cell office:value-type="string" calcext:value-type="string">
            <text:p>-42.6474407</text:p>
          </table:table-cell>
          <table:table-cell office:value-type="string" calcext:value-type="string">
            <text:p>TIMOTEO - CENTRO NORTE</text:p>
          </table:table-cell>
          <table:table-cell office:value-type="string" calcext:value-type="string">
            <text:p>POLO UAB DE TIMOTEO</text:p>
          </table:table-cell>
          <table:table-cell office:value-type="string" calcext:value-type="string">
            <text:p>Alameda 31 de Outubro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entro Norte</text:p>
          </table:table-cell>
          <table:table-cell office:value-type="float" office:value="35180014" calcext:value-type="float">
            <text:p>35180014</text:p>
          </table:table-cell>
          <table:table-cell table:number-columns-repeated="10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97818</text:p>
          </table:table-cell>
          <table:table-cell office:value-type="string" calcext:value-type="string">
            <text:p>-44.1625338</text:p>
          </table:table-cell>
          <table:table-cell office:value-type="string" calcext:value-type="string">
            <text:p>TIRADENTES - PARQUE DAS ABELHAS</text:p>
          </table:table-cell>
          <table:table-cell office:value-type="string" calcext:value-type="string">
            <text:p>POLO DE APOIO PRESENCIAL DE TIRADENTES</text:p>
          </table:table-cell>
          <table:table-cell office:value-type="string" calcext:value-type="string">
            <text:p>Rua José Batista de Carvalh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que Das Abelhas</text:p>
          </table:table-cell>
          <table:table-cell office:value-type="float" office:value="36325000" calcext:value-type="float">
            <text:p>36325000</text:p>
          </table:table-cell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8945373</text:p>
          </table:table-cell>
          <table:table-cell office:value-type="string" calcext:value-type="string">
            <text:p>-48.2654797</text:p>
          </table:table-cell>
          <table:table-cell office:value-type="string" calcext:value-type="string">
            <text:p>UBERLANDIA - BRASIL</text:p>
          </table:table-cell>
          <table:table-cell office:value-type="string" calcext:value-type="string">
            <text:p>POLO DE APOIO PRESENCIAL DE UBERLANDIA -UAB</text:p>
          </table:table-cell>
          <table:table-cell office:value-type="string" calcext:value-type="string">
            <text:p>Avenida Professor José Inácio de Souz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Brasil</text:p>
          </table:table-cell>
          <table:table-cell office:value-type="float" office:value="38400732" calcext:value-type="float">
            <text:p>38400732</text:p>
          </table:table-cell>
          <table:table-cell table:number-columns-repeated="10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MUARAMA - JARDIM SAO FERNANDES</text:p>
          </table:table-cell>
          <table:table-cell office:value-type="string" calcext:value-type="string">
            <text:p>POLO DE APOIO PRESENCIAL DE UMUARAMA</text:p>
          </table:table-cell>
          <table:table-cell office:value-type="string" calcext:value-type="string">
            <text:p>Rua I, </text:p>
          </table:table-cell>
          <table:table-cell office:value-type="string" calcext:value-type="string">
            <text:p>20-47</text:p>
          </table:table-cell>
          <table:table-cell office:value-type="string" calcext:value-type="string">
            <text:p>Jardim São Fernandes</text:p>
          </table:table-cell>
          <table:table-cell office:value-type="float" office:value="87508176" calcext:value-type="float">
            <text:p>87508176</text:p>
          </table:table-cell>
          <table:table-cell table:number-columns-repeated="10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Un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6145716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UNIAO - SAO SEBASTIAO</text:p>
          </table:table-cell>
          <table:table-cell office:value-type="string" calcext:value-type="string">
            <text:p>UNIDADE ESCOLAR FENELON CASTELO BRANCO</text:p>
          </table:table-cell>
          <table:table-cell office:value-type="string" calcext:value-type="string">
            <text:p>Rua José Moit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Sebastião</text:p>
          </table:table-cell>
          <table:table-cell office:value-type="float" office:value="64120000" calcext:value-type="float">
            <text:p>64120000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3945641</text:p>
          </table:table-cell>
          <table:table-cell office:value-type="string" calcext:value-type="string">
            <text:p>-49.0817124</text:p>
          </table:table-cell>
          <table:table-cell office:value-type="string" calcext:value-type="string">
            <text:p>URUACU - CENTRO</text:p>
          </table:table-cell>
          <table:table-cell office:value-type="string" calcext:value-type="string">
            <text:p>POLO DE APOIO PRESENCIAL UAB DE URUACU - GO</text:p>
          </table:table-cell>
          <table:table-cell office:value-type="string" calcext:value-type="string">
            <text:p>Rua Coronel Aristides Ribeiro Frei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6400000" calcext:value-type="float">
            <text:p>76400000</text:p>
          </table:table-cell>
          <table:table-cell office:value-type="string" calcext:value-type="string">
            <text:p>Q. 09 lotes 22-28</text:p>
          </table:table-cell>
          <table:table-cell table:number-columns-repeated="101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Urucu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454932</text:p>
          </table:table-cell>
          <table:table-cell office:value-type="string" calcext:value-type="string">
            <text:p>-45.5251982</text:p>
          </table:table-cell>
          <table:table-cell office:value-type="string" calcext:value-type="string">
            <text:p>URUCUIA - <text:s/>CENTRO</text:p>
          </table:table-cell>
          <table:table-cell office:value-type="string" calcext:value-type="string">
            <text:p>POLO UAB DE URUCUIA</text:p>
          </table:table-cell>
          <table:table-cell office:value-type="string" calcext:value-type="string">
            <text:p>Rodovia MG 202 Km 120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<text:s/>Centro</text:p>
          </table:table-cell>
          <table:table-cell office:value-type="float" office:value="39315000" calcext:value-type="float">
            <text:p>39315000</text:p>
          </table:table-cell>
          <table:table-cell office:value-type="string" calcext:value-type="string">
            <text:p>Referência Vila Olímpica</text:p>
          </table:table-cell>
          <table:table-cell table:number-columns-repeated="101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3730155</text:p>
          </table:table-cell>
          <table:table-cell office:value-type="string" calcext:value-type="string">
            <text:p>-39.1959729</text:p>
          </table:table-cell>
          <table:table-cell office:value-type="string" calcext:value-type="string">
            <text:p>VALENCA - URBIS</text:p>
          </table:table-cell>
          <table:table-cell office:value-type="string" calcext:value-type="string">
            <text:p>POLO UAB - VALENCA (FABS - FACULDADE ABERTA DO BAIXO SUL)</text:p>
          </table:table-cell>
          <table:table-cell office:value-type="string" calcext:value-type="string">
            <text:p>Caminho 08, rua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bis</text:p>
          </table:table-cell>
          <table:table-cell office:value-type="float" office:value="45400000" calcext:value-type="float">
            <text:p>45400000</text:p>
          </table:table-cell>
          <table:table-cell office:value-type="string" calcext:value-type="string">
            <text:p>Colégio Estadual Jõao Cardoso dos Santos</text:p>
          </table:table-cell>
          <table:table-cell table:number-columns-repeated="101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alenç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783847</text:p>
          </table:table-cell>
          <table:table-cell office:value-type="string" calcext:value-type="string">
            <text:p>-41.8004409</text:p>
          </table:table-cell>
          <table:table-cell office:value-type="string" calcext:value-type="string">
            <text:p>VALENCA DO PIAUI - CENTRO</text:p>
          </table:table-cell>
          <table:table-cell office:value-type="string" calcext:value-type="string">
            <text:p>POLO DE APOIO PRESENCIAL DE VALENCA</text:p>
          </table:table-cell>
          <table:table-cell office:value-type="string" calcext:value-type="string">
            <text:p>Avenida 15 de Novemb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300000" calcext:value-type="float">
            <text:p>64300000</text:p>
          </table:table-cell>
          <table:table-cell table:number-columns-repeated="10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Venda Nova do Imigran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778126</text:p>
          </table:table-cell>
          <table:table-cell office:value-type="string" calcext:value-type="string">
            <text:p>-41.1401349</text:p>
          </table:table-cell>
          <table:table-cell office:value-type="string" calcext:value-type="string">
            <text:p>VENDA NOVA DO IMIGRANTE - CENTRO</text:p>
          </table:table-cell>
          <table:table-cell office:value-type="string" calcext:value-type="string">
            <text:p>POLO MUNICIPAL <text:s/>DE APOIO PRESENCIAL DA UAB-2</text:p>
          </table:table-cell>
          <table:table-cell office:value-type="string" calcext:value-type="string">
            <text:p>Avenida Evandi Américo Comare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29375000" calcext:value-type="float">
            <text:p>29375000</text:p>
          </table:table-cell>
          <table:table-cell office:value-type="string" calcext:value-type="string">
            <text:p>3º Piso Andar da Prefeitura Municipal VNI</text:p>
          </table:table-cell>
          <table:table-cell table:number-columns-repeated="101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Vila Flores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VILA FLORES - CENTRO</text:p>
          </table:table-cell>
          <table:table-cell office:value-type="string" calcext:value-type="string">
            <text:p>POLO VILA FLORES</text:p>
          </table:table-cell>
          <table:table-cell office:value-type="string" calcext:value-type="string">
            <text:p>Rua Armando Crivelet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ntro</text:p>
          </table:table-cell>
          <table:table-cell office:value-type="float" office:value="95334970" calcext:value-type="float">
            <text:p>95334970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VITORIA DA CONQUISTA - RECREIO</text:p>
          </table:table-cell>
          <table:table-cell office:value-type="string" calcext:value-type="string">
            <text:p>POLO UAB VITORIA DA CONQUISTA</text:p>
          </table:table-cell>
          <table:table-cell office:value-type="string" calcext:value-type="string">
            <text:p>Rua Sifredo Pedral Sampai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ecreio</text:p>
          </table:table-cell>
          <table:table-cell office:value-type="float" office:value="45020190" calcext:value-type="float">
            <text:p>45020190</text:p>
          </table:table-cell>
          <table:table-cell office:value-type="string" calcext:value-type="string">
            <text:p>Antiga Escola Maria Viana - Antiga Rua 10 de Novembro</text:p>
          </table:table-cell>
          <table:table-cell table:number-columns-repeated="101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VOTORANTIM - CENTRO</text:p>
          </table:table-cell>
          <table:table-cell office:value-type="string" calcext:value-type="string">
            <text:p>POLO DE APOIO PRESENCIAL UAB VOTORANTIM</text:p>
          </table:table-cell>
          <table:table-cell office:value-type="string" calcext:value-type="string">
            <text:p>Avenida Vereador Newton Vieira Soar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entro</text:p>
          </table:table-cell>
          <table:table-cell office:value-type="float" office:value="18110013" calcext:value-type="float">
            <text:p>18110013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VOTUPORANGA - VILA MUNIZ</text:p>
          </table:table-cell>
          <table:table-cell office:value-type="string" calcext:value-type="string">
            <text:p>POLO MUNICIPAL DE VOTUPORANGA - UAB</text:p>
          </table:table-cell>
          <table:table-cell office:value-type="string" calcext:value-type="string">
            <text:p>Rua Pernambuco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Vila Muniz</text:p>
          </table:table-cell>
          <table:table-cell office:value-type="float" office:value="15501095" calcext:value-type="float">
            <text:p>15501095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Braço do Nor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2303185</text:p>
          </table:table-cell>
          <table:table-cell office:value-type="string" calcext:value-type="string">
            <text:p>-49.1423666</text:p>
          </table:table-cell>
          <table:table-cell office:value-type="string" calcext:value-type="string">
            <text:p>BRACO DO NORTE - VILA NOVA</text:p>
          </table:table-cell>
          <table:table-cell office:value-type="string" calcext:value-type="string">
            <text:p>BRACO DO NORTE</text:p>
          </table:table-cell>
          <table:table-cell office:value-type="string" calcext:value-type="string">
            <text:p>Rua João Bloemer Filho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ila Nova</text:p>
          </table:table-cell>
          <table:table-cell office:value-type="float" office:value="88750000" calcext:value-type="float">
            <text:p>88750000</text:p>
          </table:table-cell>
          <table:table-cell office:value-type="string" calcext:value-type="string">
            <text:p>Anexo a Escola Municipal Pedro Marcolino Guesser</text:p>
          </table:table-cell>
          <table:table-cell table:number-columns-repeated="101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885187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BURITIZEIRO - JARDIM DOS BURITIS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Rua Vin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rdim dos Buritis</text:p>
          </table:table-cell>
          <table:table-cell office:value-type="float" office:value="39280000" calcext:value-type="float">
            <text:p>39280000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5045111</text:p>
          </table:table-cell>
          <table:table-cell office:value-type="string" calcext:value-type="string">
            <text:p>-44.2961536</text:p>
          </table:table-cell>
          <table:table-cell office:value-type="string" calcext:value-type="string">
            <text:p>SAO LUIS - JARDIM RENASCENCA</text:p>
          </table:table-cell>
          <table:table-cell office:value-type="string" calcext:value-type="string">
            <text:p>POLO SAO LUIS</text:p>
          </table:table-cell>
          <table:table-cell office:value-type="string" calcext:value-type="string">
            <text:p>Rua das Andirob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rdim Renascença</text:p>
          </table:table-cell>
          <table:table-cell office:value-type="float" office:value="65075040" calcext:value-type="float">
            <text:p>65075040</text:p>
          </table:table-cell>
          <table:table-cell table:number-columns-repeated="10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olíde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6745664</text:p>
          </table:table-cell>
          <table:table-cell office:value-type="string" calcext:value-type="string">
            <text:p>-55.402868</text:p>
          </table:table-cell>
          <table:table-cell office:value-type="string" calcext:value-type="string">
            <text:p>COLIDER - SANTA CLARA</text:p>
          </table:table-cell>
          <table:table-cell office:value-type="string" calcext:value-type="string">
            <text:p>CENTRO DE APOIO DE COLIDER PRO-LICENCIATURA I</text:p>
          </table:table-cell>
          <table:table-cell office:value-type="string" calcext:value-type="string">
            <text:p>Avenida Daury Riva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anta Clara</text:p>
          </table:table-cell>
          <table:table-cell office:value-type="float" office:value="78500000" calcext:value-type="float">
            <text:p>78500000</text:p>
          </table:table-cell>
          <table:table-cell office:value-type="string" calcext:value-type="string">
            <text:p>Setor Norte</text:p>
          </table:table-cell>
          <table:table-cell table:number-columns-repeated="101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frâni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39608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AFRANIO - CENTRO</text:p>
          </table:table-cell>
          <table:table-cell office:value-type="string" calcext:value-type="string">
            <text:p>POLO DE AFRANIO</text:p>
          </table:table-cell>
          <table:table-cell office:value-type="string" calcext:value-type="string">
            <text:p>Av.Dom Malan, ao lado da BR 407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6360000" calcext:value-type="float">
            <text:p>56360000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9.1974072</text:p>
          </table:table-cell>
          <table:table-cell office:value-type="string" calcext:value-type="string">
            <text:p>-49.998236</text:p>
          </table:table-cell>
          <table:table-cell office:value-type="string" calcext:value-type="string">
            <text:p>PRAIA GRANDE - CENTRO</text:p>
          </table:table-cell>
          <table:table-cell office:value-type="string" calcext:value-type="string">
            <text:p>POLO DE PRAIA GRANDE</text:p>
          </table:table-cell>
          <table:table-cell office:value-type="string" calcext:value-type="string">
            <text:p>Rua Alberto Santo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entro</text:p>
          </table:table-cell>
          <table:table-cell office:value-type="float" office:value="88990000" calcext:value-type="float">
            <text:p>88990000</text:p>
          </table:table-cell>
          <table:table-cell office:value-type="string" calcext:value-type="string">
            <text:p>Esquina com Rua Geni de Souza</text:p>
          </table:table-cell>
          <table:table-cell table:number-columns-repeated="101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6832193</text:p>
          </table:table-cell>
          <table:table-cell office:value-type="string" calcext:value-type="string">
            <text:p>-49.3650145</text:p>
          </table:table-cell>
          <table:table-cell office:value-type="string" calcext:value-type="string">
            <text:p>CRICIUMA - COMERCIARIO</text:p>
          </table:table-cell>
          <table:table-cell office:value-type="string" calcext:value-type="string">
            <text:p>POLO UAB DE CRICIUMA</text:p>
          </table:table-cell>
          <table:table-cell office:value-type="string" calcext:value-type="string">
            <text:p>Rua da Repúblic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erciário</text:p>
          </table:table-cell>
          <table:table-cell office:value-type="float" office:value="88802420" calcext:value-type="float">
            <text:p>88802420</text:p>
          </table:table-cell>
          <table:table-cell office:value-type="string" calcext:value-type="string">
            <text:p>Colégio Estadual Sebastião Toledo dos Santos - Ala nova</text:p>
          </table:table-cell>
          <table:table-cell table:number-columns-repeated="101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2988573</text:p>
          </table:table-cell>
          <table:table-cell office:value-type="string" calcext:value-type="string">
            <text:p>-48.8451943</text:p>
          </table:table-cell>
          <table:table-cell office:value-type="string" calcext:value-type="string">
            <text:p>JOINVILLE - CENTRO</text:p>
          </table:table-cell>
          <table:table-cell office:value-type="string" calcext:value-type="string">
            <text:p>POLO UAB DE JOINVILLE</text:p>
          </table:table-cell>
          <table:table-cell office:value-type="string" calcext:value-type="string">
            <text:p>Rua Luiz Niemey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ro</text:p>
          </table:table-cell>
          <table:table-cell office:value-type="float" office:value="89201060" calcext:value-type="float">
            <text:p>89201060</text:p>
          </table:table-cell>
          <table:table-cell office:value-type="string" calcext:value-type="string">
            <text:p>8º andar</text:p>
          </table:table-cell>
          <table:table-cell table:number-columns-repeated="101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ubarã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681385</text:p>
          </table:table-cell>
          <table:table-cell office:value-type="string" calcext:value-type="string">
            <text:p>-49.0251704</text:p>
          </table:table-cell>
          <table:table-cell office:value-type="string" calcext:value-type="string">
            <text:p>TUBARAO - HUMAITA DE CIMA</text:p>
          </table:table-cell>
          <table:table-cell office:value-type="string" calcext:value-type="string">
            <text:p>POLO UAB DE TUBARAO</text:p>
          </table:table-cell>
          <table:table-cell office:value-type="string" calcext:value-type="string">
            <text:p>Rua Manoel Miguel Bittenour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maitá de Cima</text:p>
          </table:table-cell>
          <table:table-cell office:value-type="float" office:value="88708050" calcext:value-type="float">
            <text:p>88708050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velino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10.1547709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AVELINO LOPES - CENTRO</text:p>
          </table:table-cell>
          <table:table-cell office:value-type="string" calcext:value-type="string">
            <text:p>POLO DE APOIO PRESENCIAL DA UAB/PI DE AVELINO LOPES - PIAUI</text:p>
          </table:table-cell>
          <table:table-cell office:value-type="string" calcext:value-type="string">
            <text:p>Praça Nossa Senhora das Mercê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965000" calcext:value-type="float">
            <text:p>64965000</text:p>
          </table:table-cell>
          <table:table-cell table:number-columns-repeated="10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aicó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3758965</text:p>
          </table:table-cell>
          <table:table-cell office:value-type="string" calcext:value-type="string">
            <text:p>-41.2406872</text:p>
          </table:table-cell>
          <table:table-cell office:value-type="string" calcext:value-type="string">
            <text:p>JAICOS - CENTRO</text:p>
          </table:table-cell>
          <table:table-cell office:value-type="string" calcext:value-type="string">
            <text:p>POLO DE APOIO PRESENCIAL DA UAB/PI DE JAICOS - PIAUI</text:p>
          </table:table-cell>
          <table:table-cell office:value-type="string" calcext:value-type="string">
            <text:p>Rua Deputado Constâncio Carvalh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575000" calcext:value-type="float">
            <text:p>64575000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io IX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7876935</text:p>
          </table:table-cell>
          <table:table-cell office:value-type="string" calcext:value-type="string">
            <text:p>-40.71585700000001</text:p>
          </table:table-cell>
          <table:table-cell office:value-type="string" calcext:value-type="string">
            <text:p>PIO IX - CENTRO</text:p>
          </table:table-cell>
          <table:table-cell office:value-type="string" calcext:value-type="string">
            <text:p>POLO DE APOIO PRESENCIAL DA UAB/PI DE PIO IX - PIAUI</text:p>
          </table:table-cell>
          <table:table-cell office:value-type="string" calcext:value-type="string">
            <text:p>Rua Alencar Arip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660000" calcext:value-type="float">
            <text:p>64660000</text:p>
          </table:table-cell>
          <table:table-cell table:number-columns-repeated="10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denção do Gurgué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497666</text:p>
          </table:table-cell>
          <table:table-cell office:value-type="string" calcext:value-type="string">
            <text:p>-44.4748018</text:p>
          </table:table-cell>
          <table:table-cell office:value-type="string" calcext:value-type="string">
            <text:p>REDENCAO DO GURGUEIA - SANTO ANTONIO</text:p>
          </table:table-cell>
          <table:table-cell office:value-type="string" calcext:value-type="string">
            <text:p>REDENCAO DO NOGUEIRA</text:p>
          </table:table-cell>
          <table:table-cell office:value-type="string" calcext:value-type="string">
            <text:p>RUA FRANCISCO NOGU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O ANTONIO</text:p>
          </table:table-cell>
          <table:table-cell office:value-type="float" office:value="64915000" calcext:value-type="float">
            <text:p>64915000</text:p>
          </table:table-cell>
          <table:table-cell table:number-columns-repeated="10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mpo Alegre de Lourde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6061221</text:p>
          </table:table-cell>
          <table:table-cell office:value-type="string" calcext:value-type="string">
            <text:p>-43.2521507</text:p>
          </table:table-cell>
          <table:table-cell office:value-type="string" calcext:value-type="string">
            <text:p>CAMPO ALEGRE DE LOURDES - CENTRO</text:p>
          </table:table-cell>
          <table:table-cell office:value-type="string" calcext:value-type="string">
            <text:p>POLO UAB CAMPO ALEGRE DE LOURDES</text:p>
          </table:table-cell>
          <table:table-cell office:value-type="string" calcext:value-type="string">
            <text:p>Rua Castro Alve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220000" calcext:value-type="float">
            <text:p>47220000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acaúb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308059</text:p>
          </table:table-cell>
          <table:table-cell office:value-type="string" calcext:value-type="string">
            <text:p>-42.7857583</text:p>
          </table:table-cell>
          <table:table-cell office:value-type="string" calcext:value-type="string">
            <text:p>MACAUBAS - ALTO ALEXANDRINO</text:p>
          </table:table-cell>
          <table:table-cell office:value-type="string" calcext:value-type="string">
            <text:p>POLO UAB MACAUBAS</text:p>
          </table:table-cell>
          <table:table-cell office:value-type="string" calcext:value-type="string">
            <text:p>Rua Veredinha</text:p>
          </table:table-cell>
          <table:table-cell/>
          <table:table-cell office:value-type="string" calcext:value-type="string">
            <text:p>Alto Alexandrino</text:p>
          </table:table-cell>
          <table:table-cell office:value-type="float" office:value="46500000" calcext:value-type="float">
            <text:p>46500000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534225</text:p>
          </table:table-cell>
          <table:table-cell office:value-type="string" calcext:value-type="string">
            <text:p>-39.7216919</text:p>
          </table:table-cell>
          <table:table-cell office:value-type="string" calcext:value-type="string">
            <text:p>TEIXEIRA DE FREITAS - SAO JOSE</text:p>
          </table:table-cell>
          <table:table-cell office:value-type="string" calcext:value-type="string">
            <text:p>POLO UAB TEIXEIRA DE FREITAS</text:p>
          </table:table-cell>
          <table:table-cell office:value-type="string" calcext:value-type="string">
            <text:p>Praça Joana Angélic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ão José</text:p>
          </table:table-cell>
          <table:table-cell office:value-type="float" office:value="45996115" calcext:value-type="float">
            <text:p>45996115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Juazeir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417732599999999</text:p>
          </table:table-cell>
          <table:table-cell office:value-type="string" calcext:value-type="string">
            <text:p>-40.4927265</text:p>
          </table:table-cell>
          <table:table-cell office:value-type="string" calcext:value-type="string">
            <text:p>JUAZEIRO - SAO GERALDO</text:p>
          </table:table-cell>
          <table:table-cell office:value-type="string" calcext:value-type="string">
            <text:p>POLO UAB JUAZEIRO</text:p>
          </table:table-cell>
          <table:table-cell office:value-type="string" calcext:value-type="string">
            <text:p>Agostinho Muniz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ão Geraldo</text:p>
          </table:table-cell>
          <table:table-cell office:value-type="float" office:value="48905740" calcext:value-type="float">
            <text:p>48905740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intad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93371</text:p>
          </table:table-cell>
          <table:table-cell office:value-type="string" calcext:value-type="string">
            <text:p>-39.940155</text:p>
          </table:table-cell>
          <table:table-cell office:value-type="string" calcext:value-type="string">
            <text:p>PINTADAS - CENTRO</text:p>
          </table:table-cell>
          <table:table-cell office:value-type="string" calcext:value-type="string">
            <text:p>POLO UAB PINTADAS</text:p>
          </table:table-cell>
          <table:table-cell office:value-type="string" calcext:value-type="string">
            <text:p>Dom Mathias Schim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610000" calcext:value-type="float">
            <text:p>44610000</text:p>
          </table:table-cell>
          <table:table-cell office:value-type="string" calcext:value-type="string">
            <text:p>Escola Municipal Zilda Dias da Silva</text:p>
          </table:table-cell>
          <table:table-cell table:number-columns-repeated="101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6660572</text:p>
          </table:table-cell>
          <table:table-cell office:value-type="string" calcext:value-type="string">
            <text:p>-35.7301551</text:p>
          </table:table-cell>
          <table:table-cell office:value-type="string" calcext:value-type="string">
            <text:p>MACEIO - POCO</text:p>
          </table:table-cell>
          <table:table-cell office:value-type="string" calcext:value-type="string">
            <text:p>INSTITUTO FEDERAL DE EDUCACAO,CIENCIA E TECNOLOGIA DE ALAGOAS -CAMPUS MACEIO</text:p>
          </table:table-cell>
          <table:table-cell office:value-type="string" calcext:value-type="string">
            <text:p>Rua Mizael Domingu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ço</text:p>
          </table:table-cell>
          <table:table-cell office:value-type="float" office:value="57020600" calcext:value-type="float">
            <text:p>57020600</text:p>
          </table:table-cell>
          <table:table-cell office:value-type="string" calcext:value-type="string">
            <text:p>Campos do IFAL</text:p>
          </table:table-cell>
          <table:table-cell table:number-columns-repeated="101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ARAPIRACA - BOM SUCESSO</text:p>
          </table:table-cell>
          <table:table-cell office:value-type="string" calcext:value-type="string">
            <text:p>CAMPUS ARAPIRACA</text:p>
          </table:table-cell>
          <table:table-cell office:value-type="string" calcext:value-type="string">
            <text:p>Av. Manoel Severino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om Sucesso</text:p>
          </table:table-cell>
          <table:table-cell office:value-type="float" office:value="57309005" calcext:value-type="float">
            <text:p>57309005</text:p>
          </table:table-cell>
          <table:table-cell office:value-type="string" calcext:value-type="string">
            <text:p>(RODOVIA AL-115)</text:p>
          </table:table-cell>
          <table:table-cell table:number-columns-repeated="101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0737871</text:p>
          </table:table-cell>
          <table:table-cell office:value-type="string" calcext:value-type="string">
            <text:p>-51.852273</text:p>
          </table:table-cell>
          <table:table-cell office:value-type="string" calcext:value-type="string">
            <text:p>OIAPOQUE - CENTRO</text:p>
          </table:table-cell>
          <table:table-cell office:value-type="string" calcext:value-type="string">
            <text:p>POLO INTERCAMBIO DA UNIVERSIDADE ABERTA DO BRASIL</text:p>
          </table:table-cell>
          <table:table-cell office:value-type="string" calcext:value-type="string">
            <text:p>Rua Lélio Silva 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entro</text:p>
          </table:table-cell>
          <table:table-cell office:value-type="float" office:value="68980000" calcext:value-type="float">
            <text:p>68980000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1942574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MACAU - PORTO DE SAO PEDRO</text:p>
          </table:table-cell>
          <table:table-cell office:value-type="string" calcext:value-type="string">
            <text:p>POLO UAB DE MACAU</text:p>
          </table:table-cell>
          <table:table-cell office:value-type="string" calcext:value-type="string">
            <text:p>RUA PADRE JOÃO CLEMEN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ORTO DE SÃO PEDRO</text:p>
          </table:table-cell>
          <table:table-cell office:value-type="float" office:value="59500000" calcext:value-type="float">
            <text:p>59500000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4472391</text:p>
          </table:table-cell>
          <table:table-cell office:value-type="string" calcext:value-type="string">
            <text:p>-35.4124355</text:p>
          </table:table-cell>
          <table:table-cell office:value-type="string" calcext:value-type="string">
            <text:p>NOVA CRUZ - NOVA CRUZ</text:p>
          </table:table-cell>
          <table:table-cell office:value-type="string" calcext:value-type="string">
            <text:p>POLO UAB NOVA CRUZ</text:p>
          </table:table-cell>
          <table:table-cell office:value-type="string" calcext:value-type="string">
            <text:p>Rua Assis Chateaubriand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Cruz</text:p>
          </table:table-cell>
          <table:table-cell office:value-type="float" office:value="59215000" calcext:value-type="float">
            <text:p>59215000</text:p>
          </table:table-cell>
          <table:table-cell office:value-type="string" calcext:value-type="string">
            <text:p>Campus Universitário da UFRN</text:p>
          </table:table-cell>
          <table:table-cell table:number-columns-repeated="101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238218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CURRAIS NOVOS - CURRAIS NOVOS</text:p>
          </table:table-cell>
          <table:table-cell office:value-type="string" calcext:value-type="string">
            <text:p>POLO DE ENSINO A DISTâNCIA DE CURRAIS NOVOS</text:p>
          </table:table-cell>
          <table:table-cell office:value-type="string" calcext:value-type="string">
            <text:p>CERES - Campus de Currais Novos - Sitio Tororó</text:p>
          </table:table-cell>
          <table:table-cell/>
          <table:table-cell office:value-type="string" calcext:value-type="string">
            <text:p>Currais Novos</text:p>
          </table:table-cell>
          <table:table-cell office:value-type="float" office:value="59380000" calcext:value-type="float">
            <text:p>59380000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469643899999999</text:p>
          </table:table-cell>
          <table:table-cell office:value-type="string" calcext:value-type="string">
            <text:p>-37.0829593</text:p>
          </table:table-cell>
          <table:table-cell office:value-type="string" calcext:value-type="string">
            <text:p>CAICO - PENEDO</text:p>
          </table:table-cell>
          <table:table-cell office:value-type="string" calcext:value-type="string">
            <text:p>POLO UAB CAICO</text:p>
          </table:table-cell>
          <table:table-cell office:value-type="string" calcext:value-type="string">
            <text:p>Rua José Evaris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ened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CERES- Centro de Ensino Superior de Seridó</text:p>
          </table:table-cell>
          <table:table-cell table:number-columns-repeated="101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edro Afons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2390843</text:p>
          </table:table-cell>
          <table:table-cell office:value-type="string" calcext:value-type="string">
            <text:p>-48.0010282</text:p>
          </table:table-cell>
          <table:table-cell office:value-type="string" calcext:value-type="string">
            <text:p>PEDRO AFONSO - SETOR BELA VISTA 1</text:p>
          </table:table-cell>
          <table:table-cell office:value-type="string" calcext:value-type="string">
            <text:p>POLO DE EDUCACAO A DISTANCIA DE PEDRO AFONSO</text:p>
          </table:table-cell>
          <table:table-cell office:value-type="string" calcext:value-type="string">
            <text:p>RUA 05 SETOR BELA VISTA 01</text:p>
          </table:table-cell>
          <table:table-cell/>
          <table:table-cell office:value-type="string" calcext:value-type="string">
            <text:p>SETOR BELA VISTA 1</text:p>
          </table:table-cell>
          <table:table-cell office:value-type="float" office:value="77710000" calcext:value-type="float">
            <text:p>77710000</text:p>
          </table:table-cell>
          <table:table-cell office:value-type="string" calcext:value-type="string">
            <text:p>RUA SOUSA AGUIAR</text:p>
          </table:table-cell>
          <table:table-cell table:number-columns-repeated="101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uaraí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8.7493375</text:p>
          </table:table-cell>
          <table:table-cell office:value-type="string" calcext:value-type="string">
            <text:p>-48.4787258</text:p>
          </table:table-cell>
          <table:table-cell office:value-type="string" calcext:value-type="string">
            <text:p>GUARAI - SETOR VANDERLITO</text:p>
          </table:table-cell>
          <table:table-cell office:value-type="string" calcext:value-type="string">
            <text:p>POLO DE EDUCACAO A DISTANCIA DE GUARAI</text:p>
          </table:table-cell>
          <table:table-cell office:value-type="string" calcext:value-type="string">
            <text:p>AVENIDA TOCANTINS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Setor Vanderlito</text:p>
          </table:table-cell>
          <table:table-cell office:value-type="float" office:value="77700000" calcext:value-type="float">
            <text:p>77700000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JOAO PESSOA - CENTRO</text:p>
          </table:table-cell>
          <table:table-cell office:value-type="string" calcext:value-type="string">
            <text:p>POLO DE APOIO PRESENCIAL UAB-UEPB CAMPUS V-JOAO PESSOA</text:p>
          </table:table-cell>
          <table:table-cell office:value-type="string" calcext:value-type="string">
            <text:p>Av. Corema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entro</text:p>
          </table:table-cell>
          <table:table-cell office:value-type="float" office:value="58013430" calcext:value-type="float">
            <text:p>58013430</text:p>
          </table:table-cell>
          <table:table-cell table:number-columns-repeated="10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CAMPINA GRANDE - BAIRRO UNIVERSISTARIO</text:p>
          </table:table-cell>
          <table:table-cell office:value-type="string" calcext:value-type="string">
            <text:p>POLO DE APOIO PRESENCIAL UAB-UEPB CAMPINA GRANDE</text:p>
          </table:table-cell>
          <table:table-cell office:value-type="string" calcext:value-type="string">
            <text:p>Rua Joaquim Pereira do Santo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airro universistário</text:p>
          </table:table-cell>
          <table:table-cell office:value-type="float" office:value="58429560" calcext:value-type="float">
            <text:p>58429560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vaipor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2684506</text:p>
          </table:table-cell>
          <table:table-cell office:value-type="string" calcext:value-type="string">
            <text:p>-51.6202201</text:p>
          </table:table-cell>
          <table:table-cell office:value-type="string" calcext:value-type="string">
            <text:p>IVAIPORA - CENTRO</text:p>
          </table:table-cell>
          <table:table-cell office:value-type="string" calcext:value-type="string">
            <text:p>POLO UAB DE IVAIPORA</text:p>
          </table:table-cell>
          <table:table-cell office:value-type="string" calcext:value-type="string">
            <text:p>Praça Milton Pirolo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86870000" calcext:value-type="float">
            <text:p>8687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iamante do 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6506458</text:p>
          </table:table-cell>
          <table:table-cell office:value-type="string" calcext:value-type="string">
            <text:p>-52.8955875</text:p>
          </table:table-cell>
          <table:table-cell office:value-type="string" calcext:value-type="string">
            <text:p>DIAMANTE DO NORTE - CRN UEM</text:p>
          </table:table-cell>
          <table:table-cell office:value-type="string" calcext:value-type="string">
            <text:p>POLO UAB DE DIAMANTE DO NORTE</text:p>
          </table:table-cell>
          <table:table-cell office:value-type="string" calcext:value-type="string">
            <text:p>Rodovia PR 182</text:p>
          </table:table-cell>
          <table:table-cell/>
          <table:table-cell office:value-type="string" calcext:value-type="string">
            <text:p>CRN UEM</text:p>
          </table:table-cell>
          <table:table-cell office:value-type="float" office:value="87990000" calcext:value-type="float">
            <text:p>87990000</text:p>
          </table:table-cell>
          <table:table-cell office:value-type="string" calcext:value-type="string">
            <text:p>Km 01, caixa postal 13</text:p>
          </table:table-cell>
          <table:table-cell table:number-columns-repeated="101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1200501</text:p>
          </table:table-cell>
          <table:table-cell office:value-type="string" calcext:value-type="string">
            <text:p>-60.00586920000001</text:p>
          </table:table-cell>
          <table:table-cell office:value-type="string" calcext:value-type="string">
            <text:p>MANAUS - CACHOEIRINHA</text:p>
          </table:table-cell>
          <table:table-cell office:value-type="string" calcext:value-type="string">
            <text:p>POLO UAB CEPAN</text:p>
          </table:table-cell>
          <table:table-cell office:value-type="string" calcext:value-type="string">
            <text:p>Avenida Carvalho Leal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Cachoeirinha</text:p>
          </table:table-cell>
          <table:table-cell office:value-type="float" office:value="69065001" calcext:value-type="float">
            <text:p>69065001</text:p>
          </table:table-cell>
          <table:table-cell office:value-type="string" calcext:value-type="string">
            <text:p>Escola Superior de Ciência da Saúde</text:p>
          </table:table-cell>
          <table:table-cell table:number-columns-repeated="101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éu Azul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CEU AZUL - CENTRO</text:p>
          </table:table-cell>
          <table:table-cell office:value-type="string" calcext:value-type="string">
            <text:p>POLO UAB DE CEU <text:s/>AZUL</text:p>
          </table:table-cell>
          <table:table-cell office:value-type="string" calcext:value-type="string">
            <text:p>Rua Professor Daniel Muraro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entro</text:p>
          </table:table-cell>
          <table:table-cell office:value-type="float" office:value="85844000" calcext:value-type="float">
            <text:p>85844000</text:p>
          </table:table-cell>
          <table:table-cell table:number-columns-repeated="101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ão Mateus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9243659</text:p>
          </table:table-cell>
          <table:table-cell office:value-type="string" calcext:value-type="string">
            <text:p>-50.4721736</text:p>
          </table:table-cell>
          <table:table-cell office:value-type="string" calcext:value-type="string">
            <text:p>SAO MATEUS DO SUL - CENTRO</text:p>
          </table:table-cell>
          <table:table-cell office:value-type="string" calcext:value-type="string">
            <text:p>POLO UAB DE SãO MATEUS DO SUL</text:p>
          </table:table-cell>
          <table:table-cell office:value-type="string" calcext:value-type="string">
            <text:p>Av: Ozy Mendonça de Lim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o</text:p>
          </table:table-cell>
          <table:table-cell office:value-type="float" office:value="83900000" calcext:value-type="float">
            <text:p>83900000</text:p>
          </table:table-cell>
          <table:table-cell table:number-columns-repeated="10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rudentópoli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1023112</text:p>
          </table:table-cell>
          <table:table-cell office:value-type="string" calcext:value-type="string">
            <text:p>-51.1376317</text:p>
          </table:table-cell>
          <table:table-cell office:value-type="string" calcext:value-type="string">
            <text:p>PRUDENTOPOLIS - BARRO PRETO</text:p>
          </table:table-cell>
          <table:table-cell office:value-type="string" calcext:value-type="string">
            <text:p>POLO UAB UNIVERSIDADE ESTADUAL DO CENTRO-OESTE-UNICENTRO</text:p>
          </table:table-cell>
          <table:table-cell office:value-type="string" calcext:value-type="string">
            <text:p>Av São João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arro Preto</text:p>
          </table:table-cell>
          <table:table-cell office:value-type="float" office:value="84400000" calcext:value-type="float">
            <text:p>84400000</text:p>
          </table:table-cell>
          <table:table-cell table:number-columns-repeated="101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ois Vizinh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717353</text:p>
          </table:table-cell>
          <table:table-cell office:value-type="string" calcext:value-type="string">
            <text:p>-53.0888943</text:p>
          </table:table-cell>
          <table:table-cell office:value-type="string" calcext:value-type="string">
            <text:p>DOIS VIZINHOS - CENTRO</text:p>
          </table:table-cell>
          <table:table-cell office:value-type="string" calcext:value-type="string">
            <text:p>POLO UAB SECRETARIA MUNICIPAL DE EDUCACAO</text:p>
          </table:table-cell>
          <table:table-cell office:value-type="string" calcext:value-type="string">
            <text:p>Rua Dedi Barichelo Montagner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660000" calcext:value-type="float">
            <text:p>85660000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876062</text:p>
          </table:table-cell>
          <table:table-cell office:value-type="string" calcext:value-type="string">
            <text:p>-48.8397403</text:p>
          </table:table-cell>
          <table:table-cell office:value-type="string" calcext:value-type="string">
            <text:p>LAGUNA - PORTINHO</text:p>
          </table:table-cell>
          <table:table-cell office:value-type="string" calcext:value-type="string">
            <text:p>POLO UAB LAGUNA</text:p>
          </table:table-cell>
          <table:table-cell office:value-type="string" calcext:value-type="string">
            <text:p>Rua Vereador Rui Medeiros</text:p>
          </table:table-cell>
          <table:table-cell/>
          <table:table-cell office:value-type="string" calcext:value-type="string">
            <text:p>Portinho</text:p>
          </table:table-cell>
          <table:table-cell office:value-type="float" office:value="88790000" calcext:value-type="float">
            <text:p>88790000</text:p>
          </table:table-cell>
          <table:table-cell table:number-columns-repeated="101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lvor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4301857</text:p>
          </table:table-cell>
          <table:table-cell office:value-type="string" calcext:value-type="string">
            <text:p>-49.1221414</text:p>
          </table:table-cell>
          <table:table-cell office:value-type="string" calcext:value-type="string">
            <text:p>ALVORADA - CENTRO</text:p>
          </table:table-cell>
          <table:table-cell office:value-type="string" calcext:value-type="string">
            <text:p>POLO DE EDUCAçãO A <text:s/>DISTâNCIA DE ALVORADA</text:p>
          </table:table-cell>
          <table:table-cell office:value-type="string" calcext:value-type="string">
            <text:p>Avenida Peix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ro</text:p>
          </table:table-cell>
          <table:table-cell office:value-type="float" office:value="77480000" calcext:value-type="float">
            <text:p>77480000</text:p>
          </table:table-cell>
          <table:table-cell office:value-type="string" calcext:value-type="string">
            <text:p>Jorge Figueiras</text:p>
          </table:table-cell>
          <table:table-cell table:number-columns-repeated="101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6790871</text:p>
          </table:table-cell>
          <table:table-cell office:value-type="string" calcext:value-type="string">
            <text:p>-50.92892459999999</text:p>
          </table:table-cell>
          <table:table-cell office:value-type="string" calcext:value-type="string">
            <text:p>RESERVA - CENTRO</text:p>
          </table:table-cell>
          <table:table-cell office:value-type="string" calcext:value-type="string">
            <text:p>POLO UAB DE RESERVA</text:p>
          </table:table-cell>
          <table:table-cell office:value-type="string" calcext:value-type="string">
            <text:p>ARI BORBA CARNEIRO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ENTRO</text:p>
          </table:table-cell>
          <table:table-cell office:value-type="float" office:value="84320000" calcext:value-type="float">
            <text:p>84320000</text:p>
          </table:table-cell>
          <table:table-cell table:number-columns-repeated="101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Pened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10.244264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PENEDO - CONSTATINO </text:p>
          </table:table-cell>
          <table:table-cell office:value-type="string" calcext:value-type="string">
            <text:p>INSTITUTO FEDERAL DE EDUCACAO, CIENCIA E TECNOLOGIA DE ALAGOAS - CAMPUS PENEDO </text:p>
          </table:table-cell>
          <table:table-cell office:value-type="string" calcext:value-type="string">
            <text:p>Rodovia Engenheiro Joaquim Gonçalv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nstatino </text:p>
          </table:table-cell>
          <table:table-cell office:value-type="float" office:value="57200000" calcext:value-type="float">
            <text:p>57200000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ARAGUAINA - BAIRRO DA CIMBA</text:p>
          </table:table-cell>
          <table:table-cell office:value-type="string" calcext:value-type="string">
            <text:p>POLO UAB DE ARAGUAINA</text:p>
          </table:table-cell>
          <table:table-cell office:value-type="string" calcext:value-type="string">
            <text:p>RUA PARAGUAI ESQ RUA UXIRAMES S/N</text:p>
          </table:table-cell>
          <table:table-cell office:value-type="string" calcext:value-type="string">
            <text:p>S/S</text:p>
          </table:table-cell>
          <table:table-cell office:value-type="string" calcext:value-type="string">
            <text:p>CIMBA</text:p>
          </table:table-cell>
          <table:table-cell office:value-type="float" office:value="77814970" calcext:value-type="float">
            <text:p>77814970</text:p>
          </table:table-cell>
          <table:table-cell table:number-columns-repeated="10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799882</text:p>
          </table:table-cell>
          <table:table-cell office:value-type="string" calcext:value-type="string">
            <text:p>-43.1043227</text:p>
          </table:table-cell>
          <table:table-cell office:value-type="string" calcext:value-type="string">
            <text:p>NITEROI - FONSECA</text:p>
          </table:table-cell>
          <table:table-cell office:value-type="string" calcext:value-type="string">
            <text:p>POLO UAB - NITEROI</text:p>
          </table:table-cell>
          <table:table-cell office:value-type="string" calcext:value-type="string">
            <text:p>Rua Soares Mirand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onseca</text:p>
          </table:table-cell>
          <table:table-cell office:value-type="float" office:value="24130030" calcext:value-type="float">
            <text:p>24130030</text:p>
          </table:table-cell>
          <table:table-cell office:value-type="string" calcext:value-type="string">
            <text:p>quinto andar</text:p>
          </table:table-cell>
          <table:table-cell table:number-columns-repeated="101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arra do 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29068</text:p>
          </table:table-cell>
          <table:table-cell office:value-type="string" calcext:value-type="string">
            <text:p>-43.8155787</text:p>
          </table:table-cell>
          <table:table-cell office:value-type="string" calcext:value-type="string">
            <text:p>BARRA DO PIRAI - QUIMICA</text:p>
          </table:table-cell>
          <table:table-cell office:value-type="string" calcext:value-type="string">
            <text:p>POLO UAB - BARRA DO PIRAI</text:p>
          </table:table-cell>
          <table:table-cell office:value-type="string" calcext:value-type="string">
            <text:p>Doutor Luís Alves Per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ímica</text:p>
          </table:table-cell>
          <table:table-cell office:value-type="float" office:value="27130140" calcext:value-type="float">
            <text:p>27130140</text:p>
          </table:table-cell>
          <table:table-cell table:number-columns-repeated="101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elford Rox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119796</text:p>
          </table:table-cell>
          <table:table-cell office:value-type="string" calcext:value-type="string">
            <text:p>-43.3444617</text:p>
          </table:table-cell>
          <table:table-cell office:value-type="string" calcext:value-type="string">
            <text:p>BELFORD ROXO - PARQUE COLONIAL (JARDIM DO IPE- LOTE XV)</text:p>
          </table:table-cell>
          <table:table-cell office:value-type="string" calcext:value-type="string">
            <text:p>POLO UAB - BELFORD ROXO</text:p>
          </table:table-cell>
          <table:table-cell office:value-type="string" calcext:value-type="string">
            <text:p>Rua Isitub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arque Colonial (Jardim do Ipê- Lote XV)</text:p>
          </table:table-cell>
          <table:table-cell office:value-type="float" office:value="26180100" calcext:value-type="float">
            <text:p>26180100</text:p>
          </table:table-cell>
          <table:table-cell table:number-columns-repeated="10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3849291</text:p>
          </table:table-cell>
          <table:table-cell office:value-type="string" calcext:value-type="string">
            <text:p>-46.5933382</text:p>
          </table:table-cell>
          <table:table-cell office:value-type="string" calcext:value-type="string">
            <text:p>TAGUATINGA - SETOR NORTE</text:p>
          </table:table-cell>
          <table:table-cell office:value-type="string" calcext:value-type="string">
            <text:p>POLO DE EDUCACAO A DISTANCIA DE TAGUATINGA</text:p>
          </table:table-cell>
          <table:table-cell office:value-type="string" calcext:value-type="string">
            <text:p>Rua 11Qd 32 L 01</text:p>
          </table:table-cell>
          <table:table-cell/>
          <table:table-cell office:value-type="string" calcext:value-type="string">
            <text:p>Setor norte</text:p>
          </table:table-cell>
          <table:table-cell office:value-type="float" office:value="77320000" calcext:value-type="float">
            <text:p>77320000</text:p>
          </table:table-cell>
          <table:table-cell table:number-columns-repeated="101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ão Cristóvã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666739</text:p>
          </table:table-cell>
          <table:table-cell office:value-type="string" calcext:value-type="string">
            <text:p>-37.2544065</text:p>
          </table:table-cell>
          <table:table-cell office:value-type="string" calcext:value-type="string">
            <text:p>SAO CRISTOVAO - ROZA ELZE</text:p>
          </table:table-cell>
          <table:table-cell office:value-type="string" calcext:value-type="string">
            <text:p>POLO DE APOIO PRESENCIAL DA UAB/UFS - SAO CRISTOVAO</text:p>
          </table:table-cell>
          <table:table-cell office:value-type="string" calcext:value-type="string">
            <text:p>Av Marechal Rondon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oza Elze</text:p>
          </table:table-cell>
          <table:table-cell office:value-type="float" office:value="49100000" calcext:value-type="float">
            <text:p>49100000</text:p>
          </table:table-cell>
          <table:table-cell office:value-type="string" calcext:value-type="string">
            <text:p>Cidade Universitaria Prof. Aloisio Campos</text:p>
          </table:table-cell>
          <table:table-cell table:number-columns-repeated="101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birat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290419</text:p>
          </table:table-cell>
          <table:table-cell office:value-type="string" calcext:value-type="string">
            <text:p>-53.0029169</text:p>
          </table:table-cell>
          <table:table-cell office:value-type="string" calcext:value-type="string">
            <text:p>UBIRATA - JARDIM SAO PAULO</text:p>
          </table:table-cell>
          <table:table-cell office:value-type="string" calcext:value-type="string">
            <text:p>POLO DE UBIRATA</text:p>
          </table:table-cell>
          <table:table-cell office:value-type="string" calcext:value-type="string">
            <text:p>Prolongamento da Avenida Yolanda Loureiro de Carvalho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Jardim São Paulo</text:p>
          </table:table-cell>
          <table:table-cell office:value-type="float" office:value="85440000" calcext:value-type="float">
            <text:p>85440000</text:p>
          </table:table-cell>
          <table:table-cell office:value-type="string" calcext:value-type="string">
            <text:p>Prédio compartilhado com a Escola Municipal Professora Lucinéia Ricardo Braciforte.</text:p>
          </table:table-cell>
          <table:table-cell table:number-columns-repeated="101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mpos Nov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369394</text:p>
          </table:table-cell>
          <table:table-cell office:value-type="string" calcext:value-type="string">
            <text:p>-51.2213044</text:p>
          </table:table-cell>
          <table:table-cell office:value-type="string" calcext:value-type="string">
            <text:p>CAMPOS NOVOS - CENTRO</text:p>
          </table:table-cell>
          <table:table-cell office:value-type="string" calcext:value-type="string">
            <text:p>CAMPOS NOVOS </text:p>
          </table:table-cell>
          <table:table-cell office:value-type="string" calcext:value-type="string">
            <text:p>RUA CORONEL PEDRO CARLO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entro</text:p>
          </table:table-cell>
          <table:table-cell office:value-type="float" office:value="89620000" calcext:value-type="float">
            <text:p>89620000</text:p>
          </table:table-cell>
          <table:table-cell table:number-columns-repeated="10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474362</text:p>
          </table:table-cell>
          <table:table-cell office:value-type="string" calcext:value-type="string">
            <text:p>-51.0540674</text:p>
          </table:table-cell>
          <table:table-cell office:value-type="string" calcext:value-type="string">
            <text:p>CACADOR - CENTRO</text:p>
          </table:table-cell>
          <table:table-cell office:value-type="string" calcext:value-type="string">
            <text:p>CACADOR</text:p>
          </table:table-cell>
          <table:table-cell office:value-type="string" calcext:value-type="string">
            <text:p>Rua Nereu Ramo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entro</text:p>
          </table:table-cell>
          <table:table-cell office:value-type="float" office:value="89500000" calcext:value-type="float">
            <text:p>89500000</text:p>
          </table:table-cell>
          <table:table-cell office:value-type="string" calcext:value-type="string">
            <text:p>EEB Paulo Schieffer</text:p>
          </table:table-cell>
          <table:table-cell table:number-columns-repeated="101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rp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441428</text:p>
          </table:table-cell>
          <table:table-cell office:value-type="string" calcext:value-type="string">
            <text:p>-35.2636225</text:p>
          </table:table-cell>
          <table:table-cell office:value-type="string" calcext:value-type="string">
            <text:p>CARPINA - SAO JOSE</text:p>
          </table:table-cell>
          <table:table-cell office:value-type="string" calcext:value-type="string">
            <text:p>ESCOLA JOSE DE LIMA JUNIOR </text:p>
          </table:table-cell>
          <table:table-cell office:value-type="string" calcext:value-type="string">
            <text:p>Av. Agamenon Magalhã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José</text:p>
          </table:table-cell>
          <table:table-cell office:value-type="float" office:value="55815060" calcext:value-type="float">
            <text:p>55815060</text:p>
          </table:table-cell>
          <table:table-cell office:value-type="string" calcext:value-type="string">
            <text:p>Térreo</text:p>
          </table:table-cell>
          <table:table-cell table:number-columns-repeated="101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PETROLINA - VILA EDUARDO</text:p>
          </table:table-cell>
          <table:table-cell office:value-type="string" calcext:value-type="string">
            <text:p>NUCLEO DE TECNOLOGIA EDUCACIONAL <text:s/>DE PETROLINA </text:p>
          </table:table-cell>
          <table:table-cell office:value-type="string" calcext:value-type="string">
            <text:p>Monsenhor Ângelo Sampai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Vila Eduarda</text:p>
          </table:table-cell>
          <table:table-cell office:value-type="float" office:value="56300000" calcext:value-type="float">
            <text:p>56300000</text:p>
          </table:table-cell>
          <table:table-cell office:value-type="string" calcext:value-type="string">
            <text:p>GRE - gerência regional de educação</text:p>
          </table:table-cell>
          <table:table-cell table:number-columns-repeated="101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almar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64908</text:p>
          </table:table-cell>
          <table:table-cell office:value-type="string" calcext:value-type="string">
            <text:p>-35.6314191</text:p>
          </table:table-cell>
          <table:table-cell office:value-type="string" calcext:value-type="string">
            <text:p>PALMARES - CENTRO</text:p>
          </table:table-cell>
          <table:table-cell office:value-type="string" calcext:value-type="string">
            <text:p>NUCLEO DE TECNOLOGIA EDUCACIONAL DE PALMARES</text:p>
          </table:table-cell>
          <table:table-cell office:value-type="string" calcext:value-type="string">
            <text:p>Av. José Américo de Mirand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540000" calcext:value-type="float">
            <text:p>55540000</text:p>
          </table:table-cell>
          <table:table-cell table:number-columns-repeated="101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5939322</text:p>
          </table:table-cell>
          <table:table-cell office:value-type="string" calcext:value-type="string">
            <text:p>-38.2322028</text:p>
          </table:table-cell>
          <table:table-cell office:value-type="string" calcext:value-type="string">
            <text:p>FLORESTA - CENTRO</text:p>
          </table:table-cell>
          <table:table-cell office:value-type="string" calcext:value-type="string">
            <text:p>NUCLEO DE TECNOLOGIA EDUCACIONAL - NTE </text:p>
          </table:table-cell>
          <table:table-cell office:value-type="string" calcext:value-type="string">
            <text:p>Av. Dep. Audomare Ferra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o</text:p>
          </table:table-cell>
          <table:table-cell office:value-type="float" office:value="56400000" calcext:value-type="float">
            <text:p>56400000</text:p>
          </table:table-cell>
          <table:table-cell office:value-type="string" calcext:value-type="string">
            <text:p>Centro</text:p>
          </table:table-cell>
          <table:table-cell table:number-columns-repeated="101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8573894</text:p>
          </table:table-cell>
          <table:table-cell office:value-type="string" calcext:value-type="string">
            <text:p>-51.8945505</text:p>
          </table:table-cell>
          <table:table-cell office:value-type="string" calcext:value-type="string">
            <text:p>PONTE SERRADA - BERTE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RUA JULIO COLETT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erté</text:p>
          </table:table-cell>
          <table:table-cell office:value-type="float" office:value="89683000" calcext:value-type="float">
            <text:p>89683000</text:p>
          </table:table-cell>
          <table:table-cell table:number-columns-repeated="10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ussar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4541762</text:p>
          </table:table-cell>
          <table:table-cell office:value-type="string" calcext:value-type="string">
            <text:p>-51.4309582</text:p>
          </table:table-cell>
          <table:table-cell office:value-type="string" calcext:value-type="string">
            <text:p>JUSSARA - SAO FRANCISCO</text:p>
          </table:table-cell>
          <table:table-cell office:value-type="string" calcext:value-type="string">
            <text:p>POLO DE APOIO PRESENCIAL EM JUSSARA</text:p>
          </table:table-cell>
          <table:table-cell office:value-type="string" calcext:value-type="string">
            <text:p>Rua W3 Esquina Almirante Barros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Francisco</text:p>
          </table:table-cell>
          <table:table-cell office:value-type="float" office:value="76270000" calcext:value-type="float">
            <text:p>76270000</text:p>
          </table:table-cell>
          <table:table-cell office:value-type="string" calcext:value-type="string">
            <text:p>Ao lado da Escola Estadual Colégio Dom Bosco</text:p>
          </table:table-cell>
          <table:table-cell table:number-columns-repeated="101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82926</text:p>
          </table:table-cell>
          <table:table-cell office:value-type="string" calcext:value-type="string">
            <text:p>-36.3064595</text:p>
          </table:table-cell>
          <table:table-cell office:value-type="string" calcext:value-type="string">
            <text:p>SANTA CRUZ DO CAPIBARIBE - CENTRO</text:p>
          </table:table-cell>
          <table:table-cell office:value-type="string" calcext:value-type="string">
            <text:p>ESCOLA PADRE ZUZINHA</text:p>
          </table:table-cell>
          <table:table-cell office:value-type="string" calcext:value-type="string">
            <text:p>Avenida 29 de Dezembro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entro</text:p>
          </table:table-cell>
          <table:table-cell office:value-type="float" office:value="55190000" calcext:value-type="float">
            <text:p>55190000</text:p>
          </table:table-cell>
          <table:table-cell table:number-columns-repeated="10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211425</text:p>
          </table:table-cell>
          <table:table-cell office:value-type="string" calcext:value-type="string">
            <text:p>-39.0710754</text:p>
          </table:table-cell>
          <table:table-cell office:value-type="string" calcext:value-type="string">
            <text:p>SALGUEIRO - NOSSA SENHORA DAS GRACAS</text:p>
          </table:table-cell>
          <table:table-cell office:value-type="string" calcext:value-type="string">
            <text:p>NTE <text:s/>SALGUEIRO</text:p>
          </table:table-cell>
          <table:table-cell office:value-type="string" calcext:value-type="string">
            <text:p>Travessa Lourival Sampaio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ssa Senhora das Graças</text:p>
          </table:table-cell>
          <table:table-cell office:value-type="float" office:value="56000000" calcext:value-type="float">
            <text:p>56000000</text:p>
          </table:table-cell>
          <table:table-cell table:number-columns-repeated="10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guas B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9.1288577</text:p>
          </table:table-cell>
          <table:table-cell office:value-type="string" calcext:value-type="string">
            <text:p>-37.0829593</text:p>
          </table:table-cell>
          <table:table-cell office:value-type="string" calcext:value-type="string">
            <text:p>AGUAS BELAS - CENTRO</text:p>
          </table:table-cell>
          <table:table-cell office:value-type="string" calcext:value-type="string">
            <text:p>ESCOLA <text:s/>JOAO RODRIGUES CARDOSO</text:p>
          </table:table-cell>
          <table:table-cell office:value-type="string" calcext:value-type="string">
            <text:p>Av. Cel. Alfredo Duar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340000" calcext:value-type="float">
            <text:p>55340000</text:p>
          </table:table-cell>
          <table:table-cell table:number-columns-repeated="101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brob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55767999999999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CABROBO - CENTRO</text:p>
          </table:table-cell>
          <table:table-cell office:value-type="string" calcext:value-type="string">
            <text:p>ESCOLA SENADOR PAULO GUERRA</text:p>
          </table:table-cell>
          <table:table-cell office:value-type="string" calcext:value-type="string">
            <text:p>Rua: Dona Brígida de Alencar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6180000" calcext:value-type="float">
            <text:p>56180000</text:p>
          </table:table-cell>
          <table:table-cell table:number-columns-repeated="101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GRAVATA - CENTRO</text:p>
          </table:table-cell>
          <table:table-cell office:value-type="string" calcext:value-type="string">
            <text:p>ESCOLA <text:s/>PROFESSOR ANTONIO FARIAS</text:p>
          </table:table-cell>
          <table:table-cell office:value-type="string" calcext:value-type="string">
            <text:p>RUA QUINTINO BOCAIUVA.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640000" calcext:value-type="float">
            <text:p>55640000</text:p>
          </table:table-cell>
          <table:table-cell table:number-columns-repeated="101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Ouricur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937869500000001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OURICURI - ZONA URBANA</text:p>
          </table:table-cell>
          <table:table-cell office:value-type="string" calcext:value-type="string">
            <text:p>POLO DE APOIO PRESENCIAL EAD - OURICURI-PE</text:p>
          </table:table-cell>
          <table:table-cell office:value-type="string" calcext:value-type="string">
            <text:p>ESTRADA VICINAL AÇUDE <text:s/>DO TAMBORI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URBANA</text:p>
          </table:table-cell>
          <table:table-cell office:value-type="float" office:value="56200000" calcext:value-type="float">
            <text:p>56200000</text:p>
          </table:table-cell>
          <table:table-cell table:number-columns-repeated="101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50113</text:p>
          </table:table-cell>
          <table:table-cell office:value-type="string" calcext:value-type="string">
            <text:p>-42.96115710000001</text:p>
          </table:table-cell>
          <table:table-cell office:value-type="string" calcext:value-type="string">
            <text:p>UBA - TRIANGULO</text:p>
          </table:table-cell>
          <table:table-cell office:value-type="string" calcext:value-type="string">
            <text:p>POLO DE APOIO PRESENCIAL DA UAB DE UBA-MG</text:p>
          </table:table-cell>
          <table:table-cell office:value-type="string" calcext:value-type="string">
            <text:p>Av. Olegário Maciel</text:p>
          </table:table-cell>
          <table:table-cell/>
          <table:table-cell office:value-type="string" calcext:value-type="string">
            <text:p>Triangulo</text:p>
          </table:table-cell>
          <table:table-cell office:value-type="float" office:value="36500000" calcext:value-type="float">
            <text:p>36500000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99319</text:p>
          </table:table-cell>
          <table:table-cell office:value-type="string" calcext:value-type="string">
            <text:p>-45.2243578</text:p>
          </table:table-cell>
          <table:table-cell office:value-type="string" calcext:value-type="string">
            <text:p>BOM DESPACHO - ANA ROSA</text:p>
          </table:table-cell>
          <table:table-cell office:value-type="string" calcext:value-type="string">
            <text:p>POLO DO CENTRO OESTE DA UAB</text:p>
          </table:table-cell>
          <table:table-cell office:value-type="string" calcext:value-type="string">
            <text:p>Avenida Ana Rosa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Ana Rosa</text:p>
          </table:table-cell>
          <table:table-cell office:value-type="float" office:value="35600000" calcext:value-type="float">
            <text:p>35600000</text:p>
          </table:table-cell>
          <table:table-cell table:number-columns-repeated="101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7159692</text:p>
          </table:table-cell>
          <table:table-cell office:value-type="string" calcext:value-type="string">
            <text:p>-46.62159</text:p>
          </table:table-cell>
          <table:table-cell office:value-type="string" calcext:value-type="string">
            <text:p>PASSOS - PENHA</text:p>
          </table:table-cell>
          <table:table-cell office:value-type="string" calcext:value-type="string">
            <text:p>ESCOLA MUNICIPAL PROFESSSORA AMELIA JABACE</text:p>
          </table:table-cell>
          <table:table-cell office:value-type="string" calcext:value-type="string">
            <text:p>Travessa 18 de setembr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nha</text:p>
          </table:table-cell>
          <table:table-cell office:value-type="float" office:value="37903048" calcext:value-type="float">
            <text:p>37903048</text:p>
          </table:table-cell>
          <table:table-cell office:value-type="string" calcext:value-type="string">
            <text:p>Escola Municipal Professora Amélia Jabace</text:p>
          </table:table-cell>
          <table:table-cell table:number-columns-repeated="101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guas Formos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344617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AGUAS FORMOSAS - CENTRO</text:p>
          </table:table-cell>
          <table:table-cell office:value-type="string" calcext:value-type="string">
            <text:p>POLO UAB DE APOIO PRESENCIAL DE AGUAS FORMOSAS</text:p>
          </table:table-cell>
          <table:table-cell office:value-type="string" calcext:value-type="string">
            <text:p>Travessia São Pedr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ro</text:p>
          </table:table-cell>
          <table:table-cell office:value-type="float" office:value="39880000" calcext:value-type="float">
            <text:p>39880000</text:p>
          </table:table-cell>
          <table:table-cell table:number-columns-repeated="101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r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81006</text:p>
          </table:table-cell>
          <table:table-cell office:value-type="string" calcext:value-type="string">
            <text:p>-42.1399787</text:p>
          </table:table-cell>
          <table:table-cell office:value-type="string" calcext:value-type="string">
            <text:p>CARATINGA - DARIO GROSSI</text:p>
          </table:table-cell>
          <table:table-cell office:value-type="string" calcext:value-type="string">
            <text:p>POLO UAB DE APOIO PRESENCIAL DE CARATINGA</text:p>
          </table:table-cell>
          <table:table-cell office:value-type="string" calcext:value-type="string">
            <text:p>Maria Alice de Pau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ário Grossi</text:p>
          </table:table-cell>
          <table:table-cell office:value-type="float" office:value="35304430" calcext:value-type="float">
            <text:p>35304430</text:p>
          </table:table-cell>
          <table:table-cell table:number-columns-repeated="101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taguases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CATAGUASES - SANTA CLARA</text:p>
          </table:table-cell>
          <table:table-cell office:value-type="string" calcext:value-type="string">
            <text:p>POLO UAB DE APOIO PRESENCIAL DE CATAGUASES</text:p>
          </table:table-cell>
          <table:table-cell office:value-type="string" calcext:value-type="string">
            <text:p>Av. das Indústri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anta Clara</text:p>
          </table:table-cell>
          <table:table-cell office:value-type="float" office:value="36771396" calcext:value-type="float">
            <text:p>36771396</text:p>
          </table:table-cell>
          <table:table-cell office:value-type="string" calcext:value-type="string">
            <text:p>1 andar, sala 17</text:p>
          </table:table-cell>
          <table:table-cell table:number-columns-repeated="101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905538</text:p>
          </table:table-cell>
          <table:table-cell office:value-type="string" calcext:value-type="string">
            <text:p>-40.4312584</text:p>
          </table:table-cell>
          <table:table-cell office:value-type="string" calcext:value-type="string">
            <text:p>NANUQUE - ROMILDA RUAS</text:p>
          </table:table-cell>
          <table:table-cell office:value-type="string" calcext:value-type="string">
            <text:p>POLO UAB DE APOIO PRESENCIAL DE NANUQUE</text:p>
          </table:table-cell>
          <table:table-cell office:value-type="string" calcext:value-type="string">
            <text:p>Rua Governador Valadar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Romilda Ruas</text:p>
          </table:table-cell>
          <table:table-cell office:value-type="float" office:value="39860000" calcext:value-type="float">
            <text:p>39860000</text:p>
          </table:table-cell>
          <table:table-cell table:number-columns-repeated="101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adre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490108</text:p>
          </table:table-cell>
          <table:table-cell office:value-type="string" calcext:value-type="string">
            <text:p>-41.5612423</text:p>
          </table:table-cell>
          <table:table-cell office:value-type="string" calcext:value-type="string">
            <text:p>PADRE PARAISO - CORONEL OLINTO VIEIRA</text:p>
          </table:table-cell>
          <table:table-cell office:value-type="string" calcext:value-type="string">
            <text:p>POLO UAB DE APOIO PRESENCIAL DE PADRE PARAISO</text:p>
          </table:table-cell>
          <table:table-cell office:value-type="string" calcext:value-type="string">
            <text:p>Rua do Club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ronel Olinto Vieira</text:p>
          </table:table-cell>
          <table:table-cell office:value-type="float" office:value="39818000" calcext:value-type="float">
            <text:p>39818000</text:p>
          </table:table-cell>
          <table:table-cell table:number-columns-repeated="101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3104025</text:p>
          </table:table-cell>
          <table:table-cell office:value-type="string" calcext:value-type="string">
            <text:p>-42.4724578</text:p>
          </table:table-cell>
          <table:table-cell office:value-type="string" calcext:value-type="string">
            <text:p>MINAS NOVAS - SANTA RITA</text:p>
          </table:table-cell>
          <table:table-cell office:value-type="string" calcext:value-type="string">
            <text:p>POLO UAB DE APOIO PRESENCIAL DE MINAS NOVAS </text:p>
          </table:table-cell>
          <table:table-cell office:value-type="string" calcext:value-type="string">
            <text:p>RUA T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NTA RITA</text:p>
          </table:table-cell>
          <table:table-cell office:value-type="float" office:value="39650000" calcext:value-type="float">
            <text:p>39650000</text:p>
          </table:table-cell>
          <table:table-cell table:number-columns-repeated="101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5648293</text:p>
          </table:table-cell>
          <table:table-cell office:value-type="string" calcext:value-type="string">
            <text:p>-45.4425404</text:p>
          </table:table-cell>
          <table:table-cell office:value-type="string" calcext:value-type="string">
            <text:p>VARGINHA - VILA BUENO</text:p>
          </table:table-cell>
          <table:table-cell office:value-type="string" calcext:value-type="string">
            <text:p>POLO UAB DE APOIO PRESENCIAL DE VARGINHA</text:p>
          </table:table-cell>
          <table:table-cell office:value-type="string" calcext:value-type="string">
            <text:p>Rua Esmerald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la Bueno</text:p>
          </table:table-cell>
          <table:table-cell office:value-type="float" office:value="37006580" calcext:value-type="float">
            <text:p>37006580</text:p>
          </table:table-cell>
          <table:table-cell office:value-type="string" calcext:value-type="string">
            <text:p>Escola Marista Social Campanha</text:p>
          </table:table-cell>
          <table:table-cell table:number-columns-repeated="101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arão de Coc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41884</text:p>
          </table:table-cell>
          <table:table-cell office:value-type="string" calcext:value-type="string">
            <text:p>-43.5029884</text:p>
          </table:table-cell>
          <table:table-cell office:value-type="string" calcext:value-type="string">
            <text:p>BARAO DE COCAIS - CIDADE NOVA</text:p>
          </table:table-cell>
          <table:table-cell office:value-type="string" calcext:value-type="string">
            <text:p>POLO UAB DE APOIO PRESENCIAL DE BARAO DE COCAIS</text:p>
          </table:table-cell>
          <table:table-cell office:value-type="string" calcext:value-type="string">
            <text:p>Avenida 1, Rua 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IDADE NOVA</text:p>
          </table:table-cell>
          <table:table-cell office:value-type="float" office:value="35970000" calcext:value-type="float">
            <text:p>35970000</text:p>
          </table:table-cell>
          <table:table-cell table:number-columns-repeated="101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759901</text:p>
          </table:table-cell>
          <table:table-cell office:value-type="string" calcext:value-type="string">
            <text:p>-43.7142484</text:p>
          </table:table-cell>
          <table:table-cell office:value-type="string" calcext:value-type="string">
            <text:p>DIAMANTINA - CENTRO</text:p>
          </table:table-cell>
          <table:table-cell office:value-type="string" calcext:value-type="string">
            <text:p>POLO DE APOIO PRESENCIAL DE EDUCACAO A DISTANCIA DE DIAMANTINA-MG</text:p>
          </table:table-cell>
          <table:table-cell office:value-type="string" calcext:value-type="string">
            <text:p>Rua da Gloria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entro</text:p>
          </table:table-cell>
          <table:table-cell office:value-type="float" office:value="39100000" calcext:value-type="float">
            <text:p>39100000</text:p>
          </table:table-cell>
          <table:table-cell table:number-columns-repeated="101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9981166</text:p>
          </table:table-cell>
          <table:table-cell office:value-type="string" calcext:value-type="string">
            <text:p>-48.9605972</text:p>
          </table:table-cell>
          <table:table-cell office:value-type="string" calcext:value-type="string">
            <text:p>FRUTAL - UNIVERSITARIO</text:p>
          </table:table-cell>
          <table:table-cell office:value-type="string" calcext:value-type="string">
            <text:p>POLO UAB - FRUTAL (FRUTAL/MG)</text:p>
          </table:table-cell>
          <table:table-cell office:value-type="string" calcext:value-type="string">
            <text:p>Av Professor Mario Palmério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Universitário</text:p>
          </table:table-cell>
          <table:table-cell office:value-type="float" office:value="38200000" calcext:value-type="float">
            <text:p>38200000</text:p>
          </table:table-cell>
          <table:table-cell office:value-type="string" calcext:value-type="string">
            <text:p>Bloco B</text:p>
          </table:table-cell>
          <table:table-cell table:number-columns-repeated="101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tuiut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761696</text:p>
          </table:table-cell>
          <table:table-cell office:value-type="string" calcext:value-type="string">
            <text:p>-49.4589068</text:p>
          </table:table-cell>
          <table:table-cell office:value-type="string" calcext:value-type="string">
            <text:p>ITUIUTABA - CENTRO</text:p>
          </table:table-cell>
          <table:table-cell office:value-type="string" calcext:value-type="string">
            <text:p>POLO ITUIUTABA</text:p>
          </table:table-cell>
          <table:table-cell office:value-type="string" calcext:value-type="string">
            <text:p>Rua 2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entro</text:p>
          </table:table-cell>
          <table:table-cell office:value-type="float" office:value="38300080" calcext:value-type="float">
            <text:p>38300080</text:p>
          </table:table-cell>
          <table:table-cell table:number-columns-repeated="101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aiobei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703021</text:p>
          </table:table-cell>
          <table:table-cell office:value-type="string" calcext:value-type="string">
            <text:p>-41.9989718</text:p>
          </table:table-cell>
          <table:table-cell office:value-type="string" calcext:value-type="string">
            <text:p>TAIOBEIRAS - NOSSA SENHORA DE FATIMA</text:p>
          </table:table-cell>
          <table:table-cell office:value-type="string" calcext:value-type="string">
            <text:p>POLO UAB TAIOBEIRAS</text:p>
          </table:table-cell>
          <table:table-cell office:value-type="string" calcext:value-type="string">
            <text:p>Av. Nossa Senhora de Fátim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ssa Senhora de Fátima</text:p>
          </table:table-cell>
          <table:table-cell office:value-type="float" office:value="39550000" calcext:value-type="float">
            <text:p>39550000</text:p>
          </table:table-cell>
          <table:table-cell office:value-type="string" calcext:value-type="string">
            <text:p>Escola Municipal João da Cruz Santos</text:p>
          </table:table-cell>
          <table:table-cell table:number-columns-repeated="101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56018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TURMALINA - VILA NOVA</text:p>
          </table:table-cell>
          <table:table-cell office:value-type="string" calcext:value-type="string">
            <text:p>POLO UAB - ESCOLA FAMÍLIA AGROINDUSTRIAL DE TURMALINA - EFAT</text:p>
          </table:table-cell>
          <table:table-cell office:value-type="string" calcext:value-type="string">
            <text:p>Rua Agenor Godin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Nova</text:p>
          </table:table-cell>
          <table:table-cell office:value-type="float" office:value="39660000" calcext:value-type="float">
            <text:p>39660000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6951374</text:p>
          </table:table-cell>
          <table:table-cell office:value-type="string" calcext:value-type="string">
            <text:p>-43.8437937</text:p>
          </table:table-cell>
          <table:table-cell office:value-type="string" calcext:value-type="string">
            <text:p>MONTES CLAROS - JK</text:p>
          </table:table-cell>
          <table:table-cell office:value-type="string" calcext:value-type="string">
            <text:p>POLO DE APOIO PRESENCIAL UAB DE MONTES CLAROS</text:p>
          </table:table-cell>
          <table:table-cell office:value-type="string" calcext:value-type="string">
            <text:p>Rua República do Urugu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K</text:p>
          </table:table-cell>
          <table:table-cell office:value-type="float" office:value="39404021" calcext:value-type="float">
            <text:p>39404021</text:p>
          </table:table-cell>
          <table:table-cell table:number-columns-repeated="101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4084749</text:p>
          </table:table-cell>
          <table:table-cell office:value-type="string" calcext:value-type="string">
            <text:p>-36.6239587</text:p>
          </table:table-cell>
          <table:table-cell office:value-type="string" calcext:value-type="string">
            <text:p>PALMEIRA DOS INDIOS - PALMEIRA DE FORA</text:p>
          </table:table-cell>
          <table:table-cell office:value-type="string" calcext:value-type="string">
            <text:p>INSTITUTO FEDERAL DE EDUCACAO, CIENCIA E TECNOLOGIA DE ALAGOAS - CAMPUS PALMEIRA DOS INDIOS</text:p>
          </table:table-cell>
          <table:table-cell office:value-type="string" calcext:value-type="string">
            <text:p>Av. Alago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almeira de Fora</text:p>
          </table:table-cell>
          <table:table-cell office:value-type="float" office:value="57602010" calcext:value-type="float">
            <text:p>57602010</text:p>
          </table:table-cell>
          <table:table-cell table:number-columns-repeated="101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caraú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585016</text:p>
          </table:table-cell>
          <table:table-cell office:value-type="string" calcext:value-type="string">
            <text:p>-40.1043057</text:p>
          </table:table-cell>
          <table:table-cell office:value-type="string" calcext:value-type="string">
            <text:p>ACARAU - CENTRO</text:p>
          </table:table-cell>
          <table:table-cell office:value-type="string" calcext:value-type="string">
            <text:p>POLO DE ACARAU</text:p>
          </table:table-cell>
          <table:table-cell office:value-type="string" calcext:value-type="string">
            <text:p>Av. João Jaime Ferreira Gomes Filho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entro</text:p>
          </table:table-cell>
          <table:table-cell office:value-type="float" office:value="62580000" calcext:value-type="float">
            <text:p>62580000</text:p>
          </table:table-cell>
          <table:table-cell table:number-columns-repeated="101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5790506</text:p>
          </table:table-cell>
          <table:table-cell office:value-type="string" calcext:value-type="string">
            <text:p>-57.825395</text:p>
          </table:table-cell>
          <table:table-cell office:value-type="string" calcext:value-type="string">
            <text:p>CACERES - MARACANAZINHO</text:p>
          </table:table-cell>
          <table:table-cell office:value-type="string" calcext:value-type="string">
            <text:p>POLO DE CACERES</text:p>
          </table:table-cell>
          <table:table-cell office:value-type="string" calcext:value-type="string">
            <text:p>Rua das Saracur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racanãzinho</text:p>
          </table:table-cell>
          <table:table-cell office:value-type="float" office:value="78200000" calcext:value-type="float">
            <text:p>78200000</text:p>
          </table:table-cell>
          <table:table-cell table:number-columns-repeated="101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761157</text:p>
          </table:table-cell>
          <table:table-cell office:value-type="string" calcext:value-type="string">
            <text:p>-35.3685679</text:p>
          </table:table-cell>
          <table:table-cell office:value-type="string" calcext:value-type="string">
            <text:p>SAO GONCALO DO AMARANTE - CONJUNTO AMARANTE</text:p>
          </table:table-cell>
          <table:table-cell office:value-type="string" calcext:value-type="string">
            <text:p>POLO DE SAO GONCALO DO AMARANTE</text:p>
          </table:table-cell>
          <table:table-cell office:value-type="string" calcext:value-type="string">
            <text:p>Rua Cajupirang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junto Amarante</text:p>
          </table:table-cell>
          <table:table-cell office:value-type="float" office:value="59290000" calcext:value-type="float">
            <text:p>59290000</text:p>
          </table:table-cell>
          <table:table-cell table:number-columns-repeated="101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Anísio de Abreu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2090234</text:p>
          </table:table-cell>
          <table:table-cell office:value-type="string" calcext:value-type="string">
            <text:p>-43.0389191</text:p>
          </table:table-cell>
          <table:table-cell office:value-type="string" calcext:value-type="string">
            <text:p>ANISIO DE ABREU - CENTRO</text:p>
          </table:table-cell>
          <table:table-cell office:value-type="string" calcext:value-type="string">
            <text:p>POLO DE ANISIO DE ABREU</text:p>
          </table:table-cell>
          <table:table-cell office:value-type="string" calcext:value-type="string">
            <text:p>Rua Manoel Rib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780000" calcext:value-type="float">
            <text:p>64780000</text:p>
          </table:table-cell>
          <table:table-cell table:number-columns-repeated="101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2095579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BARRAS - CENTRO</text:p>
          </table:table-cell>
          <table:table-cell office:value-type="string" calcext:value-type="string">
            <text:p>POLO DE BARRAS</text:p>
          </table:table-cell>
          <table:table-cell office:value-type="string" calcext:value-type="string">
            <text:p>Rua Fenelon <text:s/>Cstelo Branc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100000" calcext:value-type="float">
            <text:p>64100000</text:p>
          </table:table-cell>
          <table:table-cell table:number-columns-repeated="101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47118</text:p>
          </table:table-cell>
          <table:table-cell office:value-type="string" calcext:value-type="string">
            <text:p>-41.401196</text:p>
          </table:table-cell>
          <table:table-cell office:value-type="string" calcext:value-type="string">
            <text:p>LUIS CORREIA - CENTRO</text:p>
          </table:table-cell>
          <table:table-cell office:value-type="string" calcext:value-type="string">
            <text:p>POLO DE LUIS CORREIA</text:p>
          </table:table-cell>
          <table:table-cell office:value-type="string" calcext:value-type="string">
            <text:p>Rua Afonso Serra 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entro</text:p>
          </table:table-cell>
          <table:table-cell office:value-type="float" office:value="64220000" calcext:value-type="float">
            <text:p>64220000</text:p>
          </table:table-cell>
          <table:table-cell table:number-columns-repeated="101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aes Landim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97024100000001</text:p>
          </table:table-cell>
          <table:table-cell office:value-type="string" calcext:value-type="string">
            <text:p>-42.2756861</text:p>
          </table:table-cell>
          <table:table-cell office:value-type="string" calcext:value-type="string">
            <text:p>PAES LANDIM - CENTRO</text:p>
          </table:table-cell>
          <table:table-cell office:value-type="string" calcext:value-type="string">
            <text:p>POLO DE PAES LANDIM</text:p>
          </table:table-cell>
          <table:table-cell office:value-type="string" calcext:value-type="string">
            <text:p>Rua 13 de Ma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710000" calcext:value-type="float">
            <text:p>64710000</text:p>
          </table:table-cell>
          <table:table-cell table:number-columns-repeated="101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egeneraç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44344</text:p>
          </table:table-cell>
          <table:table-cell office:value-type="string" calcext:value-type="string">
            <text:p>-42.4724578</text:p>
          </table:table-cell>
          <table:table-cell office:value-type="string" calcext:value-type="string">
            <text:p>REGENERACAO - CENTRO</text:p>
          </table:table-cell>
          <table:table-cell office:value-type="string" calcext:value-type="string">
            <text:p>POLO DE REGENERACAO</text:p>
          </table:table-cell>
          <table:table-cell office:value-type="string" calcext:value-type="string">
            <text:p>Rua Gonçalo Nun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entro</text:p>
          </table:table-cell>
          <table:table-cell office:value-type="float" office:value="64490000" calcext:value-type="float">
            <text:p>64490000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0811779</text:p>
          </table:table-cell>
          <table:table-cell office:value-type="string" calcext:value-type="string">
            <text:p>-42.8213552</text:p>
          </table:table-cell>
          <table:table-cell office:value-type="string" calcext:value-type="string">
            <text:p>TERESINA - MATINHA</text:p>
          </table:table-cell>
          <table:table-cell office:value-type="string" calcext:value-type="string">
            <text:p>POLO DE TERESINA</text:p>
          </table:table-cell>
          <table:table-cell office:value-type="string" calcext:value-type="string">
            <text:p>Praça Firmina Sobreira - Rua Rui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tinha</text:p>
          </table:table-cell>
          <table:table-cell office:value-type="float" office:value="64002190" calcext:value-type="float">
            <text:p>64002190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Água Bo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9398971</text:p>
          </table:table-cell>
          <table:table-cell office:value-type="string" calcext:value-type="string">
            <text:p>-52.4465474</text:p>
          </table:table-cell>
          <table:table-cell office:value-type="string" calcext:value-type="string">
            <text:p>AGUA BOA - TROPICAL</text:p>
          </table:table-cell>
          <table:table-cell office:value-type="string" calcext:value-type="string">
            <text:p>POLO DE AGUA BOA</text:p>
          </table:table-cell>
          <table:table-cell office:value-type="string" calcext:value-type="string">
            <text:p>Rua 01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Tropical</text:p>
          </table:table-cell>
          <table:table-cell office:value-type="float" office:value="78635000" calcext:value-type="float">
            <text:p>78635000</text:p>
          </table:table-cell>
          <table:table-cell table:number-columns-repeated="101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apezal</text:p>
          </table:table-cell>
          <table:table-cell office:value-type="string" calcext:value-type="string">
            <text:p>MT</text:p>
          </table:table-cell>
          <table:table-cell table:number-columns-repeated="2"/>
          <table:table-cell office:value-type="string" calcext:value-type="string">
            <text:p>SAPEZAL - CENTRO</text:p>
          </table:table-cell>
          <table:table-cell office:value-type="string" calcext:value-type="string">
            <text:p>POLO DE SAPEZAL </text:p>
          </table:table-cell>
          <table:table-cell office:value-type="string" calcext:value-type="string">
            <text:p>Rua Cascudo esquina com Avenida Dourado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Centro</text:p>
          </table:table-cell>
          <table:table-cell office:value-type="float" office:value="78365000" calcext:value-type="float">
            <text:p>78365000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9542078</text:p>
          </table:table-cell>
          <table:table-cell office:value-type="string" calcext:value-type="string">
            <text:p>-52.8955875</text:p>
          </table:table-cell>
          <table:table-cell office:value-type="string" calcext:value-type="string">
            <text:p>SARANDI - SANTA GEMA</text:p>
          </table:table-cell>
          <table:table-cell office:value-type="string" calcext:value-type="string">
            <text:p>POLO UAB DE SARANDI/RS</text:p>
          </table:table-cell>
          <table:table-cell office:value-type="string" calcext:value-type="string">
            <text:p>avenida Santa Gema</text:p>
          </table:table-cell>
          <table:table-cell/>
          <table:table-cell office:value-type="string" calcext:value-type="string">
            <text:p>Santa Gema</text:p>
          </table:table-cell>
          <table:table-cell office:value-type="float" office:value="99560000" calcext:value-type="float">
            <text:p>99560000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SANTA MARIA - CAMOBI</text:p>
          </table:table-cell>
          <table:table-cell office:value-type="string" calcext:value-type="string">
            <text:p>POLO UAB DE SANTA MARIA/RS</text:p>
          </table:table-cell>
          <table:table-cell office:value-type="string" calcext:value-type="string">
            <text:p>Av. Roraim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mobi</text:p>
          </table:table-cell>
          <table:table-cell office:value-type="float" office:value="97105900" calcext:value-type="float">
            <text:p>97105900</text:p>
          </table:table-cell>
          <table:table-cell office:value-type="string" calcext:value-type="string">
            <text:p>Predio 14</text:p>
          </table:table-cell>
          <table:table-cell table:number-columns-repeated="101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lmeira das Missõe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9536662</text:p>
          </table:table-cell>
          <table:table-cell office:value-type="string" calcext:value-type="string">
            <text:p>-53.3474304</text:p>
          </table:table-cell>
          <table:table-cell office:value-type="string" calcext:value-type="string">
            <text:p>PALMEIRA DAS MISSOES - VISTA ALEGRE</text:p>
          </table:table-cell>
          <table:table-cell office:value-type="string" calcext:value-type="string">
            <text:p>POLO UAB DE PALMEIRA DAS MISSOES </text:p>
          </table:table-cell>
          <table:table-cell office:value-type="string" calcext:value-type="string">
            <text:p>Av. Independência 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Vista Alegre</text:p>
          </table:table-cell>
          <table:table-cell office:value-type="float" office:value="98300000" calcext:value-type="float">
            <text:p>98300000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2602652</text:p>
          </table:table-cell>
          <table:table-cell office:value-type="string" calcext:value-type="string">
            <text:p>-38.7577605</text:p>
          </table:table-cell>
          <table:table-cell office:value-type="string" calcext:value-type="string">
            <text:p>REDENCAO - CENTRO</text:p>
          </table:table-cell>
          <table:table-cell office:value-type="string" calcext:value-type="string">
            <text:p>REDENCAO</text:p>
          </table:table-cell>
          <table:table-cell office:value-type="string" calcext:value-type="string">
            <text:p>Avenida da Aboliç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62790000" calcext:value-type="float">
            <text:p>62790000</text:p>
          </table:table-cell>
          <table:table-cell office:value-type="string" calcext:value-type="string">
            <text:p>Campus Liberdade</text:p>
          </table:table-cell>
          <table:table-cell table:number-columns-repeated="101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ão Francisco do Con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654745</text:p>
          </table:table-cell>
          <table:table-cell office:value-type="string" calcext:value-type="string">
            <text:p>-38.5900375</text:p>
          </table:table-cell>
          <table:table-cell office:value-type="string" calcext:value-type="string">
            <text:p>SAO FRANCISCO DO CONDE - CENTRO</text:p>
          </table:table-cell>
          <table:table-cell office:value-type="string" calcext:value-type="string">
            <text:p>SAO FRANCISCO DO CONDE </text:p>
          </table:table-cell>
          <table:table-cell office:value-type="string" calcext:value-type="string">
            <text:p>Av. Juvenal Eugênio de Queiroz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3900000" calcext:value-type="float">
            <text:p>43900000</text:p>
          </table:table-cell>
          <table:table-cell office:value-type="string" calcext:value-type="string">
            <text:p>Campus UNILAB SFC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renápoli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062158</text:p>
          </table:table-cell>
          <table:table-cell office:value-type="string" calcext:value-type="string">
            <text:p>-56.8536008</text:p>
          </table:table-cell>
          <table:table-cell office:value-type="string" calcext:value-type="string">
            <text:p>ARENAPOLIS - VILA NOVA</text:p>
          </table:table-cell>
          <table:table-cell office:value-type="string" calcext:value-type="string">
            <text:p>POLO ARENAPOLIS</text:p>
          </table:table-cell>
          <table:table-cell office:value-type="string" calcext:value-type="string">
            <text:p>Rua Castelo Branco</text:p>
          </table:table-cell>
          <table:table-cell/>
          <table:table-cell office:value-type="string" calcext:value-type="string">
            <text:p>Vila Nova</text:p>
          </table:table-cell>
          <table:table-cell office:value-type="float" office:value="78420000" calcext:value-type="float">
            <text:p>78420000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omodor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213161</text:p>
          </table:table-cell>
          <table:table-cell office:value-type="string" calcext:value-type="string">
            <text:p>-59.6564494</text:p>
          </table:table-cell>
          <table:table-cell office:value-type="string" calcext:value-type="string">
            <text:p>COMODORO - NOVA VACARIA</text:p>
          </table:table-cell>
          <table:table-cell office:value-type="string" calcext:value-type="string">
            <text:p>POLO COMODORO</text:p>
          </table:table-cell>
          <table:table-cell office:value-type="string" calcext:value-type="string">
            <text:p>Rua José Camilo Laurindo </text:p>
          </table:table-cell>
          <table:table-cell office:value-type="string" calcext:value-type="string">
            <text:p>353-S</text:p>
          </table:table-cell>
          <table:table-cell office:value-type="string" calcext:value-type="string">
            <text:p>Nova Vacaria</text:p>
          </table:table-cell>
          <table:table-cell office:value-type="float" office:value="78310000" calcext:value-type="float">
            <text:p>78310000</text:p>
          </table:table-cell>
          <table:table-cell office:value-type="string" calcext:value-type="string">
            <text:p>Centro Municipal de Educação Básica</text:p>
          </table:table-cell>
          <table:table-cell table:number-columns-repeated="101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amp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238812</text:p>
          </table:table-cell>
          <table:table-cell office:value-type="string" calcext:value-type="string">
            <text:p>-54.8731219</text:p>
          </table:table-cell>
          <table:table-cell office:value-type="string" calcext:value-type="string">
            <text:p>CAMPO VERDE - CENTRO</text:p>
          </table:table-cell>
          <table:table-cell office:value-type="string" calcext:value-type="string">
            <text:p>POLO DE CAMPO VERDE</text:p>
          </table:table-cell>
          <table:table-cell office:value-type="string" calcext:value-type="string">
            <text:p>Av. Brasíli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entro</text:p>
          </table:table-cell>
          <table:table-cell office:value-type="float" office:value="78840000" calcext:value-type="float">
            <text:p>78840000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valcant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3.6773491</text:p>
          </table:table-cell>
          <table:table-cell office:value-type="string" calcext:value-type="string">
            <text:p>-47.6061625</text:p>
          </table:table-cell>
          <table:table-cell office:value-type="string" calcext:value-type="string">
            <text:p>CAVALCANTE - CENTRO</text:p>
          </table:table-cell>
          <table:table-cell office:value-type="string" calcext:value-type="string">
            <text:p>POLO UAB EM CAVALCANTE</text:p>
          </table:table-cell>
          <table:table-cell office:value-type="string" calcext:value-type="string">
            <text:p>Rua Guilhermino Magalhães - Quadra 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73790000" calcext:value-type="float">
            <text:p>73790000</text:p>
          </table:table-cell>
          <table:table-cell office:value-type="string" calcext:value-type="string">
            <text:p>Casa do Aprendiz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3700225</text:p>
          </table:table-cell>
          <table:table-cell office:value-type="string" calcext:value-type="string">
            <text:p>-38.1054495</text:p>
          </table:table-cell>
          <table:table-cell office:value-type="string" calcext:value-type="string">
            <text:p>DELMIRO GOUVEIA - CIDADE UNIVERSITARIA</text:p>
          </table:table-cell>
          <table:table-cell office:value-type="string" calcext:value-type="string">
            <text:p>POLO UAB EM DELMIRO GOUVEIA</text:p>
          </table:table-cell>
          <table:table-cell office:value-type="string" calcext:value-type="string">
            <text:p>RODOVIA AL 145, KM 03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CIDADE UNIVERSITÁRIA</text:p>
          </table:table-cell>
          <table:table-cell office:value-type="float" office:value="57480000" calcext:value-type="float">
            <text:p>57480000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Imb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92710959999999</text:p>
          </table:table-cell>
          <table:table-cell office:value-type="string" calcext:value-type="string">
            <text:p>-50.11123389999999</text:p>
          </table:table-cell>
          <table:table-cell office:value-type="string" calcext:value-type="string">
            <text:p>IMBE - CENTRO</text:p>
          </table:table-cell>
          <table:table-cell office:value-type="string" calcext:value-type="string">
            <text:p>POLO UAB EM IMBE</text:p>
          </table:table-cell>
          <table:table-cell office:value-type="string" calcext:value-type="string">
            <text:p>Av. Tramandaí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entro</text:p>
          </table:table-cell>
          <table:table-cell office:value-type="float" office:value="95625000" calcext:value-type="float">
            <text:p>95625000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PORTO ALEGRE - AGRONOMIA</text:p>
          </table:table-cell>
          <table:table-cell office:value-type="string" calcext:value-type="string">
            <text:p>POLO UAB EM PORTO ALEGRE</text:p>
          </table:table-cell>
          <table:table-cell office:value-type="string" calcext:value-type="string">
            <text:p>Av. Bento Gonçalv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gronomia</text:p>
          </table:table-cell>
          <table:table-cell office:value-type="float" office:value="91509900" calcext:value-type="float">
            <text:p>91509900</text:p>
          </table:table-cell>
          <table:table-cell office:value-type="string" calcext:value-type="string">
            <text:p>Universidade Federal do Rio Grande do Sul - Campus do Vale</text:p>
          </table:table-cell>
          <table:table-cell table:number-columns-repeated="101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ESMERALDA</text:p>
          </table:table-cell>
          <table:table-cell office:value-type="string" calcext:value-type="string">
            <text:p>CEU BUTANTA</text:p>
          </table:table-cell>
          <table:table-cell office:value-type="string" calcext:value-type="string">
            <text:p>Avenida Engenheiro Heitor Antônio Eiras Garci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JARDIM ESMERALDA</text:p>
          </table:table-cell>
          <table:table-cell office:value-type="float" office:value="5588001" calcext:value-type="float">
            <text:p>5588001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SAO JOAO CLIMACO</text:p>
          </table:table-cell>
          <table:table-cell office:value-type="string" calcext:value-type="string">
            <text:p>CEU MENINOS</text:p>
          </table:table-cell>
          <table:table-cell office:value-type="string" calcext:value-type="string">
            <text:p>Barbinos</text:p>
          </table:table-cell>
          <table:table-cell/>
          <table:table-cell office:value-type="string" calcext:value-type="string">
            <text:p>São João Clímaco</text:p>
          </table:table-cell>
          <table:table-cell office:value-type="float" office:value="4240110" calcext:value-type="float">
            <text:p>4240110</text:p>
          </table:table-cell>
          <table:table-cell table:number-columns-repeated="101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AGUA</text:p>
          </table:table-cell>
          <table:table-cell office:value-type="string" calcext:value-type="string">
            <text:p>CEU VILA ATLANTICA</text:p>
          </table:table-cell>
          <table:table-cell office:value-type="string" calcext:value-type="string">
            <text:p>Coronel José Venâncio Dias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5160030" calcext:value-type="float">
            <text:p>5160030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SANTA LUCRECIA</text:p>
          </table:table-cell>
          <table:table-cell office:value-type="string" calcext:value-type="string">
            <text:p>CEU PERA MARMELO</text:p>
          </table:table-cell>
          <table:table-cell office:value-type="string" calcext:value-type="string">
            <text:p>Pêra-Marmel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ardim Santa Lucrécia</text:p>
          </table:table-cell>
          <table:table-cell office:value-type="float" office:value="5185420" calcext:value-type="float">
            <text:p>5185420</text:p>
          </table:table-cell>
          <table:table-cell table:number-columns-repeated="101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GUAPIRA</text:p>
          </table:table-cell>
          <table:table-cell office:value-type="string" calcext:value-type="string">
            <text:p>CEU JACANA</text:p>
          </table:table-cell>
          <table:table-cell office:value-type="string" calcext:value-type="string">
            <text:p>Antônio César Net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rdim Guapira</text:p>
          </table:table-cell>
          <table:table-cell office:value-type="float" office:value="2274100" calcext:value-type="float">
            <text:p>2274100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BALNEARIO SAO FRANCISCO</text:p>
          </table:table-cell>
          <table:table-cell office:value-type="string" calcext:value-type="string">
            <text:p>CEU ALVARENGA</text:p>
          </table:table-cell>
          <table:table-cell office:value-type="string" calcext:value-type="string">
            <text:p>do Alvarenga</text:p>
          </table:table-cell>
          <table:table-cell/>
          <table:table-cell office:value-type="string" calcext:value-type="string">
            <text:p>Balneário São Francisco</text:p>
          </table:table-cell>
          <table:table-cell office:value-type="float" office:value="4474340" calcext:value-type="float">
            <text:p>4474340</text:p>
          </table:table-cell>
          <table:table-cell office:value-type="string" calcext:value-type="string">
            <text:p>- de 2701/2702 ao fim</text:p>
          </table:table-cell>
          <table:table-cell table:number-columns-repeated="101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SAO ROBERTO</text:p>
          </table:table-cell>
          <table:table-cell office:value-type="string" calcext:value-type="string">
            <text:p>CEU ROSA DA CHINA</text:p>
          </table:table-cell>
          <table:table-cell office:value-type="string" calcext:value-type="string">
            <text:p>Clara Petrela</text:p>
          </table:table-cell>
          <table:table-cell/>
          <table:table-cell office:value-type="string" calcext:value-type="string">
            <text:p>Jardim São Roberto</text:p>
          </table:table-cell>
          <table:table-cell office:value-type="float" office:value="3978500" calcext:value-type="float">
            <text:p>3978500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PAULISTANO (ZONA NORTE)</text:p>
          </table:table-cell>
          <table:table-cell office:value-type="string" calcext:value-type="string">
            <text:p>CEU JARDIM PAULISTANO</text:p>
          </table:table-cell>
          <table:table-cell office:value-type="string" calcext:value-type="string">
            <text:p>Aparecida do Taboado</text:p>
          </table:table-cell>
          <table:table-cell/>
          <table:table-cell office:value-type="string" calcext:value-type="string">
            <text:p>Jardim Paulistano (Zona Norte)</text:p>
          </table:table-cell>
          <table:table-cell office:value-type="float" office:value="2814000" calcext:value-type="float">
            <text:p>2814000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CANGAIBA</text:p>
          </table:table-cell>
          <table:table-cell office:value-type="string" calcext:value-type="string">
            <text:p>CEU QUINTA DO SOL</text:p>
          </table:table-cell>
          <table:table-cell office:value-type="string" calcext:value-type="string">
            <text:p>Luiz Imparato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3819160" calcext:value-type="float">
            <text:p>3819160</text:p>
          </table:table-cell>
          <table:table-cell table:number-columns-repeated="101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VILA ARICANDUVA</text:p>
          </table:table-cell>
          <table:table-cell office:value-type="string" calcext:value-type="string">
            <text:p>CEU ARICANDUVA</text:p>
          </table:table-cell>
          <table:table-cell office:value-type="string" calcext:value-type="string">
            <text:p>Aricanduva</text:p>
          </table:table-cell>
          <table:table-cell/>
          <table:table-cell office:value-type="string" calcext:value-type="string">
            <text:p>Vila Aricanduva</text:p>
          </table:table-cell>
          <table:table-cell office:value-type="float" office:value="3527000" calcext:value-type="float">
            <text:p>3527000</text:p>
          </table:table-cell>
          <table:table-cell table:formula="of:=- lado ímpar" office:value-type="string" office:string-value="" calcext:value-type="error">
            <text:p>Err:509</text:p>
          </table:table-cell>
          <table:table-cell table:number-columns-repeated="10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INTERLAGOS</text:p>
          </table:table-cell>
          <table:table-cell office:value-type="string" calcext:value-type="string">
            <text:p>CEU CIDADE DUTRA</text:p>
          </table:table-cell>
          <table:table-cell office:value-type="string" calcext:value-type="string">
            <text:p>Interlago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Interlagos</text:p>
          </table:table-cell>
          <table:table-cell office:value-type="float" office:value="4777000" calcext:value-type="float">
            <text:p>4777000</text:p>
          </table:table-cell>
          <table:table-cell office:value-type="string" calcext:value-type="string">
            <text:p>- de 4502 ao fim - lado par</text:p>
          </table:table-cell>
          <table:table-cell table:number-columns-repeated="10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SAO CARLOS (ZONA LESTE)</text:p>
          </table:table-cell>
          <table:table-cell office:value-type="string" calcext:value-type="string">
            <text:p>CEU PARQUE SAO CARLOS</text:p>
          </table:table-cell>
          <table:table-cell office:value-type="string" calcext:value-type="string">
            <text:p>Clarea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ardim São Carlos (Zona Leste)</text:p>
          </table:table-cell>
          <table:table-cell office:value-type="float" office:value="8062590" calcext:value-type="float">
            <text:p>8062590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MIRANGAIA</text:p>
          </table:table-cell>
          <table:table-cell office:value-type="string" calcext:value-type="string">
            <text:p>CEU VILA CURUCA</text:p>
          </table:table-cell>
          <table:table-cell office:value-type="string" calcext:value-type="string">
            <text:p>Marechal Ti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Jardim Mirangaia</text:p>
          </table:table-cell>
          <table:table-cell office:value-type="float" office:value="8115000" calcext:value-type="float">
            <text:p>8115000</text:p>
          </table:table-cell>
          <table:table-cell office:value-type="string" calcext:value-type="string">
            <text:p>- de 4050 ao fim - lado par</text:p>
          </table:table-cell>
          <table:table-cell table:number-columns-repeated="10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CHACARA DONA OLIVIA</text:p>
          </table:table-cell>
          <table:table-cell office:value-type="string" calcext:value-type="string">
            <text:p>CEU PARQUE VAREDAS</text:p>
          </table:table-cell>
          <table:table-cell office:value-type="string" calcext:value-type="string">
            <text:p>Daniel Mull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hácara Dona Olívia</text:p>
          </table:table-cell>
          <table:table-cell office:value-type="float" office:value="8141290" calcext:value-type="float">
            <text:p>8141290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JARDIM MORENO</text:p>
          </table:table-cell>
          <table:table-cell office:value-type="string" calcext:value-type="string">
            <text:p>CEU JAMBEIRO</text:p>
          </table:table-cell>
          <table:table-cell office:value-type="string" calcext:value-type="string">
            <text:p>Flores do Jambeiro</text:p>
          </table:table-cell>
          <table:table-cell/>
          <table:table-cell office:value-type="string" calcext:value-type="string">
            <text:p>Jardim Moreno</text:p>
          </table:table-cell>
          <table:table-cell office:value-type="float" office:value="8430810" calcext:value-type="float">
            <text:p>8430810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CIDADE TIRADENTES</text:p>
          </table:table-cell>
          <table:table-cell office:value-type="string" calcext:value-type="string">
            <text:p>CEU AGUA AZUL</text:p>
          </table:table-cell>
          <table:table-cell office:value-type="string" calcext:value-type="string">
            <text:p>dos Metalúrgicos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Cidade Tiradentes</text:p>
          </table:table-cell>
          <table:table-cell office:value-type="float" office:value="8471000" calcext:value-type="float">
            <text:p>8471000</text:p>
          </table:table-cell>
          <table:table-cell office:value-type="string" calcext:value-type="string">
            <text:p>- até 1789/1790</text:p>
          </table:table-cell>
          <table:table-cell table:number-columns-repeated="101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VILA DAS BELEZAS</text:p>
          </table:table-cell>
          <table:table-cell office:value-type="string" calcext:value-type="string">
            <text:p>CEU CASA BLANCA</text:p>
          </table:table-cell>
          <table:table-cell office:value-type="string" calcext:value-type="string">
            <text:p>João Damasceno</text:p>
          </table:table-cell>
          <table:table-cell/>
          <table:table-cell office:value-type="string" calcext:value-type="string">
            <text:p>Vila das Belezas</text:p>
          </table:table-cell>
          <table:table-cell office:value-type="float" office:value="5841160" calcext:value-type="float">
            <text:p>5841160</text:p>
          </table:table-cell>
          <table:table-cell table:number-columns-repeated="101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AO PAULO - PIRAJUSSARA</text:p>
          </table:table-cell>
          <table:table-cell office:value-type="string" calcext:value-type="string">
            <text:p>CEU CAMPO LIMPO</text:p>
          </table:table-cell>
          <table:table-cell office:value-type="string" calcext:value-type="string">
            <text:p>Carlos Lacerda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irajussara</text:p>
          </table:table-cell>
          <table:table-cell office:value-type="float" office:value="5789000" calcext:value-type="float">
            <text:p>5789000</text:p>
          </table:table-cell>
          <table:table-cell office:value-type="string" calcext:value-type="string">
            <text:p>- até 679/680</text:p>
          </table:table-cell>
          <table:table-cell table:number-columns-repeated="10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0972502</text:p>
          </table:table-cell>
          <table:table-cell office:value-type="string" calcext:value-type="string">
            <text:p>-35.5876697</text:p>
          </table:table-cell>
          <table:table-cell office:value-type="string" calcext:value-type="string">
            <text:p>MATRIZ DE CAMARAGIBE - CENTRO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venida Antônio Manoel dos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910000" calcext:value-type="float">
            <text:p>57910000</text:p>
          </table:table-cell>
          <table:table-cell office:value-type="string" calcext:value-type="string">
            <text:p>Próximo a Subestação Eletrobrás</text:p>
          </table:table-cell>
          <table:table-cell table:number-columns-repeated="101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Aripuanã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175098</text:p>
          </table:table-cell>
          <table:table-cell office:value-type="string" calcext:value-type="string">
            <text:p>-59.4478775</text:p>
          </table:table-cell>
          <table:table-cell office:value-type="string" calcext:value-type="string">
            <text:p>ARIPUANA - CENTRO</text:p>
          </table:table-cell>
          <table:table-cell office:value-type="string" calcext:value-type="string">
            <text:p>prefeitura municipal de aripuanã</text:p>
          </table:table-cell>
          <table:table-cell office:value-type="string" calcext:value-type="string">
            <text:p>Pastor Alfredo Nogueir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ENTRO</text:p>
          </table:table-cell>
          <table:table-cell office:value-type="float" office:value="78325000" calcext:value-type="float">
            <text:p>78325000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1417342</text:p>
          </table:table-cell>
          <table:table-cell office:value-type="string" calcext:value-type="string">
            <text:p>-40.2680075</text:p>
          </table:table-cell>
          <table:table-cell office:value-type="string" calcext:value-type="string">
            <text:p>MONTANHA - CENTRO</text:p>
          </table:table-cell>
          <table:table-cell office:value-type="string" calcext:value-type="string">
            <text:p>POLO UAB DE MONTANHA</text:p>
          </table:table-cell>
          <table:table-cell office:value-type="string" calcext:value-type="string">
            <text:p>Av. Getulio Varga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ENTRO</text:p>
          </table:table-cell>
          <table:table-cell office:value-type="float" office:value="29890000" calcext:value-type="float">
            <text:p>29890000</text:p>
          </table:table-cell>
          <table:table-cell table:number-columns-repeated="101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5196986</text:p>
          </table:table-cell>
          <table:table-cell office:value-type="string" calcext:value-type="string">
            <text:p>-54.6294994</text:p>
          </table:table-cell>
          <table:table-cell office:value-type="string" calcext:value-type="string">
            <text:p>CAMPO GRANDE - VILA IPIRANGA</text:p>
          </table:table-cell>
          <table:table-cell office:value-type="string" calcext:value-type="string">
            <text:p>POLO DE APOIO PRESENCIAL DE CAMPO GRANDE I</text:p>
          </table:table-cell>
          <table:table-cell office:value-type="string" calcext:value-type="string">
            <text:p>Senador Filinto Muller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Vila Ipiranga</text:p>
          </table:table-cell>
          <table:table-cell office:value-type="float" office:value="79074460" calcext:value-type="float">
            <text:p>79074460</text:p>
          </table:table-cell>
          <table:table-cell office:value-type="string" calcext:value-type="string">
            <text:p>- de 932/933 ao fim</text:p>
          </table:table-cell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7916791</text:p>
          </table:table-cell>
          <table:table-cell office:value-type="string" calcext:value-type="string">
            <text:p>-50.3004863</text:p>
          </table:table-cell>
          <table:table-cell office:value-type="string" calcext:value-type="string">
            <text:p>LAGES - GETHAL</text:p>
          </table:table-cell>
          <table:table-cell office:value-type="string" calcext:value-type="string">
            <text:p>POLO DE ENSINO A DISTANCIA DA UNIVERSIDADE FEDERAL DE SANTA CATARINA - UFSC DE LAGES</text:p>
          </table:table-cell>
          <table:table-cell office:value-type="string" calcext:value-type="string">
            <text:p>Rua Independênci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ETHAL</text:p>
          </table:table-cell>
          <table:table-cell office:value-type="float" office:value="88520400" calcext:value-type="float">
            <text:p>88520400</text:p>
          </table:table-cell>
          <table:table-cell office:value-type="string" calcext:value-type="string">
            <text:p>Proximo ao Sesi</text:p>
          </table:table-cell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ontal do 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6354905</text:p>
          </table:table-cell>
          <table:table-cell office:value-type="string" calcext:value-type="string">
            <text:p>-48.4687311</text:p>
          </table:table-cell>
          <table:table-cell office:value-type="string" calcext:value-type="string">
            <text:p>PONTAL DO PARANA - BALNEARIO ATAMI</text:p>
          </table:table-cell>
          <table:table-cell office:value-type="string" calcext:value-type="string">
            <text:p>POLO DE APOIO PRESENCIAL DE PONTAL DO PARANA </text:p>
          </table:table-cell>
          <table:table-cell office:value-type="string" calcext:value-type="string">
            <text:p>Avenida Espanh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LNEARIO ATAMI</text:p>
          </table:table-cell>
          <table:table-cell office:value-type="float" office:value="83255000" calcext:value-type="float">
            <text:p>83255000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anto Antônio do Sud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0717676</text:p>
          </table:table-cell>
          <table:table-cell office:value-type="string" calcext:value-type="string">
            <text:p>-53.6285244</text:p>
          </table:table-cell>
          <table:table-cell office:value-type="string" calcext:value-type="string">
            <text:p>SANTO ANTONIO DO SUDOESTE - CENTRO</text:p>
          </table:table-cell>
          <table:table-cell office:value-type="string" calcext:value-type="string">
            <text:p>POLO DA FRONTEIRA - UNIVERSIDADE ABERTA DO BRASIL DE SANTO ANTONIO DO SUDOESTE</text:p>
          </table:table-cell>
          <table:table-cell office:value-type="string" calcext:value-type="string">
            <text:p>RUA PRESIDENTE VARGA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ENTRO</text:p>
          </table:table-cell>
          <table:table-cell office:value-type="float" office:value="85710000" calcext:value-type="float">
            <text:p>85710000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2176803</text:p>
          </table:table-cell>
          <table:table-cell office:value-type="string" calcext:value-type="string">
            <text:p>-37.3255907</text:p>
          </table:table-cell>
          <table:table-cell office:value-type="string" calcext:value-type="string">
            <text:p>MOSSORO - ALTO DE SAO MANOEL</text:p>
          </table:table-cell>
          <table:table-cell office:value-type="string" calcext:value-type="string">
            <text:p>POLO MOSSORO </text:p>
          </table:table-cell>
          <table:table-cell office:value-type="string" calcext:value-type="string">
            <text:p>Raimundo Firmino de Oliveir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lto de São Manoel</text:p>
          </table:table-cell>
          <table:table-cell office:value-type="float" office:value="59628330" calcext:value-type="float">
            <text:p>59628330</text:p>
          </table:table-cell>
          <table:table-cell table:number-columns-repeated="101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Joaçab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356323</text:p>
          </table:table-cell>
          <table:table-cell office:value-type="string" calcext:value-type="string">
            <text:p>-51.5781151</text:p>
          </table:table-cell>
          <table:table-cell office:value-type="string" calcext:value-type="string">
            <text:p>JOACABA - CENTRO</text:p>
          </table:table-cell>
          <table:table-cell office:value-type="string" calcext:value-type="string">
            <text:p>POLO DE JOACABA</text:p>
          </table:table-cell>
          <table:table-cell office:value-type="string" calcext:value-type="string">
            <text:p>Rua Roberto Trompowsk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ENTRO</text:p>
          </table:table-cell>
          <table:table-cell office:value-type="float" office:value="89600000" calcext:value-type="float">
            <text:p>89600000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apim Gros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3121833</text:p>
          </table:table-cell>
          <table:table-cell office:value-type="string" calcext:value-type="string">
            <text:p>-40.001764</text:p>
          </table:table-cell>
          <table:table-cell office:value-type="string" calcext:value-type="string">
            <text:p>CAPIM GROSSO - JARDIM ARAUJO</text:p>
          </table:table-cell>
          <table:table-cell office:value-type="string" calcext:value-type="string">
            <text:p>POLO DA UNIVERSIDADE ABERTA DO BRASIL EM CAPIM GROSSO</text:p>
          </table:table-cell>
          <table:table-cell office:value-type="string" calcext:value-type="string">
            <text:p>Rua Jacobina</text:p>
          </table:table-cell>
          <table:table-cell/>
          <table:table-cell office:value-type="string" calcext:value-type="string">
            <text:p>JARDIM ARAUJO</text:p>
          </table:table-cell>
          <table:table-cell office:value-type="float" office:value="44695000" calcext:value-type="float">
            <text:p>44695000</text:p>
          </table:table-cell>
          <table:table-cell office:value-type="string" calcext:value-type="string">
            <text:p>Anexo à escola Francisco Machado</text:p>
          </table:table-cell>
          <table:table-cell table:number-columns-repeated="101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1698533</text:p>
          </table:table-cell>
          <table:table-cell office:value-type="string" calcext:value-type="string">
            <text:p>-45.89119640000001</text:p>
          </table:table-cell>
          <table:table-cell office:value-type="string" calcext:value-type="string">
            <text:p>SAO JOSE DOS CAMPOS - SANTANA</text:p>
          </table:table-cell>
          <table:table-cell office:value-type="string" calcext:value-type="string">
            <text:p>POLO UAB DE SAO JOSE DOS CAMPOS</text:p>
          </table:table-cell>
          <table:table-cell office:value-type="string" calcext:value-type="string">
            <text:p>Avenida Olivo Go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ntana</text:p>
          </table:table-cell>
          <table:table-cell office:value-type="float" office:value="12211115" calcext:value-type="float">
            <text:p>12211115</text:p>
          </table:table-cell>
          <table:table-cell table:number-columns-repeated="101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anelin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293054</text:p>
          </table:table-cell>
          <table:table-cell office:value-type="string" calcext:value-type="string">
            <text:p>-48.8095665</text:p>
          </table:table-cell>
          <table:table-cell office:value-type="string" calcext:value-type="string">
            <text:p>CANELINHA - AREIAO</text:p>
          </table:table-cell>
          <table:table-cell office:value-type="string" calcext:value-type="string">
            <text:p>POLO UAB DE CANELINHA</text:p>
          </table:table-cell>
          <table:table-cell office:value-type="string" calcext:value-type="string">
            <text:p>RUA PREFEITO SILVESTRE NUNES JUNIOR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REIAO</text:p>
          </table:table-cell>
          <table:table-cell office:value-type="float" office:value="88230000" calcext:value-type="float">
            <text:p>88230000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Este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501046</text:p>
          </table:table-cell>
          <table:table-cell office:value-type="string" calcext:value-type="string">
            <text:p>-51.1555056</text:p>
          </table:table-cell>
          <table:table-cell office:value-type="string" calcext:value-type="string">
            <text:p>ESTEIO - PARQUE AMADOR</text:p>
          </table:table-cell>
          <table:table-cell office:value-type="string" calcext:value-type="string">
            <text:p>POLO UAB-ESTEIO</text:p>
          </table:table-cell>
          <table:table-cell office:value-type="string" calcext:value-type="string">
            <text:p>Rua Alegret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que Amador</text:p>
          </table:table-cell>
          <table:table-cell office:value-type="float" office:value="93280060" calcext:value-type="float">
            <text:p>93280060</text:p>
          </table:table-cell>
          <table:table-cell table:number-columns-repeated="101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Rio Rea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438185</text:p>
          </table:table-cell>
          <table:table-cell office:value-type="string" calcext:value-type="string">
            <text:p>-37.9360755</text:p>
          </table:table-cell>
          <table:table-cell office:value-type="string" calcext:value-type="string">
            <text:p>RIO REAL - ESTADUAL</text:p>
          </table:table-cell>
          <table:table-cell office:value-type="string" calcext:value-type="string">
            <text:p>ESCOLA MUNICIPAL DJALMA FARIA DE OLIVEIRA</text:p>
          </table:table-cell>
          <table:table-cell office:value-type="string" calcext:value-type="string">
            <text:p>Loteamento Bela Vista </text:p>
          </table:table-cell>
          <table:table-cell/>
          <table:table-cell office:value-type="string" calcext:value-type="string">
            <text:p>ESTADUAL</text:p>
          </table:table-cell>
          <table:table-cell office:value-type="float" office:value="48330000" calcext:value-type="float">
            <text:p>48330000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pirá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1880654</text:p>
          </table:table-cell>
          <table:table-cell office:value-type="string" calcext:value-type="string">
            <text:p>-39.734338</text:p>
          </table:table-cell>
          <table:table-cell office:value-type="string" calcext:value-type="string">
            <text:p>IPIRA - SETE DE JULHO</text:p>
          </table:table-cell>
          <table:table-cell office:value-type="string" calcext:value-type="string">
            <text:p>POLO UNIVERSIDADE ABERTA DO BRASIL - UAB IPIRA-BA</text:p>
          </table:table-cell>
          <table:table-cell office:value-type="string" calcext:value-type="string">
            <text:p>RUA MANOEL OLIVEIRA <text:s/>E SILV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TE DE JULHO <text:s text:c="14"/></text:p>
          </table:table-cell>
          <table:table-cell office:value-type="float" office:value="44600000" calcext:value-type="float">
            <text:p>44600000</text:p>
          </table:table-cell>
          <table:table-cell office:value-type="string" calcext:value-type="string">
            <text:p>CAMPUS UNIVERSITÁRIO</text:p>
          </table:table-cell>
          <table:table-cell table:number-columns-repeated="10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Iretam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89217</text:p>
          </table:table-cell>
          <table:table-cell office:value-type="string" calcext:value-type="string">
            <text:p>-52.0639245</text:p>
          </table:table-cell>
          <table:table-cell office:value-type="string" calcext:value-type="string">
            <text:p>IRETAMA - CENTRO</text:p>
          </table:table-cell>
          <table:table-cell office:value-type="string" calcext:value-type="string">
            <text:p>POLO UAB IRETAMA</text:p>
          </table:table-cell>
          <table:table-cell office:value-type="string" calcext:value-type="string">
            <text:p>Avenida Paran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87280000" calcext:value-type="float">
            <text:p>87280000</text:p>
          </table:table-cell>
          <table:table-cell office:value-type="string" calcext:value-type="string">
            <text:p>Prédio</text:p>
          </table:table-cell>
          <table:table-cell table:number-columns-repeated="101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ARAPONGAS - CENTRO</text:p>
          </table:table-cell>
          <table:table-cell office:value-type="string" calcext:value-type="string">
            <text:p>POLO UAB ARAPONGAS</text:p>
          </table:table-cell>
          <table:table-cell office:value-type="string" calcext:value-type="string">
            <text:p>Rua Pavã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o</text:p>
          </table:table-cell>
          <table:table-cell office:value-type="float" office:value="86700245" calcext:value-type="float">
            <text:p>86700245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Japor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3.825724</text:p>
          </table:table-cell>
          <table:table-cell office:value-type="string" calcext:value-type="string">
            <text:p>-54.5437205</text:p>
          </table:table-cell>
          <table:table-cell office:value-type="string" calcext:value-type="string">
            <text:p>JAPORA - CENTRO</text:p>
          </table:table-cell>
          <table:table-cell office:value-type="string" calcext:value-type="string">
            <text:p>TEKOHA GUARANI POLO - EXTENSAO CHAMOI PO`I - JOAQUIM MARTINS</text:p>
          </table:table-cell>
          <table:table-cell office:value-type="string" calcext:value-type="string">
            <text:p>RESERVA ALDEIA PORTO LIND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985000" calcext:value-type="float">
            <text:p>79985000</text:p>
          </table:table-cell>
          <table:table-cell table:number-columns-repeated="101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eodoro Sampai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2386268</text:p>
          </table:table-cell>
          <table:table-cell office:value-type="string" calcext:value-type="string">
            <text:p>-38.6005328</text:p>
          </table:table-cell>
          <table:table-cell office:value-type="string" calcext:value-type="string">
            <text:p>TEODORO SAMPAIO - CENTRO</text:p>
          </table:table-cell>
          <table:table-cell office:value-type="string" calcext:value-type="string">
            <text:p>POLO TEODORO SAMPAIO</text:p>
          </table:table-cell>
          <table:table-cell office:value-type="string" calcext:value-type="string">
            <text:p>Av Presidente castelo Branc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ENTRO</text:p>
          </table:table-cell>
          <table:table-cell office:value-type="float" office:value="44280000" calcext:value-type="float">
            <text:p>44280000</text:p>
          </table:table-cell>
          <table:table-cell table:number-columns-repeated="101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apeaç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34552</text:p>
          </table:table-cell>
          <table:table-cell office:value-type="string" calcext:value-type="string">
            <text:p>-39.2271588</text:p>
          </table:table-cell>
          <table:table-cell office:value-type="string" calcext:value-type="string">
            <text:p>SAPEACU - CENTRO</text:p>
          </table:table-cell>
          <table:table-cell office:value-type="string" calcext:value-type="string">
            <text:p>POLO SAPEACU</text:p>
          </table:table-cell>
          <table:table-cell office:value-type="string" calcext:value-type="string">
            <text:p>Rua da Vitóri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530000" calcext:value-type="float">
            <text:p>44530000</text:p>
          </table:table-cell>
          <table:table-cell table:number-columns-repeated="101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GUARAPUAVA - INDUSTRIAL</text:p>
          </table:table-cell>
          <table:table-cell office:value-type="string" calcext:value-type="string">
            <text:p>POLO UAB GUARAPUAVA</text:p>
          </table:table-cell>
          <table:table-cell office:value-type="string" calcext:value-type="string">
            <text:p>Rua Vereador Osvaldo Camilo Men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ustrial</text:p>
          </table:table-cell>
          <table:table-cell office:value-type="float" office:value="85053016" calcext:value-type="float">
            <text:p>85053016</text:p>
          </table:table-cell>
          <table:table-cell table:number-columns-repeated="1013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" table:cell-range-address="$'Dados Polos UAB'.$A$1:.$L$644"/>
        </table:named-expressions>
      </table:table>
      <table:named-expressions/>
      <table:database-ranges>
        <table:database-range table:name="__Anonymous_Sheet_DB__0" table:target-range-address="'Dados Polos UAB'.A1:'Dados Polos UAB'.L6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dos_20_Polos_20_UAB" style:display-name="PageStyle_Dados Polos U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20_Cursos_20_UAB" style:display-name="PageStyle_Dados Cursos U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el Brod Siqueira</meta:initial-creator>
    <dc:creator>Kropotkin </dc:creator>
    <meta:creation-date>2015-12-23T17:53:54</meta:creation-date>
    <dc:date>2016-03-07T13:35:33.906253296</dc:date>
    <meta:generator>LibreOffice/4.3.3.2$Linux_X86_64 LibreOffice_project/430m0$Build-2</meta:generator>
    <meta:editing-duration>PT4M14S</meta:editing-duration>
    <meta:editing-cycles>2</meta:editing-cycles>
    <meta:document-statistic meta:table-count="1" meta:cell-count="71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